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708333333333333in"/>
    </style:style>
    <style:style style:name="co3" style:family="table-column">
      <style:table-column-properties fo:break-before="auto" style:column-width="1.3333333333333333in"/>
    </style:style>
    <style:style style:name="co4" style:family="table-column">
      <style:table-column-properties fo:break-before="auto" style:column-width="5.135416666666667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34375in"/>
    </style:style>
    <style:style style:name="co7" style:family="table-column">
      <style:table-column-properties fo:break-before="auto" style:column-width="3.8020833333333335in"/>
    </style:style>
    <style:style style:name="co8" style:family="table-column">
      <style:table-column-properties fo:break-before="auto" style:column-width="1.1770833333333333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4791666666666667in"/>
    </style:style>
    <style:style style:name="co11" style:family="table-column">
      <style:table-column-properties fo:break-before="auto" style:column-width="0.4583333333333333in"/>
    </style:style>
    <style:style style:name="co12" style:family="table-column">
      <style:table-column-properties fo:break-before="auto" style:column-width="0.625in"/>
    </style:style>
    <style:style style:name="co13" style:family="table-column">
      <style:table-column-properties fo:break-before="auto" style:column-width="0.7291666666666666in"/>
    </style:style>
    <style:style style:name="co14" style:family="table-column">
      <style:table-column-properties fo:break-before="auto" style:column-width="0.7604166666666666in"/>
    </style:style>
    <style:style style:name="co15" style:family="table-column">
      <style:table-column-properties fo:break-before="auto" style:column-width="0.4375in"/>
    </style:style>
    <style:style style:name="co16" style:family="table-column">
      <style:table-column-properties fo:break-before="auto" style:column-width="2.5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0.3333333333333333in"/>
    </style:style>
    <style:style style:name="co19" style:family="table-column">
      <style:table-column-properties fo:break-before="auto" style:column-width="0.40625in"/>
    </style:style>
    <style:style style:name="co20" style:family="table-column">
      <style:table-column-properties fo:break-before="auto" style:column-width="1.1979166666666667in"/>
    </style:style>
    <style:style style:name="co21" style:family="table-column">
      <style:table-column-properties fo:break-before="auto" style:column-width="0.3645833333333333in"/>
    </style:style>
    <style:style style:name="co22" style:family="table-column">
      <style:table-column-properties fo:break-before="auto" style:column-width="1.53125in"/>
    </style:style>
    <style:style style:name="co23" style:family="table-column">
      <style:table-column-properties fo:break-before="auto" style:column-width="1.4375in"/>
    </style:style>
    <style:style style:name="co24" style:family="table-column">
      <style:table-column-properties fo:break-before="auto" style:column-width="2.40625in"/>
    </style:style>
    <style:style style:name="co25" style:family="table-column">
      <style:table-column-properties fo:break-before="auto" style:column-width="0.5729166666666666in"/>
    </style:style>
    <style:style style:name="co26" style:family="table-column">
      <style:table-column-properties fo:break-before="auto" style:column-width="0in"/>
    </style:style>
    <style:style style:name="co27" style:family="table-column">
      <style:table-column-properties fo:break-before="auto" style:column-width="1.25in"/>
    </style:style>
    <style:style style:name="co28" style:family="table-column">
      <style:table-column-properties fo:break-before="auto" style:column-width="1.46875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90625in"/>
    </style:style>
    <style:style style:name="co31" style:family="table-column">
      <style:table-column-properties fo:break-before="auto" style:column-width="4.78125in"/>
    </style:style>
    <style:style style:name="co32" style:family="table-column">
      <style:table-column-properties fo:break-before="auto" style:column-width="0.46875in"/>
    </style:style>
    <style:style style:name="co33" style:family="table-column">
      <style:table-column-properties fo:break-before="auto" style:column-width="0.375in"/>
    </style:style>
    <style:style style:name="co34" style:family="table-column">
      <style:table-column-properties fo:break-before="auto" style:column-width="0.5416666666666666in"/>
    </style:style>
    <style:style style:name="co35" style:family="table-column">
      <style:table-column-properties fo:break-before="auto" style:column-width="0.3854166666666667in"/>
    </style:style>
    <style:style style:name="co36" style:family="table-column">
      <style:table-column-properties fo:break-before="auto" style:column-width="1.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9270833333333334in"/>
    </style:style>
    <style:style style:name="co39" style:family="table-column">
      <style:table-column-properties fo:break-before="auto" style:column-width="1.0416666666666667in"/>
    </style:style>
    <style:style style:name="co40" style:family="table-column">
      <style:table-column-properties fo:break-before="auto" style:column-width="2.6979166666666665in"/>
    </style:style>
    <style:style style:name="co41" style:family="table-column">
      <style:table-column-properties fo:break-before="auto" style:column-width="0.7708333333333334in"/>
    </style:style>
    <style:style style:name="co42" style:family="table-column">
      <style:table-column-properties fo:break-before="auto" style:column-width="0.5625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2.2916666666666665in"/>
    </style:style>
    <style:style style:name="co45" style:family="table-column">
      <style:table-column-properties fo:break-before="auto" style:column-width="1.6354166666666667in"/>
    </style:style>
    <style:style style:name="co46" style:family="table-column">
      <style:table-column-properties fo:break-before="auto" style:column-width="1.25in"/>
    </style:style>
    <style:style style:name="co47" style:family="table-column">
      <style:table-column-properties fo:break-before="auto" style:column-width="0.2604166666666667in"/>
    </style:style>
    <style:style style:name="co48" style:family="table-column">
      <style:table-column-properties fo:break-before="auto" style:column-width="0.8125in"/>
    </style:style>
    <style:style style:name="co49" style:family="table-column">
      <style:table-column-properties fo:break-before="auto" style:column-width="0.9791666666666666in"/>
    </style:style>
    <style:style style:name="co50" style:family="table-column">
      <style:table-column-properties fo:break-before="auto" style:column-width="0.23958333333333334in"/>
    </style:style>
    <style:style style:name="co51" style:family="table-column">
      <style:table-column-properties fo:break-before="auto" style:column-width="1.25in"/>
    </style:style>
    <style:style style:name="co52" style:family="table-column">
      <style:table-column-properties fo:break-before="auto" style:column-width="1.25in"/>
    </style:style>
    <style:style style:name="co53" style:family="table-column">
      <style:table-column-properties fo:break-before="auto" style:column-width="3.1458333333333335in"/>
    </style:style>
    <style:style style:name="co54" style:family="table-column">
      <style:table-column-properties fo:break-before="auto" style:column-width="1.0104166666666667in"/>
    </style:style>
    <style:style style:name="co55" style:family="table-column">
      <style:table-column-properties fo:break-before="auto" style:column-width="0.3958333333333333in"/>
    </style:style>
    <style:style style:name="co56" style:family="table-column">
      <style:table-column-properties fo:break-before="auto" style:column-width="3.625in"/>
    </style:style>
    <style:style style:name="co57" style:family="table-column">
      <style:table-column-properties fo:break-before="auto" style:column-width="0.6666666666666666in"/>
    </style:style>
    <style:style style:name="co58" style:family="table-column">
      <style:table-column-properties fo:break-before="auto" style:column-width="1.25in"/>
    </style:style>
    <style:style style:name="co59" style:family="table-column">
      <style:table-column-properties fo:break-before="auto" style:column-width="0.8229166666666666in"/>
    </style:style>
    <style:style style:name="co60" style:family="table-column">
      <style:table-column-properties fo:break-before="auto" style:column-width="0.9479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5in" fo:break-before="auto" style:use-optimal-row-height="true"/>
    </style:style>
    <style:style style:name="ro4" style:family="table-row">
      <style:table-row-properties style:row-height="0.833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false"/>
    </style:style>
    <style:style style:name="ro6" style:family="table-row">
      <style:table-row-properties style:row-height="1.8333333333333333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1.1666666666666667in" fo:break-before="auto" style:use-optimal-row-height="true"/>
    </style:style>
    <style:style style:name="ro9" style:family="table-row">
      <style:table-row-properties style:row-height="2.1666666666666665in" fo:break-before="auto" style:use-optimal-row-height="true"/>
    </style:style>
    <style:style style:name="ro10" style:family="table-row">
      <style:table-row-properties style:row-height="0.34375in" fo:break-before="auto" style:use-optimal-row-height="fals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8854166666666666in" fo:break-before="auto" style:use-optimal-row-height="true"/>
    </style:style>
    <style:style style:name="ro13" style:family="table-row">
      <style:table-row-properties style:row-height="1.2395833333333333in" fo:break-before="auto" style:use-optimal-row-height="true"/>
    </style:style>
    <style:style style:name="ro14" style:family="table-row">
      <style:table-row-properties style:row-height="0.4375in" fo:break-before="auto" style:use-optimal-row-height="false"/>
    </style:style>
    <style:style style:name="ro15" style:family="table-row">
      <style:table-row-properties style:row-height="0.46875in" fo:break-before="auto" style:use-optimal-row-height="false"/>
    </style:style>
    <style:style style:name="ro16" style:family="table-row">
      <style:table-row-properties style:row-height="1.7708333333333333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3125in" fo:break-before="auto" style:use-optimal-row-height="true"/>
    </style:style>
    <style:style style:name="ro20" style:family="table-row">
      <style:table-row-properties style:row-height="0.78125in" fo:break-before="auto" style:use-optimal-row-height="true"/>
    </style:style>
    <style:style style:name="ro21" style:family="table-row">
      <style:table-row-properties style:row-height="0.625in" fo:break-before="auto" style:use-optimal-row-height="true"/>
    </style:style>
    <style:style style:name="ro22" style:family="table-row">
      <style:table-row-properties style:row-height="1.25in" fo:break-before="auto" style:use-optimal-row-height="true"/>
    </style:style>
    <style:style style:name="ro23" style:family="table-row">
      <style:table-row-properties style:row-height="0.46875in" fo:break-before="auto" style:use-optimal-row-height="true"/>
    </style:style>
    <style:style style:name="ro24" style:family="table-row">
      <style:table-row-properties style:row-height="0.9375in" fo:break-before="auto" style:use-optimal-row-height="true"/>
    </style:style>
    <style:style style:name="ro25" style:family="table-row">
      <style:table-row-properties style:row-height="1.09375in" fo:break-before="auto" style:use-optimal-row-height="true"/>
    </style:style>
    <style:style style:name="ro26" style:family="table-row">
      <style:table-row-properties style:row-height="1.40625in" fo:break-before="auto" style:use-optimal-row-height="true"/>
    </style:style>
    <style:style style:name="ro27" style:family="table-row">
      <style:table-row-properties style:row-height="0.17708333333333334in" fo:break-before="auto" style:use-optimal-row-height="false"/>
    </style:style>
    <style:style style:name="ro28" style:family="table-row">
      <style:table-row-properties style:row-height="0.3125in" fo:break-before="auto" style:use-optimal-row-height="false"/>
    </style:style>
    <style:style style:name="ro29" style:family="table-row">
      <style:table-row-properties style:row-height="0.3541666666666667in" fo:break-before="auto" style:use-optimal-row-height="true"/>
    </style:style>
    <style:style style:name="ro30" style:family="table-row">
      <style:table-row-properties style:row-height="0.22916666666666666in" fo:break-before="auto" style:use-optimal-row-height="false"/>
    </style:style>
    <style:style style:name="ro31" style:family="table-row">
      <style:table-row-properties style:row-height="0.17708333333333334in" fo:break-before="auto" style:use-optimal-row-height="false"/>
    </style:style>
    <style:style style:name="ro32" style:family="table-row">
      <style:table-row-properties style:row-height="0.5in" fo:break-before="auto" style:use-optimal-row-height="false"/>
    </style:style>
    <style:style style:name="ro33" style:family="table-row">
      <style:table-row-properties style:row-height="0.20833333333333334in" fo:break-before="auto" style:use-optimal-row-height="true"/>
    </style:style>
    <style:style style:name="ro34" style:family="table-row">
      <style:table-row-properties style:row-height="0.2604166666666667in" fo:break-before="auto" style:use-optimal-row-height="true"/>
    </style:style>
    <style:style style:name="ro35" style:family="table-row">
      <style:table-row-properties style:row-height="0.20833333333333334in" fo:break-before="auto" style:use-optimal-row-height="false"/>
    </style:style>
    <style:style style:name="ro36" style:family="table-row">
      <style:table-row-properties style:row-height="0.3020833333333333in" fo:break-before="auto" style:use-optimal-row-height="false"/>
    </style:style>
    <style:style style:name="ro37" style:family="table-row">
      <style:table-row-properties style:row-height="0.19791666666666666in" fo:break-before="auto" style:use-optimal-row-height="false"/>
    </style:style>
    <style:style style:name="ro38" style:family="table-row">
      <style:table-row-properties style:row-height="0.3020833333333333in" fo:break-before="auto" style:use-optimal-row-height="true"/>
    </style:style>
    <style:style style:name="ro39" style:family="table-row">
      <style:table-row-properties style:row-height="0.17708333333333334in" fo:break-before="auto" style:use-optimal-row-height="false"/>
    </style:style>
    <style:style style:name="ro40" style:family="table-row">
      <style:table-row-properties style:row-height="0.17708333333333334in" fo:break-before="auto" style:use-optimal-row-height="false"/>
    </style:style>
    <style:style style:name="ro41" style:family="table-row">
      <style:table-row-properties style:row-height="0.17708333333333334in" fo:break-before="auto" style:use-optimal-row-height="false"/>
    </style:style>
    <style:style style:name="ro42" style:family="table-row">
      <style:table-row-properties style:row-height="5.6875in" fo:break-before="auto" style:use-optimal-row-height="true"/>
    </style:style>
    <style:style style:name="ro43" style:family="table-row">
      <style:table-row-properties style:row-height="0.4166666666666667in" fo:break-before="auto" style:use-optimal-row-height="false"/>
    </style:style>
    <style:style style:name="ro44" style:family="table-row">
      <style:table-row-properties style:row-height="0.17708333333333334in" fo:break-before="auto" style:use-optimal-row-height="false"/>
    </style:style>
    <style:style style:name="ro45" style:family="table-row">
      <style:table-row-properties style:row-height="0.17708333333333334in" fo:break-before="auto" style:use-optimal-row-height="false"/>
    </style:style>
    <style:style style:name="ro46" style:family="table-row">
      <style:table-row-properties style:row-height="3.0104166666666665in" fo:break-before="auto" style:use-optimal-row-height="true"/>
    </style:style>
    <style:style style:name="ro47" style:family="table-row">
      <style:table-row-properties style:row-height="0.59375in" fo:break-before="auto" style:use-optimal-row-height="true"/>
    </style:style>
    <style:style style:name="ro48" style:family="table-row">
      <style:table-row-properties style:row-height="0.17708333333333334in" fo:break-before="auto" style:use-optimal-row-height="false"/>
    </style:style>
    <style:style style:name="ta1" style:family="table" style:master-page-name="PageStyle_5f_Readme_Settings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ta4" style:family="table" style:master-page-name="PageStyle_5f_Dashboard">
      <style:table-properties table:display="true" style:writing-mode="lr-tb"/>
    </style:style>
    <style:style style:name="ta5" style:family="table" style:master-page-name="PageStyle_5f_Vertices">
      <style:table-properties table:display="false" style:writing-mode="lr-tb"/>
    </style:style>
    <style:style style:name="ta6" style:family="table" style:master-page-name="PageStyle_5f_QuestionsFilter">
      <style:table-properties table:display="false" style:writing-mode="lr-tb"/>
    </style:style>
    <style:style style:name="ta7" style:family="table" style:master-page-name="PageStyle_5f_TopDistributors">
      <style:table-properties table:display="false" style:writing-mode="lr-tb"/>
    </style:style>
    <style:style style:name="ta8" style:family="table" style:master-page-name="PageStyle_5f_Edges">
      <style:table-properties table:display="false" style:writing-mode="lr-tb"/>
    </style:style>
    <style:style style:name="ta9" style:family="table" style:master-page-name="PageStyle_5f_SNA Metrics">
      <style:table-properties table:display="false" style:writing-mode="lr-tb"/>
    </style:style>
    <style:style style:name="ta10" style:family="table" style:master-page-name="PageStyle_5f_TMP">
      <style:table-properties table:display="fals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wrap-option="wrap" style:vertical-align="middle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bottom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wrap-option="wrap" style:vertical-align="middle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 style:data-style-name="N0">
      <style:table-cell-properties fo:border-left="1.0pt solid #000000" fo:border-right="1.0pt solid #000000"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left="1.0pt solid #000000" fo:border-right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2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9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0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7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 style:data-style-name="N181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0">
      <style:table-cell-properties fo:wrap-option="wrap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0">
      <style:table-cell-properties fo:wrap-option="wrap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179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86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87" style:family="table-cell" style:parent-style-name="Default" style:data-style-name="N18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1" style:family="table-cell" style:parent-style-name="Default" style:data-style-name="N182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93" style:family="table-cell" style:parent-style-name="Default" style:data-style-name="N180">
      <style:table-cell-properties fo:wrap-option="wrap" style:vertical-align="middle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5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6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7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ce98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9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ce10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 style:data-style-name="N0">
      <style:table-cell-properties fo:wrap-option="wrap" style:vertical-align="middle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 style:data-style-name="N0">
      <style:table-cell-properties fo:wrap-option="wrap" style:vertical-align="top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 style:data-style-name="N18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0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10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 style:data-style-name="N18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3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 style:data-style-name="N0">
      <style:table-cell-properties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 style:data-style-name="N185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1" style:family="table-cell" style:parent-style-name="Default" style:data-style-name="N185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 style:data-style-name="N0">
      <style:table-cell-properties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0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0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0">
      <style:table-cell-properties fo:border-top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7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 style:data-style-name="N0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5" style:family="table-cell" style:parent-style-name="Default" style:data-style-name="N0">
      <style:table-cell-properties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6" style:family="table-cell" style:parent-style-name="Default" style:data-style-name="N0">
      <style:table-cell-properties fo:border-lef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7" style:family="table-cell" style:parent-style-name="Default" style:data-style-name="N0">
      <style:table-cell-properties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8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9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0" style:family="table-cell" style:parent-style-name="Default" style:data-style-name="N18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1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2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4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5" style:family="table-cell" style:parent-style-name="Default" style:data-style-name="N0">
      <style:table-cell-properties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6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7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9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0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1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2" style:family="table-cell" style:parent-style-name="Default" style:data-style-name="N186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5" style:family="table-cell" style:parent-style-name="Default" style:data-style-name="N186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6" style:family="table-cell" style:parent-style-name="Default" style:data-style-name="N187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7" style:family="table-cell" style:parent-style-name="Default" style:data-style-name="N181">
      <style:table-cell-properties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8" style:family="table-cell" style:parent-style-name="Default" style:data-style-name="N0">
      <style:table-cell-properties fo:border-lef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9" style:family="table-cell" style:parent-style-name="Default" style:data-style-name="N0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0" style:family="table-cell" style:parent-style-name="Default" style:data-style-name="N181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2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15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Readme_Setting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15" table:number-columns-repeated="253"/>
        <table:table-row table:style-name="ro2">
          <table:table-cell table:style-name="ce21" table:number-columns-spanned="3" table:number-rows-spanned="1" office:value-type="string">
            <text:p>TAGS v5.0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Created by mhawksey. Read more about this at: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http://mashe.hawksey.info/twitter-archive-tagsv5/</text:p>
          </table:table-cell>
          <table:covered-table-cell table:number-columns-repeated="2"/>
        </table:table-row>
        <table:table-row table:style-name="ro3">
          <table:table-cell table:style-name="ce29" table:number-columns-spanned="3" table:number-rows-spanned="1" office:value-type="string">
            <text:p>With this spreadsheet you can:</text:p>
          </table:table-cell>
          <table:covered-table-cell table:number-columns-repeated="2"/>
        </table:table-row>
        <table:table-row table:style-name="ro4">
          <table:table-cell table:style-name="ce32" table:number-columns-spanned="3" table:number-rows-spanned="1" office:value-type="string">
            <text:p>- automatically pull results from a Twitter Search into a Google Spreadsheet
</text:p>
          </table:table-cell>
          <table:covered-table-cell table:number-columns-repeated="2"/>
        </table:table-row>
        <table:table-row table:style-name="ro5">
          <table:table-cell table:style-name="ce29" table:number-columns-spanned="3" table:number-rows-spanned="1" office:value-type="string">
            <text:p>Instructions:</text:p>
          </table:table-cell>
          <table:covered-table-cell table:number-columns-repeated="2"/>
        </table:table-row>
        <table:table-row table:style-name="ro6">
          <table:table-cell table:style-name="ce33" table:number-columns-spanned="3" table:number-rows-spanned="1" office:value-type="string">
            <text:p>1. Click this button twice (once to authenticate, second to add custom menu) --&gt;

2. Open TAGS &gt; Twitter API Authentication and follow the instructions</text:p>
          </table:table-cell>
          <table:covered-table-cell table:number-columns-repeated="2"/>
        </table:table-row>
        <table:table-row table:style-name="ro7">
          <table:table-cell table:style-name="ce36"/>
          <table:table-cell table:style-name="ce37"/>
          <table:table-cell table:style-name="ce28"/>
        </table:table-row>
        <table:table-row table:style-name="ro8">
          <table:table-cell table:style-name="ce32" office:value-type="string">
            <text:p>3. Enter search term</text:p>
          </table:table-cell>
          <table:table-cell table:style-name="ce38" office:value-type="string">
            <text:p>#nrw13 OR Nationalratswahl</text:p>
          </table:table-cell>
          <table:table-cell table:style-name="ce39" office:value-type="string">
            <text:p>&lt;- you can use serach operators like AND OR as well as from: and to: eg '#JobsNow AND from:BarackObama' (without quotes) </text:p>
          </table:table-cell>
        </table:table-row>
        <table:table-row table:style-name="ro7">
          <table:table-cell table:style-name="ce40"/>
          <table:table-cell table:style-name="ce41"/>
          <table:table-cell table:style-name="ce28"/>
        </table:table-row>
        <table:table-row table:style-name="ro9">
          <table:table-cell table:style-name="ce42" table:number-columns-spanned="3" table:number-rows-spanned="1" office:value-type="string">
            <text:p>4. Make a one off collection with TAGS &gt; Run now! or set a trigger to collect every hour TAGS &gt; Update archive every hour. To change the frequency open Tools -&gt; Script Editor then Triggers -&gt; Current script's triggers... and adjust
</text:p>
          </table:table-cell>
          <table:covered-table-cell table:number-columns-repeated="2"/>
        </table:table-row>
        <table:table-row table:style-name="ro10">
          <table:table-cell table:style-name="ce29" table:number-columns-spanned="3" table:number-rows-spanned="1" office:value-type="string">
            <text:p>Advanced Settings:</text:p>
          </table:table-cell>
          <table:covered-table-cell table:number-columns-repeated="2"/>
        </table:table-row>
        <table:table-row table:style-name="ro11">
          <table:table-cell table:style-name="ce45" office:value-type="string">
            <text:p>Period</text:p>
          </table:table-cell>
          <table:table-cell table:style-name="ce46" office:value-type="string">
            <text:p>default</text:p>
          </table:table-cell>
          <table:table-cell table:style-name="ce45" office:value-type="string">
            <text:p>&lt;- if NOT using default switch to 'paged' below</text:p>
          </table:table-cell>
        </table:table-row>
        <table:table-row table:style-name="ro12">
          <table:table-cell table:style-name="ce45" office:value-type="string">
            <text:p>Continuous/paged</text:p>
          </table:table-cell>
          <table:table-cell table:style-name="ce47" office:value-type="string">
            <text:p>continuous</text:p>
          </table:table-cell>
          <table:table-cell table:style-name="ce45" office:value-type="string">
            <text:p>&lt;- continuous will add results to a single sheet, paged adds results to a new sheet</text:p>
          </table:table-cell>
        </table:table-row>
        <table:table-row table:style-name="ro13">
          <table:table-cell table:style-name="ce45" office:value-type="string">
            <text:p>Follower count filter</text:p>
          </table:table-cell>
          <table:table-cell table:style-name="ce48" office:value-type="float" office:value="0">
            <text:p>0</text:p>
          </table:table-cell>
          <table:table-cell table:style-name="ce45" office:value-type="string">
            <text:p>&lt;- if search term is being spammed you can set the minimum followers a person must have to be included in archive</text:p>
          </table:table-cell>
        </table:table-row>
        <table:table-row table:style-name="ro7" table:visibility="collapse">
          <table:table-cell table:style-name="ce49" office:value-type="string">
            <text:p>Last since_id</text:p>
          </table:table-cell>
          <table:table-cell table:style-name="ce50" office:value-type="string">
            <text:p>311562179365179393</text:p>
          </table:table-cell>
          <table:table-cell table:style-name="ce49"/>
        </table:table-row>
        <table:table-row table:style-name="ro14">
          <table:table-cell table:style-name="ce51" table:number-columns-spanned="3" table:number-rows-spanned="1" office:value-type="string">
            <text:p>Make interactive</text:p>
          </table:table-cell>
          <table:covered-table-cell table:number-columns-repeated="2"/>
        </table:table-row>
        <table:table-row table:style-name="ro13">
          <table:table-cell table:style-name="ce49" table:number-columns-spanned="3" table:number-rows-spanned="1" office:value-type="string">
            <text:p>Turn your archive into an interactive online resource using TAGSExplorer - see http://bit.ly/TAGSsetup</text:p>
          </table:table-cell>
          <table:covered-table-cell table:number-columns-repeated="2"/>
        </table:table-row>
        <table:table-row table:style-name="ro15">
          <table:table-cell table:style-name="ce51" table:number-columns-spanned="3" table:number-rows-spanned="1" office:value-type="string">
            <text:p>News</text:p>
          </table:table-cell>
          <table:covered-table-cell table:number-columns-repeated="2"/>
        </table:table-row>
        <table:table-row table:style-name="ro16">
          <table:table-cell table:style-name="ce53" table:number-columns-spanned="3" table:number-rows-spanned="1" office:value-type="string">
            <text:p>15-Feb-2013 IMPORTANT: Version 5.0 of TAGS is now available. Please read important information for users of older versions by following the link</text:p>
          </table:table-cell>
          <table:covered-table-cell table:number-columns-repeated="2"/>
        </table:table-row>
        <table:table-row table:style-name="ro17">
          <table:table-cell table:style-name="ce54" table:number-columns-spanned="3" table:number-rows-spanned="1" office:value-type="string">
            <text:p>http://mashe.hawksey.info/2013/02/twitter-archive-tagsv5/</text:p>
          </table:table-cell>
          <table:covered-table-cell table:number-columns-repeated="2"/>
        </table:table-row>
      </table:table>
      <table:table table:name="Archive" table:style-name="ta2" table:print="false">
        <office:forms form:automatic-focus="false" form:apply-design-mode="false"/>
        <table:table-column table:style-name="co6" table:default-cell-style-name="ce-1"/>
        <table:table-column table:style-name="co5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5" table:default-cell-style-name="ce-1"/>
        <table:table-column table:style-name="co12" table:default-cell-style-name="ce-1"/>
        <table:table-column table:style-name="co5" table:default-cell-style-name="ce-1"/>
        <table:table-column table:style-name="co15" table:number-columns-repeated="2" table:default-cell-style-name="ce-1"/>
        <table:table-column table:style-name="co11" table:default-cell-style-name="ce-1"/>
        <table:table-column table:style-name="co5" table:default-cell-style-name="ce-1"/>
        <table:table-column table:style-name="co16" table:default-cell-style-name="ce-1"/>
        <table:table-column table:style-name="co5" table:default-cell-style-name="ce15" table:number-columns-repeated="238"/>
        <table:table-row table:style-name="ro19">
          <table:table-cell table:style-name="ce55" office:value-type="string">
            <text:p>id_str</text:p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user_lang</text:p>
          </table:table-cell>
          <table:table-cell table:style-name="ce56" office:value-type="string">
            <text:p>in_reply_to_user_id_str</text:p>
          </table:table-cell>
          <table:table-cell table:style-name="ce56" office:value-type="string">
            <text:p>in_reply_to_screen_name</text:p>
          </table:table-cell>
          <table:table-cell table:style-name="ce56" office:value-type="string">
            <text:p>from_user_id_str</text:p>
          </table:table-cell>
          <table:table-cell table:style-name="ce56" office:value-type="string">
            <text:p>in_reply_to_status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6" office:value-type="string">
            <text:p>user_followers_count</text:p>
          </table:table-cell>
          <table:table-cell table:style-name="ce56" office:value-type="string">
            <text:p>user_friends_count</text:p>
          </table:table-cell>
          <table:table-cell table:style-name="ce56" office:value-type="string">
            <text:p>user_utc_offset</text:p>
          </table:table-cell>
          <table:table-cell table:style-name="ce56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20">
          <table:table-cell table:style-name="ce58" office:value-type="string">
            <text:p>311562179365179393</text:p>
          </table:table-cell>
          <table:table-cell table:style-name="ce59" office:value-type="string">
            <text:p>SabineRosenauer</text:p>
          </table:table-cell>
          <table:table-cell table:style-name="ce59" office:value-type="string">
            <text:p>Warum schon wieder Linz?! Zum heutigen Tag. in diesem Fall nach 27 Jahren. http://t.co/nID9rc3e7F</text:p>
          </table:table-cell>
          <table:table-cell table:style-name="ce59" office:value-type="string">
            <text:p>Tue Mar 12 19:39:46 +0000 2013</text:p>
          </table:table-cell>
          <table:table-cell table:style-name="ce60" office:value-type="float" office:value="41345.81928240741">
            <text:p>3/12/2013 19:39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6589024">
            <text:p>526589024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1901578517/Portrait_Rose_weiss_normal.jpg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bineRosenauer/statuses/311562179365179393</text:p>
          </table:table-cell>
          <table:table-cell table:style-name="ce61" office:value-type="string">
            <text:p>{"urls":[{"expanded_url":"http://fb.me/DfKd9Fxy","indices":[75,97],"display_url":"fb.me/DfKd9Fxy","url":"http://t.co/nID9rc3e7F"}],"hashtags":[],"user_mentions":[]}</text:p>
          </table:table-cell>
        </table:table-row>
        <table:table-row table:style-name="ro21">
          <table:table-cell table:style-name="ce58" office:value-type="string">
            <text:p>311551828422696961</text:p>
          </table:table-cell>
          <table:table-cell table:style-name="ce59" office:value-type="string">
            <text:p>Schuldvermutung</text:p>
          </table:table-cell>
          <table:table-cell table:style-name="ce59" office:value-type="string">
            <text:p>Bei der #nrw13 nehme ich mir auch zwei Öfen mit in die Wahlkabine</text:p>
          </table:table-cell>
          <table:table-cell table:style-name="ce59" office:value-type="string">
            <text:p>Tue Mar 12 18:58:38 +0000 2013</text:p>
          </table:table-cell>
          <table:table-cell table:style-name="ce60" office:value-type="float" office:value="41345.790717592594">
            <text:p>3/12/2013 18:58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8746590">
            <text:p>39874659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0902715/aaca0b44d8711b414a3654eb32bf0ae7_normal.png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184">
            <text:p>184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chuldvermutung/statuses/311551828422696961</text:p>
          </table:table-cell>
          <table:table-cell table:style-name="ce61" office:value-type="string">
            <text:p>{"urls":[],"hashtags":[{"text":"nrw13","indices":[8,14]}],"user_mentions":[]}</text:p>
          </table:table-cell>
        </table:table-row>
        <table:table-row table:style-name="ro22">
          <table:table-cell table:style-name="ce58" office:value-type="string">
            <text:p>31152738929124556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Helge @corinnamilborn In d Fall froi ich mich schon auf d Stimmen—samt Vorzugsstimmen—aller Tweetenden bei d #NRW13! ;) #PIRAT #PPat #SCNR</text:p>
          </table:table-cell>
          <table:table-cell table:style-name="ce59" office:value-type="string">
            <text:p>Tue Mar 12 17:21:32 +0000 2013</text:p>
          </table:table-cell>
          <table:table-cell table:style-name="ce60" office:value-type="float" office:value="41345.723287037035">
            <text:p>3/12/2013 17:21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6776952">
            <text:p>6776952</text:p>
          </table:table-cell>
          <table:table-cell table:style-name="ce59" office:value-type="string">
            <text:p>Helg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5259915226316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0">
            <text:p>410</text:p>
          </table:table-cell>
          <table:table-cell table:style-name="ce59" office:value-type="float" office:value="818">
            <text:p>8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527389291245568</text:p>
          </table:table-cell>
          <table:table-cell table:style-name="ce61" office:value-type="string">
            <text:p>{"urls":[],"hashtags":[{"text":"NRW13","indices":[111,117]},{"text":"PIRAT","indices":[122,128]},{"text":"PPat","indices":[129,134]},{"text":"SCNR","indices":[135,140]}],"user_mentions":[{"id":6776952,"name":"Helge Fahrnberger","indices":[1,7],"screen_name":"Helge","id_str":"6776952"},{"id":28251658,"name":"Corinna Milborn","indices":[8,23],"screen_name":"corinnamilborn","id_str":"28251658"}]}</text:p>
          </table:table-cell>
        </table:table-row>
        <table:table-row table:style-name="ro23">
          <table:table-cell table:style-name="ce58" office:value-type="string">
            <text:p>311469852277739520</text:p>
          </table:table-cell>
          <table:table-cell table:style-name="ce59" office:value-type="string">
            <text:p>pablodiabolo</text:p>
          </table:table-cell>
          <table:table-cell table:style-name="ce59" office:value-type="string">
            <text:p>2013 wird das Jahr der Hausbesuche. Schwöre. #nrw13</text:p>
          </table:table-cell>
          <table:table-cell table:style-name="ce59" office:value-type="string">
            <text:p>Tue Mar 12 13:32:54 +0000 2013</text:p>
          </table:table-cell>
          <table:table-cell table:style-name="ce60" office:value-type="float" office:value="41345.56451388889">
            <text:p>3/12/2013 13:32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5235241">
            <text:p>7523524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91836993/Portr_t_Twitter_normal.png</text:p>
          </table:table-cell>
          <table:table-cell table:style-name="ce59" office:value-type="float" office:value="783">
            <text:p>783</text:p>
          </table:table-cell>
          <table:table-cell table:style-name="ce59" office:value-type="float" office:value="886">
            <text:p>886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pablodiabolo/statuses/311469852277739520</text:p>
          </table:table-cell>
          <table:table-cell table:style-name="ce61" office:value-type="string">
            <text:p>{"urls":[],"hashtags":[{"text":"nrw13","indices":[45,51]}],"user_mentions":[]}</text:p>
          </table:table-cell>
        </table:table-row>
        <table:table-row table:style-name="ro24">
          <table:table-cell table:style-name="ce58" office:value-type="string">
            <text:p>311455101099323392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Nationalratswahl - SPÖ und ÖVP gegen Dreierkoalition im Bund: Faymann… http://t.co/rP3NSMdyxe #derStandardInland</text:p>
          </table:table-cell>
          <table:table-cell table:style-name="ce59" office:value-type="string">
            <text:p>Tue Mar 12 12:34:17 +0000 2013</text:p>
          </table:table-cell>
          <table:table-cell table:style-name="ce60" office:value-type="float" office:value="41345.52380787037">
            <text:p>3/12/2013 12:34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44">
            <text:p>444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1455101099323392</text:p>
          </table:table-cell>
          <table:table-cell table:style-name="ce61" office:value-type="string">
            <text:p>{"urls":[{"expanded_url":"http://goo.gl/fb/4u9AX","indices":[71,93],"display_url":"goo.gl/fb/4u9AX","url":"http://t.co/rP3NSMdyxe"}],"hashtags":[{"text":"derStandardInland","indices":[94,112]}],"user_mentions":[]}</text:p>
          </table:table-cell>
        </table:table-row>
        <table:table-row table:style-name="ro25">
          <table:table-cell table:style-name="ce58" office:value-type="string">
            <text:p>311428016720977920</text:p>
          </table:table-cell>
          <table:table-cell table:style-name="ce59" office:value-type="string">
            <text:p>ipoStandardat</text:p>
          </table:table-cell>
          <table:table-cell table:style-name="ce59" office:value-type="string">
            <text:p>Nationalratswahl - SPÖ und ÖVP gegen Dreierkoalition im Bund:  Faymann hofft auf Mehrheit für zwei Parteien - ... http://t.co/xm6Z84yZBk</text:p>
          </table:table-cell>
          <table:table-cell table:style-name="ce59" office:value-type="string">
            <text:p>Tue Mar 12 10:46:39 +0000 2013</text:p>
          </table:table-cell>
          <table:table-cell table:style-name="ce60" office:value-type="float" office:value="41345.449062499996">
            <text:p>3/12/2013 10:46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4316976">
            <text:p>384316976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813047703/inland_normal.gif</text:p>
          </table:table-cell>
          <table:table-cell table:style-name="ce59" office:value-type="float" office:value="802">
            <text:p>802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poStandardat/statuses/311428016720977920</text:p>
          </table:table-cell>
          <table:table-cell table:style-name="ce61" office:value-type="string">
            <text:p>{"urls":[{"expanded_url":"http://bit.ly/W4YRHB","indices":[114,136],"display_url":"bit.ly/W4YRHB","url":"http://t.co/xm6Z84yZBk"}],"hashtags":[],"user_mentions":[]}</text:p>
          </table:table-cell>
        </table:table-row>
        <table:table-row table:style-name="ro21">
          <table:table-cell table:style-name="ce58" office:value-type="string">
            <text:p>311424083604668416</text:p>
          </table:table-cell>
          <table:table-cell table:style-name="ce59" office:value-type="string">
            <text:p>derstandard_at</text:p>
          </table:table-cell>
          <table:table-cell table:style-name="ce59" office:value-type="string">
            <text:p>Nationalratswahl - SPÖ und ÖVP gegen Dreierkoalition im Bund http://t.co/SZGrzTMRa7</text:p>
          </table:table-cell>
          <table:table-cell table:style-name="ce59" office:value-type="string">
            <text:p>Tue Mar 12 10:31:02 +0000 2013</text:p>
          </table:table-cell>
          <table:table-cell table:style-name="ce60" office:value-type="float" office:value="41345.43821759259">
            <text:p>3/12/2013 10:31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075603">
            <text:p>18075603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67205735/derstandard_normal.gif</text:p>
          </table:table-cell>
          <table:table-cell table:style-name="ce59" office:value-type="float" office:value="6540">
            <text:p>6540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standard_at/statuses/311424083604668416</text:p>
          </table:table-cell>
          <table:table-cell table:style-name="ce61" office:value-type="string">
            <text:p>{"urls":[{"expanded_url":"http://bit.ly/ZEic2j","indices":[61,83],"display_url":"bit.ly/ZEic2j","url":"http://t.co/SZGrzTMRa7"}],"hashtags":[],"user_mentions":[]}</text:p>
          </table:table-cell>
        </table:table-row>
        <table:table-row table:style-name="ro24">
          <table:table-cell table:style-name="ce58" office:value-type="string">
            <text:p>311254105928630273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. @neos_eu und @piratenparteiat träumen von jeweils zehn Prozent bei der Nationalratswahl . . . #zib2</text:p>
          </table:table-cell>
          <table:table-cell table:style-name="ce59" office:value-type="string">
            <text:p>Mon Mar 11 23:15:36 +0000 2013</text:p>
          </table:table-cell>
          <table:table-cell table:style-name="ce60" office:value-type="float" office:value="41344.96916666666">
            <text:p>3/11/2013 23:15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1867800">
            <text:p>2618678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62">
            <text:p>262</text:p>
          </table:table-cell>
          <table:table-cell table:style-name="ce59" office:value-type="float" office:value="345">
            <text:p>34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11254105928630273</text:p>
          </table:table-cell>
          <table:table-cell table:style-name="ce61" office:value-type="string">
            <text:p>{"urls":[],"hashtags":[{"text":"zib2","indices":[96,101]}],"user_mentions":[{"id":819698388,"name":"Das Neue Österreich","indices":[2,10],"screen_name":"neos_eu","id_str":"819698388"},{"id":43325643,"name":"Piratenpartei","indices":[15,31],"screen_name":"piratenparteiat","id_str":"43325643"}]}</text:p>
          </table:table-cell>
        </table:table-row>
        <table:table-row table:style-name="ro20">
          <table:table-cell table:style-name="ce58" office:value-type="string">
            <text:p>311233123662835713</text:p>
          </table:table-cell>
          <table:table-cell table:style-name="ce59" office:value-type="string">
            <text:p>InBettWiener</text:p>
          </table:table-cell>
          <table:table-cell table:style-name="ce59" office:value-type="string">
            <text:p>Wir haben uns gegründet für die Nationalratswahl. Heros just for one day? #neos #zib2</text:p>
          </table:table-cell>
          <table:table-cell table:style-name="ce59" office:value-type="string">
            <text:p>Mon Mar 11 21:52:13 +0000 2013</text:p>
          </table:table-cell>
          <table:table-cell table:style-name="ce60" office:value-type="float" office:value="41344.911261574074">
            <text:p>3/11/2013 21:52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86029219">
            <text:p>586029219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082929209/3b08b06dca169baa2ff8aa71af780354_normal.jpeg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304">
            <text:p>304</text:p>
          </table:table-cell>
          <table:table-cell table:style-name="ce59"/>
          <table:table-cell table:style-name="ce59" office:value-type="string">
            <text:p>http://twitter.com/InBettWiener/statuses/311233123662835713</text:p>
          </table:table-cell>
          <table:table-cell table:style-name="ce61" office:value-type="string">
            <text:p>{"urls":[],"hashtags":[{"text":"neos","indices":[74,79]},{"text":"zib2","indices":[80,85]}],"user_mentions":[]}</text:p>
          </table:table-cell>
        </table:table-row>
        <table:table-row table:style-name="ro22">
          <table:table-cell table:style-name="ce58" office:value-type="string">
            <text:p>311226972300791808</text:p>
          </table:table-cell>
          <table:table-cell table:style-name="ce59" office:value-type="string">
            <text:p>MarcoWegleiter</text:p>
          </table:table-cell>
          <table:table-cell table:style-name="ce59" office:value-type="string">
            <text:p>Eine "Partei aus dem Volk" die sich keinen Landtagswahlen stellt wird es sehr schwer bei der Nationalratswahl haben... #zib2 @neos_eu</text:p>
          </table:table-cell>
          <table:table-cell table:style-name="ce59" office:value-type="string">
            <text:p>Mon Mar 11 21:27:47 +0000 2013</text:p>
          </table:table-cell>
          <table:table-cell table:style-name="ce60" office:value-type="float" office:value="41344.89429398148">
            <text:p>3/11/2013 21:27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363222">
            <text:p>15363222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323539860/image_normal.jpg</text:p>
          </table:table-cell>
          <table:table-cell table:style-name="ce59" office:value-type="float" office:value="1683">
            <text:p>1683</text:p>
          </table:table-cell>
          <table:table-cell table:style-name="ce59" office:value-type="float" office:value="409">
            <text:p>4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coWegleiter/statuses/311226972300791808</text:p>
          </table:table-cell>
          <table:table-cell table:style-name="ce61" office:value-type="string">
            <text:p>{"urls":[],"hashtags":[{"text":"zib2","indices":[119,124]}],"user_mentions":[{"id":819698388,"name":"Das Neue Österreich","indices":[125,133],"screen_name":"neos_eu","id_str":"819698388"}]}</text:p>
          </table:table-cell>
        </table:table-row>
        <table:table-row table:style-name="ro20">
          <table:table-cell table:style-name="ce58" office:value-type="string">
            <text:p>311225608774488065</text:p>
          </table:table-cell>
          <table:table-cell table:style-name="ce59" office:value-type="string">
            <text:p>lindkl</text:p>
          </table:table-cell>
          <table:table-cell table:style-name="ce59" office:value-type="string">
            <text:p>Die #NEOS und die #Piraten träumen von 10% der Stimmen. Das wird ein Traum bleiben. #Nationalratswahl</text:p>
          </table:table-cell>
          <table:table-cell table:style-name="ce59" office:value-type="string">
            <text:p>Mon Mar 11 21:22:22 +0000 2013</text:p>
          </table:table-cell>
          <table:table-cell table:style-name="ce60" office:value-type="float" office:value="41344.89053240741">
            <text:p>3/11/2013 21:22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12544024">
            <text:p>111254402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151908480/96a8699b75f1428c1a9ee6eb5a43e2d9_normal.jpeg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indkl/statuses/311225608774488065</text:p>
          </table:table-cell>
          <table:table-cell table:style-name="ce61" office:value-type="string">
            <text:p>{"urls":[],"hashtags":[{"text":"NEOS","indices":[4,9]},{"text":"Piraten","indices":[18,26]},{"text":"Nationalratswahl","indices":[84,101]}],"user_mentions":[]}</text:p>
          </table:table-cell>
        </table:table-row>
        <table:table-row table:style-name="ro22">
          <table:table-cell table:style-name="ce58" office:value-type="string">
            <text:p>311215983706640388</text:p>
          </table:table-cell>
          <table:table-cell table:style-name="ce59" office:value-type="string">
            <text:p>ediko18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20:44:07 +0000 2013</text:p>
          </table:table-cell>
          <table:table-cell table:style-name="ce60" office:value-type="float" office:value="41344.863969907405">
            <text:p>3/11/2013 20:44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8669484">
            <text:p>30866948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870584235/b565626b1cb94e7697bb4d654a64d5b1_normal.jpeg</text:p>
          </table:table-cell>
          <table:table-cell table:style-name="ce59" office:value-type="float" office:value="111">
            <text:p>111</text:p>
          </table:table-cell>
          <table:table-cell table:style-name="ce59" office:value-type="float" office:value="161">
            <text:p>161</text:p>
          </table:table-cell>
          <table:table-cell table:style-name="ce59"/>
          <table:table-cell table:style-name="ce59" office:value-type="string">
            <text:p>http://twitter.com/ediko18/statuses/311215983706640388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2">
          <table:table-cell table:style-name="ce58" office:value-type="string">
            <text:p>311212860862758912</text:p>
          </table:table-cell>
          <table:table-cell table:style-name="ce59" office:value-type="string">
            <text:p>kolli1337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20:31:42 +0000 2013</text:p>
          </table:table-cell>
          <table:table-cell table:style-name="ce60" office:value-type="float" office:value="41344.85534722222">
            <text:p>3/11/2013 20:31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32586694">
            <text:p>732586694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63106525/uyeg812meobyi47de1tr_normal.jpe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lli1337/statuses/311212860862758912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2">
          <table:table-cell table:style-name="ce58" office:value-type="string">
            <text:p>311195626002079744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23:13 +0000 2013</text:p>
          </table:table-cell>
          <table:table-cell table:style-name="ce60" office:value-type="float" office:value="41344.80778935185">
            <text:p>3/11/2013 19:23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0232223">
            <text:p>33023222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5">
            <text:p>199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1195626002079744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2">
          <table:table-cell table:style-name="ce58" office:value-type="string">
            <text:p>311193585481572352</text:p>
          </table:table-cell>
          <table:table-cell table:style-name="ce59" office:value-type="string">
            <text:p>juli_wie_august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15:07 +0000 2013</text:p>
          </table:table-cell>
          <table:table-cell table:style-name="ce60" office:value-type="float" office:value="41344.80216435185">
            <text:p>3/11/2013 19:15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03616129">
            <text:p>60361612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38109371/c2f744a97514fda24bfec68d72f5e5d1_normal.jpeg</text:p>
          </table:table-cell>
          <table:table-cell table:style-name="ce59" office:value-type="float" office:value="106">
            <text:p>106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li_wie_august/statuses/311193585481572352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2">
          <table:table-cell table:style-name="ce58" office:value-type="string">
            <text:p>311193450097803264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14:34 +0000 2013</text:p>
          </table:table-cell>
          <table:table-cell table:style-name="ce60" office:value-type="float" office:value="41344.801782407405">
            <text:p>3/11/2013 19:14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19698388">
            <text:p>81969838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27">
            <text:p>1327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193450097803264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2">
          <table:table-cell table:style-name="ce58" office:value-type="string">
            <text:p>31119279761929830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Zur #NRW13 Unentschlossene bekommen heute in der #ZiB2 mit @matstrolz/@neos_eu und @c3o/@PiratenparteiAT gleich zwei Angebote. #PIRAT #PPat</text:p>
          </table:table-cell>
          <table:table-cell table:style-name="ce59" office:value-type="string">
            <text:p>Mon Mar 11 19:11:59 +0000 2013</text:p>
          </table:table-cell>
          <table:table-cell table:style-name="ce60" office:value-type="float" office:value="41344.799988425926">
            <text:p>3/11/2013 19:11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5">
            <text:p>395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92797619298304</text:p>
          </table:table-cell>
          <table:table-cell table:style-name="ce61" office:value-type="string">
            <text:p>{"urls":[],"hashtags":[{"text":"NRW13","indices":[4,10]},{"text":"ZiB2","indices":[49,54]},{"text":"PIRAT","indices":[127,133]},{"text":"PPat","indices":[134,139]}],"user_mentions":[{"id":141570744,"name":"Matthias Strolz","indices":[59,69],"screen_name":"matstrolz","id_str":"141570744"},{"id":819698388,"name":"Das Neue Österreich","indices":[70,78],"screen_name":"neos_eu","id_str":"819698388"},{"id":787678,"name":"Christopher Clay","indices":[83,87],"screen_name":"c3o","id_str":"787678"},{"id":43325643,"name":"Piratenpartei","indices":[88,104],"screen_name":"piratenparteiat","id_str":"43325643"}]}</text:p>
          </table:table-cell>
        </table:table-row>
        <table:table-row table:style-name="ro25">
          <table:table-cell table:style-name="ce58" office:value-type="string">
            <text:p>311189662775521280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RT @chst70: Gewerkschafter #ÖVP #Neugebauer  will Beamtengehälter neu vor #nrw13 verhandeln! So panisch ist die #ÖVP schon.</text:p>
          </table:table-cell>
          <table:table-cell table:style-name="ce59" office:value-type="string">
            <text:p>Mon Mar 11 18:59:31 +0000 2013</text:p>
          </table:table-cell>
          <table:table-cell table:style-name="ce60" office:value-type="float" office:value="41344.79133101852">
            <text:p>3/11/2013 18:59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8287811">
            <text:p>2382878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1">
            <text:p>691</text:p>
          </table:table-cell>
          <table:table-cell table:style-name="ce59" office:value-type="float" office:value="1297">
            <text:p>12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11189662775521280</text:p>
          </table:table-cell>
          <table:table-cell table:style-name="ce61" office:value-type="string">
            <text:p>{"urls":[],"hashtags":[{"text":"ÖVP","indices":[27,31]},{"text":"Neugebauer","indices":[32,43]},{"text":"nrw13","indices":[74,80]},{"text":"ÖVP","indices":[112,116]}],"user_mentions":[{"id":301820761,"name":"Starzengruber Ch","indices":[3,10],"screen_name":"chst70","id_str":"301820761"}]}</text:p>
          </table:table-cell>
        </table:table-row>
        <table:table-row table:style-name="ro24">
          <table:table-cell table:style-name="ce58" office:value-type="string">
            <text:p>311189263943356416</text:p>
          </table:table-cell>
          <table:table-cell table:style-name="ce59" office:value-type="string">
            <text:p>chst70</text:p>
          </table:table-cell>
          <table:table-cell table:style-name="ce59" office:value-type="string">
            <text:p>Gewerkschafter #ÖVP #Neugebauer  will Beamtengehälter neu vor #nrw13 verhandeln! So panisch ist die #ÖVP schon.</text:p>
          </table:table-cell>
          <table:table-cell table:style-name="ce59" office:value-type="string">
            <text:p>Mon Mar 11 18:57:56 +0000 2013</text:p>
          </table:table-cell>
          <table:table-cell table:style-name="ce60" office:value-type="float" office:value="41344.79023148148">
            <text:p>3/11/2013 18:57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1820761">
            <text:p>30182076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66687979/046aa16aaaf2bbe0cfab64669e0a180b_normal.png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60">
            <text:p>1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st70/statuses/311189263943356416</text:p>
          </table:table-cell>
          <table:table-cell table:style-name="ce61" office:value-type="string">
            <text:p>{"urls":[],"hashtags":[{"text":"ÖVP","indices":[15,19]},{"text":"Neugebauer","indices":[20,31]},{"text":"nrw13","indices":[62,68]},{"text":"ÖVP","indices":[100,104]}],"user_mentions":[]}</text:p>
          </table:table-cell>
        </table:table-row>
        <table:table-row table:style-name="ro25">
          <table:table-cell table:style-name="ce58" office:value-type="string">
            <text:p>311169001575301121</text:p>
          </table:table-cell>
          <table:table-cell table:style-name="ce59" office:value-type="string">
            <text:p>Politspiegel</text:p>
          </table:table-cell>
          <table:table-cell table:style-name="ce59" office:value-type="string">
            <text:p>Die aktuelle Market-#Sonntagsfrage zur #Nationalratswahl bringt ein Team Stronach mit Höchstwert http://t.co/w4LzONSug0</text:p>
          </table:table-cell>
          <table:table-cell table:style-name="ce59" office:value-type="string">
            <text:p>Mon Mar 11 17:37:25 +0000 2013</text:p>
          </table:table-cell>
          <table:table-cell table:style-name="ce60" office:value-type="float" office:value="41344.73431712963">
            <text:p>3/11/2013 17:37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512004">
            <text:p>2351200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01077603/01254692a35147b4c4743e3aba9c3147_normal.png</text:p>
          </table:table-cell>
          <table:table-cell table:style-name="ce59" office:value-type="float" office:value="1434">
            <text:p>1434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olitspiegel/statuses/311169001575301121</text:p>
          </table:table-cell>
          <table:table-cell table:style-name="ce61" office:value-type="string">
            <text:p>{"urls":[{"expanded_url":"http://politspiegel.at/?p\u003d1482","indices":[97,119],"display_url":"politspiegel.at/?p\u003d1482","url":"http://t.co/w4LzONSug0"}],"hashtags":[{"text":"Sonntagsfrage","indices":[20,34]},{"text":"Nationalratswahl","indices":[39,56]}],"user_mentions":[]}</text:p>
          </table:table-cell>
        </table:table-row>
        <table:table-row table:style-name="ro22">
          <table:table-cell table:style-name="ce58" office:value-type="string">
            <text:p>311092066744668162</text:p>
          </table:table-cell>
          <table:table-cell table:style-name="ce59" office:value-type="string">
            <text:p>LandauDaniel</text:p>
          </table:table-cell>
          <table:table-cell table:style-name="ce59" office:value-type="string">
            <text:p>grün und neos ergibt absolut ;)
Überraschend!?
MT “@zensurkontrolle: Twitter-Umfrage zur Nationalratswahl http://t.co/m2rQYLBhlJ geschlossen</text:p>
          </table:table-cell>
          <table:table-cell table:style-name="ce59" office:value-type="string">
            <text:p>Mon Mar 11 12:31:43 +0000 2013</text:p>
          </table:table-cell>
          <table:table-cell table:style-name="ce60" office:value-type="float" office:value="41344.52202546296">
            <text:p>3/11/2013 12:31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49454473">
            <text:p>149454473</text:p>
          </table:table-cell>
          <table:table-cell table:style-name="ce59" office:value-type="string">
            <text:p>zensurkontrolle</text:p>
          </table:table-cell>
          <table:table-cell table:style-name="ce59" office:value-type="float" office:value="493268912">
            <text:p>493268912</text:p>
          </table:table-cell>
          <table:table-cell table:style-name="ce59" office:value-type="string">
            <text:p>31108947334360268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829391496/DL_portrait_2012_au_en_dunkel_ok_komprimiert_normal.JPG</text:p>
          </table:table-cell>
          <table:table-cell table:style-name="ce59" office:value-type="float" office:value="885">
            <text:p>885</text:p>
          </table:table-cell>
          <table:table-cell table:style-name="ce59" office:value-type="float" office:value="1905">
            <text:p>190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andauDaniel/statuses/311092066744668162</text:p>
          </table:table-cell>
          <table:table-cell table:style-name="ce61" office:value-type="string">
            <text:p>{"urls":[{"expanded_url":"http://polls.tw/ley/r","indices":[106,128],"display_url":"polls.tw/ley/r","url":"http://t.co/m2rQYLBhlJ"}],"hashtags":[],"user_mentions":[{"id":149454473,"name":"Zensurkontrolle","indices":[51,67],"screen_name":"zensurkontrolle","id_str":"149454473"}]}</text:p>
          </table:table-cell>
        </table:table-row>
        <table:table-row table:style-name="ro25">
          <table:table-cell table:style-name="ce58" office:value-type="string">
            <text:p>311089967680077824</text:p>
          </table:table-cell>
          <table:table-cell table:style-name="ce59" office:value-type="string">
            <text:p>SteveAnorizz</text:p>
          </table:table-cell>
          <table:table-cell table:style-name="ce59" office:value-type="string">
            <text:p>RT @zensurkontrolle: Die Twitter-Umfrage zur Nationalratswahl http://t.co/qdY8Rq82Z6 wurde geschlossen. Damit steht das Endergebnis fest ...</text:p>
          </table:table-cell>
          <table:table-cell table:style-name="ce59" office:value-type="string">
            <text:p>Mon Mar 11 12:23:22 +0000 2013</text:p>
          </table:table-cell>
          <table:table-cell table:style-name="ce60" office:value-type="float" office:value="41344.51622685185">
            <text:p>3/11/2013 12:23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759715">
            <text:p>5275971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2531326/11c35f2f009714db276e489745caa38f_normal.jpeg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veAnorizz/statuses/311089967680077824</text:p>
          </table:table-cell>
          <table:table-cell table:style-name="ce61" office:value-type="string">
            <text:p>{"urls":[{"expanded_url":"http://polls.tw/ley/r","indices":[62,84],"display_url":"polls.tw/ley/r","url":"http://t.co/qdY8Rq82Z6"}],"hashtags":[],"user_mentions":[{"id":149454473,"name":"Zensurkontrolle","indices":[3,19],"screen_name":"zensurkontrolle","id_str":"149454473"}]}</text:p>
          </table:table-cell>
        </table:table-row>
        <table:table-row table:style-name="ro25">
          <table:table-cell table:style-name="ce58" office:value-type="string">
            <text:p>311089473343602688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Die Twitter-Umfrage zur Nationalratswahl http://t.co/qdY8Rq82Z6 wurde geschlossen. Damit steht das Endergebnis fest. @LandauDaniel</text:p>
          </table:table-cell>
          <table:table-cell table:style-name="ce59" office:value-type="string">
            <text:p>Mon Mar 11 12:21:24 +0000 2013</text:p>
          </table:table-cell>
          <table:table-cell table:style-name="ce60" office:value-type="float" office:value="41344.51486111111">
            <text:p>3/11/2013 12:21:2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93268912">
            <text:p>493268912</text:p>
          </table:table-cell>
          <table:table-cell table:style-name="ce59" office:value-type="string">
            <text:p>LandauDaniel</text:p>
          </table:table-cell>
          <table:table-cell table:style-name="ce59" office:value-type="float" office:value="149454473">
            <text:p>149454473</text:p>
          </table:table-cell>
          <table:table-cell table:style-name="ce59" office:value-type="string">
            <text:p>311037047756423168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203">
            <text:p>203</text:p>
          </table:table-cell>
          <table:table-cell table:style-name="ce59" office:value-type="float" office:value="332">
            <text:p>332</text:p>
          </table:table-cell>
          <table:table-cell table:style-name="ce59"/>
          <table:table-cell table:style-name="ce59" office:value-type="string">
            <text:p>http://twitter.com/zensurkontrolle/statuses/311089473343602688</text:p>
          </table:table-cell>
          <table:table-cell table:style-name="ce61" office:value-type="string">
            <text:p>{"urls":[{"expanded_url":"http://polls.tw/ley/r","indices":[41,63],"display_url":"polls.tw/ley/r","url":"http://t.co/qdY8Rq82Z6"}],"hashtags":[],"user_mentions":[{"id":493268912,"name":"Daniel Landau","indices":[117,130],"screen_name":"LandauDaniel","id_str":"493268912"}]}</text:p>
          </table:table-cell>
        </table:table-row>
        <table:table-row table:style-name="ro21">
          <table:table-cell table:style-name="ce58" office:value-type="string">
            <text:p>31108017271355392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werden bald einen eigenen wettkanal auf witter brauchen...  #politwetttwit #nrw13</text:p>
          </table:table-cell>
          <table:table-cell table:style-name="ce59" office:value-type="string">
            <text:p>Mon Mar 11 11:44:27 +0000 2013</text:p>
          </table:table-cell>
          <table:table-cell table:style-name="ce60" office:value-type="float" office:value="41344.48920138889">
            <text:p>3/11/2013 11:44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4">
            <text:p>844</text:p>
          </table:table-cell>
          <table:table-cell table:style-name="ce59" office:value-type="float" office:value="1027">
            <text:p>10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11080172713553920</text:p>
          </table:table-cell>
          <table:table-cell table:style-name="ce61" office:value-type="string">
            <text:p>{"urls":[],"hashtags":[{"text":"politwetttwit","indices":[60,74]},{"text":"nrw13","indices":[75,81]}],"user_mentions":[]}</text:p>
          </table:table-cell>
        </table:table-row>
        <table:table-row table:style-name="ro22">
          <table:table-cell table:style-name="ce58" office:value-type="string">
            <text:p>311038137587601408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These: Wenn sich Grün, Neos, ÖVP bzw. Stronach-Strache matchen, wird das die SPÖ freuen. #alleinstellungsmerkmalsozialthemenwahlkampf #nrw13</text:p>
          </table:table-cell>
          <table:table-cell table:style-name="ce59" office:value-type="string">
            <text:p>Mon Mar 11 08:57:25 +0000 2013</text:p>
          </table:table-cell>
          <table:table-cell table:style-name="ce60" office:value-type="float" office:value="41344.373206018514">
            <text:p>3/11/2013 8:57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744839">
            <text:p>101744839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707">
            <text:p>707</text:p>
          </table:table-cell>
          <table:table-cell table:style-name="ce59" office:value-type="float" office:value="852">
            <text:p>852</text:p>
          </table:table-cell>
          <table:table-cell table:style-name="ce59"/>
          <table:table-cell table:style-name="ce59" office:value-type="string">
            <text:p>http://twitter.com/steinlechnerdan/statuses/311038137587601408</text:p>
          </table:table-cell>
          <table:table-cell table:style-name="ce61" office:value-type="string">
            <text:p>{"urls":[],"hashtags":[{"text":"alleinstellungsmerkmalsozialthemenwahlkampf","indices":[89,133]},{"text":"nrw13","indices":[134,140]}],"user_mentions":[]}</text:p>
          </table:table-cell>
        </table:table-row>
        <table:table-row table:style-name="ro22">
          <table:table-cell table:style-name="ce58" office:value-type="string">
            <text:p>311003455709929473</text:p>
          </table:table-cell>
          <table:table-cell table:style-name="ce59" office:value-type="string">
            <text:p>Pilot987</text:p>
          </table:table-cell>
          <table:table-cell table:style-name="ce59" office:value-type="string">
            <text:p>RT @twittprognosis: Wen würden Sie zum Präsident der EU wählen? Hier abstimmen!http://t.co/QcxcgSS8aX  #berichtausberlin #btw13 #nrw13 # ...</text:p>
          </table:table-cell>
          <table:table-cell table:style-name="ce59" office:value-type="string">
            <text:p>Mon Mar 11 06:39:36 +0000 2013</text:p>
          </table:table-cell>
          <table:table-cell table:style-name="ce60" office:value-type="float" office:value="41344.2775">
            <text:p>3/11/2013 6:39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00422362">
            <text:p>20042236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869856423/72fca6d0bea97cb1807baeed4e2e5806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171">
            <text:p>171</text:p>
          </table:table-cell>
          <table:table-cell table:style-name="ce59"/>
          <table:table-cell table:style-name="ce59" office:value-type="string">
            <text:p>http://twitter.com/Pilot987/statuses/311003455709929473</text:p>
          </table:table-cell>
          <table:table-cell table:style-name="ce61" office:value-type="string">
            <text:p>{"urls":[{"expanded_url":"http://twittprognosis.wordpress.com/","indices":[79,101],"display_url":"twittprognosis.wordpress.com","url":"http://t.co/QcxcgSS8aX"}],"hashtags":[{"text":"berichtausberlin","indices":[103,120]},{"text":"btw13","indices":[121,127]},{"text":"nrw13","indices":[128,134]}],"user_mentions":[{"id":319677725,"name":"twittprognosis","indices":[3,18],"screen_name":"twittprognosis","id_str":"319677725"}]}</text:p>
          </table:table-cell>
        </table:table-row>
        <table:table-row table:style-name="ro20">
          <table:table-cell table:style-name="ce58" office:value-type="string">
            <text:p>310868480406740993</text:p>
          </table:table-cell>
          <table:table-cell table:style-name="ce59" office:value-type="string">
            <text:p>eminenz</text:p>
          </table:table-cell>
          <table:table-cell table:style-name="ce59" office:value-type="string">
            <text:p>@PhilippStefan spätestens vor der nationalratswahl sind alle da, man kommt da nicht drum rum</text:p>
          </table:table-cell>
          <table:table-cell table:style-name="ce59" office:value-type="string">
            <text:p>Sun Mar 10 21:43:16 +0000 2013</text:p>
          </table:table-cell>
          <table:table-cell table:style-name="ce60" office:value-type="float" office:value="41343.90504629629">
            <text:p>3/10/2013 21:43:1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26508012">
            <text:p>426508012</text:p>
          </table:table-cell>
          <table:table-cell table:style-name="ce59" office:value-type="string">
            <text:p>PhilippStefan</text:p>
          </table:table-cell>
          <table:table-cell table:style-name="ce59" office:value-type="float" office:value="17450461">
            <text:p>17450461</text:p>
          </table:table-cell>
          <table:table-cell table:style-name="ce59" office:value-type="string">
            <text:p>310868106736173056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764302077/e8635f5f8dbc51190f7f544506b2cac6_normal.jpeg</text:p>
          </table:table-cell>
          <table:table-cell table:style-name="ce59" office:value-type="float" office:value="2809">
            <text:p>2809</text:p>
          </table:table-cell>
          <table:table-cell table:style-name="ce59" office:value-type="float" office:value="1266">
            <text:p>12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minenz/statuses/310868480406740993</text:p>
          </table:table-cell>
          <table:table-cell table:style-name="ce61" office:value-type="string">
            <text:p>{"urls":[],"hashtags":[],"user_mentions":[{"id":426508012,"name":"Stefan Philipp","indices":[0,14],"screen_name":"PhilippStefan","id_str":"426508012"}]}</text:p>
          </table:table-cell>
        </table:table-row>
        <table:table-row table:style-name="ro25">
          <table:table-cell table:style-name="ce58" office:value-type="string">
            <text:p>310847982830514176</text:p>
          </table:table-cell>
          <table:table-cell table:style-name="ce59" office:value-type="string">
            <text:p>eggstef</text:p>
          </table:table-cell>
          <table:table-cell table:style-name="ce59" office:value-type="string">
            <text:p>Meine erste OTS: "Liberales Forum und NEOS wollen Österreich erneuern" - die Nationalratswahl wird spannend... ots.at http://t.co/8CSYjH0Bvf</text:p>
          </table:table-cell>
          <table:table-cell table:style-name="ce59" office:value-type="string">
            <text:p>Sun Mar 10 20:21:49 +0000 2013</text:p>
          </table:table-cell>
          <table:table-cell table:style-name="ce60" office:value-type="float" office:value="41343.8484837963">
            <text:p>3/10/2013 20:21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06061088">
            <text:p>10606108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363719110/fc13db417f86fefdb802c69a2a724563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ggstef/statuses/310847982830514176</text:p>
          </table:table-cell>
          <table:table-cell table:style-name="ce61" office:value-type="string">
            <text:p>{"urls":[{"expanded_url":"http://bit.ly/YPKDZR","indices":[118,140],"display_url":"bit.ly/YPKDZR","url":"http://t.co/8CSYjH0Bvf"}],"hashtags":[],"user_mentions":[]}</text:p>
          </table:table-cell>
        </table:table-row>
        <table:table-row table:style-name="ro22">
          <table:table-cell table:style-name="ce58" office:value-type="string">
            <text:p>31084312492049612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SteveAnorizz Wahrscheinlich ist @HCStracheFP mittlerweile schon froh, wenn er bei der #NRW13 die 17–18% der FPK im Bund erreicht … ;)</text:p>
          </table:table-cell>
          <table:table-cell table:style-name="ce59" office:value-type="string">
            <text:p>Sun Mar 10 20:02:30 +0000 2013</text:p>
          </table:table-cell>
          <table:table-cell table:style-name="ce60" office:value-type="float" office:value="41343.835069444445">
            <text:p>3/10/2013 20:02:3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2759715">
            <text:p>52759715</text:p>
          </table:table-cell>
          <table:table-cell table:style-name="ce59" office:value-type="string">
            <text:p>SteveAnorizz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78938510270873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843124920496128</text:p>
          </table:table-cell>
          <table:table-cell table:style-name="ce61" office:value-type="string">
            <text:p>{"urls":[],"hashtags":[{"text":"NRW13","indices":[88,94]}],"user_mentions":[{"id":52759715,"name":"Steve Anorizz","indices":[1,14],"screen_name":"SteveAnorizz","id_str":"52759715"},{"id":117052823,"name":"HC Strache","indices":[34,46],"screen_name":"HCStracheFP","id_str":"117052823"}]}</text:p>
          </table:table-cell>
        </table:table-row>
        <table:table-row table:style-name="ro24">
          <table:table-cell table:style-name="ce58" office:value-type="string">
            <text:p>310832865413832704</text:p>
          </table:table-cell>
          <table:table-cell table:style-name="ce59" office:value-type="string">
            <text:p>Politinsider1</text:p>
          </table:table-cell>
          <table:table-cell table:style-name="ce59" office:value-type="string">
            <text:p>@PommerGutschy Erstaunlich, mir welcher Selbstsicherheit Sie die #NRW13 in das Jahr 2012 zurück verlegen!!</text:p>
          </table:table-cell>
          <table:table-cell table:style-name="ce59" office:value-type="string">
            <text:p>Sun Mar 10 19:21:44 +0000 2013</text:p>
          </table:table-cell>
          <table:table-cell table:style-name="ce60" office:value-type="float" office:value="41343.806759259256">
            <text:p>3/10/2013 19:21:4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2771227">
            <text:p>92771227</text:p>
          </table:table-cell>
          <table:table-cell table:style-name="ce59" office:value-type="string">
            <text:p>PommerGutschy</text:p>
          </table:table-cell>
          <table:table-cell table:style-name="ce59" office:value-type="float" office:value="1030373839">
            <text:p>1030373839</text:p>
          </table:table-cell>
          <table:table-cell table:style-name="ce59" office:value-type="string">
            <text:p>31082626969882624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178">
            <text:p>178</text:p>
          </table:table-cell>
          <table:table-cell table:style-name="ce59"/>
          <table:table-cell table:style-name="ce59" office:value-type="string">
            <text:p>http://twitter.com/Politinsider1/statuses/310832865413832704</text:p>
          </table:table-cell>
          <table:table-cell table:style-name="ce61" office:value-type="string">
            <text:p>{"urls":[],"hashtags":[{"text":"NRW13","indices":[65,71]}],"user_mentions":[{"id":92771227,"name":"Marc Pommer-Gutschy","indices":[0,14],"screen_name":"PommerGutschy","id_str":"92771227"}]}</text:p>
          </table:table-cell>
        </table:table-row>
        <table:table-row table:style-name="ro23">
          <table:table-cell table:style-name="ce58" office:value-type="string">
            <text:p>310832384767565824</text:p>
          </table:table-cell>
          <table:table-cell table:style-name="ce59" office:value-type="string">
            <text:p>Politinsider1</text:p>
          </table:table-cell>
          <table:table-cell table:style-name="ce59" office:value-type="string">
            <text:p>@PommerGutschy Sollte es nicht #NRW13 lauten?</text:p>
          </table:table-cell>
          <table:table-cell table:style-name="ce59" office:value-type="string">
            <text:p>Sun Mar 10 19:19:50 +0000 2013</text:p>
          </table:table-cell>
          <table:table-cell table:style-name="ce60" office:value-type="float" office:value="41343.805439814816">
            <text:p>3/10/2013 19:19:5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2771227">
            <text:p>92771227</text:p>
          </table:table-cell>
          <table:table-cell table:style-name="ce59" office:value-type="string">
            <text:p>PommerGutschy</text:p>
          </table:table-cell>
          <table:table-cell table:style-name="ce59" office:value-type="float" office:value="1030373839">
            <text:p>1030373839</text:p>
          </table:table-cell>
          <table:table-cell table:style-name="ce59" office:value-type="string">
            <text:p>31082785975108403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178">
            <text:p>178</text:p>
          </table:table-cell>
          <table:table-cell table:style-name="ce59"/>
          <table:table-cell table:style-name="ce59" office:value-type="string">
            <text:p>http://twitter.com/Politinsider1/statuses/310832384767565824</text:p>
          </table:table-cell>
          <table:table-cell table:style-name="ce61" office:value-type="string">
            <text:p>{"urls":[],"hashtags":[{"text":"NRW13","indices":[31,37]}],"user_mentions":[{"id":92771227,"name":"Marc Pommer-Gutschy","indices":[0,14],"screen_name":"PommerGutschy","id_str":"92771227"}]}</text:p>
          </table:table-cell>
        </table:table-row>
        <table:table-row table:style-name="ro22">
          <table:table-cell table:style-name="ce58" office:value-type="string">
            <text:p>310819983422803968</text:p>
          </table:table-cell>
          <table:table-cell table:style-name="ce59" office:value-type="string">
            <text:p>flexi_bell</text:p>
          </table:table-cell>
          <table:table-cell table:style-name="ce59" office:value-type="string">
            <text:p>RT @twittprognosis: Wen würden Sie zum Präsident der EU wählen? Hier abstimmen!http://t.co/QcxcgSS8aX  #berichtausberlin #btw13 #nrw13 # ...</text:p>
          </table:table-cell>
          <table:table-cell table:style-name="ce59" office:value-type="string">
            <text:p>Sun Mar 10 18:30:33 +0000 2013</text:p>
          </table:table-cell>
          <table:table-cell table:style-name="ce60" office:value-type="float" office:value="41343.771215277775">
            <text:p>3/10/2013 18:30:3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4741394">
            <text:p>31474139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875738381/flexi_251315_137347046340697_100001962060819_262843_3814068_n_normal.jpg</text:p>
          </table:table-cell>
          <table:table-cell table:style-name="ce59" office:value-type="float" office:value="1182">
            <text:p>1182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lexi_bell/statuses/310819983422803968</text:p>
          </table:table-cell>
          <table:table-cell table:style-name="ce61" office:value-type="string">
            <text:p>{"urls":[{"expanded_url":"http://twittprognosis.wordpress.com/","indices":[79,101],"display_url":"twittprognosis.wordpress.com","url":"http://t.co/QcxcgSS8aX"}],"hashtags":[{"text":"berichtausberlin","indices":[103,120]},{"text":"btw13","indices":[121,127]},{"text":"nrw13","indices":[128,134]}],"user_mentions":[{"id":319677725,"name":"twittprognosis","indices":[3,18],"screen_name":"twittprognosis","id_str":"319677725"}]}</text:p>
          </table:table-cell>
        </table:table-row>
        <table:table-row table:style-name="ro22">
          <table:table-cell table:style-name="ce58" office:value-type="string">
            <text:p>310818742789623808</text:p>
          </table:table-cell>
          <table:table-cell table:style-name="ce59" office:value-type="string">
            <text:p>kugelfisch</text:p>
          </table:table-cell>
          <table:table-cell table:style-name="ce59" office:value-type="string">
            <text:p>RT @twittprognosis: Wen würden Sie zum Präsident der EU wählen? Hier abstimmen!http://t.co/QcxcgSS8aX  #berichtausberlin #btw13 #nrw13 # ...</text:p>
          </table:table-cell>
          <table:table-cell table:style-name="ce59" office:value-type="string">
            <text:p>Sun Mar 10 18:25:37 +0000 2013</text:p>
          </table:table-cell>
          <table:table-cell table:style-name="ce60" office:value-type="float" office:value="41343.76778935185">
            <text:p>3/10/2013 18:25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4679174">
            <text:p>2467917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43032284/orange_whale_256x256_normal.png</text:p>
          </table:table-cell>
          <table:table-cell table:style-name="ce59" office:value-type="float" office:value="489">
            <text:p>489</text:p>
          </table:table-cell>
          <table:table-cell table:style-name="ce59" office:value-type="float" office:value="348">
            <text:p>34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ugelfisch/statuses/310818742789623808</text:p>
          </table:table-cell>
          <table:table-cell table:style-name="ce61" office:value-type="string">
            <text:p>{"urls":[{"expanded_url":"http://twittprognosis.wordpress.com/","indices":[79,101],"display_url":"twittprognosis.wordpress.com","url":"http://t.co/QcxcgSS8aX"}],"hashtags":[{"text":"berichtausberlin","indices":[103,120]},{"text":"btw13","indices":[121,127]},{"text":"nrw13","indices":[128,134]}],"user_mentions":[{"id":319677725,"name":"twittprognosis","indices":[3,18],"screen_name":"twittprognosis","id_str":"319677725"}]}</text:p>
          </table:table-cell>
        </table:table-row>
        <table:table-row table:style-name="ro26">
          <table:table-cell table:style-name="ce58" office:value-type="string">
            <text:p>310812364578635776</text:p>
          </table:table-cell>
          <table:table-cell table:style-name="ce59" office:value-type="string">
            <text:p>twittprognosis</text:p>
          </table:table-cell>
          <table:table-cell table:style-name="ce59" office:value-type="string">
            <text:p>Wen würden Sie zum Präsident der EU wählen? Hier abstimmen!http://t.co/QcxcgSS8aX  #berichtausberlin #btw13 #nrw13 #berlindirekt #heuteshow</text:p>
          </table:table-cell>
          <table:table-cell table:style-name="ce59" office:value-type="string">
            <text:p>Sun Mar 10 18:00:16 +0000 2013</text:p>
          </table:table-cell>
          <table:table-cell table:style-name="ce60" office:value-type="float" office:value="41343.750185185185">
            <text:p>3/10/2013 18:00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9677725">
            <text:p>31967772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3578866/twittprognosis_normal.png</text:p>
          </table:table-cell>
          <table:table-cell table:style-name="ce59" office:value-type="float" office:value="1261">
            <text:p>1261</text:p>
          </table:table-cell>
          <table:table-cell table:style-name="ce59" office:value-type="float" office:value="115">
            <text:p>11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wittprognosis/statuses/310812364578635776</text:p>
          </table:table-cell>
          <table:table-cell table:style-name="ce61" office:value-type="string">
            <text:p>{"urls":[{"expanded_url":"http://twittprognosis.wordpress.com/","indices":[59,81],"display_url":"twittprognosis.wordpress.com","url":"http://t.co/QcxcgSS8aX"}],"hashtags":[{"text":"berichtausberlin","indices":[83,100]},{"text":"btw13","indices":[101,107]},{"text":"nrw13","indices":[108,114]},{"text":"berlindirekt","indices":[115,128]},{"text":"heuteshow","indices":[129,139]}],"user_mentions":[]}</text:p>
          </table:table-cell>
        </table:table-row>
        <table:table-row table:style-name="ro26">
          <table:table-cell table:style-name="ce58" office:value-type="string">
            <text:p>310801312126214147</text:p>
          </table:table-cell>
          <table:table-cell table:style-name="ce59" office:value-type="string">
            <text:p>twittprognosis</text:p>
          </table:table-cell>
          <table:table-cell table:style-name="ce59" office:value-type="string">
            <text:p>Wen würden Sie zum Präsident der EU wählen? Hier abstimmen! http://t.co/QcxcgSS8aX #berichtausberlin #btw13 #nrw13 #berlindirekt #heuteshow</text:p>
          </table:table-cell>
          <table:table-cell table:style-name="ce59" office:value-type="string">
            <text:p>Sun Mar 10 17:16:21 +0000 2013</text:p>
          </table:table-cell>
          <table:table-cell table:style-name="ce60" office:value-type="float" office:value="41343.7196875">
            <text:p>3/10/2013 17:16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9677725">
            <text:p>31967772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3578866/twittprognosis_normal.png</text:p>
          </table:table-cell>
          <table:table-cell table:style-name="ce59" office:value-type="float" office:value="1261">
            <text:p>1261</text:p>
          </table:table-cell>
          <table:table-cell table:style-name="ce59" office:value-type="float" office:value="115">
            <text:p>11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wittprognosis/statuses/310801312126214147</text:p>
          </table:table-cell>
          <table:table-cell table:style-name="ce61" office:value-type="string">
            <text:p>{"urls":[{"expanded_url":"http://twittprognosis.wordpress.com/","indices":[60,82],"display_url":"twittprognosis.wordpress.com","url":"http://t.co/QcxcgSS8aX"}],"hashtags":[{"text":"berichtausberlin","indices":[83,100]},{"text":"btw13","indices":[101,107]},{"text":"nrw13","indices":[108,114]},{"text":"berlindirekt","indices":[115,128]},{"text":"heuteshow","indices":[129,139]}],"user_mentions":[]}</text:p>
          </table:table-cell>
        </table:table-row>
        <table:table-row table:style-name="ro25">
          <table:table-cell table:style-name="ce58" office:value-type="string">
            <text:p>310752563685380097</text:p>
          </table:table-cell>
          <table:table-cell table:style-name="ce59" office:value-type="string">
            <text:p>MBerndorfer</text:p>
          </table:table-cell>
          <table:table-cell table:style-name="ce59" office:value-type="string">
            <text:p>RT @eminenz: Ungewohnte Leiden eines ignorierten #FPÖ-Obmanns. #Strache sucht eine Strategie für die #Nationalratswahl http://t.co/hOVkr ...</text:p>
          </table:table-cell>
          <table:table-cell table:style-name="ce59" office:value-type="string">
            <text:p>Sun Mar 10 14:02:39 +0000 2013</text:p>
          </table:table-cell>
          <table:table-cell table:style-name="ce60" office:value-type="float" office:value="41343.58517361111">
            <text:p>3/10/2013 14:02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97527700">
            <text:p>59752770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49599285/754107f1e244c9360843531dcc0ca3db_normal.jpeg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350">
            <text:p>350</text:p>
          </table:table-cell>
          <table:table-cell table:style-name="ce59"/>
          <table:table-cell table:style-name="ce59" office:value-type="string">
            <text:p>http://twitter.com/MBerndorfer/statuses/310752563685380097</text:p>
          </table:table-cell>
          <table:table-cell table:style-name="ce61" office:value-type="string">
            <text:p>{"urls":[],"hashtags":[{"text":"FPÖ","indices":[49,53]},{"text":"Strache","indices":[63,71]},{"text":"Nationalratswahl","indices":[101,118]}],"user_mentions":[{"id":17450461,"name":"Günter Felbermayer","indices":[3,11],"screen_name":"eminenz","id_str":"17450461"}]}</text:p>
          </table:table-cell>
        </table:table-row>
        <table:table-row table:style-name="ro24">
          <table:table-cell table:style-name="ce58" office:value-type="string">
            <text:p>310750690324664320</text:p>
          </table:table-cell>
          <table:table-cell table:style-name="ce59" office:value-type="string">
            <text:p>eminenz</text:p>
          </table:table-cell>
          <table:table-cell table:style-name="ce59" office:value-type="string">
            <text:p>Ungewohnte Leiden eines ignorierten #FPÖ-Obmanns. #Strache sucht eine Strategie für die #Nationalratswahl http://t.co/hOVkrc7QuU</text:p>
          </table:table-cell>
          <table:table-cell table:style-name="ce59" office:value-type="string">
            <text:p>Sun Mar 10 13:55:12 +0000 2013</text:p>
          </table:table-cell>
          <table:table-cell table:style-name="ce60" office:value-type="float" office:value="41343.58">
            <text:p>3/10/2013 13:55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450461">
            <text:p>17450461</text:p>
          </table:table-cell>
          <table:table-cell table:style-name="ce59"/>
          <table:table-cell table:style-name="ce61" office:value-type="string">
            <text:p>&lt;a href="https://itunes.apple.com/us/app/die-presse/id394872877?mt=8&amp;uo=4" rel="nofollow"&gt;Die Presse on iOS&lt;/a&gt;</text:p>
          </table:table-cell>
          <table:table-cell table:style-name="ce61" office:value-type="string">
            <text:p>http://a0.twimg.com/profile_images/2764302077/e8635f5f8dbc51190f7f544506b2cac6_normal.jpeg</text:p>
          </table:table-cell>
          <table:table-cell table:style-name="ce59" office:value-type="float" office:value="2809">
            <text:p>2809</text:p>
          </table:table-cell>
          <table:table-cell table:style-name="ce59" office:value-type="float" office:value="1266">
            <text:p>12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minenz/statuses/310750690324664320</text:p>
          </table:table-cell>
          <table:table-cell table:style-name="ce61" office:value-type="string">
            <text:p>{"urls":[{"expanded_url":"http://diepresse.com/home/politik/1354160/index.do","indices":[106,128],"display_url":"diepresse.com/home/politik/1\u2026","url":"http://t.co/hOVkrc7QuU"}],"hashtags":[{"text":"FPÖ","indices":[36,40]},{"text":"Strache","indices":[50,58]},{"text":"Nationalratswahl","indices":[88,105]}],"user_mentions":[]}</text:p>
          </table:table-cell>
        </table:table-row>
        <table:table-row table:style-name="ro20">
          <table:table-cell table:style-name="ce58" office:value-type="string">
            <text:p>310706733997760512</text:p>
          </table:table-cell>
          <table:table-cell table:style-name="ce59" office:value-type="string">
            <text:p>DieSchwarz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11:00:32 +0000 2013</text:p>
          </table:table-cell>
          <table:table-cell table:style-name="ce60" office:value-type="float" office:value="41343.458703703705">
            <text:p>3/10/2013 11:00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301425">
            <text:p>2330142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2278471/aa6e73862451a6336559e45c2475f967_normal.png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eSchwarz/statuses/310706733997760512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0">
          <table:table-cell table:style-name="ce58" office:value-type="string">
            <text:p>310690956510916608</text:p>
          </table:table-cell>
          <table:table-cell table:style-name="ce59" office:value-type="string">
            <text:p>cbt_chris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57:51 +0000 2013</text:p>
          </table:table-cell>
          <table:table-cell table:style-name="ce60" office:value-type="float" office:value="41343.41517361111">
            <text:p>3/10/2013 10:57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79911728">
            <text:p>27991172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886360078/cded0f682353c5eeb52e8b18e433c7cc_normal.jpeg</text:p>
          </table:table-cell>
          <table:table-cell table:style-name="ce59" office:value-type="float" office:value="232">
            <text:p>232</text:p>
          </table:table-cell>
          <table:table-cell table:style-name="ce59" office:value-type="float" office:value="304">
            <text:p>30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bt_chris/statuses/310690956510916608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0">
          <table:table-cell table:style-name="ce58" office:value-type="string">
            <text:p>310688754144800768</text:p>
          </table:table-cell>
          <table:table-cell table:style-name="ce59" office:value-type="string">
            <text:p>CGaerner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49:05 +0000 2013</text:p>
          </table:table-cell>
          <table:table-cell table:style-name="ce60" office:value-type="float" office:value="41343.40908564815">
            <text:p>3/10/2013 10:49:0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10693309">
            <text:p>51069330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251250/d06f1c59d5dc43edb389820b4a4f4d85_normal.jpeg</text:p>
          </table:table-cell>
          <table:table-cell table:style-name="ce59" office:value-type="float" office:value="44">
            <text:p>44</text:p>
          </table:table-cell>
          <table:table-cell table:style-name="ce59" office:value-type="float" office:value="376">
            <text:p>3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Gaerner/statuses/310688754144800768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1">
          <table:table-cell table:style-name="ce58" office:value-type="string">
            <text:p>310688722616197120</text:p>
          </table:table-cell>
          <table:table-cell table:style-name="ce59" office:value-type="string">
            <text:p>chriAUTjaen</text:p>
          </table:table-cell>
          <table:table-cell table:style-name="ce59" office:value-type="string">
            <text:p>RT Wären jetzt Nationalratswahl was würdest Du wählen? http://t.co/lJnE4zfYQI</text:p>
          </table:table-cell>
          <table:table-cell table:style-name="ce59" office:value-type="string">
            <text:p>Sun Mar 10 09:48:58 +0000 2013</text:p>
          </table:table-cell>
          <table:table-cell table:style-name="ce60" office:value-type="float" office:value="41343.409004629626">
            <text:p>3/10/2013 10:48:5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60570617">
            <text:p>360570617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510820747/image_normal.jpg</text:p>
          </table:table-cell>
          <table:table-cell table:style-name="ce59" office:value-type="float" office:value="290">
            <text:p>290</text:p>
          </table:table-cell>
          <table:table-cell table:style-name="ce59" office:value-type="float" office:value="180">
            <text:p>1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AUTjaen/statuses/310688722616197120</text:p>
          </table:table-cell>
          <table:table-cell table:style-name="ce61" office:value-type="string">
            <text:p>{"urls":[{"expanded_url":"http://polls.tw/ley/p","indices":[55,77],"display_url":"polls.tw/ley/p","url":"http://t.co/lJnE4zfYQI"}],"hashtags":[],"user_mentions":[]}</text:p>
          </table:table-cell>
        </table:table-row>
        <table:table-row table:style-name="ro20">
          <table:table-cell table:style-name="ce58" office:value-type="string">
            <text:p>310688473394855936</text:p>
          </table:table-cell>
          <table:table-cell table:style-name="ce59" office:value-type="string">
            <text:p>BMeinl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47:59 +0000 2013</text:p>
          </table:table-cell>
          <table:table-cell table:style-name="ce60" office:value-type="float" office:value="41343.408321759256">
            <text:p>3/10/2013 10:47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44969570">
            <text:p>44496957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734362125/18a4418b501d4c20a10522bb07f0f3cb_normal.jpeg</text:p>
          </table:table-cell>
          <table:table-cell table:style-name="ce59" office:value-type="float" office:value="208">
            <text:p>208</text:p>
          </table:table-cell>
          <table:table-cell table:style-name="ce59" office:value-type="float" office:value="175">
            <text:p>175</text:p>
          </table:table-cell>
          <table:table-cell table:style-name="ce59"/>
          <table:table-cell table:style-name="ce59" office:value-type="string">
            <text:p>http://twitter.com/BMeinl/statuses/310688473394855936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0">
          <table:table-cell table:style-name="ce58" office:value-type="string">
            <text:p>310687924029095937</text:p>
          </table:table-cell>
          <table:table-cell table:style-name="ce59" office:value-type="string">
            <text:p>wernerkeil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45:48 +0000 2013</text:p>
          </table:table-cell>
          <table:table-cell table:style-name="ce60" office:value-type="float" office:value="41343.406805555554">
            <text:p>3/10/2013 10:45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0013926">
            <text:p>5001392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239138414/werner_Keil_2s_normal.jpg</text:p>
          </table:table-cell>
          <table:table-cell table:style-name="ce59" office:value-type="float" office:value="1460">
            <text:p>1460</text:p>
          </table:table-cell>
          <table:table-cell table:style-name="ce59" office:value-type="float" office:value="1283">
            <text:p>1283</text:p>
          </table:table-cell>
          <table:table-cell table:style-name="ce59"/>
          <table:table-cell table:style-name="ce59" office:value-type="string">
            <text:p>http://twitter.com/wernerkeil/statuses/310687924029095937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0">
          <table:table-cell table:style-name="ce58" office:value-type="string">
            <text:p>310685969416347649</text:p>
          </table:table-cell>
          <table:table-cell table:style-name="ce59" office:value-type="string">
            <text:p>dberghofer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38:02 +0000 2013</text:p>
          </table:table-cell>
          <table:table-cell table:style-name="ce60" office:value-type="float" office:value="41343.401412037034">
            <text:p>3/10/2013 10:38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4891915">
            <text:p>39489191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41681623/eeae4c8dd5942217a148dcfd78ef66d0_normal.jpeg</text:p>
          </table:table-cell>
          <table:table-cell table:style-name="ce59" office:value-type="float" office:value="95">
            <text:p>95</text:p>
          </table:table-cell>
          <table:table-cell table:style-name="ce59" office:value-type="float" office:value="121">
            <text:p>1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berghofer/statuses/310685969416347649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0">
          <table:table-cell table:style-name="ce58" office:value-type="string">
            <text:p>310685215817347073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RT @chmelar_dieter: RT Wären jetzt Nationalratswahl was würdest Du wählen? http://t.co/gn8vxEPVUM</text:p>
          </table:table-cell>
          <table:table-cell table:style-name="ce59" office:value-type="string">
            <text:p>Sun Mar 10 09:35:02 +0000 2013</text:p>
          </table:table-cell>
          <table:table-cell table:style-name="ce60" office:value-type="float" office:value="41343.3993287037">
            <text:p>3/10/2013 10:35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19698388">
            <text:p>81969838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13">
            <text:p>1313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0685215817347073</text:p>
          </table:table-cell>
          <table:table-cell table:style-name="ce61" office:value-type="string">
            <text:p>{"urls":[{"expanded_url":"http://polls.tw/ley/p","indices":[75,97],"display_url":"polls.tw/ley/p","url":"http://t.co/gn8vxEPVUM"}],"hashtags":[],"user_mentions":[{"id":460242909,"name":"dieter chmelar","indices":[3,18],"screen_name":"chmelar_dieter","id_str":"460242909"}]}</text:p>
          </table:table-cell>
        </table:table-row>
        <table:table-row table:style-name="ro21">
          <table:table-cell table:style-name="ce58" office:value-type="string">
            <text:p>310683551261659136</text:p>
          </table:table-cell>
          <table:table-cell table:style-name="ce59" office:value-type="string">
            <text:p>chmelar_dieter</text:p>
          </table:table-cell>
          <table:table-cell table:style-name="ce59" office:value-type="string">
            <text:p>RT Wären jetzt Nationalratswahl was würdest Du wählen? http://t.co/gn8vxEPVUM</text:p>
          </table:table-cell>
          <table:table-cell table:style-name="ce59" office:value-type="string">
            <text:p>Sun Mar 10 09:28:25 +0000 2013</text:p>
          </table:table-cell>
          <table:table-cell table:style-name="ce60" office:value-type="float" office:value="41343.394733796296">
            <text:p>3/10/2013 10:28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60242909">
            <text:p>460242909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797053123/chmelar700kb_normal.jpg</text:p>
          </table:table-cell>
          <table:table-cell table:style-name="ce59" office:value-type="float" office:value="4677">
            <text:p>4677</text:p>
          </table:table-cell>
          <table:table-cell table:style-name="ce59" office:value-type="float" office:value="734">
            <text:p>734</text:p>
          </table:table-cell>
          <table:table-cell table:style-name="ce59"/>
          <table:table-cell table:style-name="ce59" office:value-type="string">
            <text:p>http://twitter.com/chmelar_dieter/statuses/310683551261659136</text:p>
          </table:table-cell>
          <table:table-cell table:style-name="ce61" office:value-type="string">
            <text:p>{"urls":[{"expanded_url":"http://polls.tw/ley/p","indices":[55,77],"display_url":"polls.tw/ley/p","url":"http://t.co/gn8vxEPVUM"}],"hashtags":[],"user_mentions":[]}</text:p>
          </table:table-cell>
        </table:table-row>
        <table:table-row table:style-name="ro21">
          <table:table-cell table:style-name="ce58" office:value-type="string">
            <text:p>310537525691314176</text:p>
          </table:table-cell>
          <table:table-cell table:style-name="ce59" office:value-type="string">
            <text:p>GrandHuit</text:p>
          </table:table-cell>
          <table:table-cell table:style-name="ce59" office:value-type="string">
            <text:p>#Stronach will bei Nationalratswahl „Erster werden“ #SachenzumLachen</text:p>
          </table:table-cell>
          <table:table-cell table:style-name="ce59" office:value-type="string">
            <text:p>Sat Mar 09 23:48:10 +0000 2013</text:p>
          </table:table-cell>
          <table:table-cell table:style-name="ce60" office:value-type="float" office:value="41342.99178240741">
            <text:p>3/9/2013 23:48:1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5731906">
            <text:p>4057319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42812845/3416448c0c2e7172791259c1b3d4f0c8_normal.jpeg</text:p>
          </table:table-cell>
          <table:table-cell table:style-name="ce59" office:value-type="float" office:value="257">
            <text:p>257</text:p>
          </table:table-cell>
          <table:table-cell table:style-name="ce59" office:value-type="float" office:value="339">
            <text:p>33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randHuit/statuses/310537525691314176</text:p>
          </table:table-cell>
          <table:table-cell table:style-name="ce61" office:value-type="string">
            <text:p>{"urls":[],"hashtags":[{"text":"Stronach","indices":[0,9]},{"text":"SachenzumLachen","indices":[52,68]}],"user_mentions":[]}</text:p>
          </table:table-cell>
        </table:table-row>
        <table:table-row table:style-name="ro25">
          <table:table-cell table:style-name="ce58" office:value-type="string">
            <text:p>310498179214897153</text:p>
          </table:table-cell>
          <table:table-cell table:style-name="ce59" office:value-type="string">
            <text:p>PolitikGossip</text:p>
          </table:table-cell>
          <table:table-cell table:style-name="ce59" office:value-type="string">
            <text:p>Viele hochrangige ÖVP-Funktionäre bezweifeln mittlerweile, dass er bei der Nationalratswahl im Herbst noch an der Parteispitze stehen wird.</text:p>
          </table:table-cell>
          <table:table-cell table:style-name="ce59" office:value-type="string">
            <text:p>Sat Mar 09 21:11:49 +0000 2013</text:p>
          </table:table-cell>
          <table:table-cell table:style-name="ce60" office:value-type="float" office:value="41342.883206018516">
            <text:p>3/9/2013 21:11:4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54314210">
            <text:p>125431421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57474503/903cdc686470e19aadd5eae150671fca_normal.png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4">
            <text:p>34</text:p>
          </table:table-cell>
          <table:table-cell table:style-name="ce59"/>
          <table:table-cell table:style-name="ce59" office:value-type="string">
            <text:p>http://twitter.com/PolitikGossip/statuses/310498179214897153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10468237714411520</text:p>
          </table:table-cell>
          <table:table-cell table:style-name="ce59" office:value-type="string">
            <text:p>cestlaviv</text:p>
          </table:table-cell>
          <table:table-cell table:style-name="ce59" office:value-type="string">
            <text:p>@TeamStronach_at lustig ist, die wahl in kärnten wird mit der nationalratswahl verglichen, hier waren alle protestwähler.</text:p>
          </table:table-cell>
          <table:table-cell table:style-name="ce59" office:value-type="string">
            <text:p>Sat Mar 09 19:12:50 +0000 2013</text:p>
          </table:table-cell>
          <table:table-cell table:style-name="ce60" office:value-type="float" office:value="41342.800578703704">
            <text:p>3/9/2013 19:12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48725196">
            <text:p>848725196</text:p>
          </table:table-cell>
          <table:table-cell table:style-name="ce59" office:value-type="string">
            <text:p>TeamStronach_at</text:p>
          </table:table-cell>
          <table:table-cell table:style-name="ce59" office:value-type="float" office:value="23260238">
            <text:p>2326023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91073024/cestlaviv_normal.png</text:p>
          </table:table-cell>
          <table:table-cell table:style-name="ce59" office:value-type="float" office:value="6505">
            <text:p>6505</text:p>
          </table:table-cell>
          <table:table-cell table:style-name="ce59" office:value-type="float" office:value="6423">
            <text:p>64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estlaviv/statuses/310468237714411520</text:p>
          </table:table-cell>
          <table:table-cell table:style-name="ce61" office:value-type="string">
            <text:p>{"urls":[],"hashtags":[],"user_mentions":[{"id":848725196,"name":"Team Stronach","indices":[0,16],"screen_name":"TeamStronach_at","id_str":"848725196"}]}</text:p>
          </table:table-cell>
        </table:table-row>
        <table:table-row table:style-name="ro25">
          <table:table-cell table:style-name="ce58" office:value-type="string">
            <text:p>310467758007668736</text:p>
          </table:table-cell>
          <table:table-cell table:style-name="ce59" office:value-type="string">
            <text:p>hanse237</text:p>
          </table:table-cell>
          <table:table-cell table:style-name="ce59" office:value-type="string">
            <text:p>RT @_Q___: Das wird ein Spaß! #Stronach tritt bei d #nrw13 gg andere Spitzenkandidat*innen im #ORF an. Und er will Erster werden http:// ...</text:p>
          </table:table-cell>
          <table:table-cell table:style-name="ce59" office:value-type="string">
            <text:p>Sat Mar 09 19:10:56 +0000 2013</text:p>
          </table:table-cell>
          <table:table-cell table:style-name="ce60" office:value-type="float" office:value="41342.799259259256">
            <text:p>3/9/2013 19:10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3780582">
            <text:p>21378058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166179451/avatar_normal.png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215">
            <text:p>2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nse237/statuses/310467758007668736</text:p>
          </table:table-cell>
          <table:table-cell table:style-name="ce61" office:value-type="string">
            <text:p>{"urls":[],"hashtags":[{"text":"Stronach","indices":[30,39]},{"text":"nrw13","indices":[52,58]},{"text":"ORF","indices":[94,98]}],"user_mentions":[{"id":400642052,"name":"_Q___","indices":[3,9],"screen_name":"_Q___","id_str":"400642052"}]}</text:p>
          </table:table-cell>
        </table:table-row>
        <table:table-row table:style-name="ro25">
          <table:table-cell table:style-name="ce58" office:value-type="string">
            <text:p>3104673691579310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_Q___: Das wird ein Spaß! #Stronach tritt bei d #nrw13 gg andere Spitzenkandidat*innen im #ORF an. Und er will Erster werden http:// ...</text:p>
          </table:table-cell>
          <table:table-cell table:style-name="ce59" office:value-type="string">
            <text:p>Sat Mar 09 19:09:23 +0000 2013</text:p>
          </table:table-cell>
          <table:table-cell table:style-name="ce60" office:value-type="float" office:value="41342.79818287037">
            <text:p>3/9/2013 19:09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778">
            <text:p>7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67369157931008</text:p>
          </table:table-cell>
          <table:table-cell table:style-name="ce61" office:value-type="string">
            <text:p>{"urls":[],"hashtags":[{"text":"Stronach","indices":[30,39]},{"text":"nrw13","indices":[52,58]},{"text":"ORF","indices":[94,98]}],"user_mentions":[{"id":400642052,"name":"_Q___","indices":[3,9],"screen_name":"_Q___","id_str":"400642052"}]}</text:p>
          </table:table-cell>
        </table:table-row>
        <table:table-row table:style-name="ro25">
          <table:table-cell table:style-name="ce58" office:value-type="string">
            <text:p>310466704507559936</text:p>
          </table:table-cell>
          <table:table-cell table:style-name="ce59" office:value-type="string">
            <text:p>JudithZingerle</text:p>
          </table:table-cell>
          <table:table-cell table:style-name="ce59" office:value-type="string">
            <text:p>SocialMedicin News Stronach will bei Nationalratswahl "Erster werden" - Team Strona… http://t.co/fSmv8UrHNR, see more http://t.co/sHsystQMLD</text:p>
          </table:table-cell>
          <table:table-cell table:style-name="ce59" office:value-type="string">
            <text:p>Sat Mar 09 19:06:45 +0000 2013</text:p>
          </table:table-cell>
          <table:table-cell table:style-name="ce60" office:value-type="float" office:value="41342.79635416666">
            <text:p>3/9/2013 19:06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6408526">
            <text:p>206408526</text:p>
          </table:table-cell>
          <table:table-cell table:style-name="ce59"/>
          <table:table-cell table:style-name="ce61" office:value-type="string">
            <text:p>&lt;a href="http://www.tweetedtimes.com" rel="nofollow"&gt;The Tweeted Times&lt;/a&gt;</text:p>
          </table:table-cell>
          <table:table-cell table:style-name="ce61" office:value-type="string">
            <text:p>http://a0.twimg.com/profile_images/2215915486/WIL_5331_normal.jpg</text:p>
          </table:table-cell>
          <table:table-cell table:style-name="ce59" office:value-type="float" office:value="1281">
            <text:p>1281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dithZingerle/statuses/310466704507559936</text:p>
          </table:table-cell>
          <table:table-cell table:style-name="ce61" office:value-type="string">
            <text:p>{"urls":[{"expanded_url":"http://derstandard.at/1362107951869/Stronach-will-bei-Nationalratswahl-Erster-werden","indices":[85,107],"display_url":"derstandard.at/1362107951869/\u2026","url":"http://t.co/fSmv8UrHNR"},{"expanded_url":"http://tweetedtimes.com/JudithZingerle","indices":[118,140],"display_url":"tweetedtimes.com/JudithZingerle","url":"http://t.co/sHsystQMLD"}],"hashtags":[],"user_mentions":[]}</text:p>
          </table:table-cell>
        </table:table-row>
        <table:table-row table:style-name="ro23">
          <table:table-cell table:style-name="ce58" office:value-type="string">
            <text:p>310465408316620800</text:p>
          </table:table-cell>
          <table:table-cell table:style-name="ce59" office:value-type="string">
            <text:p>Schattleitner</text:p>
          </table:table-cell>
          <table:table-cell table:style-name="ce59" office:value-type="string">
            <text:p>@steinlechnerdan paar Wochen nach #NRW13.</text:p>
          </table:table-cell>
          <table:table-cell table:style-name="ce59" office:value-type="string">
            <text:p>Sat Mar 09 19:01:36 +0000 2013</text:p>
          </table:table-cell>
          <table:table-cell table:style-name="ce60" office:value-type="float" office:value="41342.79277777777">
            <text:p>3/9/2013 19:01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25291261">
            <text:p>25291261</text:p>
          </table:table-cell>
          <table:table-cell table:style-name="ce59" office:value-type="string">
            <text:p>310462940023246848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28300907/b811d6f300c33300d7a6b54370158281_normal.jpeg</text:p>
          </table:table-cell>
          <table:table-cell table:style-name="ce59" office:value-type="float" office:value="298">
            <text:p>298</text:p>
          </table:table-cell>
          <table:table-cell table:style-name="ce59" office:value-type="float" office:value="383">
            <text:p>3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chattleitner/statuses/310465408316620800</text:p>
          </table:table-cell>
          <table:table-cell table:style-name="ce61" office:value-type="string">
            <text:p>{"urls":[],"hashtags":[{"text":"NRW13","indices":[34,40]}],"user_mentions":[{"id":101744839,"name":"Daniel Steinlechner","indices":[0,16],"screen_name":"steinlechnerdan","id_str":"101744839"}]}</text:p>
          </table:table-cell>
        </table:table-row>
        <table:table-row table:style-name="ro22">
          <table:table-cell table:style-name="ce58" office:value-type="string">
            <text:p>310464450845097985</text:p>
          </table:table-cell>
          <table:table-cell table:style-name="ce59" office:value-type="string">
            <text:p>lestein11</text:p>
          </table:table-cell>
          <table:table-cell table:style-name="ce59" office:value-type="string">
            <text:p>RT @Der_Satyr: #Stronach ' s neue Wahlwerbung soll seinen Kritikern Wind aus den Segeln nehmen ... #Nationalratswahl #TeamStronach http: ...</text:p>
          </table:table-cell>
          <table:table-cell table:style-name="ce59" office:value-type="string">
            <text:p>Sat Mar 09 18:57:47 +0000 2013</text:p>
          </table:table-cell>
          <table:table-cell table:style-name="ce60" office:value-type="float" office:value="41342.790127314816">
            <text:p>3/9/2013 18:57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7822899">
            <text:p>19782289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7267600/e57cb6a131dbaf037bf9de5b11fcb68e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127">
            <text:p>127</text:p>
          </table:table-cell>
          <table:table-cell table:style-name="ce59"/>
          <table:table-cell table:style-name="ce59" office:value-type="string">
            <text:p>http://twitter.com/lestein11/statuses/310464450845097985</text:p>
          </table:table-cell>
          <table:table-cell table:style-name="ce61" office:value-type="string">
            <text:p>{"urls":[],"hashtags":[{"text":"Stronach","indices":[15,24]},{"text":"Nationalratswahl","indices":[99,116]},{"text":"TeamStronach","indices":[117,130]}],"user_mentions":[{"id":431038063,"name":"dersatyr.at","indices":[3,13],"screen_name":"Der_Satyr","id_str":"431038063"}]}</text:p>
          </table:table-cell>
        </table:table-row>
        <table:table-row table:style-name="ro25">
          <table:table-cell table:style-name="ce58" office:value-type="string">
            <text:p>310461683770458112</text:p>
          </table:table-cell>
          <table:table-cell table:style-name="ce59" office:value-type="string">
            <text:p>Kleiner_Balduin</text:p>
          </table:table-cell>
          <table:table-cell table:style-name="ce59" office:value-type="string">
            <text:p>"@noen_online: Stronach will bei Nationalratswahl "Erster werden" http://t.co/G6gCWhFvv8" Haha - selten so gelacht!</text:p>
          </table:table-cell>
          <table:table-cell table:style-name="ce59" office:value-type="string">
            <text:p>Sat Mar 09 18:46:48 +0000 2013</text:p>
          </table:table-cell>
          <table:table-cell table:style-name="ce60" office:value-type="float" office:value="41342.7825">
            <text:p>3/9/2013 18:46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1386270">
            <text:p>1011386270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2975141732/4f648ae90b43dcb7f8453453777f79ba_normal.jpeg</text:p>
          </table:table-cell>
          <table:table-cell table:style-name="ce59" office:value-type="float" office:value="44">
            <text:p>44</text:p>
          </table:table-cell>
          <table:table-cell table:style-name="ce59" office:value-type="float" office:value="161">
            <text:p>1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leiner_Balduin/statuses/310461683770458112</text:p>
          </table:table-cell>
          <table:table-cell table:style-name="ce61" office:value-type="string">
            <text:p>{"urls":[{"expanded_url":"http://www.noen.at/448889","indices":[66,88],"display_url":"noen.at/448889","url":"http://t.co/G6gCWhFvv8"}],"hashtags":[],"user_mentions":[{"id":55313370,"name":"NÖN-Online","indices":[1,13],"screen_name":"noen_online","id_str":"55313370"}]}</text:p>
          </table:table-cell>
        </table:table-row>
        <table:table-row table:style-name="ro22">
          <table:table-cell table:style-name="ce58" office:value-type="string">
            <text:p>310461356329549824</text:p>
          </table:table-cell>
          <table:table-cell table:style-name="ce59" office:value-type="string">
            <text:p>Der_Satyr</text:p>
          </table:table-cell>
          <table:table-cell table:style-name="ce59" office:value-type="string">
            <text:p>#Stronach ' s neue Wahlwerbung soll seinen Kritikern Wind aus den Segeln nehmen ... #Nationalratswahl #TeamStronach http://t.co/PvsdNjQbKX</text:p>
          </table:table-cell>
          <table:table-cell table:style-name="ce59" office:value-type="string">
            <text:p>Sat Mar 09 18:45:30 +0000 2013</text:p>
          </table:table-cell>
          <table:table-cell table:style-name="ce60" office:value-type="float" office:value="41342.78159722222">
            <text:p>3/9/2013 18:45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1038063">
            <text:p>43103806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67539059/d9bee28097eb741777e4a3e2be744fcb_normal.jpeg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401">
            <text:p>401</text:p>
          </table:table-cell>
          <table:table-cell table:style-name="ce59"/>
          <table:table-cell table:style-name="ce59" office:value-type="string">
            <text:p>http://twitter.com/Der_Satyr/statuses/310461356329549824</text:p>
          </table:table-cell>
          <table:table-cell table:style-name="ce61" office:value-type="string">
            <text:p>{"urls":[],"hashtags":[{"text":"Stronach","indices":[0,9]},{"text":"Nationalratswahl","indices":[84,101]},{"text":"TeamStronach","indices":[102,115]}],"media":[{"sizes":{"small":{"w":340,"resize":"fit","h":442},"thumb":{"w":150,"resize":"crop","h":150},"large":{"w":500,"resize":"fit","h":650},"medium":{"w":500,"resize":"fit","h":650}},"id":310461356337938432,"media_url_https":"https://pbs.twimg.com/media/BE769W0CQAASGlA.jpg","media_url":"http://pbs.twimg.com/media/BE769W0CQAASGlA.jpg","expanded_url":"http://twitter.com/Der_Satyr/status/310461356329549824/photo/1","indices":[116,138],"id_str":"310461356337938432","type":"photo","display_url":"pic.twitter.com/PvsdNjQbKX","url":"http://t.co/PvsdNjQbKX"}],"user_mentions":[]}</text:p>
          </table:table-cell>
        </table:table-row>
        <table:table-row table:style-name="ro25">
          <table:table-cell table:style-name="ce58" office:value-type="string">
            <text:p>310459087391449089</text:p>
          </table:table-cell>
          <table:table-cell table:style-name="ce59" office:value-type="string">
            <text:p>_Q___</text:p>
          </table:table-cell>
          <table:table-cell table:style-name="ce59" office:value-type="string">
            <text:p>Das wird ein Spaß! #Stronach tritt bei d #nrw13 gg andere Spitzenkandidat*innen im #ORF an. Und er will Erster werden http://t.co/25nGWpfdwl</text:p>
          </table:table-cell>
          <table:table-cell table:style-name="ce59" office:value-type="string">
            <text:p>Sat Mar 09 18:36:29 +0000 2013</text:p>
          </table:table-cell>
          <table:table-cell table:style-name="ce60" office:value-type="float" office:value="41342.77533564815">
            <text:p>3/9/2013 18:36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0642052">
            <text:p>40064205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12060313/rainbowflag_normal.jpg</text:p>
          </table:table-cell>
          <table:table-cell table:style-name="ce59" office:value-type="float" office:value="499">
            <text:p>499</text:p>
          </table:table-cell>
          <table:table-cell table:style-name="ce59" office:value-type="float" office:value="423">
            <text:p>4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Q___/statuses/310459087391449089</text:p>
          </table:table-cell>
          <table:table-cell table:style-name="ce61" office:value-type="string">
            <text:p>{"urls":[{"expanded_url":"http://orf.at/#/stories/2170755/","indices":[118,140],"display_url":"orf.at/#/stories/2170\u2026","url":"http://t.co/25nGWpfdwl"}],"hashtags":[{"text":"Stronach","indices":[19,28]},{"text":"nrw13","indices":[41,47]},{"text":"ORF","indices":[83,87]}],"user_mentions":[]}</text:p>
          </table:table-cell>
        </table:table-row>
        <table:table-row table:style-name="ro25">
          <table:table-cell table:style-name="ce58" office:value-type="string">
            <text:p>31044318836623769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isiMoosmann Hm, eben deshalb sehen wir's als wichtig an, bei der #NRW13 überall wählbar zu sein, selbst wenn Chancen gering sein mögen.</text:p>
          </table:table-cell>
          <table:table-cell table:style-name="ce59" office:value-type="string">
            <text:p>Sat Mar 09 17:33:18 +0000 2013</text:p>
          </table:table-cell>
          <table:table-cell table:style-name="ce60" office:value-type="float" office:value="41342.73145833333">
            <text:p>3/9/2013 17:33:1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60368659">
            <text:p>960368659</text:p>
          </table:table-cell>
          <table:table-cell table:style-name="ce59" office:value-type="string">
            <text:p>LisiMoosman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4106580933017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777">
            <text:p>7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43188366237696</text:p>
          </table:table-cell>
          <table:table-cell table:style-name="ce61" office:value-type="string">
            <text:p>{"urls":[],"hashtags":[{"text":"NRW13","indices":[67,73]}],"user_mentions":[{"id":960368659,"name":"Lisi Moosmann","indices":[0,13],"screen_name":"LisiMoosmann","id_str":"960368659"}]}</text:p>
          </table:table-cell>
        </table:table-row>
        <table:table-row table:style-name="ro25">
          <table:table-cell table:style-name="ce58" office:value-type="string">
            <text:p>310442505223155712</text:p>
          </table:table-cell>
          <table:table-cell table:style-name="ce59" office:value-type="string">
            <text:p>AndiBabler</text:p>
          </table:table-cell>
          <table:table-cell table:style-name="ce59" office:value-type="string">
            <text:p>Hat der da den HC eh um Erlaubnis gefragt?  "@noen_online: Stronach will bei Nationalratswahl "Erster werden" http://t.co/H8ogzEawBn"</text:p>
          </table:table-cell>
          <table:table-cell table:style-name="ce59" office:value-type="string">
            <text:p>Sat Mar 09 17:30:35 +0000 2013</text:p>
          </table:table-cell>
          <table:table-cell table:style-name="ce60" office:value-type="float" office:value="41342.72957175926">
            <text:p>3/9/2013 17:30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2349393">
            <text:p>102349393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817187979/twitterandi_normal.jpg</text:p>
          </table:table-cell>
          <table:table-cell table:style-name="ce59" office:value-type="float" office:value="389">
            <text:p>389</text:p>
          </table:table-cell>
          <table:table-cell table:style-name="ce59" office:value-type="float" office:value="305">
            <text:p>30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diBabler/statuses/310442505223155712</text:p>
          </table:table-cell>
          <table:table-cell table:style-name="ce61" office:value-type="string">
            <text:p>{"urls":[{"expanded_url":"http://www.noen.at/448889","indices":[110,132],"display_url":"noen.at/448889","url":"http://t.co/H8ogzEawBn"}],"hashtags":[],"user_mentions":[{"id":55313370,"name":"NÖN-Online","indices":[45,57],"screen_name":"noen_online","id_str":"55313370"}]}</text:p>
          </table:table-cell>
        </table:table-row>
        <table:table-row table:style-name="ro21">
          <table:table-cell table:style-name="ce58" office:value-type="string">
            <text:p>310438233483915264</text:p>
          </table:table-cell>
          <table:table-cell table:style-name="ce59" office:value-type="string">
            <text:p>noen_online</text:p>
          </table:table-cell>
          <table:table-cell table:style-name="ce59" office:value-type="string">
            <text:p>Stronach will bei Nationalratswahl "Erster werden" http://t.co/W61y5yZYYn</text:p>
          </table:table-cell>
          <table:table-cell table:style-name="ce59" office:value-type="string">
            <text:p>Sat Mar 09 17:13:37 +0000 2013</text:p>
          </table:table-cell>
          <table:table-cell table:style-name="ce60" office:value-type="float" office:value="41342.71778935185">
            <text:p>3/9/2013 17:13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313370">
            <text:p>55313370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594326209/twitter_noen_normal.jpg</text:p>
          </table:table-cell>
          <table:table-cell table:style-name="ce59" office:value-type="float" office:value="751">
            <text:p>751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noen_online/statuses/310438233483915264</text:p>
          </table:table-cell>
          <table:table-cell table:style-name="ce61" office:value-type="string">
            <text:p>{"urls":[{"expanded_url":"http://www.noen.at/448889","indices":[51,73],"display_url":"noen.at/448889","url":"http://t.co/W61y5yZYYn"}],"hashtags":[],"user_mentions":[]}</text:p>
          </table:table-cell>
        </table:table-row>
        <table:table-row table:style-name="ro25">
          <table:table-cell table:style-name="ce58" office:value-type="string">
            <text:p>31043748423861862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isiMoosmann @steinlechnerdan nächste Ziele, klar. Antritt zur #NRW13 ist aber auch für die Präsenz und interne Motivation wichtig. /3</text:p>
          </table:table-cell>
          <table:table-cell table:style-name="ce59" office:value-type="string">
            <text:p>Sat Mar 09 17:10:38 +0000 2013</text:p>
          </table:table-cell>
          <table:table-cell table:style-name="ce60" office:value-type="float" office:value="41342.71571759259">
            <text:p>3/9/2013 17:10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60368659">
            <text:p>960368659</text:p>
          </table:table-cell>
          <table:table-cell table:style-name="ce59" office:value-type="string">
            <text:p>LisiMoosman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364513577164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7">
            <text:p>7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37484238618624</text:p>
          </table:table-cell>
          <table:table-cell table:style-name="ce61" office:value-type="string">
            <text:p>{"urls":[],"hashtags":[{"text":"NRW13","indices":[64,70]}],"user_mentions":[{"id":960368659,"name":"Lisi Moosmann","indices":[0,13],"screen_name":"LisiMoosmann","id_str":"960368659"},{"id":101744839,"name":"Daniel Steinlechner","indices":[14,30],"screen_name":"steinlechnerdan","id_str":"101744839"}]}</text:p>
          </table:table-cell>
        </table:table-row>
        <table:table-row table:style-name="ro25">
          <table:table-cell table:style-name="ce58" office:value-type="string">
            <text:p>31043740134240256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isiMoosmann @steinlechnerdan es ja nicht zuerst in alle LTe und dann erst in den NR … aber nach #NRW13 sind #EP14 und #Wien15 /2</text:p>
          </table:table-cell>
          <table:table-cell table:style-name="ce59" office:value-type="string">
            <text:p>Sat Mar 09 17:10:18 +0000 2013</text:p>
          </table:table-cell>
          <table:table-cell table:style-name="ce60" office:value-type="float" office:value="41342.71548611111">
            <text:p>3/9/2013 17:10:1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60368659">
            <text:p>960368659</text:p>
          </table:table-cell>
          <table:table-cell table:style-name="ce59" office:value-type="string">
            <text:p>LisiMoosman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364513577164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7">
            <text:p>7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37401342402560</text:p>
          </table:table-cell>
          <table:table-cell table:style-name="ce61" office:value-type="string">
            <text:p>{"urls":[],"hashtags":[{"text":"NRW13","indices":[98,104]},{"text":"EP14","indices":[110,115]},{"text":"Wien15","indices":[120,127]}],"user_mentions":[{"id":960368659,"name":"Lisi Moosmann","indices":[0,13],"screen_name":"LisiMoosmann","id_str":"960368659"},{"id":101744839,"name":"Daniel Steinlechner","indices":[14,30],"screen_name":"steinlechnerdan","id_str":"101744839"}]}</text:p>
          </table:table-cell>
        </table:table-row>
        <table:table-row table:style-name="ro25">
          <table:table-cell table:style-name="ce58" office:value-type="string">
            <text:p>310435443164450817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steinlechnerdan Hängt stark vom weiteren Schicksal von Stronach und den deutschen Piraten ab. Und Antritt zur #NRW13 motivatorisch wichtig.</text:p>
          </table:table-cell>
          <table:table-cell table:style-name="ce59" office:value-type="string">
            <text:p>Sat Mar 09 17:02:31 +0000 2013</text:p>
          </table:table-cell>
          <table:table-cell table:style-name="ce60" office:value-type="float" office:value="41342.710081018515">
            <text:p>3/9/2013 17:02:3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3377770702029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7">
            <text:p>7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35443164450817</text:p>
          </table:table-cell>
          <table:table-cell table:style-name="ce61" office:value-type="string">
            <text:p>{"urls":[],"hashtags":[{"text":"NRW13","indices":[111,117]}],"user_mentions":[{"id":101744839,"name":"Daniel Steinlechner","indices":[0,16],"screen_name":"steinlechnerdan","id_str":"101744839"}]}</text:p>
          </table:table-cell>
        </table:table-row>
        <table:table-row table:style-name="ro22">
          <table:table-cell table:style-name="ce58" office:value-type="string">
            <text:p>310431929994457088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RT @pablodiabolo: These: Landtagswahlen in Salzburg entscheiden Momentum für #nrw13. Wer nicht in Salzburger Landtag kommt, schafft's au ...</text:p>
          </table:table-cell>
          <table:table-cell table:style-name="ce59" office:value-type="string">
            <text:p>Sat Mar 09 16:48:34 +0000 2013</text:p>
          </table:table-cell>
          <table:table-cell table:style-name="ce60" office:value-type="float" office:value="41342.70039351852">
            <text:p>3/9/2013 16:48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744839">
            <text:p>10174483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86">
            <text:p>686</text:p>
          </table:table-cell>
          <table:table-cell table:style-name="ce59" office:value-type="float" office:value="855">
            <text:p>855</text:p>
          </table:table-cell>
          <table:table-cell table:style-name="ce59"/>
          <table:table-cell table:style-name="ce59" office:value-type="string">
            <text:p>http://twitter.com/steinlechnerdan/statuses/310431929994457088</text:p>
          </table:table-cell>
          <table:table-cell table:style-name="ce61" office:value-type="string">
            <text:p>{"urls":[],"hashtags":[{"text":"nrw13","indices":[77,83]}],"user_mentions":[{"id":75235241,"name":"Paul Aigner","indices":[3,16],"screen_name":"pablodiabolo","id_str":"75235241"}]}</text:p>
          </table:table-cell>
        </table:table-row>
        <table:table-row table:style-name="ro24">
          <table:table-cell table:style-name="ce58" office:value-type="string">
            <text:p>310431675844808705</text:p>
          </table:table-cell>
          <table:table-cell table:style-name="ce59" office:value-type="string">
            <text:p>tometweetme</text:p>
          </table:table-cell>
          <table:table-cell table:style-name="ce59" office:value-type="string">
            <text:p>RT @derstandard_at: Team Stronach - Stronach will bei Nationalratswahl "Erster werden" http://t.co/QDAWueqcWJ</text:p>
          </table:table-cell>
          <table:table-cell table:style-name="ce59" office:value-type="string">
            <text:p>Sat Mar 09 16:47:33 +0000 2013</text:p>
          </table:table-cell>
          <table:table-cell table:style-name="ce60" office:value-type="float" office:value="41342.6996875">
            <text:p>3/9/2013 16:47:3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209651">
            <text:p>14920965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227213017/Andreas_Prokop_normal.jpg</text:p>
          </table:table-cell>
          <table:table-cell table:style-name="ce59" office:value-type="float" office:value="10916">
            <text:p>10916</text:p>
          </table:table-cell>
          <table:table-cell table:style-name="ce59" office:value-type="float" office:value="10849">
            <text:p>10849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ometweetme/statuses/310431675844808705</text:p>
          </table:table-cell>
          <table:table-cell table:style-name="ce61" office:value-type="string">
            <text:p>{"urls":[{"expanded_url":"http://bit.ly/14GiBAE","indices":[87,109],"display_url":"bit.ly/14GiBAE","url":"http://t.co/QDAWueqcWJ"}],"hashtags":[],"user_mentions":[{"id":18075603,"name":"derStandard.at","indices":[3,18],"screen_name":"derstandard_at","id_str":"18075603"}]}</text:p>
          </table:table-cell>
        </table:table-row>
        <table:table-row table:style-name="ro20">
          <table:table-cell table:style-name="ce58" office:value-type="string">
            <text:p>310426398789611520</text:p>
          </table:table-cell>
          <table:table-cell table:style-name="ce59" office:value-type="string">
            <text:p>hellin_sapinski</text:p>
          </table:table-cell>
          <table:table-cell table:style-name="ce59" office:value-type="string">
            <text:p>#Stronach kündigt weitere #Überläufer an und will #Erster werden http://t.co/BNMXslPkg9</text:p>
          </table:table-cell>
          <table:table-cell table:style-name="ce59" office:value-type="string">
            <text:p>Sat Mar 09 16:26:35 +0000 2013</text:p>
          </table:table-cell>
          <table:table-cell table:style-name="ce60" office:value-type="float" office:value="41342.68512731481">
            <text:p>3/9/2013 16:26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3245970">
            <text:p>40324597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605940619/su893gvK_normal</text:p>
          </table:table-cell>
          <table:table-cell table:style-name="ce59" office:value-type="float" office:value="259">
            <text:p>259</text:p>
          </table:table-cell>
          <table:table-cell table:style-name="ce59" office:value-type="float" office:value="335">
            <text:p>335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hellin_sapinski/statuses/310426398789611520</text:p>
          </table:table-cell>
          <table:table-cell table:style-name="ce61" office:value-type="string">
            <text:p>{"urls":[{"expanded_url":"http://diepresse.com/home/1354094","indices":[65,87],"display_url":"diepresse.com/home/1354094","url":"http://t.co/BNMXslPkg9"}],"hashtags":[{"text":"Stronach","indices":[0,9]},{"text":"Überläufer","indices":[26,37]},{"text":"Erster","indices":[50,57]}],"user_mentions":[]}</text:p>
          </table:table-cell>
        </table:table-row>
        <table:table-row table:style-name="ro22">
          <table:table-cell table:style-name="ce58" office:value-type="string">
            <text:p>310424228975489024</text:p>
          </table:table-cell>
          <table:table-cell table:style-name="ce59" office:value-type="string">
            <text:p>pablodiabolo</text:p>
          </table:table-cell>
          <table:table-cell table:style-name="ce59" office:value-type="string">
            <text:p>These: Landtagswahlen in Salzburg entscheiden Momentum für #nrw13. Wer nicht in Salzburger Landtag kommt, schafft's auch nicht in den NR.</text:p>
          </table:table-cell>
          <table:table-cell table:style-name="ce59" office:value-type="string">
            <text:p>Sat Mar 09 16:17:58 +0000 2013</text:p>
          </table:table-cell>
          <table:table-cell table:style-name="ce60" office:value-type="float" office:value="41342.679143518515">
            <text:p>3/9/2013 16:17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5235241">
            <text:p>7523524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91836993/Portr_t_Twitter_normal.png</text:p>
          </table:table-cell>
          <table:table-cell table:style-name="ce59" office:value-type="float" office:value="779">
            <text:p>779</text:p>
          </table:table-cell>
          <table:table-cell table:style-name="ce59" office:value-type="float" office:value="875">
            <text:p>87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pablodiabolo/statuses/310424228975489024</text:p>
          </table:table-cell>
          <table:table-cell table:style-name="ce61" office:value-type="string">
            <text:p>{"urls":[],"hashtags":[{"text":"nrw13","indices":[59,65]}],"user_mentions":[]}</text:p>
          </table:table-cell>
        </table:table-row>
        <table:table-row table:style-name="ro25">
          <table:table-cell table:style-name="ce58" office:value-type="string">
            <text:p>310422896344449024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Team Stronach - Stronach will bei Nationalratswahl "Erster werden… http://t.co/ePUpM5Hovr #derStandardNewsroom</text:p>
          </table:table-cell>
          <table:table-cell table:style-name="ce59" office:value-type="string">
            <text:p>Sat Mar 09 16:12:40 +0000 2013</text:p>
          </table:table-cell>
          <table:table-cell table:style-name="ce60" office:value-type="float" office:value="41342.67546296296">
            <text:p>3/9/2013 16:12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0">
            <text:p>450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422896344449024</text:p>
          </table:table-cell>
          <table:table-cell table:style-name="ce61" office:value-type="string">
            <text:p>{"urls":[{"expanded_url":"http://goo.gl/fb/aQNDU","indices":[67,89],"display_url":"goo.gl/fb/aQNDU","url":"http://t.co/ePUpM5Hovr"}],"hashtags":[{"text":"derStandardNewsroom","indices":[90,110]}],"user_mentions":[]}</text:p>
          </table:table-cell>
        </table:table-row>
        <table:table-row table:style-name="ro20">
          <table:table-cell table:style-name="ce58" office:value-type="string">
            <text:p>310422254242643970</text:p>
          </table:table-cell>
          <table:table-cell table:style-name="ce59" office:value-type="string">
            <text:p>akmal_br420</text:p>
          </table:table-cell>
          <table:table-cell table:style-name="ce59" office:value-type="string">
            <text:p>RT @NEWS: #FrankStronach will "Erster werden"
http://t.co/dcKBKI2w9v #nationalratswahl</text:p>
          </table:table-cell>
          <table:table-cell table:style-name="ce59" office:value-type="string">
            <text:p>Sat Mar 09 16:10:07 +0000 2013</text:p>
          </table:table-cell>
          <table:table-cell table:style-name="ce60" office:value-type="float" office:value="41342.673692129625">
            <text:p>3/9/2013 16:10:0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11884358">
            <text:p>1211884358</text:p>
          </table:table-cell>
          <table:table-cell table:style-name="ce59"/>
          <table:table-cell table:style-name="ce61" office:value-type="string">
            <text:p>&lt;a href="http://twitter.com/devices" rel="nofollow"&gt;txt&lt;/a&gt;</text:p>
          </table:table-cell>
          <table:table-cell table:style-name="ce61" office:value-type="string">
            <text:p>http://a0.twimg.com/sticky/default_profile_images/default_profile_6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3">
            <text:p>3</text:p>
          </table:table-cell>
          <table:table-cell table:style-name="ce59"/>
          <table:table-cell table:style-name="ce59" office:value-type="string">
            <text:p>http://twitter.com/akmal_br420/statuses/310422254242643970</text:p>
          </table:table-cell>
          <table:table-cell table:style-name="ce61" office:value-type="string">
            <text:p>{"urls":[{"expanded_url":"http://www.news.at/a/nationalratswahl-frank-stronach-will-erster-werden","indices":[46,68],"display_url":"news.at/a/nationalrats\u2026","url":"http://t.co/dcKBKI2w9v"}],"hashtags":[{"text":"FrankStronach","indices":[10,24]},{"text":"nationalratswahl","indices":[69,86]}],"user_mentions":[{"id":169820231,"name":"NEWS.AT","indices":[3,8],"screen_name":"NEWS","id_str":"169820231"}]}</text:p>
          </table:table-cell>
        </table:table-row>
        <table:table-row table:style-name="ro26">
          <table:table-cell table:style-name="ce58" office:value-type="string">
            <text:p>310422224689561600</text:p>
          </table:table-cell>
          <table:table-cell table:style-name="ce59" office:value-type="string">
            <text:p>avocadosalat</text:p>
          </table:table-cell>
          <table:table-cell table:style-name="ce59" office:value-type="string">
            <text:p>Laut Standard will Stronach bei Nationalratswahl "Erster werden"..

Dort trau ichs ihm eher zu als beim Purkersdorfer Waldlauf Ü50.</text:p>
          </table:table-cell>
          <table:table-cell table:style-name="ce59" office:value-type="string">
            <text:p>Sat Mar 09 16:10:00 +0000 2013</text:p>
          </table:table-cell>
          <table:table-cell table:style-name="ce60" office:value-type="float" office:value="41342.67361111111">
            <text:p>3/9/2013 16:10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687374">
            <text:p>52687374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2312783010/aj240wm8cyrpr4jvkdba_normal.jpe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avocadosalat/statuses/310422224689561600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10421635549237248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Team Stronach - Stronach will bei Nationalratswahl "Erster werden… http://t.co/jB3ERN23zU #derStandardInland</text:p>
          </table:table-cell>
          <table:table-cell table:style-name="ce59" office:value-type="string">
            <text:p>Sat Mar 09 16:07:39 +0000 2013</text:p>
          </table:table-cell>
          <table:table-cell table:style-name="ce60" office:value-type="float" office:value="41342.67197916666">
            <text:p>3/9/2013 16:07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0">
            <text:p>450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421635549237248</text:p>
          </table:table-cell>
          <table:table-cell table:style-name="ce61" office:value-type="string">
            <text:p>{"urls":[{"expanded_url":"http://goo.gl/fb/GBx6Q","indices":[67,89],"display_url":"goo.gl/fb/GBx6Q","url":"http://t.co/jB3ERN23zU"}],"hashtags":[{"text":"derStandardInland","indices":[90,108]}],"user_mentions":[]}</text:p>
          </table:table-cell>
        </table:table-row>
        <table:table-row table:style-name="ro26">
          <table:table-cell table:style-name="ce58" office:value-type="string">
            <text:p>310419847819436034</text:p>
          </table:table-cell>
          <table:table-cell table:style-name="ce59" office:value-type="string">
            <text:p>medu_syem</text:p>
          </table:table-cell>
          <table:table-cell table:style-name="ce59" office:value-type="string">
            <text:p>what's  news today RT @NEWS #FrankStronach will "Erster werden"
http://t.co/VEAWHPVMJL #nationalratswahl... http://t.co/5AXpm1fZwS #news</text:p>
          </table:table-cell>
          <table:table-cell table:style-name="ce59" office:value-type="string">
            <text:p>Sat Mar 09 16:00:33 +0000 2013</text:p>
          </table:table-cell>
          <table:table-cell table:style-name="ce60" office:value-type="float" office:value="41342.66704861111">
            <text:p>3/9/2013 16:00:33</text:p>
          </table:table-cell>
          <table:table-cell table:style-name="ce59"/>
          <table:table-cell table:style-name="ce59" office:value-type="string">
            <text:p>id</text:p>
          </table:table-cell>
          <table:table-cell table:number-columns-repeated="2" table:style-name="ce59"/>
          <table:table-cell table:style-name="ce59" office:value-type="float" office:value="525050459">
            <text:p>525050459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2126284683/aku_crop_normal.jpg</text:p>
          </table:table-cell>
          <table:table-cell table:style-name="ce59" office:value-type="float" office:value="130">
            <text:p>130</text:p>
          </table:table-cell>
          <table:table-cell table:style-name="ce59" office:value-type="float" office:value="123">
            <text:p>123</text:p>
          </table:table-cell>
          <table:table-cell table:style-name="ce59" office:value-type="float" office:value="25200">
            <text:p>25200</text:p>
          </table:table-cell>
          <table:table-cell table:style-name="ce59" office:value-type="string">
            <text:p>http://twitter.com/medu_syem/statuses/310419847819436034</text:p>
          </table:table-cell>
          <table:table-cell table:style-name="ce61" office:value-type="string">
            <text:p>{"urls":[{"expanded_url":"http://www.news.at/a/nationalratswahl-frank-stronach-will-erster-werden","indices":[64,86],"display_url":"news.at/a/nationalrats\u2026","url":"http://t.co/VEAWHPVMJL"},{"expanded_url":"http://bit.ly/ZrcEIi","indices":[108,130],"display_url":"bit.ly/ZrcEIi","url":"http://t.co/5AXpm1fZwS"}],"hashtags":[{"text":"FrankStronach","indices":[28,42]},{"text":"nationalratswahl","indices":[87,104]},{"text":"news","indices":[131,136]}],"user_mentions":[{"id":169820231,"name":"NEWS.AT","indices":[22,27],"screen_name":"NEWS","id_str":"169820231"}]}</text:p>
          </table:table-cell>
        </table:table-row>
        <table:table-row table:style-name="ro21">
          <table:table-cell table:style-name="ce58" office:value-type="string">
            <text:p>310418186220761089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#FrankStronach will "Erster werden"
http://t.co/dcKBKI2w9v #nationalratswahl</text:p>
          </table:table-cell>
          <table:table-cell table:style-name="ce59" office:value-type="string">
            <text:p>Sat Mar 09 15:53:57 +0000 2013</text:p>
          </table:table-cell>
          <table:table-cell table:style-name="ce60" office:value-type="float" office:value="41342.662465277775">
            <text:p>3/9/2013 15:53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9820231">
            <text:p>1698202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72426061/news_at_social_quad_normal.jpg</text:p>
          </table:table-cell>
          <table:table-cell table:style-name="ce59" office:value-type="float" office:value="9358">
            <text:p>9358</text:p>
          </table:table-cell>
          <table:table-cell table:style-name="ce59" office:value-type="float" office:value="743">
            <text:p>74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WS/statuses/310418186220761089</text:p>
          </table:table-cell>
          <table:table-cell table:style-name="ce61" office:value-type="string">
            <text:p>{"urls":[{"expanded_url":"http://www.news.at/a/nationalratswahl-frank-stronach-will-erster-werden","indices":[36,58],"display_url":"news.at/a/nationalrats\u2026","url":"http://t.co/dcKBKI2w9v"}],"hashtags":[{"text":"FrankStronach","indices":[0,14]},{"text":"nationalratswahl","indices":[59,76]}],"user_mentions":[]}</text:p>
          </table:table-cell>
        </table:table-row>
        <table:table-row table:style-name="ro24">
          <table:table-cell table:style-name="ce58" office:value-type="string">
            <text:p>310417719222755328</text:p>
          </table:table-cell>
          <table:table-cell table:style-name="ce59" office:value-type="string">
            <text:p>Eaglepowder</text:p>
          </table:table-cell>
          <table:table-cell table:style-name="ce59" office:value-type="string">
            <text:p>RT @derstandard_at: Team Stronach - Stronach will bei Nationalratswahl "Erster werden" http://t.co/QDAWueqcWJ</text:p>
          </table:table-cell>
          <table:table-cell table:style-name="ce59" office:value-type="string">
            <text:p>Sat Mar 09 15:52:06 +0000 2013</text:p>
          </table:table-cell>
          <table:table-cell table:style-name="ce60" office:value-type="float" office:value="41342.66118055555">
            <text:p>3/9/2013 15:52:0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8639438">
            <text:p>38639438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341285841/Osterhase_3_normal.jpg</text:p>
          </table:table-cell>
          <table:table-cell table:style-name="ce59" office:value-type="float" office:value="4655">
            <text:p>4655</text:p>
          </table:table-cell>
          <table:table-cell table:style-name="ce59" office:value-type="float" office:value="2586">
            <text:p>258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aglepowder/statuses/310417719222755328</text:p>
          </table:table-cell>
          <table:table-cell table:style-name="ce61" office:value-type="string">
            <text:p>{"urls":[{"expanded_url":"http://bit.ly/14GiBAE","indices":[87,109],"display_url":"bit.ly/14GiBAE","url":"http://t.co/QDAWueqcWJ"}],"hashtags":[],"user_mentions":[{"id":18075603,"name":"derStandard.at","indices":[3,18],"screen_name":"derstandard_at","id_str":"18075603"}]}</text:p>
          </table:table-cell>
        </table:table-row>
        <table:table-row table:style-name="ro25">
          <table:table-cell table:style-name="ce58" office:value-type="string">
            <text:p>310417226425581572</text:p>
          </table:table-cell>
          <table:table-cell table:style-name="ce59" office:value-type="string">
            <text:p>marcel_matz</text:p>
          </table:table-cell>
          <table:table-cell table:style-name="ce59" office:value-type="string">
            <text:p>#politik Team Stronach - Stronach will bei Nationalratswahl "Erster werden":  Parteichef will an ... http://t.co/xrXEfO5N2b #derstandard</text:p>
          </table:table-cell>
          <table:table-cell table:style-name="ce59" office:value-type="string">
            <text:p>Sat Mar 09 15:50:08 +0000 2013</text:p>
          </table:table-cell>
          <table:table-cell table:style-name="ce60" office:value-type="float" office:value="41342.65981481481">
            <text:p>3/9/2013 15:50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6910769">
            <text:p>636910769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2504953183/15rmjqr2rht4ff6utdzg_normal.jpe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165">
            <text:p>1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rcel_matz/statuses/310417226425581572</text:p>
          </table:table-cell>
          <table:table-cell table:style-name="ce61" office:value-type="string">
            <text:p>{"urls":[{"expanded_url":"http://bit.ly/10mbBs5","indices":[101,123],"display_url":"bit.ly/10mbBs5","url":"http://t.co/xrXEfO5N2b"}],"hashtags":[{"text":"politik","indices":[0,8]},{"text":"derstandard","indices":[124,136]}],"user_mentions":[]}</text:p>
          </table:table-cell>
        </table:table-row>
        <table:table-row table:style-name="ro22">
          <table:table-cell table:style-name="ce58" office:value-type="string">
            <text:p>310417224806572032</text:p>
          </table:table-cell>
          <table:table-cell table:style-name="ce59" office:value-type="string">
            <text:p>ipoStandardat</text:p>
          </table:table-cell>
          <table:table-cell table:style-name="ce59" office:value-type="string">
            <text:p>Team Stronach - Stronach will bei Nationalratswahl "Erster werden":  Parteichef will an "Zweier-ORF-Konfrontat... http://t.co/TLxcvCRq1Q</text:p>
          </table:table-cell>
          <table:table-cell table:style-name="ce59" office:value-type="string">
            <text:p>Sat Mar 09 15:50:08 +0000 2013</text:p>
          </table:table-cell>
          <table:table-cell table:style-name="ce60" office:value-type="float" office:value="41342.65981481481">
            <text:p>3/9/2013 15:50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4316976">
            <text:p>384316976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813047703/inland_normal.gif</text:p>
          </table:table-cell>
          <table:table-cell table:style-name="ce59" office:value-type="float" office:value="797">
            <text:p>797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poStandardat/statuses/310417224806572032</text:p>
          </table:table-cell>
          <table:table-cell table:style-name="ce61" office:value-type="string">
            <text:p>{"urls":[{"expanded_url":"http://bit.ly/10mbBs5","indices":[114,136],"display_url":"bit.ly/10mbBs5","url":"http://t.co/TLxcvCRq1Q"}],"hashtags":[],"user_mentions":[]}</text:p>
          </table:table-cell>
        </table:table-row>
        <table:table-row table:style-name="ro20">
          <table:table-cell table:style-name="ce58" office:value-type="string">
            <text:p>310416143569522689</text:p>
          </table:table-cell>
          <table:table-cell table:style-name="ce59" office:value-type="string">
            <text:p>derstandard_at</text:p>
          </table:table-cell>
          <table:table-cell table:style-name="ce59" office:value-type="string">
            <text:p>Team Stronach - Stronach will bei Nationalratswahl "Erster werden" http://t.co/QDAWueqcWJ</text:p>
          </table:table-cell>
          <table:table-cell table:style-name="ce59" office:value-type="string">
            <text:p>Sat Mar 09 15:45:50 +0000 2013</text:p>
          </table:table-cell>
          <table:table-cell table:style-name="ce60" office:value-type="float" office:value="41342.6568287037">
            <text:p>3/9/2013 15:45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075603">
            <text:p>18075603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67205735/derstandard_normal.gif</text:p>
          </table:table-cell>
          <table:table-cell table:style-name="ce59" office:value-type="float" office:value="6517">
            <text:p>6517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standard_at/statuses/310416143569522689</text:p>
          </table:table-cell>
          <table:table-cell table:style-name="ce61" office:value-type="string">
            <text:p>{"urls":[{"expanded_url":"http://bit.ly/14GiBAE","indices":[67,89],"display_url":"bit.ly/14GiBAE","url":"http://t.co/QDAWueqcWJ"}],"hashtags":[],"user_mentions":[]}</text:p>
          </table:table-cell>
        </table:table-row>
        <table:table-row table:style-name="ro25">
          <table:table-cell table:style-name="ce58" office:value-type="string">
            <text:p>310414777874792448</text:p>
          </table:table-cell>
          <table:table-cell table:style-name="ce59" office:value-type="string">
            <text:p>marcel_matz</text:p>
          </table:table-cell>
          <table:table-cell table:style-name="ce59" office:value-type="string">
            <text:p>#politik Stronach will bei Nationalratswahl "Erster werden": Stronach will vor der Nationalratswahl... http://t.co/3JbinExX04 #diepresse</text:p>
          </table:table-cell>
          <table:table-cell table:style-name="ce59" office:value-type="string">
            <text:p>Sat Mar 09 15:40:24 +0000 2013</text:p>
          </table:table-cell>
          <table:table-cell table:style-name="ce60" office:value-type="float" office:value="41342.65305555555">
            <text:p>3/9/2013 15:40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6910769">
            <text:p>636910769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2504953183/15rmjqr2rht4ff6utdzg_normal.jpe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165">
            <text:p>1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rcel_matz/statuses/310414777874792448</text:p>
          </table:table-cell>
          <table:table-cell table:style-name="ce61" office:value-type="string">
            <text:p>{"urls":[{"expanded_url":"http://bit.ly/14GhHEi","indices":[103,125],"display_url":"bit.ly/14GhHEi","url":"http://t.co/3JbinExX04"}],"hashtags":[{"text":"politik","indices":[0,8]},{"text":"diepresse","indices":[126,136]}],"user_mentions":[]}</text:p>
          </table:table-cell>
        </table:table-row>
        <table:table-row table:style-name="ro21">
          <table:table-cell table:style-name="ce58" office:value-type="string">
            <text:p>310414777199501312</text:p>
          </table:table-cell>
          <table:table-cell table:style-name="ce59" office:value-type="string">
            <text:p>DiePresse_Pol</text:p>
          </table:table-cell>
          <table:table-cell table:style-name="ce59" office:value-type="string">
            <text:p>Stronach will bei Nationalratswahl "Erster werden" http://t.co/tVOPkKE2bF</text:p>
          </table:table-cell>
          <table:table-cell table:style-name="ce59" office:value-type="string">
            <text:p>Sat Mar 09 15:40:24 +0000 2013</text:p>
          </table:table-cell>
          <table:table-cell table:style-name="ce60" office:value-type="float" office:value="41342.65305555555">
            <text:p>3/9/2013 15:40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4255350">
            <text:p>34255350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78279544/politik_AF2828_normal.jpg</text:p>
          </table:table-cell>
          <table:table-cell table:style-name="ce59" office:value-type="float" office:value="4081">
            <text:p>4081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ePresse_Pol/statuses/310414777199501312</text:p>
          </table:table-cell>
          <table:table-cell table:style-name="ce61" office:value-type="string">
            <text:p>{"urls":[{"expanded_url":"http://bit.ly/Zr6M1G","indices":[51,73],"display_url":"bit.ly/Zr6M1G","url":"http://t.co/tVOPkKE2bF"}],"hashtags":[],"user_mentions":[]}</text:p>
          </table:table-cell>
        </table:table-row>
        <table:table-row table:style-name="ro25">
          <table:table-cell table:style-name="ce58" office:value-type="string">
            <text:p>310408149268054017</text:p>
          </table:table-cell>
          <table:table-cell table:style-name="ce59" office:value-type="string">
            <text:p>maiergernot</text:p>
          </table:table-cell>
          <table:table-cell table:style-name="ce59" office:value-type="string">
            <text:p>RT @RablPeter: #Stronach: "Ich will Erster werden". Zur Aufklärung, der Alte meint kein Pferderennen sondern die Nationalratswahl ;))</text:p>
          </table:table-cell>
          <table:table-cell table:style-name="ce59" office:value-type="string">
            <text:p>Sat Mar 09 15:14:04 +0000 2013</text:p>
          </table:table-cell>
          <table:table-cell table:style-name="ce60" office:value-type="float" office:value="41342.63476851852">
            <text:p>3/9/2013 15:14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604158">
            <text:p>1760415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65359523/RIMG0102n_normal.jpg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224">
            <text:p>2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iergernot/statuses/310408149268054017</text:p>
          </table:table-cell>
          <table:table-cell table:style-name="ce61" office:value-type="string">
            <text:p>{"urls":[],"hashtags":[{"text":"Stronach","indices":[15,24]}],"user_mentions":[{"id":420405468,"name":"Peter Rabl","indices":[3,13],"screen_name":"RablPeter","id_str":"420405468"}]}</text:p>
          </table:table-cell>
        </table:table-row>
        <table:table-row table:style-name="ro24">
          <table:table-cell table:style-name="ce58" office:value-type="string">
            <text:p>310407545133096960</text:p>
          </table:table-cell>
          <table:table-cell table:style-name="ce59" office:value-type="string">
            <text:p>RablPeter</text:p>
          </table:table-cell>
          <table:table-cell table:style-name="ce59" office:value-type="string">
            <text:p>#Stronach: "Ich will Erster werden". Zur Aufklärung, der Alte meint kein Pferderennen sondern die Nationalratswahl ;))</text:p>
          </table:table-cell>
          <table:table-cell table:style-name="ce59" office:value-type="string">
            <text:p>Sat Mar 09 15:11:40 +0000 2013</text:p>
          </table:table-cell>
          <table:table-cell table:style-name="ce60" office:value-type="float" office:value="41342.63310185185">
            <text:p>3/9/2013 15:11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0405468">
            <text:p>42040546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53441862/6399d7f04bdaed8550c36eaa05e2fee6_normal.jpeg</text:p>
          </table:table-cell>
          <table:table-cell table:style-name="ce59" office:value-type="float" office:value="4150">
            <text:p>4150</text:p>
          </table:table-cell>
          <table:table-cell table:style-name="ce59" office:value-type="float" office:value="278">
            <text:p>2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ablPeter/statuses/310407545133096960</text:p>
          </table:table-cell>
          <table:table-cell table:style-name="ce61" office:value-type="string">
            <text:p>{"urls":[],"hashtags":[{"text":"Stronach","indices":[0,9]}],"user_mentions":[]}</text:p>
          </table:table-cell>
        </table:table-row>
        <table:table-row table:style-name="ro20">
          <table:table-cell table:style-name="ce58" office:value-type="string">
            <text:p>310402064461213697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Stronach will bei Nationalratswahl „Erster werden“ http://t.co/XIWy6N1ams #orfnews</text:p>
          </table:table-cell>
          <table:table-cell table:style-name="ce59" office:value-type="string">
            <text:p>Sat Mar 09 14:49:53 +0000 2013</text:p>
          </table:table-cell>
          <table:table-cell table:style-name="ce60" office:value-type="float" office:value="41342.61797453703">
            <text:p>3/9/2013 14:49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0">
            <text:p>450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402064461213697</text:p>
          </table:table-cell>
          <table:table-cell table:style-name="ce61" office:value-type="string">
            <text:p>{"urls":[{"expanded_url":"http://goo.gl/fb/I6jgM","indices":[51,73],"display_url":"goo.gl/fb/I6jgM","url":"http://t.co/XIWy6N1ams"}],"hashtags":[{"text":"orfnews","indices":[74,82]}],"user_mentions":[]}</text:p>
          </table:table-cell>
        </table:table-row>
        <table:table-row table:style-name="ro26">
          <table:table-cell table:style-name="ce58" office:value-type="string">
            <text:p>310400271492722689</text:p>
          </table:table-cell>
          <table:table-cell table:style-name="ce59" office:value-type="string">
            <text:p>RolandBam</text:p>
          </table:table-cell>
          <table:table-cell table:style-name="ce59" office:value-type="string">
            <text:p>RT @LJFOnline: Unglaublich beeindruckend: Wahlbündnis #LIF und @neos_eu auf #LIFPV13 EINSTIMMIG beschlossen! Wir rocken die Nationalrats ...</text:p>
          </table:table-cell>
          <table:table-cell table:style-name="ce59" office:value-type="string">
            <text:p>Sat Mar 09 14:42:46 +0000 2013</text:p>
          </table:table-cell>
          <table:table-cell table:style-name="ce60" office:value-type="float" office:value="41342.613032407404">
            <text:p>3/9/2013 14:42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3776138">
            <text:p>473776138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815733027/9bcd15d41f35f61d207f4f3c03e1cba6_normal.jpeg</text:p>
          </table:table-cell>
          <table:table-cell table:style-name="ce59" office:value-type="float" office:value="45">
            <text:p>45</text:p>
          </table:table-cell>
          <table:table-cell table:style-name="ce59" office:value-type="float" office:value="97">
            <text:p>97</text:p>
          </table:table-cell>
          <table:table-cell table:style-name="ce59"/>
          <table:table-cell table:style-name="ce59" office:value-type="string">
            <text:p>http://twitter.com/RolandBam/statuses/310400271492722689</text:p>
          </table:table-cell>
          <table:table-cell table:style-name="ce61" office:value-type="string">
            <text:p>{"urls":[],"hashtags":[{"text":"LIF","indices":[54,58]},{"text":"LIFPV13","indices":[76,84]}],"user_mentions":[{"id":515756853,"name":"LJF Online","indices":[3,13],"screen_name":"LJFOnline","id_str":"515756853"},{"id":819698388,"name":"Das Neue Österreich","indices":[63,71],"screen_name":"neos_eu","id_str":"819698388"}]}</text:p>
          </table:table-cell>
        </table:table-row>
        <table:table-row table:style-name="ro26">
          <table:table-cell table:style-name="ce58" office:value-type="string">
            <text:p>310397817590001664</text:p>
          </table:table-cell>
          <table:table-cell table:style-name="ce59" office:value-type="string">
            <text:p>_Heike</text:p>
          </table:table-cell>
          <table:table-cell table:style-name="ce59" office:value-type="string">
            <text:p>RT @LJFOnline: Unglaublich beeindruckend: Wahlbündnis #LIF und @neos_eu auf #LIFPV13 EINSTIMMIG beschlossen! Wir rocken die Nationalrats ...</text:p>
          </table:table-cell>
          <table:table-cell table:style-name="ce59" office:value-type="string">
            <text:p>Sat Mar 09 14:33:01 +0000 2013</text:p>
          </table:table-cell>
          <table:table-cell table:style-name="ce60" office:value-type="float" office:value="41342.606261574074">
            <text:p>3/9/2013 14:33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2109409">
            <text:p>55210940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57475892/Mamo_12_ava_normal.jpg</text:p>
          </table:table-cell>
          <table:table-cell table:style-name="ce59" office:value-type="float" office:value="108">
            <text:p>108</text:p>
          </table:table-cell>
          <table:table-cell table:style-name="ce59" office:value-type="float" office:value="244">
            <text:p>2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Heike/statuses/310397817590001664</text:p>
          </table:table-cell>
          <table:table-cell table:style-name="ce61" office:value-type="string">
            <text:p>{"urls":[],"hashtags":[{"text":"LIF","indices":[54,58]},{"text":"LIFPV13","indices":[76,84]}],"user_mentions":[{"id":515756853,"name":"LJF Online","indices":[3,13],"screen_name":"LJFOnline","id_str":"515756853"},{"id":819698388,"name":"Das Neue Österreich","indices":[63,71],"screen_name":"neos_eu","id_str":"819698388"}]}</text:p>
          </table:table-cell>
        </table:table-row>
        <table:table-row table:style-name="ro24">
          <table:table-cell table:style-name="ce58" office:value-type="string">
            <text:p>310396238728134656</text:p>
          </table:table-cell>
          <table:table-cell table:style-name="ce59" office:value-type="string">
            <text:p>streifi82</text:p>
          </table:table-cell>
          <table:table-cell table:style-name="ce59" office:value-type="string">
            <text:p>RT @kleinezeitung: Bei Nationalratswahl : Stronach will nun "Erster werden" &amp;gt; Kleine Zeitung http://t.co/9Smc8u3SEu</text:p>
          </table:table-cell>
          <table:table-cell table:style-name="ce59" office:value-type="string">
            <text:p>Sat Mar 09 14:26:44 +0000 2013</text:p>
          </table:table-cell>
          <table:table-cell table:style-name="ce60" office:value-type="float" office:value="41342.60189814815">
            <text:p>3/9/2013 14:26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6968415">
            <text:p>22696841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16313253/c21598dd54a147da39ff0a99df711f57_normal.jpeg</text:p>
          </table:table-cell>
          <table:table-cell table:style-name="ce59" office:value-type="float" office:value="112">
            <text:p>112</text:p>
          </table:table-cell>
          <table:table-cell table:style-name="ce59" office:value-type="float" office:value="447">
            <text:p>44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reifi82/statuses/310396238728134656</text:p>
          </table:table-cell>
          <table:table-cell table:style-name="ce61" office:value-type="string">
            <text:p>{"urls":[{"expanded_url":"http://www.kleinezeitung.at/nachrichten/politik/3263294/frank-stronach-will-erster-werden.story","indices":[96,118],"display_url":"kleinezeitung.at/nachrichten/po\u2026","url":"http://t.co/9Smc8u3SEu"}],"hashtags":[],"user_mentions":[{"id":16026138,"name":"Kleine Zeitung","indices":[3,17],"screen_name":"kleinezeitung","id_str":"16026138"}]}</text:p>
          </table:table-cell>
        </table:table-row>
        <table:table-row table:style-name="ro26">
          <table:table-cell table:style-name="ce58" office:value-type="string">
            <text:p>310391554655268866</text:p>
          </table:table-cell>
          <table:table-cell table:style-name="ce59" office:value-type="string">
            <text:p>ph10H</text:p>
          </table:table-cell>
          <table:table-cell table:style-name="ce59" office:value-type="string">
            <text:p>RT @LJFOnline: Unglaublich beeindruckend: Wahlbündnis #LIF und @neos_eu auf #LIFPV13 EINSTIMMIG beschlossen! Wir rocken die Nationalrats ...</text:p>
          </table:table-cell>
          <table:table-cell table:style-name="ce59" office:value-type="string">
            <text:p>Sat Mar 09 14:08:08 +0000 2013</text:p>
          </table:table-cell>
          <table:table-cell table:style-name="ce60" office:value-type="float" office:value="41342.58898148148">
            <text:p>3/9/2013 14:08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1825022">
            <text:p>55182502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00977112/Schnappschuss_von_mir_1_Bleistift_normal.png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230">
            <text:p>2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h10H/statuses/310391554655268866</text:p>
          </table:table-cell>
          <table:table-cell table:style-name="ce61" office:value-type="string">
            <text:p>{"urls":[],"hashtags":[{"text":"LIF","indices":[54,58]},{"text":"LIFPV13","indices":[76,84]}],"user_mentions":[{"id":515756853,"name":"LJF Online","indices":[3,13],"screen_name":"LJFOnline","id_str":"515756853"},{"id":819698388,"name":"Das Neue Österreich","indices":[63,71],"screen_name":"neos_eu","id_str":"819698388"}]}</text:p>
          </table:table-cell>
        </table:table-row>
        <table:table-row table:style-name="ro22">
          <table:table-cell table:style-name="ce58" office:value-type="string">
            <text:p>310391398761394176</text:p>
          </table:table-cell>
          <table:table-cell table:style-name="ce59" office:value-type="string">
            <text:p>LJFOnline</text:p>
          </table:table-cell>
          <table:table-cell table:style-name="ce59" office:value-type="string">
            <text:p>Unglaublich beeindruckend: Wahlbündnis #LIF und @neos_eu auf #LIFPV13 EINSTIMMIG beschlossen! Wir rocken die Nationalratswahl!</text:p>
          </table:table-cell>
          <table:table-cell table:style-name="ce59" office:value-type="string">
            <text:p>Sat Mar 09 14:07:30 +0000 2013</text:p>
          </table:table-cell>
          <table:table-cell table:style-name="ce60" office:value-type="float" office:value="41342.588541666664">
            <text:p>3/9/2013 14:07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15756853">
            <text:p>51575685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75153564/ljf_logo_fb_normal.jpg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104">
            <text:p>104</text:p>
          </table:table-cell>
          <table:table-cell table:style-name="ce59"/>
          <table:table-cell table:style-name="ce59" office:value-type="string">
            <text:p>http://twitter.com/LJFOnline/statuses/310391398761394176</text:p>
          </table:table-cell>
          <table:table-cell table:style-name="ce61" office:value-type="string">
            <text:p>{"urls":[],"hashtags":[{"text":"LIF","indices":[39,43]},{"text":"LIFPV13","indices":[61,69]}],"user_mentions":[{"id":819698388,"name":"Das Neue Österreich","indices":[48,56],"screen_name":"neos_eu","id_str":"819698388"}]}</text:p>
          </table:table-cell>
        </table:table-row>
        <table:table-row table:style-name="ro20">
          <table:table-cell table:style-name="ce58" office:value-type="string">
            <text:p>310387112170119169</text:p>
          </table:table-cell>
          <table:table-cell table:style-name="ce59" office:value-type="string">
            <text:p>kleinezeitung</text:p>
          </table:table-cell>
          <table:table-cell table:style-name="ce59" office:value-type="string">
            <text:p>Bei Nationalratswahl : Stronach will nun "Erster werden" &amp;gt; Kleine Zeitung http://t.co/9Smc8u3SEu</text:p>
          </table:table-cell>
          <table:table-cell table:style-name="ce59" office:value-type="string">
            <text:p>Sat Mar 09 13:50:28 +0000 2013</text:p>
          </table:table-cell>
          <table:table-cell table:style-name="ce60" office:value-type="float" office:value="41342.57671296296">
            <text:p>3/9/2013 13:50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026138">
            <text:p>1602613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59040574/klz_quadratisch_normal.jpg</text:p>
          </table:table-cell>
          <table:table-cell table:style-name="ce59" office:value-type="float" office:value="5077">
            <text:p>5077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leinezeitung/statuses/310387112170119169</text:p>
          </table:table-cell>
          <table:table-cell table:style-name="ce61" office:value-type="string">
            <text:p>{"urls":[{"expanded_url":"http://www.kleinezeitung.at/nachrichten/politik/3263294/frank-stronach-will-erster-werden.story","indices":[77,99],"display_url":"kleinezeitung.at/nachrichten/po\u2026","url":"http://t.co/9Smc8u3SEu"}],"hashtags":[],"user_mentions":[]}</text:p>
          </table:table-cell>
        </table:table-row>
        <table:table-row table:style-name="ro20">
          <table:table-cell table:style-name="ce58" office:value-type="string">
            <text:p>310387050744528896</text:p>
          </table:table-cell>
          <table:table-cell table:style-name="ce59" office:value-type="string">
            <text:p>NikiScherak</text:p>
          </table:table-cell>
          <table:table-cell table:style-name="ce59" office:value-type="string">
            <text:p>Platz 4 auf der JuLis Liste für die Nationalratswahl: @dberghofer ! Top Sache. Freu mich sehr!</text:p>
          </table:table-cell>
          <table:table-cell table:style-name="ce59" office:value-type="string">
            <text:p>Sat Mar 09 13:50:14 +0000 2013</text:p>
          </table:table-cell>
          <table:table-cell table:style-name="ce60" office:value-type="float" office:value="41342.57655092592">
            <text:p>3/9/2013 13:50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0398719">
            <text:p>14039871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40146283/bv_nikolaus_normal.png</text:p>
          </table:table-cell>
          <table:table-cell table:style-name="ce59" office:value-type="float" office:value="587">
            <text:p>587</text:p>
          </table:table-cell>
          <table:table-cell table:style-name="ce59" office:value-type="float" office:value="454">
            <text:p>454</text:p>
          </table:table-cell>
          <table:table-cell table:style-name="ce59"/>
          <table:table-cell table:style-name="ce59" office:value-type="string">
            <text:p>http://twitter.com/NikiScherak/statuses/310387050744528896</text:p>
          </table:table-cell>
          <table:table-cell table:style-name="ce61" office:value-type="string">
            <text:p>{"urls":[],"hashtags":[],"user_mentions":[{"id":394891915,"name":"Dominik Berghofer","indices":[54,65],"screen_name":"dberghofer","id_str":"394891915"}]}</text:p>
          </table:table-cell>
        </table:table-row>
        <table:table-row table:style-name="ro24">
          <table:table-cell table:style-name="ce58" office:value-type="string">
            <text:p>310384282726191106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Hat das #BZÖ den Hauch einer Chance auf ein Grundmandat in Kärnten bei der Nationalratswahl 2013? #followerpower</text:p>
          </table:table-cell>
          <table:table-cell table:style-name="ce59" office:value-type="string">
            <text:p>Sat Mar 09 13:39:14 +0000 2013</text:p>
          </table:table-cell>
          <table:table-cell table:style-name="ce60" office:value-type="float" office:value="41342.56891203704">
            <text:p>3/9/2013 13:39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744839">
            <text:p>10174483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83">
            <text:p>683</text:p>
          </table:table-cell>
          <table:table-cell table:style-name="ce59" office:value-type="float" office:value="843">
            <text:p>843</text:p>
          </table:table-cell>
          <table:table-cell table:style-name="ce59"/>
          <table:table-cell table:style-name="ce59" office:value-type="string">
            <text:p>http://twitter.com/steinlechnerdan/statuses/310384282726191106</text:p>
          </table:table-cell>
          <table:table-cell table:style-name="ce61" office:value-type="string">
            <text:p>{"urls":[],"hashtags":[{"text":"BZÖ","indices":[8,12]},{"text":"followerpower","indices":[98,112]}],"user_mentions":[]}</text:p>
          </table:table-cell>
        </table:table-row>
        <table:table-row table:style-name="ro24">
          <table:table-cell table:style-name="ce58" office:value-type="string">
            <text:p>310382389157314561</text:p>
          </table:table-cell>
          <table:table-cell table:style-name="ce59" office:value-type="string">
            <text:p>Fenstergucker03</text:p>
          </table:table-cell>
          <table:table-cell table:style-name="ce59" office:value-type="string">
            <text:p>.@rudifussi Wenn es "show" sein soll: @arminwolf. Ansonsten #TarekLeitner! #interview #orf #nrw13</text:p>
          </table:table-cell>
          <table:table-cell table:style-name="ce59" office:value-type="string">
            <text:p>Sat Mar 09 13:31:42 +0000 2013</text:p>
          </table:table-cell>
          <table:table-cell table:style-name="ce60" office:value-type="float" office:value="41342.563680555555">
            <text:p>3/9/2013 13:31:4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47111716">
            <text:p>347111716</text:p>
          </table:table-cell>
          <table:table-cell table:style-name="ce59" office:value-type="string">
            <text:p>rudifussi</text:p>
          </table:table-cell>
          <table:table-cell table:style-name="ce59" office:value-type="float" office:value="574080669">
            <text:p>574080669</text:p>
          </table:table-cell>
          <table:table-cell table:style-name="ce59" office:value-type="string">
            <text:p>310375034906615808</text:p>
          </table:table-cell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sticky/default_profile_images/default_profile_1_normal.png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99">
            <text:p>99</text:p>
          </table:table-cell>
          <table:table-cell table:style-name="ce59"/>
          <table:table-cell table:style-name="ce59" office:value-type="string">
            <text:p>http://twitter.com/Fenstergucker03/statuses/310382389157314561</text:p>
          </table:table-cell>
          <table:table-cell table:style-name="ce61" office:value-type="string">
            <text:p>{"urls":[],"hashtags":[{"text":"TarekLeitner","indices":[60,73]},{"text":"interview","indices":[75,85]},{"text":"orf","indices":[86,90]},{"text":"nrw13","indices":[91,97]}],"user_mentions":[{"id":347111716,"name":"Rudi Fußi","indices":[1,11],"screen_name":"rudifussi","id_str":"347111716"},{"id":20694291,"name":"Armin Wolf","indices":[38,48],"screen_name":"ArminWolf","id_str":"20694291"}]}</text:p>
          </table:table-cell>
        </table:table-row>
        <table:table-row table:style-name="ro25">
          <table:table-cell table:style-name="ce58" office:value-type="string">
            <text:p>310381888873308161</text:p>
          </table:table-cell>
          <table:table-cell table:style-name="ce59" office:value-type="string">
            <text:p>oiram_renbarg</text:p>
          </table:table-cell>
          <table:table-cell table:style-name="ce59" office:value-type="string">
            <text:p>Wer ist eigentlich dieser Hitler von dem hier alle reden? Und tritt er jetzt auch bei der Nationalratswahl an? Umfragen gibts ja schon.</text:p>
          </table:table-cell>
          <table:table-cell table:style-name="ce59" office:value-type="string">
            <text:p>Sat Mar 09 13:29:43 +0000 2013</text:p>
          </table:table-cell>
          <table:table-cell table:style-name="ce60" office:value-type="float" office:value="41342.56230324074">
            <text:p>3/9/2013 13:29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17117984">
            <text:p>91711798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38431523/44820348cbf5f30ca3852f54ef677216_normal.jpeg</text:p>
          </table:table-cell>
          <table:table-cell table:style-name="ce59" office:value-type="float" office:value="57">
            <text:p>57</text:p>
          </table:table-cell>
          <table:table-cell table:style-name="ce59" office:value-type="float" office:value="380">
            <text:p>3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iram_renbarg/statuses/310381888873308161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2">
          <table:table-cell table:style-name="ce58" office:value-type="string">
            <text:p>310381650058039300</text:p>
          </table:table-cell>
          <table:table-cell table:style-name="ce59" office:value-type="string">
            <text:p>NikiScherak</text:p>
          </table:table-cell>
          <table:table-cell table:style-name="ce59" office:value-type="string">
            <text:p>gerade zum spitzenkandidaten der #julis für die nationalratswahl gewählt worden.vielen dank für das große vertrauen...wir werden das rocken!</text:p>
          </table:table-cell>
          <table:table-cell table:style-name="ce59" office:value-type="string">
            <text:p>Sat Mar 09 13:28:46 +0000 2013</text:p>
          </table:table-cell>
          <table:table-cell table:style-name="ce60" office:value-type="float" office:value="41342.561643518515">
            <text:p>3/9/2013 13:28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0398719">
            <text:p>14039871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40146283/bv_nikolaus_normal.png</text:p>
          </table:table-cell>
          <table:table-cell table:style-name="ce59" office:value-type="float" office:value="587">
            <text:p>587</text:p>
          </table:table-cell>
          <table:table-cell table:style-name="ce59" office:value-type="float" office:value="454">
            <text:p>454</text:p>
          </table:table-cell>
          <table:table-cell table:style-name="ce59"/>
          <table:table-cell table:style-name="ce59" office:value-type="string">
            <text:p>http://twitter.com/NikiScherak/statuses/310381650058039300</text:p>
          </table:table-cell>
          <table:table-cell table:style-name="ce61" office:value-type="string">
            <text:p>{"urls":[],"hashtags":[{"text":"julis","indices":[33,39]}],"user_mentions":[]}</text:p>
          </table:table-cell>
        </table:table-row>
        <table:table-row table:style-name="ro21">
          <table:table-cell table:style-name="ce58" office:value-type="string">
            <text:p>310381475759550464</text:p>
          </table:table-cell>
          <table:table-cell table:style-name="ce59" office:value-type="string">
            <text:p>orf_rss</text:p>
          </table:table-cell>
          <table:table-cell table:style-name="ce59" office:value-type="string">
            <text:p>Stronach will bei Nationalratswahl „Erster werden“ http://t.co/ePOFN4lmOS</text:p>
          </table:table-cell>
          <table:table-cell table:style-name="ce59" office:value-type="string">
            <text:p>Sat Mar 09 13:28:05 +0000 2013</text:p>
          </table:table-cell>
          <table:table-cell table:style-name="ce60" office:value-type="float" office:value="41342.56116898148">
            <text:p>3/9/2013 13:28:0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1214208">
            <text:p>191214208</text:p>
          </table:table-cell>
          <table:table-cell table:style-name="ce59"/>
          <table:table-cell table:style-name="ce61" office:value-type="string">
            <text:p>&lt;a href="http://dlvr.it" rel="nofollow"&gt;dlvr.it&lt;/a&gt;</text:p>
          </table:table-cell>
          <table:table-cell table:style-name="ce61" office:value-type="string">
            <text:p>http://a0.twimg.com/profile_images/1124568361/orf_normal.png</text:p>
          </table:table-cell>
          <table:table-cell table:style-name="ce59" office:value-type="float" office:value="969">
            <text:p>969</text:p>
          </table:table-cell>
          <table:table-cell table:number-columns-repeated="2" table:style-name="ce59"/>
          <table:table-cell table:style-name="ce59" office:value-type="string">
            <text:p>http://twitter.com/orf_rss/statuses/310381475759550464</text:p>
          </table:table-cell>
          <table:table-cell table:style-name="ce61" office:value-type="string">
            <text:p>{"urls":[{"expanded_url":"http://dlvr.it/33YDZb","indices":[51,73],"display_url":"dlvr.it/33YDZb","url":"http://t.co/ePOFN4lmOS"}],"hashtags":[],"user_mentions":[]}</text:p>
          </table:table-cell>
        </table:table-row>
        <table:table-row table:style-name="ro25">
          <table:table-cell table:style-name="ce58" office:value-type="string">
            <text:p>310364859441238016</text:p>
          </table:table-cell>
          <table:table-cell table:style-name="ce59" office:value-type="string">
            <text:p>NikiScherak</text:p>
          </table:table-cell>
          <table:table-cell table:style-name="ce59" office:value-type="string">
            <text:p>mittagspause vorbei....jetzt geht es dann weiter mit der julis-internen kandidatenlisten erstellung für die nationalratswahl</text:p>
          </table:table-cell>
          <table:table-cell table:style-name="ce59" office:value-type="string">
            <text:p>Sat Mar 09 12:22:03 +0000 2013</text:p>
          </table:table-cell>
          <table:table-cell table:style-name="ce60" office:value-type="float" office:value="41342.5153125">
            <text:p>3/9/2013 12:22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0398719">
            <text:p>14039871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40146283/bv_nikolaus_normal.png</text:p>
          </table:table-cell>
          <table:table-cell table:style-name="ce59" office:value-type="float" office:value="587">
            <text:p>587</text:p>
          </table:table-cell>
          <table:table-cell table:style-name="ce59" office:value-type="float" office:value="454">
            <text:p>454</text:p>
          </table:table-cell>
          <table:table-cell table:style-name="ce59"/>
          <table:table-cell table:style-name="ce59" office:value-type="string">
            <text:p>http://twitter.com/NikiScherak/statuses/31036485944123801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0">
          <table:table-cell table:style-name="ce58" office:value-type="string">
            <text:p>310347239245619200</text:p>
          </table:table-cell>
          <table:table-cell table:style-name="ce59" office:value-type="string">
            <text:p>b_thaler</text:p>
          </table:table-cell>
          <table:table-cell table:style-name="ce59" office:value-type="string">
            <text:p>Es irritiert mich, wenn Ihr NRW schreibt, &amp;amp; nicht Nordrhein-Westfalen, sondern die Nationalratswahl meint.</text:p>
          </table:table-cell>
          <table:table-cell table:style-name="ce59" office:value-type="string">
            <text:p>Sat Mar 09 11:12:02 +0000 2013</text:p>
          </table:table-cell>
          <table:table-cell table:style-name="ce60" office:value-type="float" office:value="41342.46668981481">
            <text:p>3/9/2013 11:12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54871">
            <text:p>1545487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455012919/z5yni18i7o9hxhuev7ib_normal.jpeg</text:p>
          </table:table-cell>
          <table:table-cell table:style-name="ce59" office:value-type="float" office:value="1623">
            <text:p>1623</text:p>
          </table:table-cell>
          <table:table-cell table:style-name="ce59" office:value-type="float" office:value="1920">
            <text:p>19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_thaler/statuses/310347239245619200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5">
          <table:table-cell table:style-name="ce58" office:value-type="string">
            <text:p>310327851176062976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wenn sich #neos mit #julis, #lif &amp;amp; wirtschaftsflügel der #grüne #wien vereinigen ist das nicht die konstruktive mitte sondern 0,88% #nrw13</text:p>
          </table:table-cell>
          <table:table-cell table:style-name="ce59" office:value-type="string">
            <text:p>Sat Mar 09 09:54:59 +0000 2013</text:p>
          </table:table-cell>
          <table:table-cell table:style-name="ce60" office:value-type="float" office:value="41342.41318287037">
            <text:p>3/9/2013 9:54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38">
            <text:p>838</text:p>
          </table:table-cell>
          <table:table-cell table:style-name="ce59" office:value-type="float" office:value="1027">
            <text:p>10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10327851176062976</text:p>
          </table:table-cell>
          <table:table-cell table:style-name="ce61" office:value-type="string">
            <text:p>{"urls":[],"hashtags":[{"text":"neos","indices":[10,15]},{"text":"julis","indices":[20,26]},{"text":"lif","indices":[28,32]},{"text":"grüne","indices":[61,67]},{"text":"wien","indices":[68,73]},{"text":"nrw13","indices":[136,142]}],"user_mentions":[]}</text:p>
          </table:table-cell>
        </table:table-row>
        <table:table-row table:style-name="ro25">
          <table:table-cell table:style-name="ce58" office:value-type="string">
            <text:p>310308895082024960</text:p>
          </table:table-cell>
          <table:table-cell table:style-name="ce59" office:value-type="string">
            <text:p>NicoleHosp</text:p>
          </table:table-cell>
          <table:table-cell table:style-name="ce59" office:value-type="string">
            <text:p>RT @zensurkontrolle: Wer hat noch nicht wer will nochmal, seine #gültigeStimme zur Nationalratswahl 2013 in den Ring werfen?! ;)
http:// ...</text:p>
          </table:table-cell>
          <table:table-cell table:style-name="ce59" office:value-type="string">
            <text:p>Sat Mar 09 08:39:40 +0000 2013</text:p>
          </table:table-cell>
          <table:table-cell table:style-name="ce60" office:value-type="float" office:value="41342.360879629625">
            <text:p>3/9/2013 8:39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1395362">
            <text:p>17139536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823332358/2ed669469210df83f6f1e141eddfe9fa_normal.jpeg</text:p>
          </table:table-cell>
          <table:table-cell table:style-name="ce59" office:value-type="float" office:value="517">
            <text:p>517</text:p>
          </table:table-cell>
          <table:table-cell table:style-name="ce59" office:value-type="float" office:value="1059">
            <text:p>10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icoleHosp/statuses/310308895082024960</text:p>
          </table:table-cell>
          <table:table-cell table:style-name="ce61" office:value-type="string">
            <text:p>{"urls":[],"hashtags":[{"text":"gültigeStimme","indices":[64,78]}],"user_mentions":[{"id":149454473,"name":"Zensurkontrolle","indices":[3,19],"screen_name":"zensurkontrolle","id_str":"149454473"}]}</text:p>
          </table:table-cell>
        </table:table-row>
        <table:table-row table:style-name="ro25">
          <table:table-cell table:style-name="ce58" office:value-type="string">
            <text:p>310303575572107264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Wer hat noch nicht wer will nochmal, seine #gültigeStimme zur Nationalratswahl 2013 in den Ring werfen?! ;)
http://t.co/7uYb7sFCkm
RT bitte!</text:p>
          </table:table-cell>
          <table:table-cell table:style-name="ce59" office:value-type="string">
            <text:p>Sat Mar 09 08:18:32 +0000 2013</text:p>
          </table:table-cell>
          <table:table-cell table:style-name="ce60" office:value-type="float" office:value="41342.3462037037">
            <text:p>3/9/2013 8:18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9">
            <text:p>199</text:p>
          </table:table-cell>
          <table:table-cell table:style-name="ce59" office:value-type="float" office:value="324">
            <text:p>324</text:p>
          </table:table-cell>
          <table:table-cell table:style-name="ce59"/>
          <table:table-cell table:style-name="ce59" office:value-type="string">
            <text:p>http://twitter.com/zensurkontrolle/statuses/310303575572107264</text:p>
          </table:table-cell>
          <table:table-cell table:style-name="ce61" office:value-type="string">
            <text:p>{"urls":[{"expanded_url":"http://polls.tw/ley/p","indices":[108,130],"display_url":"polls.tw/ley/p","url":"http://t.co/7uYb7sFCkm"}],"hashtags":[{"text":"gültigeStimme","indices":[43,57]}],"user_mentions":[]}</text:p>
          </table:table-cell>
        </table:table-row>
        <table:table-row table:style-name="ro25">
          <table:table-cell table:style-name="ce58" office:value-type="string">
            <text:p>310303198986506240</text:p>
          </table:table-cell>
          <table:table-cell table:style-name="ce59" office:value-type="string">
            <text:p>LisiMoosmann</text:p>
          </table:table-cell>
          <table:table-cell table:style-name="ce59" office:value-type="string">
            <text:p>Also Onkel Dagobert gegen Klaas Klever, auch bei der Nationalratswahl. #alterweininneuenschläuchen #teamhaselsteiner</text:p>
          </table:table-cell>
          <table:table-cell table:style-name="ce59" office:value-type="string">
            <text:p>Sat Mar 09 08:17:02 +0000 2013</text:p>
          </table:table-cell>
          <table:table-cell table:style-name="ce60" office:value-type="float" office:value="41342.34516203703">
            <text:p>3/9/2013 8:17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60368659">
            <text:p>960368659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2942802594/34426245227cfd09353f68755aed5a44_normal.jpeg</text:p>
          </table:table-cell>
          <table:table-cell table:style-name="ce59" office:value-type="float" office:value="195">
            <text:p>195</text:p>
          </table:table-cell>
          <table:table-cell table:style-name="ce59" office:value-type="float" office:value="150">
            <text:p>150</text:p>
          </table:table-cell>
          <table:table-cell table:style-name="ce59"/>
          <table:table-cell table:style-name="ce59" office:value-type="string">
            <text:p>http://twitter.com/LisiMoosmann/statuses/310303198986506240</text:p>
          </table:table-cell>
          <table:table-cell table:style-name="ce61" office:value-type="string">
            <text:p>{"urls":[],"hashtags":[{"text":"alterweininneuenschläuchen","indices":[71,98]},{"text":"teamhaselsteiner","indices":[99,116]}],"user_mentions":[]}</text:p>
          </table:table-cell>
        </table:table-row>
        <table:table-row table:style-name="ro25">
          <table:table-cell table:style-name="ce58" office:value-type="string">
            <text:p>310293933290823681</text:p>
          </table:table-cell>
          <table:table-cell table:style-name="ce59" office:value-type="string">
            <text:p>testhautzendorf</text:p>
          </table:table-cell>
          <table:table-cell table:style-name="ce59" office:value-type="string">
            <text:p>Nationalratswahl - Fusion von LIF und NEOS, Haselsteiner finanziert: Medienbericht: Auch Julis in Bündnis, das... http://t.co/qpy2E4wlyJ</text:p>
          </table:table-cell>
          <table:table-cell table:style-name="ce59" office:value-type="string">
            <text:p>Sat Mar 09 07:40:13 +0000 2013</text:p>
          </table:table-cell>
          <table:table-cell table:style-name="ce60" office:value-type="float" office:value="41342.31959490741">
            <text:p>3/9/2013 7:40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5437738">
            <text:p>385437738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596003567/twitter_vogel_normal.pn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esthautzendorf/statuses/310293933290823681</text:p>
          </table:table-cell>
          <table:table-cell table:style-name="ce61" office:value-type="string">
            <text:p>{"urls":[{"expanded_url":"http://bit.ly/10r9neO","indices":[114,136],"display_url":"bit.ly/10r9neO","url":"http://t.co/qpy2E4wlyJ"}],"hashtags":[],"user_mentions":[]}</text:p>
          </table:table-cell>
        </table:table-row>
        <table:table-row table:style-name="ro25">
          <table:table-cell table:style-name="ce58" office:value-type="string">
            <text:p>310179383166001153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Nationalratswahl - Fusion von LIF und NEOS, Haselsteiner finanziert… http://t.co/ip6FBsgzz7 #derStandardNewsroom</text:p>
          </table:table-cell>
          <table:table-cell table:style-name="ce59" office:value-type="string">
            <text:p>Sat Mar 09 00:05:02 +0000 2013</text:p>
          </table:table-cell>
          <table:table-cell table:style-name="ce60" office:value-type="float" office:value="41342.003495370365">
            <text:p>3/9/2013 0:05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1">
            <text:p>451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179383166001153</text:p>
          </table:table-cell>
          <table:table-cell table:style-name="ce61" office:value-type="string">
            <text:p>{"urls":[{"expanded_url":"http://goo.gl/fb/cqLgm","indices":[69,91],"display_url":"goo.gl/fb/cqLgm","url":"http://t.co/ip6FBsgzz7"}],"hashtags":[{"text":"derStandardNewsroom","indices":[92,112]}],"user_mentions":[]}</text:p>
          </table:table-cell>
        </table:table-row>
        <table:table-row table:style-name="ro25">
          <table:table-cell table:style-name="ce58" office:value-type="string">
            <text:p>310174882988171264</text:p>
          </table:table-cell>
          <table:table-cell table:style-name="ce59" office:value-type="string">
            <text:p>paralessi</text:p>
          </table:table-cell>
          <table:table-cell table:style-name="ce59" office:value-type="string">
            <text:p>@bachleitner stimmt mit Haselsteiner bei @neos_eu sind die Karten bei der #nrw13 neu gemischt. Fehlt nur noch Heide Schmidt an Bord.</text:p>
          </table:table-cell>
          <table:table-cell table:style-name="ce59" office:value-type="string">
            <text:p>Fri Mar 08 23:47:09 +0000 2013</text:p>
          </table:table-cell>
          <table:table-cell table:style-name="ce60" office:value-type="float" office:value="41341.991076388884">
            <text:p>3/8/2013 23:47:0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4888442">
            <text:p>34888442</text:p>
          </table:table-cell>
          <table:table-cell table:style-name="ce59" office:value-type="string">
            <text:p>bachleitner</text:p>
          </table:table-cell>
          <table:table-cell table:style-name="ce59" office:value-type="float" office:value="415743288">
            <text:p>41574328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645583009/image_normal.jpg</text:p>
          </table:table-cell>
          <table:table-cell table:style-name="ce59" office:value-type="float" office:value="583">
            <text:p>583</text:p>
          </table:table-cell>
          <table:table-cell table:style-name="ce59" office:value-type="float" office:value="169">
            <text:p>169</text:p>
          </table:table-cell>
          <table:table-cell table:style-name="ce59"/>
          <table:table-cell table:style-name="ce59" office:value-type="string">
            <text:p>http://twitter.com/paralessi/statuses/310174882988171264</text:p>
          </table:table-cell>
          <table:table-cell table:style-name="ce61" office:value-type="string">
            <text:p>{"urls":[],"hashtags":[{"text":"nrw13","indices":[74,80]}],"user_mentions":[{"id":34888442,"name":"Stefan Bachleitner","indices":[0,12],"screen_name":"bachleitner","id_str":"34888442"},{"id":819698388,"name":"Das Neue Österreich","indices":[41,49],"screen_name":"neos_eu","id_str":"819698388"}]}</text:p>
          </table:table-cell>
        </table:table-row>
        <table:table-row table:style-name="ro22">
          <table:table-cell table:style-name="ce58" office:value-type="string">
            <text:p>310168636839059456</text:p>
          </table:table-cell>
          <table:table-cell table:style-name="ce59" office:value-type="string">
            <text:p>AlcaldaShop</text:p>
          </table:table-cell>
          <table:table-cell table:style-name="ce59" office:value-type="string">
            <text:p>Nationalratswahl - Fusion von LIF und NEOS, Haselsteiner finanziert Medienbericht: Auch Julis in Bündnis, das den Namen "Neos" tragen sol</text:p>
          </table:table-cell>
          <table:table-cell table:style-name="ce59" office:value-type="string">
            <text:p>Fri Mar 08 23:22:20 +0000 2013</text:p>
          </table:table-cell>
          <table:table-cell table:style-name="ce60" office:value-type="float" office:value="41341.97384259259">
            <text:p>3/8/2013 23:22:2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2609754">
            <text:p>40260975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39834395/9x3dpsfz8ozjoinxnpij_normal.jpeg</text:p>
          </table:table-cell>
          <table:table-cell table:style-name="ce59" office:value-type="float" office:value="3150">
            <text:p>3150</text:p>
          </table:table-cell>
          <table:table-cell table:style-name="ce59" office:value-type="float" office:value="3416">
            <text:p>341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lcaldaShop/statuses/31016863683905945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5">
          <table:table-cell table:style-name="ce58" office:value-type="string">
            <text:p>310156019642822656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Nationalratswahl - Fusion von LIF und NEOS, Haselsteiner finanziert… http://t.co/YjiqnY5LcR #derStandardNewsroom</text:p>
          </table:table-cell>
          <table:table-cell table:style-name="ce59" office:value-type="string">
            <text:p>Fri Mar 08 22:32:12 +0000 2013</text:p>
          </table:table-cell>
          <table:table-cell table:style-name="ce60" office:value-type="float" office:value="41341.93902777778">
            <text:p>3/8/2013 22:32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1">
            <text:p>451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156019642822656</text:p>
          </table:table-cell>
          <table:table-cell table:style-name="ce61" office:value-type="string">
            <text:p>{"urls":[{"expanded_url":"http://goo.gl/fb/lGupv","indices":[69,91],"display_url":"goo.gl/fb/lGupv","url":"http://t.co/YjiqnY5LcR"}],"hashtags":[{"text":"derStandardNewsroom","indices":[92,112]}],"user_mentions":[]}</text:p>
          </table:table-cell>
        </table:table-row>
        <table:table-row table:style-name="ro24">
          <table:table-cell table:style-name="ce58" office:value-type="string">
            <text:p>310139217206452224</text:p>
          </table:table-cell>
          <table:table-cell table:style-name="ce59" office:value-type="string">
            <text:p>mabogsi</text:p>
          </table:table-cell>
          <table:table-cell table:style-name="ce59" office:value-type="string">
            <text:p>RT @derstandard_at: Nationalratswahl - Fusion von LIF und NEOS, Haselsteiner finanziert http://t.co/spgYhFavSj</text:p>
          </table:table-cell>
          <table:table-cell table:style-name="ce59" office:value-type="string">
            <text:p>Fri Mar 08 21:25:26 +0000 2013</text:p>
          </table:table-cell>
          <table:table-cell table:style-name="ce60" office:value-type="float" office:value="41341.89266203703">
            <text:p>3/8/2013 21:25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400353">
            <text:p>157400353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3245646994/7f23ef9990fef5632f3dd844ecf8d0e7_normal.jpeg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bogsi/statuses/310139217206452224</text:p>
          </table:table-cell>
          <table:table-cell table:style-name="ce61" office:value-type="string">
            <text:p>{"urls":[{"expanded_url":"http://bit.ly/10ixCrJ","indices":[88,110],"display_url":"bit.ly/10ixCrJ","url":"http://t.co/spgYhFavSj"}],"hashtags":[],"user_mentions":[{"id":18075603,"name":"derStandard.at","indices":[3,18],"screen_name":"derstandard_at","id_str":"18075603"}]}</text:p>
          </table:table-cell>
        </table:table-row>
        <table:table-row table:style-name="ro20">
          <table:table-cell table:style-name="ce58" office:value-type="string">
            <text:p>310138578065842176</text:p>
          </table:table-cell>
          <table:table-cell table:style-name="ce59" office:value-type="string">
            <text:p>derstandard_at</text:p>
          </table:table-cell>
          <table:table-cell table:style-name="ce59" office:value-type="string">
            <text:p>Nationalratswahl - Fusion von LIF und NEOS, Haselsteiner finanziert http://t.co/spgYhFavSj</text:p>
          </table:table-cell>
          <table:table-cell table:style-name="ce59" office:value-type="string">
            <text:p>Fri Mar 08 21:22:53 +0000 2013</text:p>
          </table:table-cell>
          <table:table-cell table:style-name="ce60" office:value-type="float" office:value="41341.8908912037">
            <text:p>3/8/2013 21:22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075603">
            <text:p>18075603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67205735/derstandard_normal.gif</text:p>
          </table:table-cell>
          <table:table-cell table:style-name="ce59" office:value-type="float" office:value="6514">
            <text:p>6514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standard_at/statuses/310138578065842176</text:p>
          </table:table-cell>
          <table:table-cell table:style-name="ce61" office:value-type="string">
            <text:p>{"urls":[{"expanded_url":"http://bit.ly/10ixCrJ","indices":[68,90],"display_url":"bit.ly/10ixCrJ","url":"http://t.co/spgYhFavSj"}],"hashtags":[],"user_mentions":[]}</text:p>
          </table:table-cell>
        </table:table-row>
        <table:table-row table:style-name="ro24">
          <table:table-cell table:style-name="ce58" office:value-type="string">
            <text:p>310137578827431938</text:p>
          </table:table-cell>
          <table:table-cell table:style-name="ce59" office:value-type="string">
            <text:p>HansArsenovic</text:p>
          </table:table-cell>
          <table:table-cell table:style-name="ce59" office:value-type="string">
            <text:p>Und jetzt noch die DDR-Millionen der roten Fini für die @KPOE_EL - dann wäre das wirklich eine runde Geschichte ;) #Nationalratswahl</text:p>
          </table:table-cell>
          <table:table-cell table:style-name="ce59" office:value-type="string">
            <text:p>Fri Mar 08 21:18:55 +0000 2013</text:p>
          </table:table-cell>
          <table:table-cell table:style-name="ce60" office:value-type="float" office:value="41341.888136574074">
            <text:p>3/8/2013 21:18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8161366">
            <text:p>128161366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70027152/f69a85bdec471113e2109a140b538c02_normal.jpeg</text:p>
          </table:table-cell>
          <table:table-cell table:style-name="ce59" office:value-type="float" office:value="2002">
            <text:p>2002</text:p>
          </table:table-cell>
          <table:table-cell table:style-name="ce59" office:value-type="float" office:value="598">
            <text:p>59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HansArsenovic/statuses/310137578827431938</text:p>
          </table:table-cell>
          <table:table-cell table:style-name="ce61" office:value-type="string">
            <text:p>{"urls":[],"hashtags":[{"text":"Nationalratswahl","indices":[115,132]}],"user_mentions":[{"id":47436725,"name":"KPÖ - European Left","indices":[56,64],"screen_name":"KPOE_EL","id_str":"47436725"}]}</text:p>
          </table:table-cell>
        </table:table-row>
        <table:table-row table:style-name="ro25">
          <table:table-cell table:style-name="ce58" office:value-type="string">
            <text:p>310136183973879808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@Mutparty zur Info: Bei der Umfrage zur Nationalratswahl „Wie wählt Twitter?“ habt ihr noch keine #gültigeStimme http://t.co/7uYb7sFCkm RT?</text:p>
          </table:table-cell>
          <table:table-cell table:style-name="ce59" office:value-type="string">
            <text:p>Fri Mar 08 21:13:22 +0000 2013</text:p>
          </table:table-cell>
          <table:table-cell table:style-name="ce60" office:value-type="float" office:value="41341.88428240741">
            <text:p>3/8/2013 21:13:2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06391070">
            <text:p>906391070</text:p>
          </table:table-cell>
          <table:table-cell table:style-name="ce59" office:value-type="string">
            <text:p>Mutparty</text:p>
          </table:table-cell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9">
            <text:p>199</text:p>
          </table:table-cell>
          <table:table-cell table:style-name="ce59" office:value-type="float" office:value="321">
            <text:p>321</text:p>
          </table:table-cell>
          <table:table-cell table:style-name="ce59"/>
          <table:table-cell table:style-name="ce59" office:value-type="string">
            <text:p>http://twitter.com/zensurkontrolle/statuses/310136183973879808</text:p>
          </table:table-cell>
          <table:table-cell table:style-name="ce61" office:value-type="string">
            <text:p>{"urls":[{"expanded_url":"http://polls.tw/ley/p","indices":[113,135],"display_url":"polls.tw/ley/p","url":"http://t.co/7uYb7sFCkm"}],"hashtags":[{"text":"gültigeStimme","indices":[98,112]}],"user_mentions":[{"id":906391070,"name":"Mutparty","indices":[0,9],"screen_name":"Mutparty","id_str":"906391070"}]}</text:p>
          </table:table-cell>
        </table:table-row>
        <table:table-row table:style-name="ro25">
          <table:table-cell table:style-name="ce58" office:value-type="string">
            <text:p>310135065021669377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@onlinepartei ihr habt bei der online Umfrage zur Nationalratswahl „Wie wählt Twitter?“ noch keine #gültigeStimme http://t.co/7uYb7sFCkm RT?</text:p>
          </table:table-cell>
          <table:table-cell table:style-name="ce59" office:value-type="string">
            <text:p>Fri Mar 08 21:08:56 +0000 2013</text:p>
          </table:table-cell>
          <table:table-cell table:style-name="ce60" office:value-type="float" office:value="41341.8812037037">
            <text:p>3/8/2013 21:08:5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45967865">
            <text:p>545967865</text:p>
          </table:table-cell>
          <table:table-cell table:style-name="ce59" office:value-type="string">
            <text:p>onlinepartei</text:p>
          </table:table-cell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9">
            <text:p>199</text:p>
          </table:table-cell>
          <table:table-cell table:style-name="ce59" office:value-type="float" office:value="321">
            <text:p>321</text:p>
          </table:table-cell>
          <table:table-cell table:style-name="ce59"/>
          <table:table-cell table:style-name="ce59" office:value-type="string">
            <text:p>http://twitter.com/zensurkontrolle/statuses/310135065021669377</text:p>
          </table:table-cell>
          <table:table-cell table:style-name="ce61" office:value-type="string">
            <text:p>{"urls":[{"expanded_url":"http://polls.tw/ley/p","indices":[114,136],"display_url":"polls.tw/ley/p","url":"http://t.co/7uYb7sFCkm"}],"hashtags":[{"text":"gültigeStimme","indices":[99,113]}],"user_mentions":[{"id":545967865,"name":"onlinepartei.eu","indices":[0,13],"screen_name":"onlinepartei","id_str":"545967865"}]}</text:p>
          </table:table-cell>
        </table:table-row>
        <table:table-row table:style-name="ro21">
          <table:table-cell table:style-name="ce58" office:value-type="string">
            <text:p>310120783915646976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RT Wären jetzt Nationalratswahl was würdest Du wählen? http://t.co/1C3cx0qGz6</text:p>
          </table:table-cell>
          <table:table-cell table:style-name="ce59" office:value-type="string">
            <text:p>Fri Mar 08 20:12:11 +0000 2013</text:p>
          </table:table-cell>
          <table:table-cell table:style-name="ce60" office:value-type="float" office:value="41341.84179398148">
            <text:p>3/8/2013 20:12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158">
            <text:p>158</text:p>
          </table:table-cell>
          <table:table-cell table:style-name="ce59"/>
          <table:table-cell table:style-name="ce59" office:value-type="string">
            <text:p>http://twitter.com/smbsAT/statuses/310120783915646976</text:p>
          </table:table-cell>
          <table:table-cell table:style-name="ce61" office:value-type="string">
            <text:p>{"urls":[{"expanded_url":"http://polls.tw/ley/p","indices":[55,77],"display_url":"polls.tw/ley/p","url":"http://t.co/1C3cx0qGz6"}],"hashtags":[],"user_mentions":[]}</text:p>
          </table:table-cell>
        </table:table-row>
        <table:table-row table:style-name="ro21">
          <table:table-cell table:style-name="ce58" office:value-type="string">
            <text:p>310120558874464256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RT Wären jetzt Nationalratswahl was würdest Du wählen? http://t.co/rax7w85lSv</text:p>
          </table:table-cell>
          <table:table-cell table:style-name="ce59" office:value-type="string">
            <text:p>Fri Mar 08 20:11:17 +0000 2013</text:p>
          </table:table-cell>
          <table:table-cell table:style-name="ce60" office:value-type="float" office:value="41341.84116898148">
            <text:p>3/8/2013 20:11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6412458">
            <text:p>23641245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1">
            <text:p>151</text:p>
          </table:table-cell>
          <table:table-cell table:style-name="ce59" office:value-type="float" office:value="430">
            <text:p>430</text:p>
          </table:table-cell>
          <table:table-cell table:style-name="ce59"/>
          <table:table-cell table:style-name="ce59" office:value-type="string">
            <text:p>http://twitter.com/Die_Alexs/statuses/310120558874464256</text:p>
          </table:table-cell>
          <table:table-cell table:style-name="ce61" office:value-type="string">
            <text:p>{"urls":[{"expanded_url":"http://polls.tw/ley/p","indices":[55,77],"display_url":"polls.tw/ley/p","url":"http://t.co/rax7w85lSv"}],"hashtags":[],"user_mentions":[]}</text:p>
          </table:table-cell>
        </table:table-row>
        <table:table-row table:style-name="ro21">
          <table:table-cell table:style-name="ce58" office:value-type="string">
            <text:p>310119827417210881</text:p>
          </table:table-cell>
          <table:table-cell table:style-name="ce59" office:value-type="string">
            <text:p>PeterAltendorfe</text:p>
          </table:table-cell>
          <table:table-cell table:style-name="ce59" office:value-type="string">
            <text:p>RT Wären jetzt Nationalratswahl was würdest Du wählen? http://t.co/S7lewlf68F</text:p>
          </table:table-cell>
          <table:table-cell table:style-name="ce59" office:value-type="string">
            <text:p>Fri Mar 08 20:08:23 +0000 2013</text:p>
          </table:table-cell>
          <table:table-cell table:style-name="ce60" office:value-type="float" office:value="41341.83915509259">
            <text:p>3/8/2013 20:08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89609017">
            <text:p>989609017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316548517/875f78f5df3c44fab405b934642e6d0b_normal.jpeg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352">
            <text:p>3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Altendorfe/statuses/310119827417210881</text:p>
          </table:table-cell>
          <table:table-cell table:style-name="ce61" office:value-type="string">
            <text:p>{"urls":[{"expanded_url":"http://polls.tw/ley/p","indices":[55,77],"display_url":"polls.tw/ley/p","url":"http://t.co/S7lewlf68F"}],"hashtags":[],"user_mentions":[]}</text:p>
          </table:table-cell>
        </table:table-row>
        <table:table-row table:style-name="ro22">
          <table:table-cell table:style-name="ce58" office:value-type="string">
            <text:p>310116913651019777</text:p>
          </table:table-cell>
          <table:table-cell table:style-name="ce59" office:value-type="string">
            <text:p>HubertSickinger</text:p>
          </table:table-cell>
          <table:table-cell table:style-name="ce59" office:value-type="string">
            <text:p>@isabelledaniel schwer zu sagen, bevor wir Ergebnisse d Landtagswahlen Sbg/Tirol und der Nationalratswahl kennen ;)@raphstar @TomMayerEuropa</text:p>
          </table:table-cell>
          <table:table-cell table:style-name="ce59" office:value-type="string">
            <text:p>Fri Mar 08 19:56:48 +0000 2013</text:p>
          </table:table-cell>
          <table:table-cell table:style-name="ce60" office:value-type="float" office:value="41341.83111111111">
            <text:p>3/8/2013 19:56:4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9947367">
            <text:p>89947367</text:p>
          </table:table-cell>
          <table:table-cell table:style-name="ce59" office:value-type="string">
            <text:p>isabelledaniel</text:p>
          </table:table-cell>
          <table:table-cell table:style-name="ce59" office:value-type="float" office:value="52782367">
            <text:p>52782367</text:p>
          </table:table-cell>
          <table:table-cell table:style-name="ce59" office:value-type="string">
            <text:p>310115961367834625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045564668/ea9451da241916588152850c9fcb4794_normal.jpeg</text:p>
          </table:table-cell>
          <table:table-cell table:style-name="ce59" office:value-type="float" office:value="8033">
            <text:p>8033</text:p>
          </table:table-cell>
          <table:table-cell table:style-name="ce59" office:value-type="float" office:value="644">
            <text:p>6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ubertSickinger/statuses/310116913651019777</text:p>
          </table:table-cell>
          <table:table-cell table:style-name="ce61" office:value-type="string">
            <text:p>{"urls":[],"hashtags":[],"user_mentions":[{"id":89947367,"name":"Isabelle Daniel","indices":[0,15],"screen_name":"isabelledaniel","id_str":"89947367"},{"id":37432015,"name":"raphi sternfeld","indices":[115,124],"screen_name":"raphstar","id_str":"37432015"},{"id":547173846,"name":"Thomas Mayer","indices":[125,140],"screen_name":"TomMayerEuropa","id_str":"547173846"}]}</text:p>
          </table:table-cell>
        </table:table-row>
        <table:table-row table:style-name="ro22">
          <table:table-cell table:style-name="ce58" office:value-type="string">
            <text:p>310112472076009473</text:p>
          </table:table-cell>
          <table:table-cell table:style-name="ce59" office:value-type="string">
            <text:p>mic_ung</text:p>
          </table:table-cell>
          <table:table-cell table:style-name="ce59" office:value-type="string">
            <text:p>RT @rupprECHT: LIF, neos und JuLis gehen vor der #Nationalratswahl Buendnis unter dem Namen neos ein: http://t.co/E3F0uKWIFi #nrw13 #Oes ...</text:p>
          </table:table-cell>
          <table:table-cell table:style-name="ce59" office:value-type="string">
            <text:p>Fri Mar 08 19:39:09 +0000 2013</text:p>
          </table:table-cell>
          <table:table-cell table:style-name="ce60" office:value-type="float" office:value="41341.81885416667">
            <text:p>3/8/2013 19:39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30737896">
            <text:p>73073789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8641212/275df8911711822a6cbe3c6dcd7fa6dd_normal.jpeg</text:p>
          </table:table-cell>
          <table:table-cell table:style-name="ce59" office:value-type="float" office:value="271">
            <text:p>271</text:p>
          </table:table-cell>
          <table:table-cell table:style-name="ce59" office:value-type="float" office:value="189">
            <text:p>189</text:p>
          </table:table-cell>
          <table:table-cell table:style-name="ce59"/>
          <table:table-cell table:style-name="ce59" office:value-type="string">
            <text:p>http://twitter.com/mic_ung/statuses/310112472076009473</text:p>
          </table:table-cell>
          <table:table-cell table:style-name="ce61" office:value-type="string">
            <text:p>{"urls":[{"expanded_url":"http://po.st/XfForL/","indices":[102,124],"display_url":"po.st/XfForL/","url":"http://t.co/E3F0uKWIFi"}],"hashtags":[{"text":"Nationalratswahl","indices":[49,66]},{"text":"nrw13","indices":[125,131]},{"text":"Oes","indices":[132,136]}],"user_mentions":[{"id":14663464,"name":"rupprECHT","indices":[3,13],"screen_name":"rupprECHT","id_str":"14663464"}]}</text:p>
          </table:table-cell>
        </table:table-row>
        <table:table-row table:style-name="ro22">
          <table:table-cell table:style-name="ce58" office:value-type="string">
            <text:p>310112069603184640</text:p>
          </table:table-cell>
          <table:table-cell table:style-name="ce59" office:value-type="string">
            <text:p>ManuelSchweizer</text:p>
          </table:table-cell>
          <table:table-cell table:style-name="ce59" office:value-type="string">
            <text:p>RT @rupprECHT: LIF, neos und JuLis gehen vor der #Nationalratswahl Buendnis unter dem Namen neos ein: http://t.co/E3F0uKWIFi #nrw13 #Oes ...</text:p>
          </table:table-cell>
          <table:table-cell table:style-name="ce59" office:value-type="string">
            <text:p>Fri Mar 08 19:37:33 +0000 2013</text:p>
          </table:table-cell>
          <table:table-cell table:style-name="ce60" office:value-type="float" office:value="41341.81774305555">
            <text:p>3/8/2013 19:37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856368">
            <text:p>186856368</text:p>
          </table:table-cell>
          <table:table-cell table:style-name="ce59"/>
          <table:table-cell table:style-name="ce61" office:value-type="string">
            <text:p>&lt;a href="http://getfalcon.pro" rel="nofollow"&gt;Falcon Pro&lt;/a&gt;</text:p>
          </table:table-cell>
          <table:table-cell table:style-name="ce61" office:value-type="string">
            <text:p>http://a0.twimg.com/profile_images/2626373697/e617jhfrpnului42rb6l_normal.jpeg</text:p>
          </table:table-cell>
          <table:table-cell table:style-name="ce59" office:value-type="float" office:value="235">
            <text:p>235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nuelSchweizer/statuses/310112069603184640</text:p>
          </table:table-cell>
          <table:table-cell table:style-name="ce61" office:value-type="string">
            <text:p>{"urls":[{"expanded_url":"http://po.st/XfForL/","indices":[102,124],"display_url":"po.st/XfForL/","url":"http://t.co/E3F0uKWIFi"}],"hashtags":[{"text":"Nationalratswahl","indices":[49,66]},{"text":"nrw13","indices":[125,131]},{"text":"Oes","indices":[132,136]}],"user_mentions":[{"id":14663464,"name":"rupprECHT","indices":[3,13],"screen_name":"rupprECHT","id_str":"14663464"}]}</text:p>
          </table:table-cell>
        </table:table-row>
        <table:table-row table:style-name="ro22">
          <table:table-cell table:style-name="ce58" office:value-type="string">
            <text:p>310111434229035008</text:p>
          </table:table-cell>
          <table:table-cell table:style-name="ce59" office:value-type="string">
            <text:p>schnarchokles</text:p>
          </table:table-cell>
          <table:table-cell table:style-name="ce59" office:value-type="string">
            <text:p>RT @rupprECHT: LIF, neos und JuLis gehen vor der #Nationalratswahl Buendnis unter dem Namen neos ein: http://t.co/E3F0uKWIFi #nrw13 #Oes ...</text:p>
          </table:table-cell>
          <table:table-cell table:style-name="ce59" office:value-type="string">
            <text:p>Fri Mar 08 19:35:02 +0000 2013</text:p>
          </table:table-cell>
          <table:table-cell table:style-name="ce60" office:value-type="float" office:value="41341.815995370365">
            <text:p>3/8/2013 19:35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456178">
            <text:p>1445617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54413821/Botero_Fernando-Woman_Crying_I._normal.jpg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chnarchokles/statuses/310111434229035008</text:p>
          </table:table-cell>
          <table:table-cell table:style-name="ce61" office:value-type="string">
            <text:p>{"urls":[{"expanded_url":"http://po.st/XfForL/","indices":[102,124],"display_url":"po.st/XfForL/","url":"http://t.co/E3F0uKWIFi"}],"hashtags":[{"text":"Nationalratswahl","indices":[49,66]},{"text":"nrw13","indices":[125,131]},{"text":"Oes","indices":[132,136]}],"user_mentions":[{"id":14663464,"name":"rupprECHT","indices":[3,13],"screen_name":"rupprECHT","id_str":"14663464"}]}</text:p>
          </table:table-cell>
        </table:table-row>
        <table:table-row table:style-name="ro22">
          <table:table-cell table:style-name="ce58" office:value-type="string">
            <text:p>310107596919013376</text:p>
          </table:table-cell>
          <table:table-cell table:style-name="ce59" office:value-type="string">
            <text:p>joseflentsch</text:p>
          </table:table-cell>
          <table:table-cell table:style-name="ce59" office:value-type="string">
            <text:p>RT @rupprECHT: LIF, neos und JuLis gehen vor der #Nationalratswahl Buendnis unter dem Namen neos ein: http://t.co/E3F0uKWIFi #nrw13 #Oes ...</text:p>
          </table:table-cell>
          <table:table-cell table:style-name="ce59" office:value-type="string">
            <text:p>Fri Mar 08 19:19:47 +0000 2013</text:p>
          </table:table-cell>
          <table:table-cell table:style-name="ce60" office:value-type="float" office:value="41341.80540509259">
            <text:p>3/8/2013 19:19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1316814">
            <text:p>7131681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806793490/Father_and_Son_normal</text:p>
          </table:table-cell>
          <table:table-cell table:style-name="ce59" office:value-type="float" office:value="333">
            <text:p>333</text:p>
          </table:table-cell>
          <table:table-cell table:style-name="ce59" office:value-type="float" office:value="458">
            <text:p>458</text:p>
          </table:table-cell>
          <table:table-cell table:style-name="ce59"/>
          <table:table-cell table:style-name="ce59" office:value-type="string">
            <text:p>http://twitter.com/joseflentsch/statuses/310107596919013376</text:p>
          </table:table-cell>
          <table:table-cell table:style-name="ce61" office:value-type="string">
            <text:p>{"urls":[{"expanded_url":"http://po.st/XfForL/","indices":[102,124],"display_url":"po.st/XfForL/","url":"http://t.co/E3F0uKWIFi"}],"hashtags":[{"text":"Nationalratswahl","indices":[49,66]},{"text":"nrw13","indices":[125,131]},{"text":"Oes","indices":[132,136]}],"user_mentions":[{"id":14663464,"name":"rupprECHT","indices":[3,13],"screen_name":"rupprECHT","id_str":"14663464"}]}</text:p>
          </table:table-cell>
        </table:table-row>
        <table:table-row table:style-name="ro25">
          <table:table-cell table:style-name="ce58" office:value-type="string">
            <text:p>310107375585599489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ah... #neos jetzt auf linksliberal unterwegs... bündnis mit #lif und #julis... sponsor haselsteiner... melden diverse medien... #nrw13</text:p>
          </table:table-cell>
          <table:table-cell table:style-name="ce59" office:value-type="string">
            <text:p>Fri Mar 08 19:18:54 +0000 2013</text:p>
          </table:table-cell>
          <table:table-cell table:style-name="ce60" office:value-type="float" office:value="41341.80479166666">
            <text:p>3/8/2013 19:18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36">
            <text:p>836</text:p>
          </table:table-cell>
          <table:table-cell table:style-name="ce59" office:value-type="float" office:value="1027">
            <text:p>10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10107375585599489</text:p>
          </table:table-cell>
          <table:table-cell table:style-name="ce61" office:value-type="string">
            <text:p>{"urls":[],"hashtags":[{"text":"neos","indices":[6,11]},{"text":"lif","indices":[60,64]},{"text":"julis","indices":[69,75]},{"text":"nrw13","indices":[128,134]}],"user_mentions":[]}</text:p>
          </table:table-cell>
        </table:table-row>
        <table:table-row table:style-name="ro24">
          <table:table-cell table:style-name="ce58" office:value-type="string">
            <text:p>310106816140943360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Nationalratswahl - LIF ging mit NEOS Bündnis ein: Laut Medienbericht… http://t.co/1YEzPGe1Kh #derStandardInland</text:p>
          </table:table-cell>
          <table:table-cell table:style-name="ce59" office:value-type="string">
            <text:p>Fri Mar 08 19:16:41 +0000 2013</text:p>
          </table:table-cell>
          <table:table-cell table:style-name="ce60" office:value-type="float" office:value="41341.803252314814">
            <text:p>3/8/2013 19:16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50">
            <text:p>450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10106816140943360</text:p>
          </table:table-cell>
          <table:table-cell table:style-name="ce61" office:value-type="string">
            <text:p>{"urls":[{"expanded_url":"http://goo.gl/fb/52csl","indices":[70,92],"display_url":"goo.gl/fb/52csl","url":"http://t.co/1YEzPGe1Kh"}],"hashtags":[{"text":"derStandardInland","indices":[93,111]}],"user_mentions":[]}</text:p>
          </table:table-cell>
        </table:table-row>
        <table:table-row table:style-name="ro22">
          <table:table-cell table:style-name="ce58" office:value-type="string">
            <text:p>310105832387932161</text:p>
          </table:table-cell>
          <table:table-cell table:style-name="ce59" office:value-type="string">
            <text:p>b_thaler</text:p>
          </table:table-cell>
          <table:table-cell table:style-name="ce59" office:value-type="string">
            <text:p>RT @rupprECHT: LIF, neos und JuLis gehen vor der #Nationalratswahl Buendnis unter dem Namen neos ein: http://t.co/E3F0uKWIFi #nrw13 #Oes ...</text:p>
          </table:table-cell>
          <table:table-cell table:style-name="ce59" office:value-type="string">
            <text:p>Fri Mar 08 19:12:46 +0000 2013</text:p>
          </table:table-cell>
          <table:table-cell table:style-name="ce60" office:value-type="float" office:value="41341.800532407404">
            <text:p>3/8/2013 19:12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54871">
            <text:p>1545487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455012919/z5yni18i7o9hxhuev7ib_normal.jpeg</text:p>
          </table:table-cell>
          <table:table-cell table:style-name="ce59" office:value-type="float" office:value="1621">
            <text:p>1621</text:p>
          </table:table-cell>
          <table:table-cell table:style-name="ce59" office:value-type="float" office:value="1915">
            <text:p>19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_thaler/statuses/310105832387932161</text:p>
          </table:table-cell>
          <table:table-cell table:style-name="ce61" office:value-type="string">
            <text:p>{"urls":[{"expanded_url":"http://po.st/XfForL/","indices":[102,124],"display_url":"po.st/XfForL/","url":"http://t.co/E3F0uKWIFi"}],"hashtags":[{"text":"Nationalratswahl","indices":[49,66]},{"text":"nrw13","indices":[125,131]},{"text":"Oes","indices":[132,136]}],"user_mentions":[{"id":14663464,"name":"rupprECHT","indices":[3,13],"screen_name":"rupprECHT","id_str":"14663464"}]}</text:p>
          </table:table-cell>
        </table:table-row>
        <table:table-row table:style-name="ro22">
          <table:table-cell table:style-name="ce58" office:value-type="string">
            <text:p>310105366958583808</text:p>
          </table:table-cell>
          <table:table-cell table:style-name="ce59" office:value-type="string">
            <text:p>rupprECHT</text:p>
          </table:table-cell>
          <table:table-cell table:style-name="ce59" office:value-type="string">
            <text:p>LIF, neos und JuLis gehen vor der #Nationalratswahl Buendnis unter dem Namen neos ein: http://t.co/E3F0uKWIFi #nrw13 #Oesterreich #Politik</text:p>
          </table:table-cell>
          <table:table-cell table:style-name="ce59" office:value-type="string">
            <text:p>Fri Mar 08 19:10:55 +0000 2013</text:p>
          </table:table-cell>
          <table:table-cell table:style-name="ce60" office:value-type="float" office:value="41341.79924768519">
            <text:p>3/8/2013 19:10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663464">
            <text:p>14663464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486100544/cx6xiru8ne7lf8fwc537_normal.jpeg</text:p>
          </table:table-cell>
          <table:table-cell table:style-name="ce59" office:value-type="float" office:value="2726">
            <text:p>2726</text:p>
          </table:table-cell>
          <table:table-cell table:style-name="ce59" office:value-type="float" office:value="1403">
            <text:p>14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upprECHT/statuses/310105366958583808</text:p>
          </table:table-cell>
          <table:table-cell table:style-name="ce61" office:value-type="string">
            <text:p>{"urls":[{"expanded_url":"http://po.st/XfForL/","indices":[87,109],"display_url":"po.st/XfForL/","url":"http://t.co/E3F0uKWIFi"}],"hashtags":[{"text":"Nationalratswahl","indices":[34,51]},{"text":"nrw13","indices":[110,116]},{"text":"Oesterreich","indices":[117,129]},{"text":"Politik","indices":[130,138]}],"user_mentions":[]}</text:p>
          </table:table-cell>
        </table:table-row>
        <table:table-row table:style-name="ro24">
          <table:table-cell table:style-name="ce58" office:value-type="string">
            <text:p>310104078413885440</text:p>
          </table:table-cell>
          <table:table-cell table:style-name="ce59" office:value-type="string">
            <text:p>BKleinlercher</text:p>
          </table:table-cell>
          <table:table-cell table:style-name="ce59" office:value-type="string">
            <text:p>RT @ipoStandardat: Nationalratswahl - LIF ging mit NEOS Bündnis ein: Laut Medienbericht - Haselsteiner soll Partei finanzieren http://t. ...</text:p>
          </table:table-cell>
          <table:table-cell table:style-name="ce59" office:value-type="string">
            <text:p>Fri Mar 08 19:05:48 +0000 2013</text:p>
          </table:table-cell>
          <table:table-cell table:style-name="ce60" office:value-type="float" office:value="41341.795694444445">
            <text:p>3/8/2013 19:05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5719600">
            <text:p>1257196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973809619/bi_sommer09_normal.jpg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129">
            <text:p>1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Kleinlercher/statuses/310104078413885440</text:p>
          </table:table-cell>
          <table:table-cell table:style-name="ce61" office:value-type="string">
            <text:p>{"urls":[],"hashtags":[],"user_mentions":[{"id":384316976,"name":"ipoStandardat","indices":[3,17],"screen_name":"ipoStandardat","id_str":"384316976"}]}</text:p>
          </table:table-cell>
        </table:table-row>
        <table:table-row table:style-name="ro25">
          <table:table-cell table:style-name="ce58" office:value-type="string">
            <text:p>310103873081733121</text:p>
          </table:table-cell>
          <table:table-cell table:style-name="ce59" office:value-type="string">
            <text:p>marcel_matz</text:p>
          </table:table-cell>
          <table:table-cell table:style-name="ce59" office:value-type="string">
            <text:p>#politik Nationalratswahl - LIF ging mit NEOS Bündnis ein: Laut Medienbericht - Haselsteiner soll... http://t.co/HajpUTJh7s #derstandard</text:p>
          </table:table-cell>
          <table:table-cell table:style-name="ce59" office:value-type="string">
            <text:p>Fri Mar 08 19:04:59 +0000 2013</text:p>
          </table:table-cell>
          <table:table-cell table:style-name="ce60" office:value-type="float" office:value="41341.795127314814">
            <text:p>3/8/2013 19:04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6910769">
            <text:p>636910769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2504953183/15rmjqr2rht4ff6utdzg_normal.jpe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165">
            <text:p>1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rcel_matz/statuses/310103873081733121</text:p>
          </table:table-cell>
          <table:table-cell table:style-name="ce61" office:value-type="string">
            <text:p>{"urls":[{"expanded_url":"http://bit.ly/10r9neO","indices":[101,123],"display_url":"bit.ly/10r9neO","url":"http://t.co/HajpUTJh7s"}],"hashtags":[{"text":"politik","indices":[0,8]},{"text":"derstandard","indices":[124,136]}],"user_mentions":[]}</text:p>
          </table:table-cell>
        </table:table-row>
        <table:table-row table:style-name="ro24">
          <table:table-cell table:style-name="ce58" office:value-type="string">
            <text:p>310103871764713473</text:p>
          </table:table-cell>
          <table:table-cell table:style-name="ce59" office:value-type="string">
            <text:p>ipoStandardat</text:p>
          </table:table-cell>
          <table:table-cell table:style-name="ce59" office:value-type="string">
            <text:p>Nationalratswahl - LIF ging mit NEOS Bündnis ein: Laut Medienbericht - Haselsteiner soll Partei finanzieren http://t.co/QqX0dbQePA</text:p>
          </table:table-cell>
          <table:table-cell table:style-name="ce59" office:value-type="string">
            <text:p>Fri Mar 08 19:04:59 +0000 2013</text:p>
          </table:table-cell>
          <table:table-cell table:style-name="ce60" office:value-type="float" office:value="41341.795127314814">
            <text:p>3/8/2013 19:04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4316976">
            <text:p>384316976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813047703/inland_normal.gif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poStandardat/statuses/310103871764713473</text:p>
          </table:table-cell>
          <table:table-cell table:style-name="ce61" office:value-type="string">
            <text:p>{"urls":[{"expanded_url":"http://bit.ly/10r9neO","indices":[108,130],"display_url":"bit.ly/10r9neO","url":"http://t.co/QqX0dbQePA"}],"hashtags":[],"user_mentions":[]}</text:p>
          </table:table-cell>
        </table:table-row>
        <table:table-row table:style-name="ro22">
          <table:table-cell table:style-name="ce58" office:value-type="string">
            <text:p>310094097169928192</text:p>
          </table:table-cell>
          <table:table-cell table:style-name="ce59" office:value-type="string">
            <text:p>isabelledaniel</text:p>
          </table:table-cell>
          <table:table-cell table:style-name="ce59" office:value-type="string">
            <text:p>Wüsste aber keinen aus diesem Flügel, der bei der Nationalratswahl als frontmann antreten könnte. Dh werden sie Strache unterstützen müssen.</text:p>
          </table:table-cell>
          <table:table-cell table:style-name="ce59" office:value-type="string">
            <text:p>Fri Mar 08 18:26:08 +0000 2013</text:p>
          </table:table-cell>
          <table:table-cell table:style-name="ce60" office:value-type="float" office:value="41341.76814814815">
            <text:p>3/8/2013 18:26:0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9947367">
            <text:p>8994736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10690512/7864b5ebbc29699e862eb6d4b2bb1a5c_normal.jpeg</text:p>
          </table:table-cell>
          <table:table-cell table:style-name="ce59" office:value-type="float" office:value="5504">
            <text:p>5504</text:p>
          </table:table-cell>
          <table:table-cell table:style-name="ce59" office:value-type="float" office:value="332">
            <text:p>332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isabelledaniel/statuses/310094097169928192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1">
          <table:table-cell table:style-name="ce58" office:value-type="string">
            <text:p>310017431609434115</text:p>
          </table:table-cell>
          <table:table-cell table:style-name="ce59" office:value-type="string">
            <text:p>smsteinitz</text:p>
          </table:table-cell>
          <table:table-cell table:style-name="ce59" office:value-type="string">
            <text:p>RT Wäre jetzt Nationalratswahl, was würdest Du wählen? http://t.co/wYc0tsCPDO</text:p>
          </table:table-cell>
          <table:table-cell table:style-name="ce59" office:value-type="string">
            <text:p>Fri Mar 08 13:21:30 +0000 2013</text:p>
          </table:table-cell>
          <table:table-cell table:style-name="ce60" office:value-type="float" office:value="41341.55659722222">
            <text:p>3/8/2013 13:21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40678841">
            <text:p>24067884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516893416/image_normal.jpg</text:p>
          </table:table-cell>
          <table:table-cell table:style-name="ce59" office:value-type="float" office:value="2376">
            <text:p>2376</text:p>
          </table:table-cell>
          <table:table-cell table:style-name="ce59" office:value-type="float" office:value="274">
            <text:p>2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msteinitz/statuses/310017431609434115</text:p>
          </table:table-cell>
          <table:table-cell table:style-name="ce61" office:value-type="string">
            <text:p>{"urls":[{"expanded_url":"http://polls.tw/ley/p","indices":[55,77],"display_url":"polls.tw/ley/p","url":"http://t.co/wYc0tsCPDO"}],"hashtags":[],"user_mentions":[]}</text:p>
          </table:table-cell>
        </table:table-row>
        <table:table-row table:style-name="ro20">
          <table:table-cell table:style-name="ce58" office:value-type="string">
            <text:p>310015408063266816</text:p>
          </table:table-cell>
          <table:table-cell table:style-name="ce59" office:value-type="string">
            <text:p>_aristide_</text:p>
          </table:table-cell>
          <table:table-cell table:style-name="ce59" office:value-type="string">
            <text:p>RT Wären jetzt Nationalratswahl was würdest Du wählen? http://t.co/8wGlW5AbwV</text:p>
          </table:table-cell>
          <table:table-cell table:style-name="ce59" office:value-type="string">
            <text:p>Fri Mar 08 13:13:27 +0000 2013</text:p>
          </table:table-cell>
          <table:table-cell table:style-name="ce60" office:value-type="float" office:value="41341.55100694444">
            <text:p>3/8/2013 13:13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720970">
            <text:p>53720970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933053520/illuminatedinbw_normal.jpg</text:p>
          </table:table-cell>
          <table:table-cell table:style-name="ce59" office:value-type="float" office:value="350">
            <text:p>350</text:p>
          </table:table-cell>
          <table:table-cell table:style-name="ce59" office:value-type="float" office:value="322">
            <text:p>32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aristide_/statuses/310015408063266816</text:p>
          </table:table-cell>
          <table:table-cell table:style-name="ce61" office:value-type="string">
            <text:p>{"urls":[{"expanded_url":"http://polls.tw/ley/p","indices":[55,77],"display_url":"polls.tw/ley/p","url":"http://t.co/8wGlW5AbwV"}],"hashtags":[],"user_mentions":[]}</text:p>
          </table:table-cell>
        </table:table-row>
        <table:table-row table:style-name="ro25">
          <table:table-cell table:style-name="ce58" office:value-type="string">
            <text:p>310011773069697024</text:p>
          </table:table-cell>
          <table:table-cell table:style-name="ce59" office:value-type="string">
            <text:p>MaxMauMa</text:p>
          </table:table-cell>
          <table:table-cell table:style-name="ce59" office:value-type="string">
            <text:p>RT @FORMAT_trend: Leitartikel von @formatweber: "Die #ÖVP geht ohne echten Kanzlerkandidaten in die #Nationalratswahl". http://t.co/7Dh2 ...</text:p>
          </table:table-cell>
          <table:table-cell table:style-name="ce59" office:value-type="string">
            <text:p>Fri Mar 08 12:59:01 +0000 2013</text:p>
          </table:table-cell>
          <table:table-cell table:style-name="ce60" office:value-type="float" office:value="41341.540983796294">
            <text:p>3/8/2013 12:59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39252562">
            <text:p>83925256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64999617/8d17162bd2104fd33f9129eda1ae2f82_normal.jpeg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194">
            <text:p>1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xMauMa/statuses/310011773069697024</text:p>
          </table:table-cell>
          <table:table-cell table:style-name="ce61" office:value-type="string">
            <text:p>{"urls":[],"hashtags":[{"text":"ÖVP","indices":[53,57]},{"text":"Nationalratswahl","indices":[100,117]}],"user_mentions":[{"id":142984550,"name":"FORMAT_TREND","indices":[3,16],"screen_name":"FORMAT_trend","id_str":"142984550"},{"id":458279665,"name":"Andreas Weber","indices":[34,46],"screen_name":"formatweber","id_str":"458279665"}]}</text:p>
          </table:table-cell>
        </table:table-row>
        <table:table-row table:style-name="ro22">
          <table:table-cell table:style-name="ce58" office:value-type="string">
            <text:p>309986823634038786</text:p>
          </table:table-cell>
          <table:table-cell table:style-name="ce59" office:value-type="string">
            <text:p>veitdengler</text:p>
          </table:table-cell>
          <table:table-cell table:style-name="ce59" office:value-type="string">
            <text:p>RT @DieSchwarz: Bitte mitmachen! So sehen wir, wie die Twitteranten ticken: RT Wären jetzt Nationalratswahl was würdest Du wählen? http: ...</text:p>
          </table:table-cell>
          <table:table-cell table:style-name="ce59" office:value-type="string">
            <text:p>Fri Mar 08 11:19:52 +0000 2013</text:p>
          </table:table-cell>
          <table:table-cell table:style-name="ce60" office:value-type="float" office:value="41341.47212962963">
            <text:p>3/8/2013 11:19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4025013">
            <text:p>3402501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790524491/a011e09b4e32012e0ed591c5d6afd457_normal.jpeg</text:p>
          </table:table-cell>
          <table:table-cell table:style-name="ce59" office:value-type="float" office:value="187">
            <text:p>187</text:p>
          </table:table-cell>
          <table:table-cell table:style-name="ce59" office:value-type="float" office:value="159">
            <text:p>1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eitdengler/statuses/309986823634038786</text:p>
          </table:table-cell>
          <table:table-cell table:style-name="ce61" office:value-type="string">
            <text:p>{"urls":[],"hashtags":[],"user_mentions":[{"id":23301425,"name":"Daniela M. Schwarz","indices":[3,14],"screen_name":"DieSchwarz","id_str":"23301425"}]}</text:p>
          </table:table-cell>
        </table:table-row>
        <table:table-row table:style-name="ro20">
          <table:table-cell table:style-name="ce58" office:value-type="string">
            <text:p>309976230885744640</text:p>
          </table:table-cell>
          <table:table-cell table:style-name="ce59" office:value-type="string">
            <text:p>jimmytesch</text:p>
          </table:table-cell>
          <table:table-cell table:style-name="ce59" office:value-type="string">
            <text:p>wie wählt twitter? RT Wären jetzt Nationalratswahl was würdest Du wählen? http://t.co/SPes6c9bJ3</text:p>
          </table:table-cell>
          <table:table-cell table:style-name="ce59" office:value-type="string">
            <text:p>Fri Mar 08 10:37:47 +0000 2013</text:p>
          </table:table-cell>
          <table:table-cell table:style-name="ce60" office:value-type="float" office:value="41341.44290509259">
            <text:p>3/8/2013 10:37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3487590">
            <text:p>63487590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278589288/nzbff716cb181hjy4kmf_normal.jpeg</text:p>
          </table:table-cell>
          <table:table-cell table:style-name="ce59" office:value-type="float" office:value="304">
            <text:p>304</text:p>
          </table:table-cell>
          <table:table-cell table:style-name="ce59" office:value-type="float" office:value="579">
            <text:p>579</text:p>
          </table:table-cell>
          <table:table-cell table:style-name="ce59"/>
          <table:table-cell table:style-name="ce59" office:value-type="string">
            <text:p>http://twitter.com/jimmytesch/statuses/309976230885744640</text:p>
          </table:table-cell>
          <table:table-cell table:style-name="ce61" office:value-type="string">
            <text:p>{"urls":[{"expanded_url":"http://polls.tw/ley/p","indices":[74,96],"display_url":"polls.tw/ley/p","url":"http://t.co/SPes6c9bJ3"}],"hashtags":[],"user_mentions":[]}</text:p>
          </table:table-cell>
        </table:table-row>
        <table:table-row table:style-name="ro25">
          <table:table-cell table:style-name="ce58" office:value-type="string">
            <text:p>309972602523353091</text:p>
          </table:table-cell>
          <table:table-cell table:style-name="ce59" office:value-type="string">
            <text:p>DieSchwarz</text:p>
          </table:table-cell>
          <table:table-cell table:style-name="ce59" office:value-type="string">
            <text:p>Bitte mitmachen! So sehen wir, wie die Twitteranten ticken: RT Wären jetzt Nationalratswahl was würdest Du wählen? http://t.co/oDoOX1jGn4</text:p>
          </table:table-cell>
          <table:table-cell table:style-name="ce59" office:value-type="string">
            <text:p>Fri Mar 08 10:23:22 +0000 2013</text:p>
          </table:table-cell>
          <table:table-cell table:style-name="ce60" office:value-type="float" office:value="41341.43289351852">
            <text:p>3/8/2013 10:23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301425">
            <text:p>23301425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192278471/aa6e73862451a6336559e45c2475f967_normal.png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eSchwarz/statuses/309972602523353091</text:p>
          </table:table-cell>
          <table:table-cell table:style-name="ce61" office:value-type="string">
            <text:p>{"urls":[{"expanded_url":"http://polls.tw/ley/p","indices":[115,137],"display_url":"polls.tw/ley/p","url":"http://t.co/oDoOX1jGn4"}],"hashtags":[],"user_mentions":[]}</text:p>
          </table:table-cell>
        </table:table-row>
        <table:table-row table:style-name="ro25">
          <table:table-cell table:style-name="ce58" office:value-type="string">
            <text:p>309968963020935168</text:p>
          </table:table-cell>
          <table:table-cell table:style-name="ce59" office:value-type="string">
            <text:p>agrabher</text:p>
          </table:table-cell>
          <table:table-cell table:style-name="ce59" office:value-type="string">
            <text:p>RT @HaraldSummer: Wären jetzt Nationalratswahl was würdest Du wählen? http://t.co/etBSxbRmfU /v @DietmarHagen @zensurkontrolle</text:p>
          </table:table-cell>
          <table:table-cell table:style-name="ce59" office:value-type="string">
            <text:p>Fri Mar 08 10:08:54 +0000 2013</text:p>
          </table:table-cell>
          <table:table-cell table:style-name="ce60" office:value-type="float" office:value="41341.422847222224">
            <text:p>3/8/2013 10:08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76601">
            <text:p>127660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551778960/temp1346146450strip20120828-8483-mwq3f9_normal</text:p>
          </table:table-cell>
          <table:table-cell table:style-name="ce59" office:value-type="float" office:value="2288">
            <text:p>2288</text:p>
          </table:table-cell>
          <table:table-cell table:style-name="ce59" office:value-type="float" office:value="1072">
            <text:p>10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grabher/statuses/309968963020935168</text:p>
          </table:table-cell>
          <table:table-cell table:style-name="ce61" office:value-type="string">
            <text:p>{"urls":[{"expanded_url":"http://polls.tw/ley/p","indices":[70,92],"display_url":"polls.tw/ley/p","url":"http://t.co/etBSxbRmfU"}],"hashtags":[],"user_mentions":[{"id":351544638,"name":"HS","indices":[3,16],"screen_name":"HaraldSummer","id_str":"351544638"},{"id":258805552,"name":"Dietmar Hagen","indices":[96,109],"screen_name":"DietmarHagen","id_str":"258805552"},{"id":149454473,"name":"Zensurkontrolle","indices":[110,126],"screen_name":"zensurkontrolle","id_str":"149454473"}]}</text:p>
          </table:table-cell>
        </table:table-row>
        <table:table-row table:style-name="ro25">
          <table:table-cell table:style-name="ce58" office:value-type="string">
            <text:p>309965977825730561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RT @FORMAT_trend: Leitartikel von @formatweber: "Die #ÖVP geht ohne echten Kanzlerkandidaten in die #Nationalratswahl". http://t.co/7Dh2 ...</text:p>
          </table:table-cell>
          <table:table-cell table:style-name="ce59" office:value-type="string">
            <text:p>Fri Mar 08 09:57:02 +0000 2013</text:p>
          </table:table-cell>
          <table:table-cell table:style-name="ce60" office:value-type="float" office:value="41341.41460648148">
            <text:p>3/8/2013 9:57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36">
            <text:p>836</text:p>
          </table:table-cell>
          <table:table-cell table:style-name="ce59" office:value-type="float" office:value="1027">
            <text:p>10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9965977825730561</text:p>
          </table:table-cell>
          <table:table-cell table:style-name="ce61" office:value-type="string">
            <text:p>{"urls":[],"hashtags":[{"text":"ÖVP","indices":[53,57]},{"text":"Nationalratswahl","indices":[100,117]}],"user_mentions":[{"id":142984550,"name":"FORMAT_TREND","indices":[3,16],"screen_name":"FORMAT_trend","id_str":"142984550"},{"id":458279665,"name":"Andreas Weber","indices":[34,46],"screen_name":"formatweber","id_str":"458279665"}]}</text:p>
          </table:table-cell>
        </table:table-row>
        <table:table-row table:style-name="ro25">
          <table:table-cell table:style-name="ce58" office:value-type="string">
            <text:p>309964266998476800</text:p>
          </table:table-cell>
          <table:table-cell table:style-name="ce59" office:value-type="string">
            <text:p>FORMAT_trend</text:p>
          </table:table-cell>
          <table:table-cell table:style-name="ce59" office:value-type="string">
            <text:p>Leitartikel von @formatweber: "Die #ÖVP geht ohne echten Kanzlerkandidaten in die #Nationalratswahl". http://t.co/7Dh2GcTshq #spindelegger</text:p>
          </table:table-cell>
          <table:table-cell table:style-name="ce59" office:value-type="string">
            <text:p>Fri Mar 08 09:50:14 +0000 2013</text:p>
          </table:table-cell>
          <table:table-cell table:style-name="ce60" office:value-type="float" office:value="41341.40988425926">
            <text:p>3/8/2013 9:50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2984550">
            <text:p>14298455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28444713/0be80ea4d03e3db4422a2fb7d3c37b0b_normal.png</text:p>
          </table:table-cell>
          <table:table-cell table:style-name="ce59" office:value-type="float" office:value="1823">
            <text:p>1823</text:p>
          </table:table-cell>
          <table:table-cell table:style-name="ce59" office:value-type="float" office:value="161">
            <text:p>1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ORMAT_trend/statuses/309964266998476800</text:p>
          </table:table-cell>
          <table:table-cell table:style-name="ce61" office:value-type="string">
            <text:p>{"urls":[{"expanded_url":"http://goo.gl/FLwvR","indices":[102,124],"display_url":"goo.gl/FLwvR","url":"http://t.co/7Dh2GcTshq"}],"hashtags":[{"text":"ÖVP","indices":[35,39]},{"text":"Nationalratswahl","indices":[82,99]},{"text":"spindelegger","indices":[125,138]}],"user_mentions":[{"id":458279665,"name":"Andreas Weber","indices":[16,28],"screen_name":"formatweber","id_str":"458279665"}]}</text:p>
          </table:table-cell>
        </table:table-row>
        <table:table-row table:style-name="ro20">
          <table:table-cell table:style-name="ce58" office:value-type="string">
            <text:p>309955808802795520</text:p>
          </table:table-cell>
          <table:table-cell table:style-name="ce59" office:value-type="string">
            <text:p>DietmarHagen</text:p>
          </table:table-cell>
          <table:table-cell table:style-name="ce59" office:value-type="string">
            <text:p>RT @HaraldSummer: RT Wären jetzt Nationalratswahl was würdest Du wählen? http://t.co/KytlLLkLAE</text:p>
          </table:table-cell>
          <table:table-cell table:style-name="ce59" office:value-type="string">
            <text:p>Fri Mar 08 09:16:38 +0000 2013</text:p>
          </table:table-cell>
          <table:table-cell table:style-name="ce60" office:value-type="float" office:value="41341.38655092593">
            <text:p>3/8/2013 9:16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8805552">
            <text:p>25880555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19582035/qn8iq2lhzmbaghzav599_normal.jpeg</text:p>
          </table:table-cell>
          <table:table-cell table:style-name="ce59" office:value-type="float" office:value="47">
            <text:p>47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etmarHagen/statuses/309955808802795520</text:p>
          </table:table-cell>
          <table:table-cell table:style-name="ce61" office:value-type="string">
            <text:p>{"urls":[{"expanded_url":"http://polls.tw/ley/p","indices":[73,95],"display_url":"polls.tw/ley/p","url":"http://t.co/KytlLLkLAE"}],"hashtags":[],"user_mentions":[{"id":351544638,"name":"HS","indices":[3,16],"screen_name":"HaraldSummer","id_str":"351544638"}]}</text:p>
          </table:table-cell>
        </table:table-row>
        <table:table-row table:style-name="ro24">
          <table:table-cell table:style-name="ce58" office:value-type="string">
            <text:p>309949553552019457</text:p>
          </table:table-cell>
          <table:table-cell table:style-name="ce59" office:value-type="string">
            <text:p>GerdaHillebrand</text:p>
          </table:table-cell>
          <table:table-cell table:style-name="ce59" office:value-type="string">
            <text:p>RT @phikoenig: Wie würden TwittererInnen wählen? Wären jetzt Nationalratswahl was würdest Du wählen? http://t.co/LTO4MOjD5b</text:p>
          </table:table-cell>
          <table:table-cell table:style-name="ce59" office:value-type="string">
            <text:p>Fri Mar 08 08:51:46 +0000 2013</text:p>
          </table:table-cell>
          <table:table-cell table:style-name="ce60" office:value-type="float" office:value="41341.3692824074">
            <text:p>3/8/2013 8:51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15357834">
            <text:p>81535783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3363735/78c0d3ff6ea07d60d7388a2883ce51fb_normal.jpeg</text:p>
          </table:table-cell>
          <table:table-cell table:style-name="ce59" office:value-type="float" office:value="312">
            <text:p>312</text:p>
          </table:table-cell>
          <table:table-cell table:style-name="ce59" office:value-type="float" office:value="289">
            <text:p>2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erdaHillebrand/statuses/309949553552019457</text:p>
          </table:table-cell>
          <table:table-cell table:style-name="ce61" office:value-type="string">
            <text:p>{"urls":[{"expanded_url":"http://polls.tw/ley/p","indices":[101,123],"display_url":"polls.tw/ley/p","url":"http://t.co/LTO4MOjD5b"}],"hashtags":[],"user_mentions":[{"id":605744581,"name":"Philip König","indices":[3,13],"screen_name":"phikoenig","id_str":"605744581"}]}</text:p>
          </table:table-cell>
        </table:table-row>
        <table:table-row table:style-name="ro25">
          <table:table-cell table:style-name="ce58" office:value-type="string">
            <text:p>309949356151291904</text:p>
          </table:table-cell>
          <table:table-cell table:style-name="ce59" office:value-type="string">
            <text:p>OheimatBerger</text:p>
          </table:table-cell>
          <table:table-cell table:style-name="ce59" office:value-type="string">
            <text:p>RT @LandauDaniel: Bitte wählen u teilen!
MT “@phikoenig: Wie würden TwittererInnen wählen? Wäre jetzt Nationalratswahl was würdest...? h ...</text:p>
          </table:table-cell>
          <table:table-cell table:style-name="ce59" office:value-type="string">
            <text:p>Fri Mar 08 08:50:59 +0000 2013</text:p>
          </table:table-cell>
          <table:table-cell table:style-name="ce60" office:value-type="float" office:value="41341.368738425925">
            <text:p>3/8/2013 8:50:59</text:p>
          </table:table-cell>
          <table:table-cell table:style-name="ce59"/>
          <table:table-cell table:style-name="ce59" office:value-type="string">
            <text:p>fr</text:p>
          </table:table-cell>
          <table:table-cell table:number-columns-repeated="2" table:style-name="ce59"/>
          <table:table-cell table:style-name="ce59" office:value-type="float" office:value="532448183">
            <text:p>5324481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72862190/aq9ms8c0e09m76xtayo6_normal.jpeg</text:p>
          </table:table-cell>
          <table:table-cell table:style-name="ce59" office:value-type="float" office:value="163">
            <text:p>163</text:p>
          </table:table-cell>
          <table:table-cell table:style-name="ce59" office:value-type="float" office:value="805">
            <text:p>80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heimatBerger/statuses/309949356151291904</text:p>
          </table:table-cell>
          <table:table-cell table:style-name="ce61" office:value-type="string">
            <text:p>{"urls":[],"hashtags":[],"user_mentions":[{"id":493268912,"name":"Daniel Landau","indices":[3,16],"screen_name":"LandauDaniel","id_str":"493268912"},{"id":605744581,"name":"Philip König","indices":[45,55],"screen_name":"phikoenig","id_str":"605744581"}]}</text:p>
          </table:table-cell>
        </table:table-row>
        <table:table-row table:style-name="ro25">
          <table:table-cell table:style-name="ce58" office:value-type="string">
            <text:p>309949010368675840</text:p>
          </table:table-cell>
          <table:table-cell table:style-name="ce59" office:value-type="string">
            <text:p>LandauDaniel</text:p>
          </table:table-cell>
          <table:table-cell table:style-name="ce59" office:value-type="string">
            <text:p>Bitte wählen u teilen!
MT “@phikoenig: Wie würden TwittererInnen wählen? Wäre jetzt Nationalratswahl was würdest...? http://t.co/6y2jphwc6y”</text:p>
          </table:table-cell>
          <table:table-cell table:style-name="ce59" office:value-type="string">
            <text:p>Fri Mar 08 08:49:37 +0000 2013</text:p>
          </table:table-cell>
          <table:table-cell table:style-name="ce60" office:value-type="float" office:value="41341.36778935185">
            <text:p>3/8/2013 8:49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605744581">
            <text:p>605744581</text:p>
          </table:table-cell>
          <table:table-cell table:style-name="ce59" office:value-type="string">
            <text:p>phikoenig</text:p>
          </table:table-cell>
          <table:table-cell table:style-name="ce59" office:value-type="float" office:value="493268912">
            <text:p>493268912</text:p>
          </table:table-cell>
          <table:table-cell table:style-name="ce59" office:value-type="string">
            <text:p>30994836697923174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829391496/DL_portrait_2012_au_en_dunkel_ok_komprimiert_normal.JPG</text:p>
          </table:table-cell>
          <table:table-cell table:style-name="ce59" office:value-type="float" office:value="872">
            <text:p>872</text:p>
          </table:table-cell>
          <table:table-cell table:style-name="ce59" office:value-type="float" office:value="1893">
            <text:p>18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andauDaniel/statuses/309949010368675840</text:p>
          </table:table-cell>
          <table:table-cell table:style-name="ce61" office:value-type="string">
            <text:p>{"urls":[{"expanded_url":"http://polls.tw/ley/p","indices":[117,139],"display_url":"polls.tw/ley/p","url":"http://t.co/6y2jphwc6y"}],"hashtags":[],"user_mentions":[{"id":605744581,"name":"Philip König","indices":[27,37],"screen_name":"phikoenig","id_str":"605744581"}]}</text:p>
          </table:table-cell>
        </table:table-row>
        <table:table-row table:style-name="ro24">
          <table:table-cell table:style-name="ce58" office:value-type="string">
            <text:p>309948366979231744</text:p>
          </table:table-cell>
          <table:table-cell table:style-name="ce59" office:value-type="string">
            <text:p>phikoenig</text:p>
          </table:table-cell>
          <table:table-cell table:style-name="ce59" office:value-type="string">
            <text:p>Wie würden TwittererInnen wählen? Wären jetzt Nationalratswahl was würdest Du wählen? http://t.co/LTO4MOjD5b</text:p>
          </table:table-cell>
          <table:table-cell table:style-name="ce59" office:value-type="string">
            <text:p>Fri Mar 08 08:47:03 +0000 2013</text:p>
          </table:table-cell>
          <table:table-cell table:style-name="ce60" office:value-type="float" office:value="41341.366006944445">
            <text:p>3/8/2013 8:47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05744581">
            <text:p>60574458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304129142/iik4th9tbbfcr7wx8n6m_normal.pn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123">
            <text:p>123</text:p>
          </table:table-cell>
          <table:table-cell table:style-name="ce59"/>
          <table:table-cell table:style-name="ce59" office:value-type="string">
            <text:p>http://twitter.com/phikoenig/statuses/309948366979231744</text:p>
          </table:table-cell>
          <table:table-cell table:style-name="ce61" office:value-type="string">
            <text:p>{"urls":[{"expanded_url":"http://polls.tw/ley/p","indices":[86,108],"display_url":"polls.tw/ley/p","url":"http://t.co/LTO4MOjD5b"}],"hashtags":[],"user_mentions":[]}</text:p>
          </table:table-cell>
        </table:table-row>
        <table:table-row table:style-name="ro21">
          <table:table-cell table:style-name="ce58" office:value-type="string">
            <text:p>309947630581059584</text:p>
          </table:table-cell>
          <table:table-cell table:style-name="ce59" office:value-type="string">
            <text:p>HaraldSummer</text:p>
          </table:table-cell>
          <table:table-cell table:style-name="ce59" office:value-type="string">
            <text:p>RT Wären jetzt Nationalratswahl was würdest Du wählen? http://t.co/KytlLLkLAE</text:p>
          </table:table-cell>
          <table:table-cell table:style-name="ce59" office:value-type="string">
            <text:p>Fri Mar 08 08:44:08 +0000 2013</text:p>
          </table:table-cell>
          <table:table-cell table:style-name="ce60" office:value-type="float" office:value="41341.36398148148">
            <text:p>3/8/2013 8:44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51544638">
            <text:p>35154463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273902055/e768f92d70ba57b4e4c13bc646ed9cd4_normal.jpeg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205">
            <text:p>20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aldSummer/statuses/309947630581059584</text:p>
          </table:table-cell>
          <table:table-cell table:style-name="ce61" office:value-type="string">
            <text:p>{"urls":[{"expanded_url":"http://polls.tw/ley/p","indices":[55,77],"display_url":"polls.tw/ley/p","url":"http://t.co/KytlLLkLAE"}],"hashtags":[],"user_mentions":[]}</text:p>
          </table:table-cell>
        </table:table-row>
        <table:table-row table:style-name="ro20">
          <table:table-cell table:style-name="ce58" office:value-type="string">
            <text:p>309945715134701569</text:p>
          </table:table-cell>
          <table:table-cell table:style-name="ce59" office:value-type="string">
            <text:p>manharter</text:p>
          </table:table-cell>
          <table:table-cell table:style-name="ce59" office:value-type="string">
            <text:p>RT Wären jetzt Nationalratswahl was würdest Du wählen? http://t.co/QX1VFYBHJD</text:p>
          </table:table-cell>
          <table:table-cell table:style-name="ce59" office:value-type="string">
            <text:p>Fri Mar 08 08:36:31 +0000 2013</text:p>
          </table:table-cell>
          <table:table-cell table:style-name="ce60" office:value-type="float" office:value="41341.35869212963">
            <text:p>3/8/2013 8:36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2580285">
            <text:p>302580285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344853398/3fd1c1bc449e90d6f33725ef9fd24d93_normal.jpeg</text:p>
          </table:table-cell>
          <table:table-cell table:style-name="ce59" office:value-type="float" office:value="132">
            <text:p>132</text:p>
          </table:table-cell>
          <table:table-cell table:style-name="ce59" office:value-type="float" office:value="244">
            <text:p>2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nharter/statuses/309945715134701569</text:p>
          </table:table-cell>
          <table:table-cell table:style-name="ce61" office:value-type="string">
            <text:p>{"urls":[{"expanded_url":"http://polls.tw/ley/p","indices":[55,77],"display_url":"polls.tw/ley/p","url":"http://t.co/QX1VFYBHJD"}],"hashtags":[],"user_mentions":[]}</text:p>
          </table:table-cell>
        </table:table-row>
        <table:table-row table:style-name="ro26">
          <table:table-cell table:style-name="ce58" office:value-type="string">
            <text:p>309938311147954176</text:p>
          </table:table-cell>
          <table:table-cell table:style-name="ce59" office:value-type="string">
            <text:p>OliverPlischek</text:p>
          </table:table-cell>
          <table:table-cell table:style-name="ce59" office:value-type="string">
            <text:p>Kremser FPÖ-Chef Walter Rosenkranz wird NÖ-Spitzenkandidat für die Nationalratswahl. 

Nationalratsabgeordneter... http://t.co/R48Pbs5kvu</text:p>
          </table:table-cell>
          <table:table-cell table:style-name="ce59" office:value-type="string">
            <text:p>Fri Mar 08 08:07:06 +0000 2013</text:p>
          </table:table-cell>
          <table:table-cell table:style-name="ce60" office:value-type="float" office:value="41341.33826388889">
            <text:p>3/8/2013 8:07:0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0914480">
            <text:p>430914480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1878949468/Neu_DSCF3025_normal.jp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87">
            <text:p>87</text:p>
          </table:table-cell>
          <table:table-cell table:style-name="ce59"/>
          <table:table-cell table:style-name="ce59" office:value-type="string">
            <text:p>http://twitter.com/OliverPlischek/statuses/309938311147954176</text:p>
          </table:table-cell>
          <table:table-cell table:style-name="ce61" office:value-type="string">
            <text:p>{"urls":[{"expanded_url":"http://fb.me/2GvNBPhAY","indices":[115,137],"display_url":"fb.me/2GvNBPhAY","url":"http://t.co/R48Pbs5kvu"}],"hashtags":[],"user_mentions":[]}</text:p>
          </table:table-cell>
        </table:table-row>
        <table:table-row table:style-name="ro26">
          <table:table-cell table:style-name="ce58" office:value-type="string">
            <text:p>309938220236410881</text:p>
          </table:table-cell>
          <table:table-cell table:style-name="ce59" office:value-type="string">
            <text:p>OliverPlischek</text:p>
          </table:table-cell>
          <table:table-cell table:style-name="ce59" office:value-type="string">
            <text:p>Kremser FPÖ-Chef Walter Rosenkranz wird NÖ-Spitzenkandidat für die Nationalratswahl. 

Nationalratsabgeordneter... http://t.co/ujV7SDXZor</text:p>
          </table:table-cell>
          <table:table-cell table:style-name="ce59" office:value-type="string">
            <text:p>Fri Mar 08 08:06:44 +0000 2013</text:p>
          </table:table-cell>
          <table:table-cell table:style-name="ce60" office:value-type="float" office:value="41341.338009259256">
            <text:p>3/8/2013 8:06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0914480">
            <text:p>430914480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1878949468/Neu_DSCF3025_normal.jp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87">
            <text:p>87</text:p>
          </table:table-cell>
          <table:table-cell table:style-name="ce59"/>
          <table:table-cell table:style-name="ce59" office:value-type="string">
            <text:p>http://twitter.com/OliverPlischek/statuses/309938220236410881</text:p>
          </table:table-cell>
          <table:table-cell table:style-name="ce61" office:value-type="string">
            <text:p>{"urls":[{"expanded_url":"http://fb.me/2ljMxYP4Q","indices":[115,137],"display_url":"fb.me/2ljMxYP4Q","url":"http://t.co/ujV7SDXZor"}],"hashtags":[],"user_mentions":[]}</text:p>
          </table:table-cell>
        </table:table-row>
        <table:table-row table:style-name="ro22">
          <table:table-cell table:style-name="ce58" office:value-type="string">
            <text:p>309937290942226433</text:p>
          </table:table-cell>
          <table:table-cell table:style-name="ce59" office:value-type="string">
            <text:p>pmedv</text:p>
          </table:table-cell>
          <table:table-cell table:style-name="ce59" office:value-type="string">
            <text:p>RT @steinlechnerdan: Bitte teilen! @zensurkontrolle: Wer gewinnt die #Nationalratswahl 2013 auf Twitter? Mach mit http://t.co/kI2bSGhqqQ ...</text:p>
          </table:table-cell>
          <table:table-cell table:style-name="ce59" office:value-type="string">
            <text:p>Fri Mar 08 08:03:03 +0000 2013</text:p>
          </table:table-cell>
          <table:table-cell table:style-name="ce60" office:value-type="float" office:value="41341.335451388884">
            <text:p>3/8/2013 8:03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578377">
            <text:p>2157837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37653295/15573611de01830095dcfaeeb8fabb56_normal.png</text:p>
          </table:table-cell>
          <table:table-cell table:style-name="ce59" office:value-type="float" office:value="119">
            <text:p>119</text:p>
          </table:table-cell>
          <table:table-cell table:style-name="ce59" office:value-type="float" office:value="300">
            <text:p>300</text:p>
          </table:table-cell>
          <table:table-cell table:style-name="ce59"/>
          <table:table-cell table:style-name="ce59" office:value-type="string">
            <text:p>http://twitter.com/pmedv/statuses/309937290942226433</text:p>
          </table:table-cell>
          <table:table-cell table:style-name="ce61" office:value-type="string">
            <text:p>{"urls":[{"expanded_url":"http://polls.tw/ley/p","indices":[114,136],"display_url":"polls.tw/ley/p","url":"http://t.co/kI2bSGhqqQ"}],"hashtags":[{"text":"Nationalratswahl","indices":[69,86]}],"user_mentions":[{"id":101744839,"name":"Daniel Steinlechner","indices":[3,19],"screen_name":"steinlechnerdan","id_str":"101744839"},{"id":149454473,"name":"Zensurkontrolle","indices":[35,51],"screen_name":"zensurkontrolle","id_str":"149454473"}]}</text:p>
          </table:table-cell>
        </table:table-row>
        <table:table-row table:style-name="ro25">
          <table:table-cell table:style-name="ce58" office:value-type="string">
            <text:p>309925802391265280</text:p>
          </table:table-cell>
          <table:table-cell table:style-name="ce59" office:value-type="string">
            <text:p>Synelly</text:p>
          </table:table-cell>
          <table:table-cell table:style-name="ce59" office:value-type="string">
            <text:p>RT @zensurkontrolle: Wer gewinnt die #Nationalratswahl 2013 auf Twitter? Mach mit http://t.co/7uYb7sFCkm und bitte RT! #Wahlsabine</text:p>
          </table:table-cell>
          <table:table-cell table:style-name="ce59" office:value-type="string">
            <text:p>Fri Mar 08 07:17:24 +0000 2013</text:p>
          </table:table-cell>
          <table:table-cell table:style-name="ce60" office:value-type="float" office:value="41341.30375">
            <text:p>3/8/2013 7:17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01422">
            <text:p>5501422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88439465/rainbow_fractal_normal.jpg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471">
            <text:p>471</text:p>
          </table:table-cell>
          <table:table-cell table:style-name="ce59" office:value-type="float" office:value="-7200">
            <text:p>-7200</text:p>
          </table:table-cell>
          <table:table-cell table:style-name="ce59" office:value-type="string">
            <text:p>http://twitter.com/Synelly/statuses/309925802391265280</text:p>
          </table:table-cell>
          <table:table-cell table:style-name="ce61" office:value-type="string">
            <text:p>{"urls":[{"expanded_url":"http://polls.tw/ley/p","indices":[82,104],"display_url":"polls.tw/ley/p","url":"http://t.co/7uYb7sFCkm"}],"hashtags":[{"text":"Nationalratswahl","indices":[37,54]},{"text":"Wahlsabine","indices":[119,130]}],"user_mentions":[{"id":149454473,"name":"Zensurkontrolle","indices":[3,19],"screen_name":"zensurkontrolle","id_str":"149454473"}]}</text:p>
          </table:table-cell>
        </table:table-row>
        <table:table-row table:style-name="ro25">
          <table:table-cell table:style-name="ce58" office:value-type="string">
            <text:p>309922411871096832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Bitte teilen! @zensurkontrolle: Wer gewinnt die #Nationalratswahl 2013 auf Twitter? Mach mit http://t.co/kI2bSGhqqQ #Wahlsabine”</text:p>
          </table:table-cell>
          <table:table-cell table:style-name="ce59" office:value-type="string">
            <text:p>Fri Mar 08 07:03:55 +0000 2013</text:p>
          </table:table-cell>
          <table:table-cell table:style-name="ce60" office:value-type="float" office:value="41341.294386574074">
            <text:p>3/8/2013 7:03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744839">
            <text:p>101744839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78">
            <text:p>678</text:p>
          </table:table-cell>
          <table:table-cell table:style-name="ce59" office:value-type="float" office:value="830">
            <text:p>830</text:p>
          </table:table-cell>
          <table:table-cell table:style-name="ce59"/>
          <table:table-cell table:style-name="ce59" office:value-type="string">
            <text:p>http://twitter.com/steinlechnerdan/statuses/309922411871096832</text:p>
          </table:table-cell>
          <table:table-cell table:style-name="ce61" office:value-type="string">
            <text:p>{"urls":[{"expanded_url":"http://polls.tw/ley/p","indices":[93,115],"display_url":"polls.tw/ley/p","url":"http://t.co/kI2bSGhqqQ"}],"hashtags":[{"text":"Nationalratswahl","indices":[48,65]},{"text":"Wahlsabine","indices":[116,127]}],"user_mentions":[{"id":149454473,"name":"Zensurkontrolle","indices":[14,30],"screen_name":"zensurkontrolle","id_str":"149454473"}]}</text:p>
          </table:table-cell>
        </table:table-row>
        <table:table-row table:style-name="ro24">
          <table:table-cell table:style-name="ce58" office:value-type="string">
            <text:p>309921655654871040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Wer gewinnt die #Nationalratswahl 2013 auf Twitter? Mach mit http://t.co/7uYb7sFCkm und bitte RT! #Wahlsabine</text:p>
          </table:table-cell>
          <table:table-cell table:style-name="ce59" office:value-type="string">
            <text:p>Fri Mar 08 07:00:55 +0000 2013</text:p>
          </table:table-cell>
          <table:table-cell table:style-name="ce60" office:value-type="float" office:value="41341.29230324074">
            <text:p>3/8/2013 7:00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0">
            <text:p>190</text:p>
          </table:table-cell>
          <table:table-cell table:style-name="ce59" office:value-type="float" office:value="305">
            <text:p>305</text:p>
          </table:table-cell>
          <table:table-cell table:style-name="ce59"/>
          <table:table-cell table:style-name="ce59" office:value-type="string">
            <text:p>http://twitter.com/zensurkontrolle/statuses/309921655654871040</text:p>
          </table:table-cell>
          <table:table-cell table:style-name="ce61" office:value-type="string">
            <text:p>{"urls":[{"expanded_url":"http://polls.tw/ley/p","indices":[61,83],"display_url":"polls.tw/ley/p","url":"http://t.co/7uYb7sFCkm"}],"hashtags":[{"text":"Nationalratswahl","indices":[16,33]},{"text":"Wahlsabine","indices":[98,109]}],"user_mentions":[]}</text:p>
          </table:table-cell>
        </table:table-row>
        <table:table-row table:style-name="ro25">
          <table:table-cell table:style-name="ce58" office:value-type="string">
            <text:p>309921422006968320</text:p>
          </table:table-cell>
          <table:table-cell table:style-name="ce59" office:value-type="string">
            <text:p>hpl_wilcox</text:p>
          </table:table-cell>
          <table:table-cell table:style-name="ce59" office:value-type="string">
            <text:p>viele haben da noch nicht mitgemacht, hopp hopp RT @P_e_z_i: RT Wären jetzt Nationalratswahl was würdest Du wählen? http://t.co/Q181fzuYH6</text:p>
          </table:table-cell>
          <table:table-cell table:style-name="ce59" office:value-type="string">
            <text:p>Fri Mar 08 06:59:59 +0000 2013</text:p>
          </table:table-cell>
          <table:table-cell table:style-name="ce60" office:value-type="float" office:value="41341.29165509259">
            <text:p>3/8/2013 6:59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91564060">
            <text:p>291564060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1336819609/hpl_normal.jpg</text:p>
          </table:table-cell>
          <table:table-cell table:style-name="ce59" office:value-type="float" office:value="132">
            <text:p>132</text:p>
          </table:table-cell>
          <table:table-cell table:style-name="ce59" office:value-type="float" office:value="159">
            <text:p>1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pl_wilcox/statuses/309921422006968320</text:p>
          </table:table-cell>
          <table:table-cell table:style-name="ce61" office:value-type="string">
            <text:p>{"urls":[{"expanded_url":"http://po.st/YbGK4i","indices":[116,138],"display_url":"po.st/YbGK4i","url":"http://t.co/Q181fzuYH6"}],"hashtags":[],"user_mentions":[{"id":482195439,"name":"Peter Haas","indices":[51,59],"screen_name":"P_e_z_i","id_str":"482195439"}]}</text:p>
          </table:table-cell>
        </table:table-row>
        <table:table-row table:style-name="ro24">
          <table:table-cell table:style-name="ce58" office:value-type="string">
            <text:p>309829674920452096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Zwischenstand der Twitter #Wahlsabine zur Nationalratswahl 2013 in #Österreich
:) und #twoff http://t.co/7UhuBZ37J4</text:p>
          </table:table-cell>
          <table:table-cell table:style-name="ce59" office:value-type="string">
            <text:p>Fri Mar 08 00:55:25 +0000 2013</text:p>
          </table:table-cell>
          <table:table-cell table:style-name="ce60" office:value-type="float" office:value="41341.03848379629">
            <text:p>3/8/2013 0:55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0">
            <text:p>190</text:p>
          </table:table-cell>
          <table:table-cell table:style-name="ce59" office:value-type="float" office:value="302">
            <text:p>302</text:p>
          </table:table-cell>
          <table:table-cell table:style-name="ce59"/>
          <table:table-cell table:style-name="ce59" office:value-type="string">
            <text:p>http://twitter.com/zensurkontrolle/statuses/309829674920452096</text:p>
          </table:table-cell>
          <table:table-cell table:style-name="ce61" office:value-type="string">
            <text:p>{"urls":[{"expanded_url":"http://yfrog.com/klucxzfp","indices":[93,115],"display_url":"yfrog.com/klucxzfp","url":"http://t.co/7UhuBZ37J4"}],"hashtags":[{"text":"Wahlsabine","indices":[26,37]},{"text":"Österreich","indices":[67,78]},{"text":"twoff","indices":[86,92]}],"user_mentions":[]}</text:p>
          </table:table-cell>
        </table:table-row>
        <table:table-row table:style-name="ro20">
          <table:table-cell table:style-name="ce58" office:value-type="string">
            <text:p>309814499446231042</text:p>
          </table:table-cell>
          <table:table-cell table:style-name="ce59" office:value-type="string">
            <text:p>elmar_stavrogin</text:p>
          </table:table-cell>
          <table:table-cell table:style-name="ce59" office:value-type="string">
            <text:p>RT @haveli57: RT Wären jetzt Nationalratswahl was würdest Du wählen? http://t.co/FNHRsbyiIm</text:p>
          </table:table-cell>
          <table:table-cell table:style-name="ce59" office:value-type="string">
            <text:p>Thu Mar 07 23:55:07 +0000 2013</text:p>
          </table:table-cell>
          <table:table-cell table:style-name="ce60" office:value-type="float" office:value="41340.9966087963">
            <text:p>3/7/2013 23:55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0289468">
            <text:p>2002894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00346063/b1c0f1d26ee1f6b723137078c4d6e223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241">
            <text:p>241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elmar_stavrogin/statuses/309814499446231042</text:p>
          </table:table-cell>
          <table:table-cell table:style-name="ce61" office:value-type="string">
            <text:p>{"urls":[{"expanded_url":"http://polls.tw/ley/p","indices":[69,91],"display_url":"polls.tw/ley/p","url":"http://t.co/FNHRsbyiIm"}],"hashtags":[],"user_mentions":[{"id":228348617,"name":"nina mayer ","indices":[3,12],"screen_name":"haveli57","id_str":"228348617"}]}</text:p>
          </table:table-cell>
        </table:table-row>
        <table:table-row table:style-name="ro20">
          <table:table-cell table:style-name="ce58" office:value-type="string">
            <text:p>309814079726428160</text:p>
          </table:table-cell>
          <table:table-cell table:style-name="ce59" office:value-type="string">
            <text:p>ChiefMannion</text:p>
          </table:table-cell>
          <table:table-cell table:style-name="ce59" office:value-type="string">
            <text:p>Ihr simuliert um 0:50 eine Nationalratswahl, das wird sicher ein ausgeschlafenes Ergebnis. ^^</text:p>
          </table:table-cell>
          <table:table-cell table:style-name="ce59" office:value-type="string">
            <text:p>Thu Mar 07 23:53:27 +0000 2013</text:p>
          </table:table-cell>
          <table:table-cell table:style-name="ce60" office:value-type="float" office:value="41340.99545138889">
            <text:p>3/7/2013 23:53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76168311">
            <text:p>2761683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8931192/a922345eaf740749b0c22ebe18defe6f_normal.jpeg</text:p>
          </table:table-cell>
          <table:table-cell table:style-name="ce59" office:value-type="float" office:value="187">
            <text:p>187</text:p>
          </table:table-cell>
          <table:table-cell table:style-name="ce59" office:value-type="float" office:value="847">
            <text:p>84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iefMannion/statuses/309814079726428160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1">
          <table:table-cell table:style-name="ce58" office:value-type="string">
            <text:p>309813692587982848</text:p>
          </table:table-cell>
          <table:table-cell table:style-name="ce59" office:value-type="string">
            <text:p>GrandHuit</text:p>
          </table:table-cell>
          <table:table-cell table:style-name="ce59" office:value-type="string">
            <text:p>RT Wären jetzt Nationalratswahl was würdest Du wählen? http://t.co/5JJBHmJ36u</text:p>
          </table:table-cell>
          <table:table-cell table:style-name="ce59" office:value-type="string">
            <text:p>Thu Mar 07 23:51:55 +0000 2013</text:p>
          </table:table-cell>
          <table:table-cell table:style-name="ce60" office:value-type="float" office:value="41340.99438657407">
            <text:p>3/7/2013 23:51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5731906">
            <text:p>405731906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942812845/3416448c0c2e7172791259c1b3d4f0c8_normal.jpeg</text:p>
          </table:table-cell>
          <table:table-cell table:style-name="ce59" office:value-type="float" office:value="256">
            <text:p>256</text:p>
          </table:table-cell>
          <table:table-cell table:style-name="ce59" office:value-type="float" office:value="349">
            <text:p>3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randHuit/statuses/309813692587982848</text:p>
          </table:table-cell>
          <table:table-cell table:style-name="ce61" office:value-type="string">
            <text:p>{"urls":[{"expanded_url":"http://polls.tw/ley/p","indices":[55,77],"display_url":"polls.tw/ley/p","url":"http://t.co/5JJBHmJ36u"}],"hashtags":[],"user_mentions":[]}</text:p>
          </table:table-cell>
        </table:table-row>
        <table:table-row table:style-name="ro21">
          <table:table-cell table:style-name="ce58" office:value-type="string">
            <text:p>309813661386547200</text:p>
          </table:table-cell>
          <table:table-cell table:style-name="ce59" office:value-type="string">
            <text:p>haveli57</text:p>
          </table:table-cell>
          <table:table-cell table:style-name="ce59" office:value-type="string">
            <text:p>RT Wären jetzt Nationalratswahl was würdest Du wählen? http://t.co/FNHRsbyiIm</text:p>
          </table:table-cell>
          <table:table-cell table:style-name="ce59" office:value-type="string">
            <text:p>Thu Mar 07 23:51:47 +0000 2013</text:p>
          </table:table-cell>
          <table:table-cell table:style-name="ce60" office:value-type="float" office:value="41340.99429398148">
            <text:p>3/7/2013 23:51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8348617">
            <text:p>228348617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058455427/xiva_normal.jpg</text:p>
          </table:table-cell>
          <table:table-cell table:style-name="ce59" office:value-type="float" office:value="164">
            <text:p>164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haveli57/statuses/309813661386547200</text:p>
          </table:table-cell>
          <table:table-cell table:style-name="ce61" office:value-type="string">
            <text:p>{"urls":[{"expanded_url":"http://polls.tw/ley/p","indices":[55,77],"display_url":"polls.tw/ley/p","url":"http://t.co/FNHRsbyiIm"}],"hashtags":[],"user_mentions":[]}</text:p>
          </table:table-cell>
        </table:table-row>
        <table:table-row table:style-name="ro20">
          <table:table-cell table:style-name="ce58" office:value-type="string">
            <text:p>30981364298194944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_e_z_i: RT Wären jetzt Nationalratswahl was würdest Du wählen? http://t.co/ejzu6t71xW</text:p>
          </table:table-cell>
          <table:table-cell table:style-name="ce59" office:value-type="string">
            <text:p>Thu Mar 07 23:51:43 +0000 2013</text:p>
          </table:table-cell>
          <table:table-cell table:style-name="ce60" office:value-type="float" office:value="41340.99424768519">
            <text:p>3/7/2013 23:51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8">
            <text:p>378</text:p>
          </table:table-cell>
          <table:table-cell table:style-name="ce59" office:value-type="float" office:value="752">
            <text:p>7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813642981949440</text:p>
          </table:table-cell>
          <table:table-cell table:style-name="ce61" office:value-type="string">
            <text:p>{"urls":[{"expanded_url":"http://polls.tw/ley/p","indices":[68,90],"display_url":"polls.tw/ley/p","url":"http://t.co/ejzu6t71xW"}],"hashtags":[],"user_mentions":[{"id":482195439,"name":"Peter Haas","indices":[3,11],"screen_name":"P_e_z_i","id_str":"482195439"}]}</text:p>
          </table:table-cell>
        </table:table-row>
        <table:table-row table:style-name="ro21">
          <table:table-cell table:style-name="ce58" office:value-type="string">
            <text:p>309812451543748608</text:p>
          </table:table-cell>
          <table:table-cell table:style-name="ce59" office:value-type="string">
            <text:p>P_e_z_i</text:p>
          </table:table-cell>
          <table:table-cell table:style-name="ce59" office:value-type="string">
            <text:p>RT Wären jetzt Nationalratswahl was würdest Du wählen? http://t.co/ejzu6t71xW</text:p>
          </table:table-cell>
          <table:table-cell table:style-name="ce59" office:value-type="string">
            <text:p>Thu Mar 07 23:46:59 +0000 2013</text:p>
          </table:table-cell>
          <table:table-cell table:style-name="ce60" office:value-type="float" office:value="41340.990960648145">
            <text:p>3/7/2013 23:46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82195439">
            <text:p>482195439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280031643/1936187766134138d66aa7343c6dced0_normal.png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284">
            <text:p>28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_e_z_i/statuses/309812451543748608</text:p>
          </table:table-cell>
          <table:table-cell table:style-name="ce61" office:value-type="string">
            <text:p>{"urls":[{"expanded_url":"http://polls.tw/ley/p","indices":[55,77],"display_url":"polls.tw/ley/p","url":"http://t.co/ejzu6t71xW"}],"hashtags":[],"user_mentions":[]}</text:p>
          </table:table-cell>
        </table:table-row>
        <table:table-row table:style-name="ro22">
          <table:table-cell table:style-name="ce58" office:value-type="string">
            <text:p>3096793754088366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Karli: Wetten, dass der Transparenzgesetz-Pfusch NICHT vor der Nationalratswahl behoben und umgesetzt wird? http://t.co/gn7zHQPypx</text:p>
          </table:table-cell>
          <table:table-cell table:style-name="ce59" office:value-type="string">
            <text:p>Thu Mar 07 14:58:11 +0000 2013</text:p>
          </table:table-cell>
          <table:table-cell table:style-name="ce60" office:value-type="float" office:value="41340.62373842592">
            <text:p>3/7/2013 14:58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7">
            <text:p>377</text:p>
          </table:table-cell>
          <table:table-cell table:style-name="ce59" office:value-type="float" office:value="741">
            <text:p>7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79375408836608</text:p>
          </table:table-cell>
          <table:table-cell table:style-name="ce61" office:value-type="string">
            <text:p>{"urls":[{"expanded_url":"http://kar.ly/VKrwSe","indices":[112,134],"display_url":"kar.ly/VKrwSe","url":"http://t.co/gn7zHQPypx"}],"hashtags":[],"user_mentions":[{"id":1558651,"name":"Max Kossatz","indices":[3,9],"screen_name":"Karli","id_str":"1558651"}]}</text:p>
          </table:table-cell>
        </table:table-row>
        <table:table-row table:style-name="ro25">
          <table:table-cell table:style-name="ce58" office:value-type="string">
            <text:p>309678008099295234</text:p>
          </table:table-cell>
          <table:table-cell table:style-name="ce59" office:value-type="string">
            <text:p>Karli</text:p>
          </table:table-cell>
          <table:table-cell table:style-name="ce59" office:value-type="string">
            <text:p>Wetten, dass der Transparenzgesetz-Pfusch NICHT vor der Nationalratswahl behoben und umgesetzt wird? http://t.co/gn7zHQPypx</text:p>
          </table:table-cell>
          <table:table-cell table:style-name="ce59" office:value-type="string">
            <text:p>Thu Mar 07 14:52:45 +0000 2013</text:p>
          </table:table-cell>
          <table:table-cell table:style-name="ce60" office:value-type="float" office:value="41340.61996527778">
            <text:p>3/7/2013 14:52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58651">
            <text:p>155865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61283322/max-big_normal.jpg</text:p>
          </table:table-cell>
          <table:table-cell table:style-name="ce59" office:value-type="float" office:value="2919">
            <text:p>2919</text:p>
          </table:table-cell>
          <table:table-cell table:style-name="ce59" office:value-type="float" office:value="1073">
            <text:p>10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li/statuses/309678008099295234</text:p>
          </table:table-cell>
          <table:table-cell table:style-name="ce61" office:value-type="string">
            <text:p>{"urls":[{"expanded_url":"http://kar.ly/VKrwSe","indices":[101,123],"display_url":"kar.ly/VKrwSe","url":"http://t.co/gn7zHQPypx"}],"hashtags":[],"user_mentions":[]}</text:p>
          </table:table-cell>
        </table:table-row>
        <table:table-row table:style-name="ro20">
          <table:table-cell table:style-name="ce58" office:value-type="string">
            <text:p>309586791722258432</text:p>
          </table:table-cell>
          <table:table-cell table:style-name="ce59" office:value-type="string">
            <text:p>AlfredHoch</text:p>
          </table:table-cell>
          <table:table-cell table:style-name="ce59" office:value-type="string">
            <text:p>@MSeeh der claim bei #nrw13 wird sicher irgendetwas mit #spö #schützen sein // m@msulzbacher</text:p>
          </table:table-cell>
          <table:table-cell table:style-name="ce59" office:value-type="string">
            <text:p>Thu Mar 07 08:50:17 +0000 2013</text:p>
          </table:table-cell>
          <table:table-cell table:style-name="ce60" office:value-type="float" office:value="41340.368252314816">
            <text:p>3/7/2013 8:50:1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62195744">
            <text:p>762195744</text:p>
          </table:table-cell>
          <table:table-cell table:style-name="ce59" office:value-type="string">
            <text:p>MSeeh</text:p>
          </table:table-cell>
          <table:table-cell table:style-name="ce59" office:value-type="float" office:value="376124970">
            <text:p>376124970</text:p>
          </table:table-cell>
          <table:table-cell table:style-name="ce59" office:value-type="string">
            <text:p>309583039485325313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63855782/04_normal.JPG</text:p>
          </table:table-cell>
          <table:table-cell table:style-name="ce59" office:value-type="float" office:value="595">
            <text:p>595</text:p>
          </table:table-cell>
          <table:table-cell table:style-name="ce59" office:value-type="float" office:value="573">
            <text:p>573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AlfredHoch/statuses/309586791722258432</text:p>
          </table:table-cell>
          <table:table-cell table:style-name="ce61" office:value-type="string">
            <text:p>{"urls":[],"hashtags":[{"text":"nrw13","indices":[21,27]},{"text":"spö","indices":[56,60]},{"text":"schützen","indices":[61,70]}],"user_mentions":[{"id":762195744,"name":"Manfred Seeh","indices":[0,6],"screen_name":"MSeeh","id_str":"762195744"}]}</text:p>
          </table:table-cell>
        </table:table-row>
        <table:table-row table:style-name="ro25">
          <table:table-cell table:style-name="ce58" office:value-type="string">
            <text:p>309382108999192576</text:p>
          </table:table-cell>
          <table:table-cell table:style-name="ce59" office:value-type="string">
            <text:p>blackbird8010</text:p>
          </table:table-cell>
          <table:table-cell table:style-name="ce59" office:value-type="string">
            <text:p>RT @ArminWolf: Laura Rudas am 21.2. in OÖN über Regierung &amp;amp; SPÖ-Zentrale: "Die Sozialdemokratie geht in der jetzigen Aufstellung in  ...</text:p>
          </table:table-cell>
          <table:table-cell table:style-name="ce59" office:value-type="string">
            <text:p>Wed Mar 06 19:16:57 +0000 2013</text:p>
          </table:table-cell>
          <table:table-cell table:style-name="ce60" office:value-type="float" office:value="41339.8034375">
            <text:p>3/6/2013 19:16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2398304">
            <text:p>117239830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44161802/1d69acbb332d26338cdbf5be8d676ebd_normal.jpeg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59"/>
          <table:table-cell table:style-name="ce59" office:value-type="string">
            <text:p>http://twitter.com/blackbird8010/statuses/309382108999192576</text:p>
          </table:table-cell>
          <table:table-cell table:style-name="ce61" office:value-type="string">
            <text:p>{"urls":[],"hashtags":[],"user_mentions":[{"id":20694291,"name":"Armin Wolf","indices":[3,13],"screen_name":"ArminWolf","id_str":"20694291"}]}</text:p>
          </table:table-cell>
        </table:table-row>
        <table:table-row table:style-name="ro25">
          <table:table-cell table:style-name="ce58" office:value-type="string">
            <text:p>309269037727244289</text:p>
          </table:table-cell>
          <table:table-cell table:style-name="ce59" office:value-type="string">
            <text:p>mabogsi</text:p>
          </table:table-cell>
          <table:table-cell table:style-name="ce59" office:value-type="string">
            <text:p>RT @ArminWolf: Laura Rudas am 21.2. in OÖN über Regierung &amp;amp; SPÖ-Zentrale: "Die Sozialdemokratie geht in der jetzigen Aufstellung in  ...</text:p>
          </table:table-cell>
          <table:table-cell table:style-name="ce59" office:value-type="string">
            <text:p>Wed Mar 06 11:47:39 +0000 2013</text:p>
          </table:table-cell>
          <table:table-cell table:style-name="ce60" office:value-type="float" office:value="41339.49142361111">
            <text:p>3/6/2013 11:47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400353">
            <text:p>15740035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45646994/7f23ef9990fef5632f3dd844ecf8d0e7_normal.jpeg</text:p>
          </table:table-cell>
          <table:table-cell table:style-name="ce59" office:value-type="float" office:value="776">
            <text:p>776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bogsi/statuses/309269037727244289</text:p>
          </table:table-cell>
          <table:table-cell table:style-name="ce61" office:value-type="string">
            <text:p>{"urls":[],"hashtags":[],"user_mentions":[{"id":20694291,"name":"Armin Wolf","indices":[3,13],"screen_name":"ArminWolf","id_str":"20694291"}]}</text:p>
          </table:table-cell>
        </table:table-row>
        <table:table-row table:style-name="ro25">
          <table:table-cell table:style-name="ce58" office:value-type="string">
            <text:p>309195518926524416</text:p>
          </table:table-cell>
          <table:table-cell table:style-name="ce59" office:value-type="string">
            <text:p>TheMachiste</text:p>
          </table:table-cell>
          <table:table-cell table:style-name="ce59" office:value-type="string">
            <text:p>RT @ArminWolf: Laura Rudas am 21.2. in OÖN über Regierung &amp;amp; SPÖ-Zentrale: "Die Sozialdemokratie geht in der jetzigen Aufstellung in  ...</text:p>
          </table:table-cell>
          <table:table-cell table:style-name="ce59" office:value-type="string">
            <text:p>Wed Mar 06 06:55:30 +0000 2013</text:p>
          </table:table-cell>
          <table:table-cell table:style-name="ce60" office:value-type="float" office:value="41339.28854166666">
            <text:p>3/6/2013 6:55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95859088">
            <text:p>49585908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35701872/g_pic_Kopie_normal.jpg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heMachiste/statuses/309195518926524416</text:p>
          </table:table-cell>
          <table:table-cell table:style-name="ce61" office:value-type="string">
            <text:p>{"urls":[],"hashtags":[],"user_mentions":[{"id":20694291,"name":"Armin Wolf","indices":[3,13],"screen_name":"ArminWolf","id_str":"20694291"}]}</text:p>
          </table:table-cell>
        </table:table-row>
        <table:table-row table:style-name="ro25">
          <table:table-cell table:style-name="ce58" office:value-type="string">
            <text:p>309181145629741057</text:p>
          </table:table-cell>
          <table:table-cell table:style-name="ce59" office:value-type="string">
            <text:p>xiburg</text:p>
          </table:table-cell>
          <table:table-cell table:style-name="ce59" office:value-type="string">
            <text:p>RT @ArminWolf: Laura Rudas am 21.2. in OÖN über Regierung &amp;amp; SPÖ-Zentrale: "Die Sozialdemokratie geht in der jetzigen Aufstellung in  ...</text:p>
          </table:table-cell>
          <table:table-cell table:style-name="ce59" office:value-type="string">
            <text:p>Wed Mar 06 05:58:24 +0000 2013</text:p>
          </table:table-cell>
          <table:table-cell table:style-name="ce60" office:value-type="float" office:value="41339.248888888884">
            <text:p>3/6/2013 5:58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364386">
            <text:p>42364386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79053726/74209_1616415980319_1533935093_1518444_392436_n_normal.jpg</text:p>
          </table:table-cell>
          <table:table-cell table:style-name="ce59" office:value-type="float" office:value="232">
            <text:p>232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xiburg/statuses/309181145629741057</text:p>
          </table:table-cell>
          <table:table-cell table:style-name="ce61" office:value-type="string">
            <text:p>{"urls":[],"hashtags":[],"user_mentions":[{"id":20694291,"name":"Armin Wolf","indices":[3,13],"screen_name":"ArminWolf","id_str":"20694291"}]}</text:p>
          </table:table-cell>
        </table:table-row>
        <table:table-row table:style-name="ro25">
          <table:table-cell table:style-name="ce58" office:value-type="string">
            <text:p>30908215286630400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AreWeRlyFree: @joachimriedl @josefkalina @glueckheidi S 24, V 24, TS 17, F 16, G 11, Rest 8 (Bz, Pir, Neo, ...) #nrw13</text:p>
          </table:table-cell>
          <table:table-cell table:style-name="ce59" office:value-type="string">
            <text:p>Tue Mar 05 23:25:02 +0000 2013</text:p>
          </table:table-cell>
          <table:table-cell table:style-name="ce60" office:value-type="float" office:value="41338.97571759259">
            <text:p>3/5/2013 23:25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0">
            <text:p>370</text:p>
          </table:table-cell>
          <table:table-cell table:style-name="ce59" office:value-type="float" office:value="711">
            <text:p>7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082152866304000</text:p>
          </table:table-cell>
          <table:table-cell table:style-name="ce61" office:value-type="string">
            <text:p>{"urls":[],"hashtags":[{"text":"nrw13","indices":[116,122]}],"user_mentions":[{"id":24517308,"name":"Christopher Tafeit","indices":[3,16],"screen_name":"AreWeRlyFree","id_str":"24517308"},{"id":23793532,"name":"Joachim Riedl","indices":[18,31],"screen_name":"joachimriedl","id_str":"23793532"},{"id":436604292,"name":"josef kalina","indices":[32,44],"screen_name":"josefkalina","id_str":"436604292"},{"id":483937311,"name":"Heidi Glueck","indices":[45,57],"screen_name":"GlueckHeidi","id_str":"483937311"}]}</text:p>
          </table:table-cell>
        </table:table-row>
        <table:table-row table:style-name="ro24">
          <table:table-cell table:style-name="ce58" office:value-type="string">
            <text:p>309080972782088192</text:p>
          </table:table-cell>
          <table:table-cell table:style-name="ce59" office:value-type="string">
            <text:p>AreWeRlyFree</text:p>
          </table:table-cell>
          <table:table-cell table:style-name="ce59" office:value-type="string">
            <text:p>@joachimriedl @josefkalina @glueckheidi S 24, V 24, TS 17, F 16, G 11, Rest 8 (Bz, Pir, Neo, ...) #nrw13</text:p>
          </table:table-cell>
          <table:table-cell table:style-name="ce59" office:value-type="string">
            <text:p>Tue Mar 05 23:20:21 +0000 2013</text:p>
          </table:table-cell>
          <table:table-cell table:style-name="ce60" office:value-type="float" office:value="41338.97246527777">
            <text:p>3/5/2013 23:20:2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3793532">
            <text:p>23793532</text:p>
          </table:table-cell>
          <table:table-cell table:style-name="ce59" office:value-type="string">
            <text:p>joachimriedl</text:p>
          </table:table-cell>
          <table:table-cell table:style-name="ce59" office:value-type="float" office:value="24517308">
            <text:p>24517308</text:p>
          </table:table-cell>
          <table:table-cell table:style-name="ce59" office:value-type="string">
            <text:p>30907812817994137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21612525/fcpy0hcwrtvpm7ouppej_normal.jpeg</text:p>
          </table:table-cell>
          <table:table-cell table:style-name="ce59" office:value-type="float" office:value="280">
            <text:p>280</text:p>
          </table:table-cell>
          <table:table-cell table:style-name="ce59" office:value-type="float" office:value="491">
            <text:p>4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reWeRlyFree/statuses/309080972782088192</text:p>
          </table:table-cell>
          <table:table-cell table:style-name="ce61" office:value-type="string">
            <text:p>{"urls":[],"hashtags":[{"text":"nrw13","indices":[98,104]}],"user_mentions":[{"id":23793532,"name":"Joachim Riedl","indices":[0,13],"screen_name":"joachimriedl","id_str":"23793532"},{"id":436604292,"name":"josef kalina","indices":[14,26],"screen_name":"josefkalina","id_str":"436604292"},{"id":483937311,"name":"Heidi Glueck","indices":[27,39],"screen_name":"GlueckHeidi","id_str":"483937311"}]}</text:p>
          </table:table-cell>
        </table:table-row>
        <table:table-row table:style-name="ro25">
          <table:table-cell table:style-name="ce58" office:value-type="string">
            <text:p>309069550392074241</text:p>
          </table:table-cell>
          <table:table-cell table:style-name="ce59" office:value-type="string">
            <text:p>_foo__bar</text:p>
          </table:table-cell>
          <table:table-cell table:style-name="ce59" office:value-type="string">
            <text:p>http://t.co/sx63fa7pKO MT @ArminWolf  Laura Rudas am 21.2. "Die  Sozialdemokratie geht in der jetzigen Aufstellung in die Nationalratswahl"</text:p>
          </table:table-cell>
          <table:table-cell table:style-name="ce59" office:value-type="string">
            <text:p>Tue Mar 05 22:34:57 +0000 2013</text:p>
          </table:table-cell>
          <table:table-cell table:style-name="ce60" office:value-type="float" office:value="41338.940937499996">
            <text:p>3/5/2013 22:34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6512191">
            <text:p>8651219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3_normal.png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175">
            <text:p>1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foo__bar/statuses/309069550392074241</text:p>
          </table:table-cell>
          <table:table-cell table:style-name="ce61" office:value-type="string">
            <text:p>{"urls":[{"expanded_url":"http://www.nachrichten.at/nachrichten/politik/innenpolitik/Laura-Rudas-Die-Nationalratswahl-findet-definitiv-am-29-September-statt;art385,1071416","indices":[0,22],"display_url":"nachrichten.at/nachrichten/po\u2026","url":"http://t.co/sx63fa7pKO"}],"hashtags":[],"user_mentions":[{"id":20694291,"name":"Armin Wolf","indices":[26,36],"screen_name":"ArminWolf","id_str":"20694291"}]}</text:p>
          </table:table-cell>
        </table:table-row>
        <table:table-row table:style-name="ro25">
          <table:table-cell table:style-name="ce58" office:value-type="string">
            <text:p>309063292683440128</text:p>
          </table:table-cell>
          <table:table-cell table:style-name="ce59" office:value-type="string">
            <text:p>joge_jonny</text:p>
          </table:table-cell>
          <table:table-cell table:style-name="ce59" office:value-type="string">
            <text:p>RT @ArminWolf: Laura Rudas am 21.2. in OÖN über Regierung &amp;amp; SPÖ-Zentrale: "Die Sozialdemokratie geht in der jetzigen Aufstellung in  ...</text:p>
          </table:table-cell>
          <table:table-cell table:style-name="ce59" office:value-type="string">
            <text:p>Tue Mar 05 22:10:05 +0000 2013</text:p>
          </table:table-cell>
          <table:table-cell table:style-name="ce60" office:value-type="float" office:value="41338.92366898148">
            <text:p>3/5/2013 22:10:0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0723612">
            <text:p>19072361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71341658/f394f1040f54ab7e0bc39ef5a1bf616d_normal.jpeg</text:p>
          </table:table-cell>
          <table:table-cell table:style-name="ce59" office:value-type="float" office:value="286">
            <text:p>286</text:p>
          </table:table-cell>
          <table:table-cell table:style-name="ce59" office:value-type="float" office:value="145">
            <text:p>145</text:p>
          </table:table-cell>
          <table:table-cell table:style-name="ce59"/>
          <table:table-cell table:style-name="ce59" office:value-type="string">
            <text:p>http://twitter.com/joge_jonny/statuses/309063292683440128</text:p>
          </table:table-cell>
          <table:table-cell table:style-name="ce61" office:value-type="string">
            <text:p>{"urls":[],"hashtags":[],"user_mentions":[{"id":20694291,"name":"Armin Wolf","indices":[3,13],"screen_name":"ArminWolf","id_str":"20694291"}]}</text:p>
          </table:table-cell>
        </table:table-row>
        <table:table-row table:style-name="ro25">
          <table:table-cell table:style-name="ce58" office:value-type="string">
            <text:p>309059571266224128</text:p>
          </table:table-cell>
          <table:table-cell table:style-name="ce59" office:value-type="string">
            <text:p>ArminWolf</text:p>
          </table:table-cell>
          <table:table-cell table:style-name="ce59" office:value-type="string">
            <text:p>Laura Rudas am 21.2. in OÖN über Regierung &amp;amp; SPÖ-Zentrale: "Die Sozialdemokratie geht in der jetzigen Aufstellung in die Nationalratswahl".</text:p>
          </table:table-cell>
          <table:table-cell table:style-name="ce59" office:value-type="string">
            <text:p>Tue Mar 05 21:55:18 +0000 2013</text:p>
          </table:table-cell>
          <table:table-cell table:style-name="ce60" office:value-type="float" office:value="41338.913402777776">
            <text:p>3/5/2013 21:55:1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0694291">
            <text:p>2069429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4468220/e171af204b4bfeec1fe0436f496e5a12_normal.jpeg</text:p>
          </table:table-cell>
          <table:table-cell table:style-name="ce59" office:value-type="float" office:value="74998">
            <text:p>74998</text:p>
          </table:table-cell>
          <table:table-cell table:style-name="ce59" office:value-type="float" office:value="346">
            <text:p>34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rminWolf/statuses/309059571266224128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1">
          <table:table-cell table:style-name="ce58" office:value-type="string">
            <text:p>309048736053620739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Welches Ministerium wird #Darabos nach der Nationalratswahl leiten? #zib2</text:p>
          </table:table-cell>
          <table:table-cell table:style-name="ce59" office:value-type="string">
            <text:p>Tue Mar 05 21:12:15 +0000 2013</text:p>
          </table:table-cell>
          <table:table-cell table:style-name="ce60" office:value-type="float" office:value="41338.88350694444">
            <text:p>3/5/2013 21:12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1867800">
            <text:p>2618678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55">
            <text:p>255</text:p>
          </table:table-cell>
          <table:table-cell table:style-name="ce59" office:value-type="float" office:value="333">
            <text:p>33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09048736053620739</text:p>
          </table:table-cell>
          <table:table-cell table:style-name="ce61" office:value-type="string">
            <text:p>{"urls":[],"hashtags":[{"text":"Darabos","indices":[25,33]},{"text":"zib2","indices":[68,73]}],"user_mentions":[]}</text:p>
          </table:table-cell>
        </table:table-row>
        <table:table-row table:style-name="ro21">
          <table:table-cell table:style-name="ce58" office:value-type="string">
            <text:p>3090041832589230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StefanHechl @steinlechnerdan http://t.co/jWz4NUzP49 #Servicetweet</text:p>
          </table:table-cell>
          <table:table-cell table:style-name="ce59" office:value-type="string">
            <text:p>Tue Mar 05 18:15:12 +0000 2013</text:p>
          </table:table-cell>
          <table:table-cell table:style-name="ce60" office:value-type="float" office:value="41338.76055555556">
            <text:p>3/5/2013 18:15:1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2046955">
            <text:p>42046955</text:p>
          </table:table-cell>
          <table:table-cell table:style-name="ce59" office:value-type="string">
            <text:p>StefanHech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00328948212121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69">
            <text:p>369</text:p>
          </table:table-cell>
          <table:table-cell table:style-name="ce59" office:value-type="float" office:value="707">
            <text:p>70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004183258923008</text:p>
          </table:table-cell>
          <table:table-cell table:style-name="ce61" office:value-type="string">
            <text:p>{"urls":[{"expanded_url":"http://www.piratenpartei.at/nationalratswahl/","indices":[30,52],"display_url":"piratenpartei.at/nationalratswa\u2026","url":"http://t.co/jWz4NUzP49"}],"hashtags":[{"text":"Servicetweet","indices":[53,66]}],"user_mentions":[{"id":42046955,"name":"Stefan","indices":[0,12],"screen_name":"StefanHechl","id_str":"42046955"},{"id":101744839,"name":"Daniel Steinlechner","indices":[13,29],"screen_name":"steinlechnerdan","id_str":"101744839"}]}</text:p>
          </table:table-cell>
        </table:table-row>
        <table:table-row table:style-name="ro22">
          <table:table-cell table:style-name="ce58" office:value-type="string">
            <text:p>308996780534677504</text:p>
          </table:table-cell>
          <table:table-cell table:style-name="ce59" office:value-type="string">
            <text:p>andreasstrobl</text:p>
          </table:table-cell>
          <table:table-cell table:style-name="ce59" office:value-type="string">
            <text:p>#Darabos heute live in der #ZIB2. Als Bundesgeschäftsführer, Wahlkampfmanager und Verteidigungsminister ;) #ORF #nrw13 cc @FlorianTietze</text:p>
          </table:table-cell>
          <table:table-cell table:style-name="ce59" office:value-type="string">
            <text:p>Tue Mar 05 17:45:48 +0000 2013</text:p>
          </table:table-cell>
          <table:table-cell table:style-name="ce60" office:value-type="float" office:value="41338.74013888889">
            <text:p>3/5/2013 17:45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347560">
            <text:p>26534756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52389428/421c41fa26ef6ea52b848af621571573_normal.jpeg</text:p>
          </table:table-cell>
          <table:table-cell table:style-name="ce59" office:value-type="float" office:value="284">
            <text:p>284</text:p>
          </table:table-cell>
          <table:table-cell table:style-name="ce59" office:value-type="float" office:value="202">
            <text:p>202</text:p>
          </table:table-cell>
          <table:table-cell table:style-name="ce59"/>
          <table:table-cell table:style-name="ce59" office:value-type="string">
            <text:p>http://twitter.com/andreasstrobl/statuses/308996780534677504</text:p>
          </table:table-cell>
          <table:table-cell table:style-name="ce61" office:value-type="string">
            <text:p>{"urls":[],"hashtags":[{"text":"Darabos","indices":[0,8]},{"text":"ZIB2","indices":[27,32]},{"text":"ORF","indices":[107,111]},{"text":"nrw13","indices":[112,118]}],"user_mentions":[{"id":87945624,"name":"Florian Tietze","indices":[122,136],"screen_name":"FlorianTietze","id_str":"87945624"}]}</text:p>
          </table:table-cell>
        </table:table-row>
        <table:table-row table:style-name="ro24">
          <table:table-cell table:style-name="ce58" office:value-type="string">
            <text:p>308981206677078016</text:p>
          </table:table-cell>
          <table:table-cell table:style-name="ce59" office:value-type="string">
            <text:p>Svejk</text:p>
          </table:table-cell>
          <table:table-cell table:style-name="ce59" office:value-type="string">
            <text:p>Zweckoptimismus RT @andreasstrobl: #Darabos: "Gehe davon aus, dass die #SPÖ die #nrw13 gewinnen wird."</text:p>
          </table:table-cell>
          <table:table-cell table:style-name="ce59" office:value-type="string">
            <text:p>Tue Mar 05 16:43:54 +0000 2013</text:p>
          </table:table-cell>
          <table:table-cell table:style-name="ce60" office:value-type="float" office:value="41338.69715277778">
            <text:p>3/5/2013 16:43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467932">
            <text:p>6467932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640876950/gerhardbearbeitethg2_normal.jpg</text:p>
          </table:table-cell>
          <table:table-cell table:style-name="ce59" office:value-type="float" office:value="2349">
            <text:p>2349</text:p>
          </table:table-cell>
          <table:table-cell table:style-name="ce59" office:value-type="float" office:value="939">
            <text:p>93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vejk/statuses/308981206677078016</text:p>
          </table:table-cell>
          <table:table-cell table:style-name="ce61" office:value-type="string">
            <text:p>{"urls":[],"hashtags":[{"text":"Darabos","indices":[35,43]},{"text":"SPÖ","indices":[71,75]},{"text":"nrw13","indices":[80,86]}],"user_mentions":[{"id":265347560,"name":"Andreas Strobl","indices":[19,33],"screen_name":"andreasstrobl","id_str":"265347560"}]}</text:p>
          </table:table-cell>
        </table:table-row>
        <table:table-row table:style-name="ro20">
          <table:table-cell table:style-name="ce58" office:value-type="string">
            <text:p>308979705133023232</text:p>
          </table:table-cell>
          <table:table-cell table:style-name="ce59" office:value-type="string">
            <text:p>andreasstrobl</text:p>
          </table:table-cell>
          <table:table-cell table:style-name="ce59" office:value-type="string">
            <text:p>Ziel für die #nrw13: Sozialdemokratie soll die stärkste Kraft im Land bleiben. #darabos #SPÖ</text:p>
          </table:table-cell>
          <table:table-cell table:style-name="ce59" office:value-type="string">
            <text:p>Tue Mar 05 16:37:56 +0000 2013</text:p>
          </table:table-cell>
          <table:table-cell table:style-name="ce60" office:value-type="float" office:value="41338.69300925926">
            <text:p>3/5/2013 16:37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347560">
            <text:p>2653475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52389428/421c41fa26ef6ea52b848af621571573_normal.jpeg</text:p>
          </table:table-cell>
          <table:table-cell table:style-name="ce59" office:value-type="float" office:value="283">
            <text:p>283</text:p>
          </table:table-cell>
          <table:table-cell table:style-name="ce59" office:value-type="float" office:value="202">
            <text:p>202</text:p>
          </table:table-cell>
          <table:table-cell table:style-name="ce59"/>
          <table:table-cell table:style-name="ce59" office:value-type="string">
            <text:p>http://twitter.com/andreasstrobl/statuses/308979705133023232</text:p>
          </table:table-cell>
          <table:table-cell table:style-name="ce61" office:value-type="string">
            <text:p>{"urls":[],"hashtags":[{"text":"nrw13","indices":[13,19]},{"text":"darabos","indices":[79,87]},{"text":"SPÖ","indices":[88,92]}],"user_mentions":[]}</text:p>
          </table:table-cell>
        </table:table-row>
        <table:table-row table:style-name="ro22">
          <table:table-cell table:style-name="ce58" office:value-type="string">
            <text:p>308979174822006784</text:p>
          </table:table-cell>
          <table:table-cell table:style-name="ce59" office:value-type="string">
            <text:p>andreasstrobl</text:p>
          </table:table-cell>
          <table:table-cell table:style-name="ce59" office:value-type="string">
            <text:p>"Parteisoldat im positivsten Sinne." #SPÖ-Bundesgeschäftsführer Norbert #Darabos über sich selbst. #nrw13 http://t.co/3rkMiPutj6</text:p>
          </table:table-cell>
          <table:table-cell table:style-name="ce59" office:value-type="string">
            <text:p>Tue Mar 05 16:35:50 +0000 2013</text:p>
          </table:table-cell>
          <table:table-cell table:style-name="ce60" office:value-type="float" office:value="41338.69155092593">
            <text:p>3/5/2013 16:35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347560">
            <text:p>2653475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52389428/421c41fa26ef6ea52b848af621571573_normal.jpeg</text:p>
          </table:table-cell>
          <table:table-cell table:style-name="ce59" office:value-type="float" office:value="283">
            <text:p>283</text:p>
          </table:table-cell>
          <table:table-cell table:style-name="ce59" office:value-type="float" office:value="202">
            <text:p>202</text:p>
          </table:table-cell>
          <table:table-cell table:style-name="ce59"/>
          <table:table-cell table:style-name="ce59" office:value-type="string">
            <text:p>http://twitter.com/andreasstrobl/statuses/308979174822006784</text:p>
          </table:table-cell>
          <table:table-cell table:style-name="ce61" office:value-type="string">
            <text:p>{"urls":[],"hashtags":[{"text":"SPÖ","indices":[37,41]},{"text":"Darabos","indices":[72,80]},{"text":"nrw13","indices":[99,105]}],"media":[{"sizes":{"small":{"w":340,"resize":"fit","h":453},"thumb":{"w":150,"resize":"crop","h":150},"large":{"w":768,"resize":"fit","h":1024},"medium":{"w":600,"resize":"fit","h":800}},"id":308979174830395393,"media_url_https":"https://pbs.twimg.com/media/BEm27CbCUAEYxfe.jpg","media_url":"http://pbs.twimg.com/media/BEm27CbCUAEYxfe.jpg","expanded_url":"http://twitter.com/andreasstrobl/status/308979174822006784/photo/1","indices":[106,128],"id_str":"308979174830395393","type":"photo","display_url":"pic.twitter.com/3rkMiPutj6","url":"http://t.co/3rkMiPutj6"}],"user_mentions":[]}</text:p>
          </table:table-cell>
        </table:table-row>
        <table:table-row table:style-name="ro25">
          <table:table-cell table:style-name="ce58" office:value-type="string">
            <text:p>308978511354396672</text:p>
          </table:table-cell>
          <table:table-cell table:style-name="ce59" office:value-type="string">
            <text:p>andreasstrobl</text:p>
          </table:table-cell>
          <table:table-cell table:style-name="ce59" office:value-type="string">
            <text:p>#SPÖ-Bundesgeschäftsführer und Wahlkampfmanager für die #nrw13 Norbert #Darabos. http://t.co/h5sGN8ifWW</text:p>
          </table:table-cell>
          <table:table-cell table:style-name="ce59" office:value-type="string">
            <text:p>Tue Mar 05 16:33:12 +0000 2013</text:p>
          </table:table-cell>
          <table:table-cell table:style-name="ce60" office:value-type="float" office:value="41338.68972222222">
            <text:p>3/5/2013 16:33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347560">
            <text:p>2653475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52389428/421c41fa26ef6ea52b848af621571573_normal.jpeg</text:p>
          </table:table-cell>
          <table:table-cell table:style-name="ce59" office:value-type="float" office:value="283">
            <text:p>283</text:p>
          </table:table-cell>
          <table:table-cell table:style-name="ce59" office:value-type="float" office:value="202">
            <text:p>202</text:p>
          </table:table-cell>
          <table:table-cell table:style-name="ce59"/>
          <table:table-cell table:style-name="ce59" office:value-type="string">
            <text:p>http://twitter.com/andreasstrobl/statuses/308978511354396672</text:p>
          </table:table-cell>
          <table:table-cell table:style-name="ce61" office:value-type="string">
            <text:p>{"urls":[],"hashtags":[{"text":"SPÖ","indices":[0,4]},{"text":"nrw13","indices":[56,62]},{"text":"Darabos","indices":[71,79]}],"media":[{"sizes":{"small":{"w":340,"resize":"fit","h":453},"thumb":{"w":150,"resize":"crop","h":150},"large":{"w":768,"resize":"fit","h":1024},"medium":{"w":600,"resize":"fit","h":800}},"id":308978511362785281,"media_url_https":"https://pbs.twimg.com/media/BEm2Ua0CAAEOZ1_.jpg","media_url":"http://pbs.twimg.com/media/BEm2Ua0CAAEOZ1_.jpg","expanded_url":"http://twitter.com/andreasstrobl/status/308978511354396672/photo/1","indices":[81,103],"id_str":"308978511362785281","type":"photo","display_url":"pic.twitter.com/h5sGN8ifWW","url":"http://t.co/h5sGN8ifWW"}],"user_mentions":[]}</text:p>
          </table:table-cell>
        </table:table-row>
        <table:table-row table:style-name="ro24">
          <table:table-cell table:style-name="ce58" office:value-type="string">
            <text:p>308923763699879936</text:p>
          </table:table-cell>
          <table:table-cell table:style-name="ce59" office:value-type="string">
            <text:p>riro_news</text:p>
          </table:table-cell>
          <table:table-cell table:style-name="ce59" office:value-type="string">
            <text:p>Reaktionen - ÖVP-Generalsekretär Rauch freut sich auf "Match" mit Darabos… http://t.co/cwnX37gsXm #derStandardInland</text:p>
          </table:table-cell>
          <table:table-cell table:style-name="ce59" office:value-type="string">
            <text:p>Tue Mar 05 12:55:39 +0000 2013</text:p>
          </table:table-cell>
          <table:table-cell table:style-name="ce60" office:value-type="float" office:value="41338.53864583333">
            <text:p>3/5/2013 12:55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9624025">
            <text:p>399624025</text:p>
          </table:table-cell>
          <table:table-cell table:style-name="ce59"/>
          <table:table-cell table:style-name="ce61" office:value-type="string">
            <text:p>&lt;a href="http://www.google.com/" rel="nofollow"&gt;Google&lt;/a&gt;</text:p>
          </table:table-cell>
          <table:table-cell table:style-name="ce61" office:value-type="string">
            <text:p>http://a0.twimg.com/profile_images/1615279880/riro_news_twitter_logo_normal.png</text:p>
          </table:table-cell>
          <table:table-cell table:style-name="ce59" office:value-type="float" office:value="442">
            <text:p>442</text:p>
          </table:table-cell>
          <table:table-cell table:style-name="ce59"/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iro_news/statuses/308923763699879936</text:p>
          </table:table-cell>
          <table:table-cell table:style-name="ce61" office:value-type="string">
            <text:p>{"urls":[{"expanded_url":"http://goo.gl/fb/xaYfR","indices":[75,97],"display_url":"goo.gl/fb/xaYfR","url":"http://t.co/cwnX37gsXm"}],"hashtags":[{"text":"derStandardInland","indices":[98,116]}],"user_mentions":[]}</text:p>
          </table:table-cell>
        </table:table-row>
        <table:table-row table:style-name="ro20">
          <table:table-cell table:style-name="ce58" office:value-type="string">
            <text:p>308892754015035392</text:p>
          </table:table-cell>
          <table:table-cell table:style-name="ce59" office:value-type="string">
            <text:p>GNewsAustria</text:p>
          </table:table-cell>
          <table:table-cell table:style-name="ce59" office:value-type="string">
            <text:p>ÖVP-Generalsekretär Rauch freut sich auf "Match" mit Darabos bei ... - derStandard.at http://t.co/ePAOh0GHdj</text:p>
          </table:table-cell>
          <table:table-cell table:style-name="ce59" office:value-type="string">
            <text:p>Tue Mar 05 10:52:26 +0000 2013</text:p>
          </table:table-cell>
          <table:table-cell table:style-name="ce60" office:value-type="float" office:value="41338.4530787037">
            <text:p>3/5/2013 10:52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073553">
            <text:p>21073553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81325337/gnews_normal.png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GNewsAustria/statuses/308892754015035392</text:p>
          </table:table-cell>
          <table:table-cell table:style-name="ce61" office:value-type="string">
            <text:p>{"urls":[{"expanded_url":"http://bit.ly/100mdgc","indices":[86,108],"display_url":"bit.ly/100mdgc","url":"http://t.co/ePAOh0GHdj"}],"hashtags":[],"user_mentions":[]}</text:p>
          </table:table-cell>
        </table:table-row>
        <table:table-row table:style-name="ro25">
          <table:table-cell table:style-name="ce58" office:value-type="string">
            <text:p>308891452358922240</text:p>
          </table:table-cell>
          <table:table-cell table:style-name="ce59" office:value-type="string">
            <text:p>marcel_matz</text:p>
          </table:table-cell>
          <table:table-cell table:style-name="ce59" office:value-type="string">
            <text:p>#politik Reaktionen - ÖVP-Generalsekretär Rauch freut sich auf "Match" mit Darabos bei Nationalra... http://t.co/LPhdkrtssj #derstandard</text:p>
          </table:table-cell>
          <table:table-cell table:style-name="ce59" office:value-type="string">
            <text:p>Tue Mar 05 10:47:15 +0000 2013</text:p>
          </table:table-cell>
          <table:table-cell table:style-name="ce60" office:value-type="float" office:value="41338.449479166666">
            <text:p>3/5/2013 10:47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6910769">
            <text:p>636910769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2504953183/15rmjqr2rht4ff6utdzg_normal.jpe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165">
            <text:p>1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rcel_matz/statuses/308891452358922240</text:p>
          </table:table-cell>
          <table:table-cell table:style-name="ce61" office:value-type="string">
            <text:p>{"urls":[{"expanded_url":"http://bit.ly/Z5YJHw","indices":[101,123],"display_url":"bit.ly/Z5YJHw","url":"http://t.co/LPhdkrtssj"}],"hashtags":[{"text":"politik","indices":[0,8]},{"text":"derstandard","indices":[124,136]}],"user_mentions":[]}</text:p>
          </table:table-cell>
        </table:table-row>
        <table:table-row table:style-name="ro25">
          <table:table-cell table:style-name="ce58" office:value-type="string">
            <text:p>308891450219843584</text:p>
          </table:table-cell>
          <table:table-cell table:style-name="ce59" office:value-type="string">
            <text:p>ipoStandardat</text:p>
          </table:table-cell>
          <table:table-cell table:style-name="ce59" office:value-type="string">
            <text:p>Reaktionen - ÖVP-Generalsekretär Rauch freut sich auf "Match" mit Darabos bei Nationalratswahl: "Keine Schonfr... http://t.co/RSuQFgcMHi</text:p>
          </table:table-cell>
          <table:table-cell table:style-name="ce59" office:value-type="string">
            <text:p>Tue Mar 05 10:47:15 +0000 2013</text:p>
          </table:table-cell>
          <table:table-cell table:style-name="ce60" office:value-type="float" office:value="41338.449479166666">
            <text:p>3/5/2013 10:47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4316976">
            <text:p>384316976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813047703/inland_normal.gif</text:p>
          </table:table-cell>
          <table:table-cell table:style-name="ce59" office:value-type="float" office:value="784">
            <text:p>784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poStandardat/statuses/308891450219843584</text:p>
          </table:table-cell>
          <table:table-cell table:style-name="ce61" office:value-type="string">
            <text:p>{"urls":[{"expanded_url":"http://bit.ly/Z5YJHw","indices":[114,136],"display_url":"bit.ly/Z5YJHw","url":"http://t.co/RSuQFgcMHi"}],"hashtags":[],"user_mentions":[]}</text:p>
          </table:table-cell>
        </table:table-row>
        <table:table-row table:style-name="ro25">
          <table:table-cell table:style-name="ce58" office:value-type="string">
            <text:p>308874361971036161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@michelreimon ich glaube bei #tirol13 und #sbg13 wird stronach entzaubert. abwesenheit und zeit tun dann ihr übriges bis zur #nrw13</text:p>
          </table:table-cell>
          <table:table-cell table:style-name="ce59" office:value-type="string">
            <text:p>Tue Mar 05 09:39:21 +0000 2013</text:p>
          </table:table-cell>
          <table:table-cell table:style-name="ce60" office:value-type="float" office:value="41338.40232638889">
            <text:p>3/5/2013 9:39:2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448796">
            <text:p>17448796</text:p>
          </table:table-cell>
          <table:table-cell table:style-name="ce59" office:value-type="string">
            <text:p>michelreimon</text:p>
          </table:table-cell>
          <table:table-cell table:style-name="ce59" office:value-type="float" office:value="339701795">
            <text:p>339701795</text:p>
          </table:table-cell>
          <table:table-cell table:style-name="ce59" office:value-type="string">
            <text:p>3088733254326968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172">
            <text:p>1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8874361971036161</text:p>
          </table:table-cell>
          <table:table-cell table:style-name="ce61" office:value-type="string">
            <text:p>{"urls":[],"hashtags":[{"text":"tirol13","indices":[29,37]},{"text":"sbg13","indices":[42,48]},{"text":"nrw13","indices":[125,131]}],"user_mentions":[{"id":17448796,"name":"Michel Reimon","indices":[0,13],"screen_name":"michelreimon","id_str":"17448796"}]}</text:p>
          </table:table-cell>
        </table:table-row>
        <table:table-row table:style-name="ro25">
          <table:table-cell table:style-name="ce58" office:value-type="string">
            <text:p>308859911247392769</text:p>
          </table:table-cell>
          <table:table-cell table:style-name="ce59" office:value-type="string">
            <text:p>maxhartbauer</text:p>
          </table:table-cell>
          <table:table-cell table:style-name="ce59" office:value-type="string">
            <text:p>@laurarudas Und Sie haben das am 26.02. also vor knapp 1 Woche wirklich nicht gewusst, dass Darabos gehen muss? http://t.co/6LAkoCuSCU</text:p>
          </table:table-cell>
          <table:table-cell table:style-name="ce59" office:value-type="string">
            <text:p>Tue Mar 05 08:41:55 +0000 2013</text:p>
          </table:table-cell>
          <table:table-cell table:style-name="ce60" office:value-type="float" office:value="41338.362442129626">
            <text:p>3/5/2013 8:41:5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9733978">
            <text:p>49733978</text:p>
          </table:table-cell>
          <table:table-cell table:style-name="ce59" office:value-type="string">
            <text:p>laurarudas</text:p>
          </table:table-cell>
          <table:table-cell table:style-name="ce59" office:value-type="float" office:value="360834762">
            <text:p>36083476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2232904106/2010_A1239892_max_nur_Kopf_normal.jp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50">
            <text:p>50</text:p>
          </table:table-cell>
          <table:table-cell table:style-name="ce59"/>
          <table:table-cell table:style-name="ce59" office:value-type="string">
            <text:p>http://twitter.com/maxhartbauer/statuses/308859911247392769</text:p>
          </table:table-cell>
          <table:table-cell table:style-name="ce61" office:value-type="string">
            <text:p>{"urls":[{"expanded_url":"http://bit.ly/13k6AVe","indices":[112,134],"display_url":"bit.ly/13k6AVe","url":"http://t.co/6LAkoCuSCU"}],"hashtags":[],"user_mentions":[{"id":49733978,"name":"Laura Rudas","indices":[0,11],"screen_name":"laurarudas","id_str":"49733978"}]}</text:p>
          </table:table-cell>
        </table:table-row>
        <table:table-row table:style-name="ro25">
          <table:table-cell table:style-name="ce58" office:value-type="string">
            <text:p>308854180825686016</text:p>
          </table:table-cell>
          <table:table-cell table:style-name="ce59" office:value-type="string">
            <text:p>michelreimon</text:p>
          </table:table-cell>
          <table:table-cell table:style-name="ce59" office:value-type="string">
            <text:p>Rudas vor einer Woche: "Keine Veränderungen in SP-Team und Wahltermin am 29. 9. fix" http://t.co/BFRgbsahz2 via @severinmayr</text:p>
          </table:table-cell>
          <table:table-cell table:style-name="ce59" office:value-type="string">
            <text:p>Tue Mar 05 08:19:09 +0000 2013</text:p>
          </table:table-cell>
          <table:table-cell table:style-name="ce60" office:value-type="float" office:value="41338.34663194444">
            <text:p>3/5/2013 8:19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448796">
            <text:p>17448796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337883124/acecd9661a1e64be617c6fb50eb351e9_normal.png</text:p>
          </table:table-cell>
          <table:table-cell table:style-name="ce59" office:value-type="float" office:value="7724">
            <text:p>7724</text:p>
          </table:table-cell>
          <table:table-cell table:style-name="ce59" office:value-type="float" office:value="406">
            <text:p>4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helreimon/statuses/308854180825686016</text:p>
          </table:table-cell>
          <table:table-cell table:style-name="ce61" office:value-type="string">
            <text:p>{"urls":[{"expanded_url":"http://www.nachrichten.at/nachrichten/politik/innenpolitik/Laura-Rudas-Die-Nationalratswahl-findet-definitiv-am-29-September-statt;art385,1071416","indices":[85,107],"display_url":"nachrichten.at/nachrichten/po\u2026","url":"http://t.co/BFRgbsahz2"}],"hashtags":[],"user_mentions":[{"id":16345103,"name":"Severin Mayr","indices":[112,124],"screen_name":"severinmayr","id_str":"16345103"}]}</text:p>
          </table:table-cell>
        </table:table-row>
        <table:table-row table:style-name="ro24">
          <table:table-cell table:style-name="ce58" office:value-type="string">
            <text:p>308848065941479425</text:p>
          </table:table-cell>
          <table:table-cell table:style-name="ce59" office:value-type="string">
            <text:p>severinmayr</text:p>
          </table:table-cell>
          <table:table-cell table:style-name="ce59" office:value-type="string">
            <text:p>Und für @michelreimon wichtig: "Keine Veränderungen in SP und Wahltermin am 29. September fix." http://t.co/sY8bu1KsTI</text:p>
          </table:table-cell>
          <table:table-cell table:style-name="ce59" office:value-type="string">
            <text:p>Tue Mar 05 07:54:51 +0000 2013</text:p>
          </table:table-cell>
          <table:table-cell table:style-name="ce60" office:value-type="float" office:value="41338.32975694444">
            <text:p>3/5/2013 7:54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345103">
            <text:p>16345103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88087792/efc4abff9f8b2dba3c2f3da77ec93503_normal.jpeg</text:p>
          </table:table-cell>
          <table:table-cell table:style-name="ce59" office:value-type="float" office:value="968">
            <text:p>968</text:p>
          </table:table-cell>
          <table:table-cell table:style-name="ce59" office:value-type="float" office:value="408">
            <text:p>4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verinmayr/statuses/308848065941479425</text:p>
          </table:table-cell>
          <table:table-cell table:style-name="ce61" office:value-type="string">
            <text:p>{"urls":[{"expanded_url":"http://www.nachrichten.at/nachrichten/politik/innenpolitik/Laura-Rudas-Die-Nationalratswahl-findet-definitiv-am-29-September-statt;art385,1071416","indices":[96,118],"display_url":"nachrichten.at/nachrichten/po\u2026","url":"http://t.co/sY8bu1KsTI"}],"hashtags":[],"user_mentions":[{"id":17448796,"name":"Michel Reimon","indices":[8,21],"screen_name":"michelreimon","id_str":"17448796"}]}</text:p>
          </table:table-cell>
        </table:table-row>
        <table:table-row table:style-name="ro22">
          <table:table-cell table:style-name="ce58" office:value-type="string">
            <text:p>308844981215440896</text:p>
          </table:table-cell>
          <table:table-cell table:style-name="ce59" office:value-type="string">
            <text:p>severinmayr</text:p>
          </table:table-cell>
          <table:table-cell table:style-name="ce59" office:value-type="string">
            <text:p>Es gibt übrigens weder im roten Regierungsteam noch in der Bundesgeschäftsführung personelle Veränderungen: http://t.co/sY8bu1KsTI</text:p>
          </table:table-cell>
          <table:table-cell table:style-name="ce59" office:value-type="string">
            <text:p>Tue Mar 05 07:42:36 +0000 2013</text:p>
          </table:table-cell>
          <table:table-cell table:style-name="ce60" office:value-type="float" office:value="41338.32125">
            <text:p>3/5/2013 7:42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345103">
            <text:p>16345103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88087792/efc4abff9f8b2dba3c2f3da77ec93503_normal.jpeg</text:p>
          </table:table-cell>
          <table:table-cell table:style-name="ce59" office:value-type="float" office:value="968">
            <text:p>968</text:p>
          </table:table-cell>
          <table:table-cell table:style-name="ce59" office:value-type="float" office:value="408">
            <text:p>4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verinmayr/statuses/308844981215440896</text:p>
          </table:table-cell>
          <table:table-cell table:style-name="ce61" office:value-type="string">
            <text:p>{"urls":[{"expanded_url":"http://www.nachrichten.at/nachrichten/politik/innenpolitik/Laura-Rudas-Die-Nationalratswahl-findet-definitiv-am-29-September-statt;art385,1071416","indices":[108,130],"display_url":"nachrichten.at/nachrichten/po\u2026","url":"http://t.co/sY8bu1KsTI"}],"hashtags":[],"user_mentions":[]}</text:p>
          </table:table-cell>
        </table:table-row>
        <table:table-row table:style-name="ro24">
          <table:table-cell table:style-name="ce58" office:value-type="string">
            <text:p>308714234852823040</text:p>
          </table:table-cell>
          <table:table-cell table:style-name="ce59" office:value-type="string">
            <text:p>weiermair</text:p>
          </table:table-cell>
          <table:table-cell table:style-name="ce59" office:value-type="string">
            <text:p>#strache will "nur" noch die 20%-marke überspringen. ein funken realismus und bescheidenheit? #fp #nrw13</text:p>
          </table:table-cell>
          <table:table-cell table:style-name="ce59" office:value-type="string">
            <text:p>Mon Mar 04 23:03:03 +0000 2013</text:p>
          </table:table-cell>
          <table:table-cell table:style-name="ce60" office:value-type="float" office:value="41337.960451388884">
            <text:p>3/4/2013 23:03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2742043">
            <text:p>1127420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60672436/9081b8b9ec47d04844f38339d0692067_normal.jpeg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86">
            <text:p>86</text:p>
          </table:table-cell>
          <table:table-cell table:style-name="ce59"/>
          <table:table-cell table:style-name="ce59" office:value-type="string">
            <text:p>http://twitter.com/weiermair/statuses/308714234852823040</text:p>
          </table:table-cell>
          <table:table-cell table:style-name="ce61" office:value-type="string">
            <text:p>{"urls":[],"hashtags":[{"text":"strache","indices":[0,8]},{"text":"fp","indices":[94,97]},{"text":"nrw13","indices":[98,104]}],"user_mentions":[]}</text:p>
          </table:table-cell>
        </table:table-row>
        <table:table-row table:style-name="ro22">
          <table:table-cell table:style-name="ce58" office:value-type="string">
            <text:p>308686732776329216</text:p>
          </table:table-cell>
          <table:table-cell table:style-name="ce59" office:value-type="string">
            <text:p>literaturjunkie</text:p>
          </table:table-cell>
          <table:table-cell table:style-name="ce59" office:value-type="string">
            <text:p>Wenn die Nationalratswahl so ausgeht wie ich annehme, sollte ich mich bald um nen neuen Wohnsitz kümmern...England ich komme!!!</text:p>
          </table:table-cell>
          <table:table-cell table:style-name="ce59" office:value-type="string">
            <text:p>Mon Mar 04 21:13:46 +0000 2013</text:p>
          </table:table-cell>
          <table:table-cell table:style-name="ce60" office:value-type="float" office:value="41337.884560185186">
            <text:p>3/4/2013 21:13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5759113">
            <text:p>19575911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68379580/67de3499194cdd7d38a39a961a461996_normal.jpeg</text:p>
          </table:table-cell>
          <table:table-cell table:style-name="ce59" office:value-type="float" office:value="499">
            <text:p>499</text:p>
          </table:table-cell>
          <table:table-cell table:style-name="ce59" office:value-type="float" office:value="549">
            <text:p>549</text:p>
          </table:table-cell>
          <table:table-cell table:style-name="ce59"/>
          <table:table-cell table:style-name="ce59" office:value-type="string">
            <text:p>http://twitter.com/literaturjunkie/statuses/30868673277632921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5">
          <table:table-cell table:style-name="ce58" office:value-type="string">
            <text:p>308678079230906369</text:p>
          </table:table-cell>
          <table:table-cell table:style-name="ce59" office:value-type="string">
            <text:p>RichardSchmitt2</text:p>
          </table:table-cell>
          <table:table-cell table:style-name="ce59" office:value-type="string">
            <text:p>@michelreimon @jackoty Sorry, das Scherzerl musste einfach sein - nein, denke auch, dass Herbsttermin bleibt #nrw13</text:p>
          </table:table-cell>
          <table:table-cell table:style-name="ce59" office:value-type="string">
            <text:p>Mon Mar 04 20:39:23 +0000 2013</text:p>
          </table:table-cell>
          <table:table-cell table:style-name="ce60" office:value-type="float" office:value="41337.86068287037">
            <text:p>3/4/2013 20:39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448796">
            <text:p>17448796</text:p>
          </table:table-cell>
          <table:table-cell table:style-name="ce59" office:value-type="string">
            <text:p>michelreimon</text:p>
          </table:table-cell>
          <table:table-cell table:style-name="ce59" office:value-type="float" office:value="420204289">
            <text:p>420204289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1692560597/n1395858349_30152940_7521_normal.jpg</text:p>
          </table:table-cell>
          <table:table-cell table:style-name="ce59" office:value-type="float" office:value="1139">
            <text:p>1139</text:p>
          </table:table-cell>
          <table:table-cell table:style-name="ce59" office:value-type="float" office:value="125">
            <text:p>125</text:p>
          </table:table-cell>
          <table:table-cell table:style-name="ce59"/>
          <table:table-cell table:style-name="ce59" office:value-type="string">
            <text:p>http://twitter.com/RichardSchmitt2/statuses/308678079230906369</text:p>
          </table:table-cell>
          <table:table-cell table:style-name="ce61" office:value-type="string">
            <text:p>{"urls":[],"hashtags":[{"text":"nrw13","indices":[109,115]}],"user_mentions":[{"id":17448796,"name":"Michel Reimon","indices":[0,13],"screen_name":"michelreimon","id_str":"17448796"},{"id":17207710,"name":"Jakob Gasser","indices":[14,22],"screen_name":"jackoty","id_str":"17207710"}]}</text:p>
          </table:table-cell>
        </table:table-row>
        <table:table-row table:style-name="ro20">
          <table:table-cell table:style-name="ce58" office:value-type="string">
            <text:p>308676217077391360</text:p>
          </table:table-cell>
          <table:table-cell table:style-name="ce59" office:value-type="string">
            <text:p>RichardSchmitt2</text:p>
          </table:table-cell>
          <table:table-cell table:style-name="ce59" office:value-type="string">
            <text:p>@michelreimon @jackoty Der 29. September ist in Stein gemeisselt . . . #darabos #nrw13</text:p>
          </table:table-cell>
          <table:table-cell table:style-name="ce59" office:value-type="string">
            <text:p>Mon Mar 04 20:31:59 +0000 2013</text:p>
          </table:table-cell>
          <table:table-cell table:style-name="ce60" office:value-type="float" office:value="41337.85554398148">
            <text:p>3/4/2013 20:31:5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448796">
            <text:p>17448796</text:p>
          </table:table-cell>
          <table:table-cell table:style-name="ce59" office:value-type="string">
            <text:p>michelreimon</text:p>
          </table:table-cell>
          <table:table-cell table:style-name="ce59" office:value-type="float" office:value="420204289">
            <text:p>420204289</text:p>
          </table:table-cell>
          <table:table-cell table:style-name="ce59" office:value-type="string">
            <text:p>308671051859116032</text:p>
          </table:table-cell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1692560597/n1395858349_30152940_7521_normal.jpg</text:p>
          </table:table-cell>
          <table:table-cell table:style-name="ce59" office:value-type="float" office:value="1139">
            <text:p>1139</text:p>
          </table:table-cell>
          <table:table-cell table:style-name="ce59" office:value-type="float" office:value="125">
            <text:p>125</text:p>
          </table:table-cell>
          <table:table-cell table:style-name="ce59"/>
          <table:table-cell table:style-name="ce59" office:value-type="string">
            <text:p>http://twitter.com/RichardSchmitt2/statuses/308676217077391360</text:p>
          </table:table-cell>
          <table:table-cell table:style-name="ce61" office:value-type="string">
            <text:p>{"urls":[],"hashtags":[{"text":"darabos","indices":[71,79]},{"text":"nrw13","indices":[80,86]}],"user_mentions":[{"id":17448796,"name":"Michel Reimon","indices":[0,13],"screen_name":"michelreimon","id_str":"17448796"},{"id":17207710,"name":"Jakob Gasser","indices":[14,22],"screen_name":"jackoty","id_str":"17207710"}]}</text:p>
          </table:table-cell>
        </table:table-row>
        <table:table-row table:style-name="ro24">
          <table:table-cell table:style-name="ce58" office:value-type="string">
            <text:p>308645416122056706</text:p>
          </table:table-cell>
          <table:table-cell table:style-name="ce59" office:value-type="string">
            <text:p>MartinThuer</text:p>
          </table:table-cell>
          <table:table-cell table:style-name="ce59" office:value-type="string">
            <text:p>Werner Faymann am 20. Jänner 2013 auf die Frage ob Darabos bis zur Nationalratswahl im Amt bleiben wird: "Jawoll"</text:p>
          </table:table-cell>
          <table:table-cell table:style-name="ce59" office:value-type="string">
            <text:p>Mon Mar 04 18:29:36 +0000 2013</text:p>
          </table:table-cell>
          <table:table-cell table:style-name="ce60" office:value-type="float" office:value="41337.77055555555">
            <text:p>3/4/2013 18:29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470711">
            <text:p>224707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52683593/94669fd8216d130686628c68e22290e0_normal.jpeg</text:p>
          </table:table-cell>
          <table:table-cell table:style-name="ce59" office:value-type="float" office:value="5755">
            <text:p>5755</text:p>
          </table:table-cell>
          <table:table-cell table:style-name="ce59" office:value-type="float" office:value="665">
            <text:p>66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tinThuer/statuses/30864541612205670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0">
          <table:table-cell table:style-name="ce58" office:value-type="string">
            <text:p>308645361667416065</text:p>
          </table:table-cell>
          <table:table-cell table:style-name="ce59" office:value-type="string">
            <text:p>RichardSchmitt2</text:p>
          </table:table-cell>
          <table:table-cell table:style-name="ce59" office:value-type="string">
            <text:p>#darabos nur noch wenige Tage im Amt - #spö reduziert Angriffsfläche für #nrw13</text:p>
          </table:table-cell>
          <table:table-cell table:style-name="ce59" office:value-type="string">
            <text:p>Mon Mar 04 18:29:23 +0000 2013</text:p>
          </table:table-cell>
          <table:table-cell table:style-name="ce60" office:value-type="float" office:value="41337.77040509259">
            <text:p>3/4/2013 18:29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0204289">
            <text:p>420204289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1692560597/n1395858349_30152940_7521_normal.jpg</text:p>
          </table:table-cell>
          <table:table-cell table:style-name="ce59" office:value-type="float" office:value="1138">
            <text:p>1138</text:p>
          </table:table-cell>
          <table:table-cell table:style-name="ce59" office:value-type="float" office:value="125">
            <text:p>125</text:p>
          </table:table-cell>
          <table:table-cell table:style-name="ce59"/>
          <table:table-cell table:style-name="ce59" office:value-type="string">
            <text:p>http://twitter.com/RichardSchmitt2/statuses/308645361667416065</text:p>
          </table:table-cell>
          <table:table-cell table:style-name="ce61" office:value-type="string">
            <text:p>{"urls":[],"hashtags":[{"text":"darabos","indices":[0,8]},{"text":"spö","indices":[39,43]},{"text":"nrw13","indices":[73,79]}],"user_mentions":[]}</text:p>
          </table:table-cell>
        </table:table-row>
        <table:table-row table:style-name="ro25">
          <table:table-cell table:style-name="ce58" office:value-type="string">
            <text:p>308645275063435266</text:p>
          </table:table-cell>
          <table:table-cell table:style-name="ce59" office:value-type="string">
            <text:p>CKotanko</text:p>
          </table:table-cell>
          <table:table-cell table:style-name="ce59" office:value-type="string">
            <text:p>Faymann, 20. 1.: "Jawohl, Darabos bleibt bis zur Nationalratswahl ... Der für die Reform des Heeres zuständige Minister heißt Darabos."</text:p>
          </table:table-cell>
          <table:table-cell table:style-name="ce59" office:value-type="string">
            <text:p>Mon Mar 04 18:29:02 +0000 2013</text:p>
          </table:table-cell>
          <table:table-cell table:style-name="ce60" office:value-type="float" office:value="41337.770162037035">
            <text:p>3/4/2013 18:29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93474091">
            <text:p>29347409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341283313/CKontanko_Twitter_normal.jpg</text:p>
          </table:table-cell>
          <table:table-cell table:style-name="ce59" office:value-type="float" office:value="3502">
            <text:p>3502</text:p>
          </table:table-cell>
          <table:table-cell table:style-name="ce59" office:value-type="float" office:value="327">
            <text:p>3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Kotanko/statuses/30864527506343526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08637082258128896</text:p>
          </table:table-cell>
          <table:table-cell table:style-name="ce59" office:value-type="string">
            <text:p>BenjaminRohrer</text:p>
          </table:table-cell>
          <table:table-cell table:style-name="ce59" office:value-type="string">
            <text:p>die spö zeigt anscheinend schon nerven... http://t.co/l6EkN1VB8m #nationalratswahl #darabos #spö</text:p>
          </table:table-cell>
          <table:table-cell table:style-name="ce59" office:value-type="string">
            <text:p>Mon Mar 04 17:56:29 +0000 2013</text:p>
          </table:table-cell>
          <table:table-cell table:style-name="ce60" office:value-type="float" office:value="41337.74755787037">
            <text:p>3/4/2013 17:56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0245208">
            <text:p>15024520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81710353/benjamin_portrait_1_normal.jpg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110">
            <text:p>1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enjaminRohrer/statuses/308637082258128896</text:p>
          </table:table-cell>
          <table:table-cell table:style-name="ce61" office:value-type="string">
            <text:p>{"urls":[{"expanded_url":"http://tinyurl.com/br9nyyv","indices":[42,64],"display_url":"tinyurl.com/br9nyyv","url":"http://t.co/l6EkN1VB8m"}],"hashtags":[{"text":"nationalratswahl","indices":[65,82]},{"text":"darabos","indices":[83,91]},{"text":"spö","indices":[92,96]}],"user_mentions":[]}</text:p>
          </table:table-cell>
        </table:table-row>
        <table:table-row table:style-name="ro20">
          <table:table-cell table:style-name="ce58" office:value-type="string">
            <text:p>308634739093434368</text:p>
          </table:table-cell>
          <table:table-cell table:style-name="ce59" office:value-type="string">
            <text:p>sigiwindisch</text:p>
          </table:table-cell>
          <table:table-cell table:style-name="ce59" office:value-type="string">
            <text:p>Mit Blick auf die Wahl im Herbst: ans "verscheuchen" könnt man sich gewöhnen :-) #nrw13</text:p>
          </table:table-cell>
          <table:table-cell table:style-name="ce59" office:value-type="string">
            <text:p>Mon Mar 04 17:47:10 +0000 2013</text:p>
          </table:table-cell>
          <table:table-cell table:style-name="ce60" office:value-type="float" office:value="41337.74108796296">
            <text:p>3/4/2013 17:47:1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0323217">
            <text:p>62032321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348116264/image_normal.jpg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igiwindisch/statuses/308634739093434368</text:p>
          </table:table-cell>
          <table:table-cell table:style-name="ce61" office:value-type="string">
            <text:p>{"urls":[],"hashtags":[{"text":"nrw13","indices":[81,87]}],"user_mentions":[]}</text:p>
          </table:table-cell>
        </table:table-row>
        <table:table-row table:style-name="ro23">
          <table:table-cell table:style-name="ce58" office:value-type="string">
            <text:p>308608881536421888</text:p>
          </table:table-cell>
          <table:table-cell table:style-name="ce59" office:value-type="string">
            <text:p>weiermair</text:p>
          </table:table-cell>
          <table:table-cell table:style-name="ce59" office:value-type="string">
            <text:p>@ChristophFreina nach der #nrw13 dann</text:p>
          </table:table-cell>
          <table:table-cell table:style-name="ce59" office:value-type="string">
            <text:p>Mon Mar 04 16:04:25 +0000 2013</text:p>
          </table:table-cell>
          <table:table-cell table:style-name="ce60" office:value-type="float" office:value="41337.6697337963">
            <text:p>3/4/2013 16:04:2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1867800">
            <text:p>261867800</text:p>
          </table:table-cell>
          <table:table-cell table:style-name="ce59" office:value-type="string">
            <text:p>ChristophFreina</text:p>
          </table:table-cell>
          <table:table-cell table:style-name="ce59" office:value-type="float" office:value="112742043">
            <text:p>112742043</text:p>
          </table:table-cell>
          <table:table-cell table:style-name="ce59" office:value-type="string">
            <text:p>30860763281240883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60672436/9081b8b9ec47d04844f38339d0692067_normal.jpeg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84">
            <text:p>84</text:p>
          </table:table-cell>
          <table:table-cell table:style-name="ce59"/>
          <table:table-cell table:style-name="ce59" office:value-type="string">
            <text:p>http://twitter.com/weiermair/statuses/308608881536421888</text:p>
          </table:table-cell>
          <table:table-cell table:style-name="ce61" office:value-type="string">
            <text:p>{"urls":[],"hashtags":[{"text":"nrw13","indices":[26,32]}],"user_mentions":[{"id":261867800,"name":"Christoph Freina","indices":[0,16],"screen_name":"ChristophFreina","id_str":"261867800"}]}</text:p>
          </table:table-cell>
        </table:table-row>
        <table:table-row table:style-name="ro25">
          <table:table-cell table:style-name="ce58" office:value-type="string">
            <text:p>308599402153508864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Wird Eurofighter zur #nrw13 antreten? #ÖVP #Korruption [@welt] «EADS weitet interne Eurofighter-Ermittlungen aus» http://t.co/glmFok3z7C</text:p>
          </table:table-cell>
          <table:table-cell table:style-name="ce59" office:value-type="string">
            <text:p>Mon Mar 04 15:26:45 +0000 2013</text:p>
          </table:table-cell>
          <table:table-cell table:style-name="ce60" office:value-type="float" office:value="41337.64357638889">
            <text:p>3/4/2013 15:26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8287811">
            <text:p>2382878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3">
            <text:p>693</text:p>
          </table:table-cell>
          <table:table-cell table:style-name="ce59" office:value-type="float" office:value="1294">
            <text:p>12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08599402153508864</text:p>
          </table:table-cell>
          <table:table-cell table:style-name="ce61" office:value-type="string">
            <text:p>{"urls":[{"expanded_url":"http://goo.gl/Fttjl","indices":[114,136],"display_url":"goo.gl/Fttjl","url":"http://t.co/glmFok3z7C"}],"hashtags":[{"text":"nrw13","indices":[21,27]},{"text":"ÖVP","indices":[38,42]},{"text":"Korruption","indices":[43,54]}],"user_mentions":[{"id":8720562,"name":"DIE WELT","indices":[56,61],"screen_name":"welt","id_str":"8720562"}]}</text:p>
          </table:table-cell>
        </table:table-row>
        <table:table-row table:style-name="ro22">
          <table:table-cell table:style-name="ce58" office:value-type="string">
            <text:p>308596518137511936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Thema zur #nrw13 fürchtet #ÖVP [@reuters_de] «EADS-Untersuchungen zu Eurofighter-Affäre verzögern sich» http://t.co/PbY13EuRpu #Korruption</text:p>
          </table:table-cell>
          <table:table-cell table:style-name="ce59" office:value-type="string">
            <text:p>Mon Mar 04 15:15:18 +0000 2013</text:p>
          </table:table-cell>
          <table:table-cell table:style-name="ce60" office:value-type="float" office:value="41337.635624999995">
            <text:p>3/4/2013 15:15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8287811">
            <text:p>2382878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3">
            <text:p>693</text:p>
          </table:table-cell>
          <table:table-cell table:style-name="ce59" office:value-type="float" office:value="1294">
            <text:p>12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08596518137511936</text:p>
          </table:table-cell>
          <table:table-cell table:style-name="ce61" office:value-type="string">
            <text:p>{"urls":[{"expanded_url":"http://goo.gl/gf4W8","indices":[104,126],"display_url":"goo.gl/gf4W8","url":"http://t.co/PbY13EuRpu"}],"hashtags":[{"text":"nrw13","indices":[10,16]},{"text":"ÖVP","indices":[26,30]},{"text":"Korruption","indices":[127,138]}],"user_mentions":[{"id":55035997,"name":"Reuters Deutschland","indices":[32,43],"screen_name":"reuters_de","id_str":"55035997"}]}</text:p>
          </table:table-cell>
        </table:table-row>
        <table:table-row table:style-name="ro23">
          <table:table-cell table:style-name="ce58" office:value-type="string">
            <text:p>308566112335966208</text:p>
          </table:table-cell>
          <table:table-cell table:style-name="ce59" office:value-type="string">
            <text:p>singerraffaela</text:p>
          </table:table-cell>
          <table:table-cell table:style-name="ce59" office:value-type="string">
            <text:p>Stronach wird Spitzenkandidat für Nationalratswahl.</text:p>
          </table:table-cell>
          <table:table-cell table:style-name="ce59" office:value-type="string">
            <text:p>Mon Mar 04 13:14:28 +0000 2013</text:p>
          </table:table-cell>
          <table:table-cell table:style-name="ce60" office:value-type="float" office:value="41337.55171296296">
            <text:p>3/4/2013 13:14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2295870">
            <text:p>92295870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2304289795/4vz6kdd1lo6rijaur5a9_normal.jpeg</text:p>
          </table:table-cell>
          <table:table-cell table:style-name="ce59" office:value-type="float" office:value="161">
            <text:p>161</text:p>
          </table:table-cell>
          <table:table-cell table:style-name="ce59" office:value-type="float" office:value="126">
            <text:p>126</text:p>
          </table:table-cell>
          <table:table-cell table:style-name="ce59" office:value-type="float" office:value="-39600">
            <text:p>-39600</text:p>
          </table:table-cell>
          <table:table-cell table:style-name="ce59" office:value-type="string">
            <text:p>http://twitter.com/singerraffaela/statuses/308566112335966208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5">
          <table:table-cell table:style-name="ce58" office:value-type="string">
            <text:p>308553759401840640</text:p>
          </table:table-cell>
          <table:table-cell table:style-name="ce59" office:value-type="string">
            <text:p>KrFlo</text:p>
          </table:table-cell>
          <table:table-cell table:style-name="ce59" office:value-type="string">
            <text:p>Wird Heinisch-Hosek wirklich LHStv? Absprung als Frauenministerin noch vor der Nationalratswahl steht im Raum... #noe13</text:p>
          </table:table-cell>
          <table:table-cell table:style-name="ce59" office:value-type="string">
            <text:p>Mon Mar 04 12:25:23 +0000 2013</text:p>
          </table:table-cell>
          <table:table-cell table:style-name="ce60" office:value-type="float" office:value="41337.51762731481">
            <text:p>3/4/2013 12:25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1100598">
            <text:p>511005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56351014/93ff747b964b81fd2027f3026186fbfa_normal.png</text:p>
          </table:table-cell>
          <table:table-cell table:style-name="ce59" office:value-type="float" office:value="471">
            <text:p>471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Flo/statuses/308553759401840640</text:p>
          </table:table-cell>
          <table:table-cell table:style-name="ce61" office:value-type="string">
            <text:p>{"urls":[],"hashtags":[{"text":"noe13","indices":[113,119]}],"user_mentions":[]}</text:p>
          </table:table-cell>
        </table:table-row>
        <table:table-row table:style-name="ro20">
          <table:table-cell table:style-name="ce58" office:value-type="string">
            <text:p>308539845825933312</text:p>
          </table:table-cell>
          <table:table-cell table:style-name="ce59" office:value-type="string">
            <text:p>doruf2</text:p>
          </table:table-cell>
          <table:table-cell table:style-name="ce59" office:value-type="string">
            <text:p>Bin schon gespannt ob man die Nationalratswahl auch ohne Plakate wagen wird...</text:p>
          </table:table-cell>
          <table:table-cell table:style-name="ce59" office:value-type="string">
            <text:p>Mon Mar 04 11:30:06 +0000 2013</text:p>
          </table:table-cell>
          <table:table-cell table:style-name="ce60" office:value-type="float" office:value="41337.47923611111">
            <text:p>3/4/2013 11:30:0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3921691">
            <text:p>103921691</text:p>
          </table:table-cell>
          <table:table-cell table:style-name="ce59"/>
          <table:table-cell table:style-name="ce61" office:value-type="string">
            <text:p>&lt;a href="http://choqok.gnufolks.org/" rel="nofollow"&gt;Choqok&lt;/a&gt;</text:p>
          </table:table-cell>
          <table:table-cell table:style-name="ce61" office:value-type="string">
            <text:p>http://a0.twimg.com/profile_images/1193368968/zensi_normal.png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oruf2/statuses/308539845825933312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5">
          <table:table-cell table:style-name="ce58" office:value-type="string">
            <text:p>3085390861200547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Und was sagen wir #PIRAT|en so zu den LTWen? @c3o (BV-Mitglied) hat's gut zusammengefasst: http://t.co/iHj5lCuk3u #PPat #NRW13</text:p>
          </table:table-cell>
          <table:table-cell table:style-name="ce59" office:value-type="string">
            <text:p>Mon Mar 04 11:27:05 +0000 2013</text:p>
          </table:table-cell>
          <table:table-cell table:style-name="ce60" office:value-type="float" office:value="41337.4771412037">
            <text:p>3/4/2013 11:27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65">
            <text:p>365</text:p>
          </table:table-cell>
          <table:table-cell table:style-name="ce59" office:value-type="float" office:value="689">
            <text:p>6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539086120054784</text:p>
          </table:table-cell>
          <table:table-cell table:style-name="ce61" office:value-type="string">
            <text:p>{"urls":[{"expanded_url":"http://blog.c3o.org/de/piratenpartei/von-null-auf-eins/","indices":[91,113],"display_url":"blog.c3o.org/de/piratenpart\u2026","url":"http://t.co/iHj5lCuk3u"}],"hashtags":[{"text":"PIRAT","indices":[18,24]},{"text":"PPat","indices":[114,119]},{"text":"NRW13","indices":[120,126]}],"user_mentions":[{"id":787678,"name":"Christopher Clay","indices":[45,49],"screen_name":"c3o","id_str":"787678"}]}</text:p>
          </table:table-cell>
        </table:table-row>
        <table:table-row table:style-name="ro23">
          <table:table-cell table:style-name="ce58" office:value-type="string">
            <text:p>308522268588376064</text:p>
          </table:table-cell>
          <table:table-cell table:style-name="ce59" office:value-type="string">
            <text:p>Anon_MisterX</text:p>
          </table:table-cell>
          <table:table-cell table:style-name="ce59" office:value-type="string">
            <text:p>@Negiert Ich hoffe, zur Nationalratswahl tritt eine pwny-Partei an.</text:p>
          </table:table-cell>
          <table:table-cell table:style-name="ce59" office:value-type="string">
            <text:p>Mon Mar 04 10:20:15 +0000 2013</text:p>
          </table:table-cell>
          <table:table-cell table:style-name="ce60" office:value-type="float" office:value="41337.43072916666">
            <text:p>3/4/2013 10:20:1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7413466">
            <text:p>57413466</text:p>
          </table:table-cell>
          <table:table-cell table:style-name="ce59" office:value-type="string">
            <text:p>Negiert</text:p>
          </table:table-cell>
          <table:table-cell table:style-name="ce59" office:value-type="float" office:value="765356864">
            <text:p>76535686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4237091/adba4743c0c23e5389c53dc169950aab_normal.png</text:p>
          </table:table-cell>
          <table:table-cell table:style-name="ce59" office:value-type="float" office:value="116">
            <text:p>116</text:p>
          </table:table-cell>
          <table:table-cell table:style-name="ce59" office:value-type="float" office:value="190">
            <text:p>1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on_MisterX/statuses/308522268588376064</text:p>
          </table:table-cell>
          <table:table-cell table:style-name="ce61" office:value-type="string">
            <text:p>{"urls":[],"hashtags":[],"user_mentions":[{"id":57413466,"name":"\u2022","indices":[0,8],"screen_name":"Negiert","id_str":"57413466"}]}</text:p>
          </table:table-cell>
        </table:table-row>
        <table:table-row table:style-name="ro25">
          <table:table-cell table:style-name="ce58" office:value-type="string">
            <text:p>308494199009976320</text:p>
          </table:table-cell>
          <table:table-cell table:style-name="ce59" office:value-type="string">
            <text:p>MartinThuer</text:p>
          </table:table-cell>
          <table:table-cell table:style-name="ce59" office:value-type="string">
            <text:p>BZÖ hatte bei der Nationalratswahl 2006 österreichweit 193.539 Wähler. Gestern haben nur in Kärnten und NÖ 130.523 Stronach gewählt.</text:p>
          </table:table-cell>
          <table:table-cell table:style-name="ce59" office:value-type="string">
            <text:p>Mon Mar 04 08:28:43 +0000 2013</text:p>
          </table:table-cell>
          <table:table-cell table:style-name="ce60" office:value-type="float" office:value="41337.35327546296">
            <text:p>3/4/2013 8:28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470711">
            <text:p>22470711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52683593/94669fd8216d130686628c68e22290e0_normal.jpeg</text:p>
          </table:table-cell>
          <table:table-cell table:style-name="ce59" office:value-type="float" office:value="5747">
            <text:p>5747</text:p>
          </table:table-cell>
          <table:table-cell table:style-name="ce59" office:value-type="float" office:value="665">
            <text:p>66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tinThuer/statuses/308494199009976320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08481388229820416</text:p>
          </table:table-cell>
          <table:table-cell table:style-name="ce59" office:value-type="string">
            <text:p>dasnilpferd</text:p>
          </table:table-cell>
          <table:table-cell table:style-name="ce59" office:value-type="string">
            <text:p>Nächstes Ziel f @stefan_petzner nun die 4%Hürde ... weil Grundmandat wird wohl selbst in Kärnten nix! #nrw13</text:p>
          </table:table-cell>
          <table:table-cell table:style-name="ce59" office:value-type="string">
            <text:p>Mon Mar 04 07:37:48 +0000 2013</text:p>
          </table:table-cell>
          <table:table-cell table:style-name="ce60" office:value-type="float" office:value="41337.31791666667">
            <text:p>3/4/2013 7:37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315432">
            <text:p>43315432</text:p>
          </table:table-cell>
          <table:table-cell table:style-name="ce59"/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1233574835/Nilpferd_thumbnail_ger_normal.jpg</text:p>
          </table:table-cell>
          <table:table-cell table:style-name="ce59" office:value-type="float" office:value="335">
            <text:p>335</text:p>
          </table:table-cell>
          <table:table-cell table:style-name="ce59" office:value-type="float" office:value="598">
            <text:p>5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asnilpferd/statuses/308481388229820416</text:p>
          </table:table-cell>
          <table:table-cell table:style-name="ce61" office:value-type="string">
            <text:p>{"urls":[],"hashtags":[{"text":"nrw13","indices":[102,108]}],"user_mentions":[{"id":301974703,"name":"Stefan Petzner","indices":[16,31],"screen_name":"stefan_petzner","id_str":"301974703"}]}</text:p>
          </table:table-cell>
        </table:table-row>
        <table:table-row table:style-name="ro25">
          <table:table-cell table:style-name="ce58" office:value-type="string">
            <text:p>308474772067606529</text:p>
          </table:table-cell>
          <table:table-cell table:style-name="ce59" office:value-type="string">
            <text:p>RichardSchmitt2</text:p>
          </table:table-cell>
          <table:table-cell table:style-name="ce59" office:value-type="string">
            <text:p>M.Fleischhacker in der #diepresse trifft's: "Als coole Bobo-Rote verkleidet rennen die Grünen immer gegen die Wand." #grüne #nrw13</text:p>
          </table:table-cell>
          <table:table-cell table:style-name="ce59" office:value-type="string">
            <text:p>Mon Mar 04 07:11:31 +0000 2013</text:p>
          </table:table-cell>
          <table:table-cell table:style-name="ce60" office:value-type="float" office:value="41337.29966435185">
            <text:p>3/4/2013 7:11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0204289">
            <text:p>42020428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92560597/n1395858349_30152940_7521_normal.jpg</text:p>
          </table:table-cell>
          <table:table-cell table:style-name="ce59" office:value-type="float" office:value="1133">
            <text:p>1133</text:p>
          </table:table-cell>
          <table:table-cell table:style-name="ce59" office:value-type="float" office:value="125">
            <text:p>125</text:p>
          </table:table-cell>
          <table:table-cell table:style-name="ce59"/>
          <table:table-cell table:style-name="ce59" office:value-type="string">
            <text:p>http://twitter.com/RichardSchmitt2/statuses/308474772067606529</text:p>
          </table:table-cell>
          <table:table-cell table:style-name="ce61" office:value-type="string">
            <text:p>{"urls":[],"hashtags":[{"text":"diepresse","indices":[23,33]},{"text":"grüne","indices":[117,123]},{"text":"nrw13","indices":[124,130]}],"user_mentions":[]}</text:p>
          </table:table-cell>
        </table:table-row>
        <table:table-row table:style-name="ro22">
          <table:table-cell table:style-name="ce58" office:value-type="string">
            <text:p>308380766872674305</text:p>
          </table:table-cell>
          <table:table-cell table:style-name="ce59" office:value-type="string">
            <text:p>JeffBC94</text:p>
          </table:table-cell>
          <table:table-cell table:style-name="ce59" office:value-type="string">
            <text:p>Wear your badge Monday! RT @FraternalRITUAL: 3/4 is Badge Day &amp;amp; beginning of National Ritual Week. How will you honor your Founders? #NRW13</text:p>
          </table:table-cell>
          <table:table-cell table:style-name="ce59" office:value-type="string">
            <text:p>Mon Mar 04 00:57:58 +0000 2013</text:p>
          </table:table-cell>
          <table:table-cell table:style-name="ce60" office:value-type="float" office:value="41337.040254629625">
            <text:p>3/4/2013 0:57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452493">
            <text:p>3145249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54008801/Jeff_headshot_normal.jpg</text:p>
          </table:table-cell>
          <table:table-cell table:style-name="ce59" office:value-type="float" office:value="1197">
            <text:p>1197</text:p>
          </table:table-cell>
          <table:table-cell table:style-name="ce59" office:value-type="float" office:value="640">
            <text:p>640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JeffBC94/statuses/308380766872674305</text:p>
          </table:table-cell>
          <table:table-cell table:style-name="ce61" office:value-type="string">
            <text:p>{"urls":[],"hashtags":[{"text":"NRW13","indices":[137,143]}],"user_mentions":[{"id":163683013,"name":"Ritual","indices":[27,43],"screen_name":"FraternalRITUAL","id_str":"163683013"}]}</text:p>
          </table:table-cell>
        </table:table-row>
        <table:table-row table:style-name="ro24">
          <table:table-cell table:style-name="ce58" office:value-type="string">
            <text:p>308375045531656192</text:p>
          </table:table-cell>
          <table:table-cell table:style-name="ce59" office:value-type="string">
            <text:p>FraternalRITUAL</text:p>
          </table:table-cell>
          <table:table-cell table:style-name="ce59" office:value-type="string">
            <text:p>Tomorrow is Badge Day and the beginning of National Ritual Week. How will you honor your Founder(s)? #NRW13</text:p>
          </table:table-cell>
          <table:table-cell table:style-name="ce59" office:value-type="string">
            <text:p>Mon Mar 04 00:35:14 +0000 2013</text:p>
          </table:table-cell>
          <table:table-cell table:style-name="ce60" office:value-type="float" office:value="41337.02446759259">
            <text:p>3/4/2013 0:35:1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3683013">
            <text:p>16368301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056914139/burning-lamp-small.thumbnail_normal.jpg</text:p>
          </table:table-cell>
          <table:table-cell table:style-name="ce59" office:value-type="float" office:value="978">
            <text:p>978</text:p>
          </table:table-cell>
          <table:table-cell table:style-name="ce59" office:value-type="float" office:value="179">
            <text:p>179</text:p>
          </table:table-cell>
          <table:table-cell table:style-name="ce59"/>
          <table:table-cell table:style-name="ce59" office:value-type="string">
            <text:p>http://twitter.com/FraternalRITUAL/statuses/308375045531656192</text:p>
          </table:table-cell>
          <table:table-cell table:style-name="ce61" office:value-type="string">
            <text:p>{"urls":[],"hashtags":[{"text":"NRW13","indices":[101,107]}],"user_mentions":[]}</text:p>
          </table:table-cell>
        </table:table-row>
        <table:table-row table:style-name="ro23">
          <table:table-cell table:style-name="ce58" office:value-type="string">
            <text:p>308371062691885057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@schaffertom working on it ;) #nrw13</text:p>
          </table:table-cell>
          <table:table-cell table:style-name="ce59" office:value-type="string">
            <text:p>Mon Mar 04 00:19:25 +0000 2013</text:p>
          </table:table-cell>
          <table:table-cell table:style-name="ce60" office:value-type="float" office:value="41337.0134837963">
            <text:p>3/4/2013 0:19:2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42072">
            <text:p>14342072</text:p>
          </table:table-cell>
          <table:table-cell table:style-name="ce59" office:value-type="string">
            <text:p>schaffertom</text:p>
          </table:table-cell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5">
            <text:p>145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8371062691885057</text:p>
          </table:table-cell>
          <table:table-cell table:style-name="ce61" office:value-type="string">
            <text:p>{"urls":[],"hashtags":[{"text":"nrw13","indices":[30,36]}],"user_mentions":[{"id":14342072,"name":"Tom Schaffer","indices":[0,12],"screen_name":"schaffertom","id_str":"14342072"}]}</text:p>
          </table:table-cell>
        </table:table-row>
        <table:table-row table:style-name="ro25">
          <table:table-cell table:style-name="ce58" office:value-type="string">
            <text:p>308344587758469120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@martinmargulies Gebe zu, dachte erst an Nordrhein-Westfalen und dann erst an Nationalratswahl . . . :-))) #nrw #imzentrum #grüne</text:p>
          </table:table-cell>
          <table:table-cell table:style-name="ce59" office:value-type="string">
            <text:p>Sun Mar 03 22:34:13 +0000 2013</text:p>
          </table:table-cell>
          <table:table-cell table:style-name="ce60" office:value-type="float" office:value="41336.94042824074">
            <text:p>3/3/2013 22:34:1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6309151">
            <text:p>36309151</text:p>
          </table:table-cell>
          <table:table-cell table:style-name="ce59" office:value-type="string">
            <text:p>martinmargulies</text:p>
          </table:table-cell>
          <table:table-cell table:style-name="ce59" office:value-type="float" office:value="261867800">
            <text:p>261867800</text:p>
          </table:table-cell>
          <table:table-cell table:style-name="ce59" office:value-type="string">
            <text:p>308344315049046016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54">
            <text:p>254</text:p>
          </table:table-cell>
          <table:table-cell table:style-name="ce59" office:value-type="float" office:value="326">
            <text:p>32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08344587758469120</text:p>
          </table:table-cell>
          <table:table-cell table:style-name="ce61" office:value-type="string">
            <text:p>{"urls":[],"hashtags":[{"text":"nrw","indices":[107,111]},{"text":"imzentrum","indices":[112,122]},{"text":"grüne","indices":[123,129]}],"user_mentions":[{"id":36309151,"name":"Martin Margulies","indices":[0,16],"screen_name":"martinmargulies","id_str":"36309151"}]}</text:p>
          </table:table-cell>
        </table:table-row>
        <table:table-row table:style-name="ro25">
          <table:table-cell table:style-name="ce58" office:value-type="string">
            <text:p>308332115005681664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@matstrolz besser die ressourcen für #nrw13 sparen, aber antreten bei #sbg13 würde publizität bringen. nur schwer in geld messbar</text:p>
          </table:table-cell>
          <table:table-cell table:style-name="ce59" office:value-type="string">
            <text:p>Sun Mar 03 21:44:39 +0000 2013</text:p>
          </table:table-cell>
          <table:table-cell table:style-name="ce60" office:value-type="float" office:value="41336.906006944446">
            <text:p>3/3/2013 21:44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41570744">
            <text:p>141570744</text:p>
          </table:table-cell>
          <table:table-cell table:style-name="ce59" office:value-type="string">
            <text:p>matstrolz</text:p>
          </table:table-cell>
          <table:table-cell table:style-name="ce59" office:value-type="float" office:value="339701795">
            <text:p>339701795</text:p>
          </table:table-cell>
          <table:table-cell table:style-name="ce59" office:value-type="string">
            <text:p>30833128716331417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168">
            <text:p>1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8332115005681664</text:p>
          </table:table-cell>
          <table:table-cell table:style-name="ce61" office:value-type="string">
            <text:p>{"urls":[],"hashtags":[{"text":"nrw13","indices":[37,43]},{"text":"sbg13","indices":[70,76]}],"user_mentions":[{"id":141570744,"name":"Matthias Strolz","indices":[0,10],"screen_name":"matstrolz","id_str":"141570744"}]}</text:p>
          </table:table-cell>
        </table:table-row>
        <table:table-row table:style-name="ro24">
          <table:table-cell table:style-name="ce58" office:value-type="string">
            <text:p>308328170698993664</text:p>
          </table:table-cell>
          <table:table-cell table:style-name="ce59" office:value-type="string">
            <text:p>PhilippMaschl</text:p>
          </table:table-cell>
          <table:table-cell table:style-name="ce59" office:value-type="string">
            <text:p>Ich freu mich ja schon auf die Nationalratswahl. Wer darf dann Faymann in der ZIB2 die Fragen stellen?</text:p>
          </table:table-cell>
          <table:table-cell table:style-name="ce59" office:value-type="string">
            <text:p>Sun Mar 03 21:28:59 +0000 2013</text:p>
          </table:table-cell>
          <table:table-cell table:style-name="ce60" office:value-type="float" office:value="41336.89512731481">
            <text:p>3/3/2013 21:28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0843105">
            <text:p>8084310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665598014/portrait_normal.jpg</text:p>
          </table:table-cell>
          <table:table-cell table:style-name="ce59" office:value-type="float" office:value="109">
            <text:p>109</text:p>
          </table:table-cell>
          <table:table-cell table:style-name="ce59" office:value-type="float" office:value="194">
            <text:p>1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hilippMaschl/statuses/308328170698993664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0">
          <table:table-cell table:style-name="ce58" office:value-type="string">
            <text:p>308324100911296512</text:p>
          </table:table-cell>
          <table:table-cell table:style-name="ce59" office:value-type="string">
            <text:p>InnsbRock</text:p>
          </table:table-cell>
          <table:table-cell table:style-name="ce59" office:value-type="string">
            <text:p>Aha, Pröll teilt schon in Richtung SPÖ aus, so wie es aussieht in Bezug auf Nationalratswahl.</text:p>
          </table:table-cell>
          <table:table-cell table:style-name="ce59" office:value-type="string">
            <text:p>Sun Mar 03 21:12:48 +0000 2013</text:p>
          </table:table-cell>
          <table:table-cell table:style-name="ce60" office:value-type="float" office:value="41336.883888888886">
            <text:p>3/3/2013 21:12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62247100">
            <text:p>4622471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92447394/e8c5a17beff06c251c8a9d89416bd922_normal.jpeg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136">
            <text:p>1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nnsbRock/statuses/308324100911296512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08323440325177344</text:p>
          </table:table-cell>
          <table:table-cell table:style-name="ce59" office:value-type="string">
            <text:p>stef_anie_o</text:p>
          </table:table-cell>
          <table:table-cell table:style-name="ce59" office:value-type="string">
            <text:p>"er hat gesagt, der sonntag ist ihm heilig" soviel zu #stronach am wahlsonntag. er ist eben ein politiker mit leib und seele. #nrw13 #nö</text:p>
          </table:table-cell>
          <table:table-cell table:style-name="ce59" office:value-type="string">
            <text:p>Sun Mar 03 21:10:11 +0000 2013</text:p>
          </table:table-cell>
          <table:table-cell table:style-name="ce60" office:value-type="float" office:value="41336.88207175926">
            <text:p>3/3/2013 21:10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62095726">
            <text:p>46209572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987728465/klein_normal.JP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125">
            <text:p>12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tef_anie_o/statuses/308323440325177344</text:p>
          </table:table-cell>
          <table:table-cell table:style-name="ce61" office:value-type="string">
            <text:p>{"urls":[],"hashtags":[{"text":"stronach","indices":[54,63]},{"text":"nrw13","indices":[126,132]},{"text":"nö","indices":[133,136]}],"user_mentions":[]}</text:p>
          </table:table-cell>
        </table:table-row>
        <table:table-row table:style-name="ro24">
          <table:table-cell table:style-name="ce58" office:value-type="string">
            <text:p>308313497501061121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sPnTf4BJCy http://t.co/AXgAd9MMO2 #web20 #Blog #BZÖ #Haider</text:p>
          </table:table-cell>
          <table:table-cell table:style-name="ce59" office:value-type="string">
            <text:p>Sun Mar 03 20:30:40 +0000 2013</text:p>
          </table:table-cell>
          <table:table-cell table:style-name="ce60" office:value-type="float" office:value="41336.854629629626">
            <text:p>3/3/2013 20:30:4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497501061121</text:p>
          </table:table-cell>
          <table:table-cell table:style-name="ce61" office:value-type="string">
            <text:p>{"urls":[{"expanded_url":"http://blog.oe24.at/bzoe_wahlblog","indices":[53,75],"display_url":"blog.oe24.at/bzoe_wahlblog","url":"http://t.co/sPnTf4BJCy"},{"expanded_url":"http://bit.ly/uR6OkE","indices":[76,98],"display_url":"bit.ly/uR6OkE","url":"http://t.co/AXgAd9MMO2"}],"hashtags":[{"text":"web20","indices":[99,105]},{"text":"Blog","indices":[106,111]},{"text":"BZÖ","indices":[112,116]},{"text":"Haider","indices":[117,124]}],"user_mentions":[]}</text:p>
          </table:table-cell>
        </table:table-row>
        <table:table-row table:style-name="ro25">
          <table:table-cell table:style-name="ce58" office:value-type="string">
            <text:p>308313448771624961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xOyzFZ6j5V http://t.co/Vb6LSLj6w8 #web20 #Blog #Bundesbüro #Grünen</text:p>
          </table:table-cell>
          <table:table-cell table:style-name="ce59" office:value-type="string">
            <text:p>Sun Mar 03 20:30:29 +0000 2013</text:p>
          </table:table-cell>
          <table:table-cell table:style-name="ce60" office:value-type="float" office:value="41336.85450231481">
            <text:p>3/3/2013 20:30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448771624961</text:p>
          </table:table-cell>
          <table:table-cell table:style-name="ce61" office:value-type="string">
            <text:p>{"urls":[{"expanded_url":"http://blog.oe24.at/gruen_wahlblog","indices":[53,75],"display_url":"blog.oe24.at/gruen_wahlblog","url":"http://t.co/xOyzFZ6j5V"},{"expanded_url":"http://bit.ly/tlQB8H","indices":[76,98],"display_url":"bit.ly/tlQB8H","url":"http://t.co/Vb6LSLj6w8"}],"hashtags":[{"text":"web20","indices":[99,105]},{"text":"Blog","indices":[106,111]},{"text":"Bundesbüro","indices":[112,123]},{"text":"Grünen","indices":[124,131]}],"user_mentions":[]}</text:p>
          </table:table-cell>
        </table:table-row>
        <table:table-row table:style-name="ro24">
          <table:table-cell table:style-name="ce58" office:value-type="string">
            <text:p>308313405314437120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aKdJE2yYOI http://t.co/OD0LKVYXeA #web20 #Blog #Bures #Doris</text:p>
          </table:table-cell>
          <table:table-cell table:style-name="ce59" office:value-type="string">
            <text:p>Sun Mar 03 20:30:18 +0000 2013</text:p>
          </table:table-cell>
          <table:table-cell table:style-name="ce60" office:value-type="float" office:value="41336.854374999995">
            <text:p>3/3/2013 20:30:1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405314437120</text:p>
          </table:table-cell>
          <table:table-cell table:style-name="ce61" office:value-type="string">
            <text:p>{"urls":[{"expanded_url":"http://blog.oe24.at/spoe_wahlblog","indices":[53,75],"display_url":"blog.oe24.at/spoe_wahlblog","url":"http://t.co/aKdJE2yYOI"},{"expanded_url":"http://bit.ly/snvV5r","indices":[76,98],"display_url":"bit.ly/snvV5r","url":"http://t.co/OD0LKVYXeA"}],"hashtags":[{"text":"web20","indices":[99,105]},{"text":"Blog","indices":[106,111]},{"text":"Bures","indices":[112,118]},{"text":"Doris","indices":[119,125]}],"user_mentions":[]}</text:p>
          </table:table-cell>
        </table:table-row>
        <table:table-row table:style-name="ro25">
          <table:table-cell table:style-name="ce58" office:value-type="string">
            <text:p>308313365141413890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fvsxOXep65 http://t.co/EED2M4Vn2x #web20 #Blog #Bundespartei #Missethon</text:p>
          </table:table-cell>
          <table:table-cell table:style-name="ce59" office:value-type="string">
            <text:p>Sun Mar 03 20:30:09 +0000 2013</text:p>
          </table:table-cell>
          <table:table-cell table:style-name="ce60" office:value-type="float" office:value="41336.85427083333">
            <text:p>3/3/2013 20:30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365141413890</text:p>
          </table:table-cell>
          <table:table-cell table:style-name="ce61" office:value-type="string">
            <text:p>{"urls":[{"expanded_url":"http://blog.oe24.at/oevp_wahlblog","indices":[53,75],"display_url":"blog.oe24.at/oevp_wahlblog","url":"http://t.co/fvsxOXep65"},{"expanded_url":"http://bit.ly/tGHVai","indices":[76,98],"display_url":"bit.ly/tGHVai","url":"http://t.co/EED2M4Vn2x"}],"hashtags":[{"text":"web20","indices":[99,105]},{"text":"Blog","indices":[106,111]},{"text":"Bundespartei","indices":[112,125]},{"text":"Missethon","indices":[126,136]}],"user_mentions":[]}</text:p>
          </table:table-cell>
        </table:table-row>
        <table:table-row table:style-name="ro25">
          <table:table-cell table:style-name="ce58" office:value-type="string">
            <text:p>308313324091740161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kFFbSagPSc http://t.co/hrc35r0aiA #web20 #Alexander #Blog #Liberalen</text:p>
          </table:table-cell>
          <table:table-cell table:style-name="ce59" office:value-type="string">
            <text:p>Sun Mar 03 20:29:59 +0000 2013</text:p>
          </table:table-cell>
          <table:table-cell table:style-name="ce60" office:value-type="float" office:value="41336.85415509259">
            <text:p>3/3/2013 20:29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324091740161</text:p>
          </table:table-cell>
          <table:table-cell table:style-name="ce61" office:value-type="string">
            <text:p>{"urls":[{"expanded_url":"http://blog.oe24.at/lif_wahlblog","indices":[53,75],"display_url":"blog.oe24.at/lif_wahlblog","url":"http://t.co/kFFbSagPSc"},{"expanded_url":"http://bit.ly/vPo2gH","indices":[76,98],"display_url":"bit.ly/vPo2gH","url":"http://t.co/hrc35r0aiA"}],"hashtags":[{"text":"web20","indices":[99,105]},{"text":"Alexander","indices":[106,116]},{"text":"Blog","indices":[117,122]},{"text":"Liberalen","indices":[123,133]}],"user_mentions":[]}</text:p>
          </table:table-cell>
        </table:table-row>
        <table:table-row table:style-name="ro24">
          <table:table-cell table:style-name="ce58" office:value-type="string">
            <text:p>308313283797061633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b6Ka7Pk0Jk http://t.co/TMBtPyaCD3 #web20 #Blog #FPÖ #FPOe</text:p>
          </table:table-cell>
          <table:table-cell table:style-name="ce59" office:value-type="string">
            <text:p>Sun Mar 03 20:29:49 +0000 2013</text:p>
          </table:table-cell>
          <table:table-cell table:style-name="ce60" office:value-type="float" office:value="41336.85403935185">
            <text:p>3/3/2013 20:29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3283797061633</text:p>
          </table:table-cell>
          <table:table-cell table:style-name="ce61" office:value-type="string">
            <text:p>{"urls":[{"expanded_url":"http://blog.oe24.at/fpoe_wahlblog","indices":[53,75],"display_url":"blog.oe24.at/fpoe_wahlblog","url":"http://t.co/b6Ka7Pk0Jk"},{"expanded_url":"http://bit.ly/trvTVJ","indices":[76,98],"display_url":"bit.ly/trvTVJ","url":"http://t.co/TMBtPyaCD3"}],"hashtags":[{"text":"web20","indices":[99,105]},{"text":"Blog","indices":[106,111]},{"text":"FPÖ","indices":[112,116]},{"text":"FPOe","indices":[117,122]}],"user_mentions":[]}</text:p>
          </table:table-cell>
        </table:table-row>
        <table:table-row table:style-name="ro25">
          <table:table-cell table:style-name="ce58" office:value-type="string">
            <text:p>308311443751710721</text:p>
          </table:table-cell>
          <table:table-cell table:style-name="ce59" office:value-type="string">
            <text:p>web20_freenet</text:p>
          </table:table-cell>
          <table:table-cell table:style-name="ce59" office:value-type="string">
            <text:p>Post Edited: Blog zur Nationalratswahl 2008 mit ...  http://t.co/VIfRk9EH1R http://t.co/zvXiKpc7Ba #web20 #Blog #Mediengruppe #Melina</text:p>
          </table:table-cell>
          <table:table-cell table:style-name="ce59" office:value-type="string">
            <text:p>Sun Mar 03 20:22:30 +0000 2013</text:p>
          </table:table-cell>
          <table:table-cell table:style-name="ce60" office:value-type="float" office:value="41336.84895833333">
            <text:p>3/3/2013 20:22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926358">
            <text:p>23926358</text:p>
          </table:table-cell>
          <table:table-cell table:style-name="ce59"/>
          <table:table-cell table:style-name="ce61" office:value-type="string">
            <text:p>&lt;a href="http://web2.0.freenet.at" rel="nofollow"&gt;web2.0.freenet.at&lt;/a&gt;</text:p>
          </table:table-cell>
          <table:table-cell table:style-name="ce61" office:value-type="string">
            <text:p>http://a0.twimg.com/profile_images/368267706/twitter-bild2_normal.jpg</text:p>
          </table:table-cell>
          <table:table-cell table:style-name="ce59" office:value-type="float" office:value="279">
            <text:p>279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b20_freenet/statuses/308311443751710721</text:p>
          </table:table-cell>
          <table:table-cell table:style-name="ce61" office:value-type="string">
            <text:p>{"urls":[{"expanded_url":"http://blog.oe24.at/kpoe_wahlblog","indices":[53,75],"display_url":"blog.oe24.at/kpoe_wahlblog","url":"http://t.co/VIfRk9EH1R"},{"expanded_url":"http://bit.ly/Wxsznl","indices":[76,98],"display_url":"bit.ly/Wxsznl","url":"http://t.co/zvXiKpc7Ba"}],"hashtags":[{"text":"web20","indices":[99,105]},{"text":"Blog","indices":[106,111]},{"text":"Mediengruppe","indices":[112,125]},{"text":"Melina","indices":[126,133]}],"user_mentions":[]}</text:p>
          </table:table-cell>
        </table:table-row>
        <table:table-row table:style-name="ro20">
          <table:table-cell table:style-name="ce58" office:value-type="string">
            <text:p>308302814575226881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@geraldkainz jo, eh. Lessons learned aufschreiben, sonst vergissts wieder ;) #nrw13 #piraten</text:p>
          </table:table-cell>
          <table:table-cell table:style-name="ce59" office:value-type="string">
            <text:p>Sun Mar 03 19:48:13 +0000 2013</text:p>
          </table:table-cell>
          <table:table-cell table:style-name="ce60" office:value-type="float" office:value="41336.82515046296">
            <text:p>3/3/2013 19:48:1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9244880">
            <text:p>59244880</text:p>
          </table:table-cell>
          <table:table-cell table:style-name="ce59" office:value-type="string">
            <text:p>geraldkainz</text:p>
          </table:table-cell>
          <table:table-cell table:style-name="ce59" office:value-type="float" office:value="558114648">
            <text:p>558114648</text:p>
          </table:table-cell>
          <table:table-cell table:style-name="ce59" office:value-type="string">
            <text:p>30827731201152614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5">
            <text:p>145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8302814575226881</text:p>
          </table:table-cell>
          <table:table-cell table:style-name="ce61" office:value-type="string">
            <text:p>{"urls":[],"hashtags":[{"text":"nrw13","indices":[77,83]},{"text":"piraten","indices":[84,92]}],"user_mentions":[{"id":59244880,"name":"WinstonSmith","indices":[0,12],"screen_name":"geraldkainz","id_str":"59244880"}]}</text:p>
          </table:table-cell>
        </table:table-row>
        <table:table-row table:style-name="ro22">
          <table:table-cell table:style-name="ce58" office:value-type="string">
            <text:p>308296125469843456</text:p>
          </table:table-cell>
          <table:table-cell table:style-name="ce59" office:value-type="string">
            <text:p>syriana666</text:p>
          </table:table-cell>
          <table:table-cell table:style-name="ce59" office:value-type="string">
            <text:p>#ktn13 und #noe13 haben #strache innerparteilich zumindest bis zur #nrw13 gestärkt. auslaufmodelle #rosenkranz und #scheuchs sind weg.</text:p>
          </table:table-cell>
          <table:table-cell table:style-name="ce59" office:value-type="string">
            <text:p>Sun Mar 03 19:21:38 +0000 2013</text:p>
          </table:table-cell>
          <table:table-cell table:style-name="ce60" office:value-type="float" office:value="41336.80668981481">
            <text:p>3/3/2013 19:21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6363752">
            <text:p>12636375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358939277/image_normal.jpg</text:p>
          </table:table-cell>
          <table:table-cell table:style-name="ce59" office:value-type="float" office:value="307">
            <text:p>307</text:p>
          </table:table-cell>
          <table:table-cell table:style-name="ce59" office:value-type="float" office:value="1008">
            <text:p>10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yriana666/statuses/308296125469843456</text:p>
          </table:table-cell>
          <table:table-cell table:style-name="ce61" office:value-type="string">
            <text:p>{"urls":[],"hashtags":[{"text":"ktn13","indices":[0,6]},{"text":"noe13","indices":[11,17]},{"text":"strache","indices":[24,32]},{"text":"nrw13","indices":[67,73]},{"text":"rosenkranz","indices":[99,110]},{"text":"scheuchs","indices":[115,124]}],"user_mentions":[]}</text:p>
          </table:table-cell>
        </table:table-row>
        <table:table-row table:style-name="ro25">
          <table:table-cell table:style-name="ce58" office:value-type="string">
            <text:p>308294610382372864</text:p>
          </table:table-cell>
          <table:table-cell table:style-name="ce59" office:value-type="string">
            <text:p>HubertSickinger</text:p>
          </table:table-cell>
          <table:table-cell table:style-name="ce59" office:value-type="string">
            <text:p>@ejschwarz genau das habe ich mit dem Hinweis gemeint, dass noch 2 Landtagswahlen vor der Nationalratswahl liegen.</text:p>
          </table:table-cell>
          <table:table-cell table:style-name="ce59" office:value-type="string">
            <text:p>Sun Mar 03 19:15:37 +0000 2013</text:p>
          </table:table-cell>
          <table:table-cell table:style-name="ce60" office:value-type="float" office:value="41336.802511574075">
            <text:p>3/3/2013 19:15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3975706">
            <text:p>393975706</text:p>
          </table:table-cell>
          <table:table-cell table:style-name="ce59" office:value-type="string">
            <text:p>ejschwarz</text:p>
          </table:table-cell>
          <table:table-cell table:style-name="ce59" office:value-type="float" office:value="52782367">
            <text:p>52782367</text:p>
          </table:table-cell>
          <table:table-cell table:style-name="ce59" office:value-type="string">
            <text:p>308294287580352513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045564668/ea9451da241916588152850c9fcb4794_normal.jpeg</text:p>
          </table:table-cell>
          <table:table-cell table:style-name="ce59" office:value-type="float" office:value="7985">
            <text:p>7985</text:p>
          </table:table-cell>
          <table:table-cell table:style-name="ce59" office:value-type="float" office:value="641">
            <text:p>6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ubertSickinger/statuses/308294610382372864</text:p>
          </table:table-cell>
          <table:table-cell table:style-name="ce61" office:value-type="string">
            <text:p>{"urls":[],"hashtags":[],"user_mentions":[{"id":393975706,"name":"ernst johann schwarz","indices":[0,10],"screen_name":"ejschwarz","id_str":"393975706"}]}</text:p>
          </table:table-cell>
        </table:table-row>
        <table:table-row table:style-name="ro24">
          <table:table-cell table:style-name="ce58" office:value-type="string">
            <text:p>308291622121136128</text:p>
          </table:table-cell>
          <table:table-cell table:style-name="ce59" office:value-type="string">
            <text:p>liaBIGPUNov</text:p>
          </table:table-cell>
          <table:table-cell table:style-name="ce59" office:value-type="string">
            <text:p>@nuTrishes hoffe bei schwarz-Blau-Stronach bei Nationalratswahl gibts wieder Brief an Bundeskanzler</text:p>
          </table:table-cell>
          <table:table-cell table:style-name="ce59" office:value-type="string">
            <text:p>Sun Mar 03 19:03:45 +0000 2013</text:p>
          </table:table-cell>
          <table:table-cell table:style-name="ce60" office:value-type="float" office:value="41336.79427083333">
            <text:p>3/3/2013 19:03:4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02943034">
            <text:p>102943034</text:p>
          </table:table-cell>
          <table:table-cell table:style-name="ce59" office:value-type="string">
            <text:p>nuTrishes</text:p>
          </table:table-cell>
          <table:table-cell table:style-name="ce59" office:value-type="float" office:value="46863752">
            <text:p>46863752</text:p>
          </table:table-cell>
          <table:table-cell table:style-name="ce59" office:value-type="string">
            <text:p>30828880589345996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695480156/683eb47fbfc064a1b43901f12391278f_normal.png</text:p>
          </table:table-cell>
          <table:table-cell table:style-name="ce59" office:value-type="float" office:value="354">
            <text:p>354</text:p>
          </table:table-cell>
          <table:table-cell table:style-name="ce59" office:value-type="float" office:value="963">
            <text:p>9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iaBIGPUNov/statuses/308291622121136128</text:p>
          </table:table-cell>
          <table:table-cell table:style-name="ce61" office:value-type="string">
            <text:p>{"urls":[],"hashtags":[],"user_mentions":[{"id":102943034,"name":"trishes jackson","indices":[0,10],"screen_name":"nuTrishes","id_str":"102943034"}]}</text:p>
          </table:table-cell>
        </table:table-row>
        <table:table-row table:style-name="ro22">
          <table:table-cell table:style-name="ce58" office:value-type="string">
            <text:p>308287302084464640</text:p>
          </table:table-cell>
          <table:table-cell table:style-name="ce59" office:value-type="string">
            <text:p>twittprognosis</text:p>
          </table:table-cell>
          <table:table-cell table:style-name="ce59" office:value-type="string">
            <text:p>Nationalratswahl Österreich: SPÖ: 27.5% ÖVP: 25% FPÖ: 22.5% GRÜNE: 11.5% STRONACH: 9.5% BZÖ: 1% KPÖ: 1%http://t.co/QcxcgSS8aX  #noe13 #ktn13</text:p>
          </table:table-cell>
          <table:table-cell table:style-name="ce59" office:value-type="string">
            <text:p>Sun Mar 03 18:46:35 +0000 2013</text:p>
          </table:table-cell>
          <table:table-cell table:style-name="ce60" office:value-type="float" office:value="41336.78234953703">
            <text:p>3/3/2013 18:46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9677725">
            <text:p>31967772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3578866/twittprognosis_normal.png</text:p>
          </table:table-cell>
          <table:table-cell table:style-name="ce59" office:value-type="float" office:value="1241">
            <text:p>1241</text:p>
          </table:table-cell>
          <table:table-cell table:style-name="ce59" office:value-type="float" office:value="107">
            <text:p>107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wittprognosis/statuses/308287302084464640</text:p>
          </table:table-cell>
          <table:table-cell table:style-name="ce61" office:value-type="string">
            <text:p>{"urls":[{"expanded_url":"http://twittprognosis.wordpress.com/","indices":[103,125],"display_url":"twittprognosis.wordpress.com","url":"http://t.co/QcxcgSS8aX"}],"hashtags":[{"text":"noe13","indices":[127,133]},{"text":"ktn13","indices":[134,140]}],"user_mentions":[]}</text:p>
          </table:table-cell>
        </table:table-row>
        <table:table-row table:style-name="ro24">
          <table:table-cell table:style-name="ce58" office:value-type="string">
            <text:p>308286572409790464</text:p>
          </table:table-cell>
          <table:table-cell table:style-name="ce59" office:value-type="string">
            <text:p>chriAUTjaen</text:p>
          </table:table-cell>
          <table:table-cell table:style-name="ce59" office:value-type="string">
            <text:p>#FPÖ verliert auf voller Breite; welchen Ton wird die FPÖ jetzt für die #Nationalratswahl wohl anschlagen? #krakeler</text:p>
          </table:table-cell>
          <table:table-cell table:style-name="ce59" office:value-type="string">
            <text:p>Sun Mar 03 18:43:41 +0000 2013</text:p>
          </table:table-cell>
          <table:table-cell table:style-name="ce60" office:value-type="float" office:value="41336.780335648145">
            <text:p>3/3/2013 18:43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60570617">
            <text:p>36057061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10820747/image_normal.jpg</text:p>
          </table:table-cell>
          <table:table-cell table:style-name="ce59" office:value-type="float" office:value="283">
            <text:p>283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AUTjaen/statuses/308286572409790464</text:p>
          </table:table-cell>
          <table:table-cell table:style-name="ce61" office:value-type="string">
            <text:p>{"urls":[],"hashtags":[{"text":"FPÖ","indices":[0,4]},{"text":"Nationalratswahl","indices":[72,89]},{"text":"krakeler","indices":[107,116]}],"user_mentions":[]}</text:p>
          </table:table-cell>
        </table:table-row>
        <table:table-row table:style-name="ro24">
          <table:table-cell table:style-name="ce58" office:value-type="string">
            <text:p>308285516493754368</text:p>
          </table:table-cell>
          <table:table-cell table:style-name="ce59" office:value-type="string">
            <text:p>MichelJungwirth</text:p>
          </table:table-cell>
          <table:table-cell table:style-name="ce59" office:value-type="string">
            <text:p>6)Strache kann sich die Hoffnung auf Platz 2 bei der Nationalratswahl - wegen Stronach - in die Haare schmieren</text:p>
          </table:table-cell>
          <table:table-cell table:style-name="ce59" office:value-type="string">
            <text:p>Sun Mar 03 18:39:29 +0000 2013</text:p>
          </table:table-cell>
          <table:table-cell table:style-name="ce60" office:value-type="float" office:value="41336.77741898148">
            <text:p>3/3/2013 18:39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8058033">
            <text:p>39805803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620598999/jung-face-face_normal.jpg</text:p>
          </table:table-cell>
          <table:table-cell table:style-name="ce59" office:value-type="float" office:value="1602">
            <text:p>1602</text:p>
          </table:table-cell>
          <table:table-cell table:style-name="ce59" office:value-type="float" office:value="498">
            <text:p>49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ichelJungwirth/statuses/308285516493754368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4">
          <table:table-cell table:style-name="ce58" office:value-type="string">
            <text:p>308277478177255424</text:p>
          </table:table-cell>
          <table:table-cell table:style-name="ce59" office:value-type="string">
            <text:p>siudades</text:p>
          </table:table-cell>
          <table:table-cell table:style-name="ce59" office:value-type="string">
            <text:p>@stefan_petzner BZÖ wird die Hürde bei der Nationalratswahl nicht schaffen darüber sind sich in der Runde auf ATV alle einig</text:p>
          </table:table-cell>
          <table:table-cell table:style-name="ce59" office:value-type="string">
            <text:p>Sun Mar 03 18:07:32 +0000 2013</text:p>
          </table:table-cell>
          <table:table-cell table:style-name="ce60" office:value-type="float" office:value="41336.75523148148">
            <text:p>3/3/2013 18:07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01974703">
            <text:p>301974703</text:p>
          </table:table-cell>
          <table:table-cell table:style-name="ce59" office:value-type="string">
            <text:p>stefan_petzner</text:p>
          </table:table-cell>
          <table:table-cell table:style-name="ce59" office:value-type="float" office:value="49452120">
            <text:p>49452120</text:p>
          </table:table-cell>
          <table:table-cell table:style-name="ce59" office:value-type="string">
            <text:p>308257189452193793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sticky/default_profile_images/default_profile_4_normal.pn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51">
            <text:p>5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iudades/statuses/308277478177255424</text:p>
          </table:table-cell>
          <table:table-cell table:style-name="ce61" office:value-type="string">
            <text:p>{"urls":[],"hashtags":[],"user_mentions":[{"id":301974703,"name":"Stefan Petzner","indices":[0,15],"screen_name":"stefan_petzner","id_str":"301974703"}]}</text:p>
          </table:table-cell>
        </table:table-row>
        <table:table-row table:style-name="ro25">
          <table:table-cell table:style-name="ce58" office:value-type="string">
            <text:p>308272633894547456</text:p>
          </table:table-cell>
          <table:table-cell table:style-name="ce59" office:value-type="string">
            <text:p>ladstaetter</text:p>
          </table:table-cell>
          <table:table-cell table:style-name="ce59" office:value-type="string">
            <text:p>Prognose für Nationalratswahl 2013: Piraten haben keine Chance - das ist meine Erkenntnis aus den Landtagswahlen; BZÖ könnte es schaffen.</text:p>
          </table:table-cell>
          <table:table-cell table:style-name="ce59" office:value-type="string">
            <text:p>Sun Mar 03 17:48:18 +0000 2013</text:p>
          </table:table-cell>
          <table:table-cell table:style-name="ce60" office:value-type="float" office:value="41336.741875">
            <text:p>3/3/2013 17:48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572802">
            <text:p>1457280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75007758/d13574ed617ef11b05ec35708ccf0257_normal.jpeg</text:p>
          </table:table-cell>
          <table:table-cell table:style-name="ce59" office:value-type="float" office:value="1038">
            <text:p>1038</text:p>
          </table:table-cell>
          <table:table-cell table:style-name="ce59" office:value-type="float" office:value="264">
            <text:p>26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adstaetter/statuses/308272633894547456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0">
          <table:table-cell table:style-name="ce58" office:value-type="string">
            <text:p>308269984252055552</text:p>
          </table:table-cell>
          <table:table-cell table:style-name="ce59" office:value-type="string">
            <text:p>ManuelSchweizer</text:p>
          </table:table-cell>
          <table:table-cell table:style-name="ce59" office:value-type="string">
            <text:p>Abgesehen vom (wie immer seichten) Wahlkampf, bin ich nun schon sehr auf die #NRW13 gespannt...</text:p>
          </table:table-cell>
          <table:table-cell table:style-name="ce59" office:value-type="string">
            <text:p>Sun Mar 03 17:37:46 +0000 2013</text:p>
          </table:table-cell>
          <table:table-cell table:style-name="ce60" office:value-type="float" office:value="41336.734560185185">
            <text:p>3/3/2013 17:37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856368">
            <text:p>1868563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26373697/e617jhfrpnului42rb6l_normal.jpeg</text:p>
          </table:table-cell>
          <table:table-cell table:style-name="ce59" office:value-type="float" office:value="228">
            <text:p>228</text:p>
          </table:table-cell>
          <table:table-cell table:style-name="ce59" office:value-type="float" office:value="110">
            <text:p>1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nuelSchweizer/statuses/308269984252055552</text:p>
          </table:table-cell>
          <table:table-cell table:style-name="ce61" office:value-type="string">
            <text:p>{"urls":[],"hashtags":[{"text":"NRW13","indices":[77,83]}],"user_mentions":[]}</text:p>
          </table:table-cell>
        </table:table-row>
        <table:table-row table:style-name="ro24">
          <table:table-cell table:style-name="ce58" office:value-type="string">
            <text:p>308266455063990272</text:p>
          </table:table-cell>
          <table:table-cell table:style-name="ce59" office:value-type="string">
            <text:p>adebzen</text:p>
          </table:table-cell>
          <table:table-cell table:style-name="ce59" office:value-type="string">
            <text:p>Was lernen wir aus der Kärntner Wahl für die #NRW13? FPK / #FPÖ und #SPÖ sind kommunizierende Gefäße. #knt13</text:p>
          </table:table-cell>
          <table:table-cell table:style-name="ce59" office:value-type="string">
            <text:p>Sun Mar 03 17:23:44 +0000 2013</text:p>
          </table:table-cell>
          <table:table-cell table:style-name="ce60" office:value-type="float" office:value="41336.724814814814">
            <text:p>3/3/2013 17:23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2430747">
            <text:p>172430747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069492278/024118d9dcd69e58c7662d24782bb63c_normal.jpeg</text:p>
          </table:table-cell>
          <table:table-cell table:style-name="ce59" office:value-type="float" office:value="243">
            <text:p>243</text:p>
          </table:table-cell>
          <table:table-cell table:style-name="ce59" office:value-type="float" office:value="301">
            <text:p>3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debzen/statuses/308266455063990272</text:p>
          </table:table-cell>
          <table:table-cell table:style-name="ce61" office:value-type="string">
            <text:p>{"urls":[],"hashtags":[{"text":"NRW13","indices":[45,51]},{"text":"FPÖ","indices":[59,63]},{"text":"SPÖ","indices":[68,72]},{"text":"knt13","indices":[102,108]}],"user_mentions":[]}</text:p>
          </table:table-cell>
        </table:table-row>
        <table:table-row table:style-name="ro20">
          <table:table-cell table:style-name="ce58" office:value-type="string">
            <text:p>308263852519346176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430 Stimmen für die @PiratenKtn im Bezirk Spittal. #ktn13 Bitte für den #nrw13 Wahlkampf melden. ;-)</text:p>
          </table:table-cell>
          <table:table-cell table:style-name="ce59" office:value-type="string">
            <text:p>Sun Mar 03 17:13:24 +0000 2013</text:p>
          </table:table-cell>
          <table:table-cell table:style-name="ce60" office:value-type="float" office:value="41336.717638888884">
            <text:p>3/3/2013 17:13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5">
            <text:p>145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8263852519346176</text:p>
          </table:table-cell>
          <table:table-cell table:style-name="ce61" office:value-type="string">
            <text:p>{"urls":[],"hashtags":[{"text":"ktn13","indices":[51,57]},{"text":"nrw13","indices":[72,78]}],"user_mentions":[{"id":972965461,"name":"PiratenparteiKärnten","indices":[20,31],"screen_name":"PiratenKtn","id_str":"972965461"}]}</text:p>
          </table:table-cell>
        </table:table-row>
        <table:table-row table:style-name="ro24">
          <table:table-cell table:style-name="ce58" office:value-type="string">
            <text:p>308259212163694592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Ein Tag für die Koalition: SPÖ und ÖVP mit Erfolgen. Was bedeutet das für die Nationalratswahl? #ktn13 #noe13</text:p>
          </table:table-cell>
          <table:table-cell table:style-name="ce59" office:value-type="string">
            <text:p>Sun Mar 03 16:54:58 +0000 2013</text:p>
          </table:table-cell>
          <table:table-cell table:style-name="ce60" office:value-type="float" office:value="41336.70483796296">
            <text:p>3/3/2013 16:54:5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744839">
            <text:p>10174483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38">
            <text:p>638</text:p>
          </table:table-cell>
          <table:table-cell table:style-name="ce59" office:value-type="float" office:value="880">
            <text:p>880</text:p>
          </table:table-cell>
          <table:table-cell table:style-name="ce59"/>
          <table:table-cell table:style-name="ce59" office:value-type="string">
            <text:p>http://twitter.com/steinlechnerdan/statuses/308259212163694592</text:p>
          </table:table-cell>
          <table:table-cell table:style-name="ce61" office:value-type="string">
            <text:p>{"urls":[],"hashtags":[{"text":"ktn13","indices":[96,102]},{"text":"noe13","indices":[103,109]}],"user_mentions":[]}</text:p>
          </table:table-cell>
        </table:table-row>
        <table:table-row table:style-name="ro20">
          <table:table-cell table:style-name="ce58" office:value-type="string">
            <text:p>308256694255894528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Die Wahl in Kärnten ist ein Schuss vor den Bug der #Schüssel #ÖVP vor #nrw13 #ktn13 #Korruption</text:p>
          </table:table-cell>
          <table:table-cell table:style-name="ce59" office:value-type="string">
            <text:p>Sun Mar 03 16:44:57 +0000 2013</text:p>
          </table:table-cell>
          <table:table-cell table:style-name="ce60" office:value-type="float" office:value="41336.69788194444">
            <text:p>3/3/2013 16:44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8287811">
            <text:p>2382878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4">
            <text:p>694</text:p>
          </table:table-cell>
          <table:table-cell table:style-name="ce59" office:value-type="float" office:value="1291">
            <text:p>12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08256694255894528</text:p>
          </table:table-cell>
          <table:table-cell table:style-name="ce61" office:value-type="string">
            <text:p>{"urls":[],"hashtags":[{"text":"Schüssel","indices":[51,60]},{"text":"ÖVP","indices":[61,65]},{"text":"nrw13","indices":[70,76]},{"text":"ktn13","indices":[77,83]},{"text":"Korruption","indices":[84,95]}],"user_mentions":[]}</text:p>
          </table:table-cell>
        </table:table-row>
        <table:table-row table:style-name="ro21">
          <table:table-cell table:style-name="ce58" office:value-type="string">
            <text:p>308253873271894018</text:p>
          </table:table-cell>
          <table:table-cell table:style-name="ce59" office:value-type="string">
            <text:p>MSzolcsanyi</text:p>
          </table:table-cell>
          <table:table-cell table:style-name="ce59" office:value-type="string">
            <text:p>@ArminWolf für alle jetz auch klar - Nach der Nationalratswahl wars das..</text:p>
          </table:table-cell>
          <table:table-cell table:style-name="ce59" office:value-type="string">
            <text:p>Sun Mar 03 16:33:45 +0000 2013</text:p>
          </table:table-cell>
          <table:table-cell table:style-name="ce60" office:value-type="float" office:value="41336.690104166664">
            <text:p>3/3/2013 16:33:4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0694291">
            <text:p>20694291</text:p>
          </table:table-cell>
          <table:table-cell table:style-name="ce59" office:value-type="string">
            <text:p>ArminWolf</text:p>
          </table:table-cell>
          <table:table-cell table:style-name="ce59" office:value-type="float" office:value="458429509">
            <text:p>458429509</text:p>
          </table:table-cell>
          <table:table-cell table:style-name="ce59" office:value-type="string">
            <text:p>30825309217922662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42381363/086_normal.jpg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87">
            <text:p>87</text:p>
          </table:table-cell>
          <table:table-cell table:style-name="ce59"/>
          <table:table-cell table:style-name="ce59" office:value-type="string">
            <text:p>http://twitter.com/MSzolcsanyi/statuses/308253873271894018</text:p>
          </table:table-cell>
          <table:table-cell table:style-name="ce61" office:value-type="string">
            <text:p>{"urls":[],"hashtags":[],"user_mentions":[{"id":20694291,"name":"Armin Wolf","indices":[0,10],"screen_name":"ArminWolf","id_str":"20694291"}]}</text:p>
          </table:table-cell>
        </table:table-row>
        <table:table-row table:style-name="ro20">
          <table:table-cell table:style-name="ce58" office:value-type="string">
            <text:p>308248767679848448</text:p>
          </table:table-cell>
          <table:table-cell table:style-name="ce59" office:value-type="string">
            <text:p>liabellafi</text:p>
          </table:table-cell>
          <table:table-cell table:style-name="ce59" office:value-type="string">
            <text:p>für mich bedeutet das insgesamt: die #nationalratswahl muss neuem chancen geben @neos_eu</text:p>
          </table:table-cell>
          <table:table-cell table:style-name="ce59" office:value-type="string">
            <text:p>Sun Mar 03 16:13:27 +0000 2013</text:p>
          </table:table-cell>
          <table:table-cell table:style-name="ce60" office:value-type="float" office:value="41336.67600694444">
            <text:p>3/3/2013 16:13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179319">
            <text:p>4317931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63357820/201540_10150113968031781_727026780_7018955_4402235_o_normal.jpg</text:p>
          </table:table-cell>
          <table:table-cell table:style-name="ce59" office:value-type="float" office:value="108">
            <text:p>108</text:p>
          </table:table-cell>
          <table:table-cell table:style-name="ce59" office:value-type="float" office:value="196">
            <text:p>196</text:p>
          </table:table-cell>
          <table:table-cell table:style-name="ce59"/>
          <table:table-cell table:style-name="ce59" office:value-type="string">
            <text:p>http://twitter.com/liabellafi/statuses/308248767679848448</text:p>
          </table:table-cell>
          <table:table-cell table:style-name="ce61" office:value-type="string">
            <text:p>{"urls":[],"hashtags":[{"text":"nationalratswahl","indices":[37,54]}],"user_mentions":[{"id":819698388,"name":"Das Neue Österreich","indices":[80,88],"screen_name":"neos_eu","id_str":"819698388"}]}</text:p>
          </table:table-cell>
        </table:table-row>
        <table:table-row table:style-name="ro25">
          <table:table-cell table:style-name="ce58" office:value-type="string">
            <text:p>308236000147148802</text:p>
          </table:table-cell>
          <table:table-cell table:style-name="ce59" office:value-type="string">
            <text:p>StephanEwald</text:p>
          </table:table-cell>
          <table:table-cell table:style-name="ce59" office:value-type="string">
            <text:p>Ha! Wenn der Trend bis zur Nationalratswahl anhält haben wir Ösis dann auch zwei Clowns: H.-C. Strache &amp;amp; Frank Stronach. Take that Italy!</text:p>
          </table:table-cell>
          <table:table-cell table:style-name="ce59" office:value-type="string">
            <text:p>Sun Mar 03 15:22:43 +0000 2013</text:p>
          </table:table-cell>
          <table:table-cell table:style-name="ce60" office:value-type="float" office:value="41336.64077546296">
            <text:p>3/3/2013 15:22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774753">
            <text:p>1677475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69437770/7aa29c5ecd44e95b44c947806862de3b_normal.jpeg</text:p>
          </table:table-cell>
          <table:table-cell table:style-name="ce59" office:value-type="float" office:value="457">
            <text:p>457</text:p>
          </table:table-cell>
          <table:table-cell table:style-name="ce59" office:value-type="float" office:value="262">
            <text:p>26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phanEwald/statuses/308236000147148802</text:p>
          </table:table-cell>
          <table:table-cell table:style-name="ce61" office:value-type="string">
            <text:p>{"urls":[],"hashtags":[],"user_mentions":[]}</text:p>
          </table:table-cell>
        </table:table-row>
        <table:table-row table:style-name="ro20">
          <table:table-cell table:style-name="ce58" office:value-type="string">
            <text:p>308234791612993536</text:p>
          </table:table-cell>
          <table:table-cell table:style-name="ce59" office:value-type="string">
            <text:p>schellcomAT</text:p>
          </table:table-cell>
          <table:table-cell table:style-name="ce59" office:value-type="string">
            <text:p>@tdiesenreiter denke #strache geht jetzt ganz schön die Muffen vor der Nationalratswahl!</text:p>
          </table:table-cell>
          <table:table-cell table:style-name="ce59" office:value-type="string">
            <text:p>Sun Mar 03 15:17:55 +0000 2013</text:p>
          </table:table-cell>
          <table:table-cell table:style-name="ce60" office:value-type="float" office:value="41336.63744212963">
            <text:p>3/3/2013 15:17:5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142664546">
            <text:p>142664546</text:p>
          </table:table-cell>
          <table:table-cell table:style-name="ce59" office:value-type="string">
            <text:p>30823438024402534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59487353/4f8f11f5a0805d4dd0f5cd815631702d_normal.jpeg</text:p>
          </table:table-cell>
          <table:table-cell table:style-name="ce59" office:value-type="float" office:value="362">
            <text:p>362</text:p>
          </table:table-cell>
          <table:table-cell table:style-name="ce59" office:value-type="float" office:value="655">
            <text:p>655</text:p>
          </table:table-cell>
          <table:table-cell table:style-name="ce59"/>
          <table:table-cell table:style-name="ce59" office:value-type="string">
            <text:p>http://twitter.com/schellcomAT/statuses/308234791612993536</text:p>
          </table:table-cell>
          <table:table-cell table:style-name="ce61" office:value-type="string">
            <text:p>{"urls":[],"hashtags":[{"text":"strache","indices":[21,29]}],"user_mentions":[{"id":22763232,"name":"Thomas Diesenreiter","indices":[0,14],"screen_name":"tdiesenreiter","id_str":"22763232"}]}</text:p>
          </table:table-cell>
        </table:table-row>
        <table:table-row table:style-name="ro23">
          <table:table-cell table:style-name="ce58" office:value-type="string">
            <text:p>308233603492495361</text:p>
          </table:table-cell>
          <table:table-cell table:style-name="ce59" office:value-type="string">
            <text:p>pablodiabolo</text:p>
          </table:table-cell>
          <table:table-cell table:style-name="ce59" office:value-type="string">
            <text:p>BZÖ überlebt. Freut mich ganz ungemein #nrw13</text:p>
          </table:table-cell>
          <table:table-cell table:style-name="ce59" office:value-type="string">
            <text:p>Sun Mar 03 15:13:12 +0000 2013</text:p>
          </table:table-cell>
          <table:table-cell table:style-name="ce60" office:value-type="float" office:value="41336.63416666666">
            <text:p>3/3/2013 15:13:1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5235241">
            <text:p>7523524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91836993/Portr_t_Twitter_normal.png</text:p>
          </table:table-cell>
          <table:table-cell table:style-name="ce59" office:value-type="float" office:value="730">
            <text:p>730</text:p>
          </table:table-cell>
          <table:table-cell table:style-name="ce59" office:value-type="float" office:value="832">
            <text:p>832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pablodiabolo/statuses/308233603492495361</text:p>
          </table:table-cell>
          <table:table-cell table:style-name="ce61" office:value-type="string">
            <text:p>{"urls":[],"hashtags":[{"text":"nrw13","indices":[39,45]}],"user_mentions":[]}</text:p>
          </table:table-cell>
        </table:table-row>
        <table:table-row table:style-name="ro21">
          <table:table-cell table:style-name="ce58" office:value-type="string">
            <text:p>308221659666591744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DariusDjawadi profis verwenden #ktn13, #noe13, #sbg13, #nrw13 etc...</text:p>
          </table:table-cell>
          <table:table-cell table:style-name="ce59" office:value-type="string">
            <text:p>Sun Mar 03 14:25:44 +0000 2013</text:p>
          </table:table-cell>
          <table:table-cell table:style-name="ce60" office:value-type="float" office:value="41336.6012037037">
            <text:p>3/3/2013 14:25:4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50402581">
            <text:p>950402581</text:p>
          </table:table-cell>
          <table:table-cell table:style-name="ce59" office:value-type="string">
            <text:p>DariusDjawadi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30822125380894720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221659666591744</text:p>
          </table:table-cell>
          <table:table-cell table:style-name="ce61" office:value-type="string">
            <text:p>{"urls":[],"hashtags":[{"text":"ktn13","indices":[32,38]},{"text":"noe13","indices":[40,46]},{"text":"sbg13","indices":[48,54]},{"text":"nrw13","indices":[56,62]}],"user_mentions":[{"id":950402581,"name":"Darius Djawadi","indices":[0,14],"screen_name":"DariusDjawadi","id_str":"950402581"}]}</text:p>
          </table:table-cell>
        </table:table-row>
        <table:table-row table:style-name="ro22">
          <table:table-cell table:style-name="ce58" office:value-type="string">
            <text:p>308201852372140032</text:p>
          </table:table-cell>
          <table:table-cell table:style-name="ce59" office:value-type="string">
            <text:p>twittprognosis</text:p>
          </table:table-cell>
          <table:table-cell table:style-name="ce59" office:value-type="string">
            <text:p>Nationalratswahl Österreich: SPÖ: 27.5% ÖVP: 25% FPÖ: 22.5% GRÜNE: 11.5% STRONACH: 9.5% BZÖ: 1% KPÖ: 1% http://t.co/QcxcgSS8aX #noe13 #ktn13</text:p>
          </table:table-cell>
          <table:table-cell table:style-name="ce59" office:value-type="string">
            <text:p>Sun Mar 03 13:07:02 +0000 2013</text:p>
          </table:table-cell>
          <table:table-cell table:style-name="ce60" office:value-type="float" office:value="41336.54655092592">
            <text:p>3/3/2013 13:07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9677725">
            <text:p>31967772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3578866/twittprognosis_normal.png</text:p>
          </table:table-cell>
          <table:table-cell table:style-name="ce59" office:value-type="float" office:value="1240">
            <text:p>1240</text:p>
          </table:table-cell>
          <table:table-cell table:style-name="ce59" office:value-type="float" office:value="107">
            <text:p>107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twittprognosis/statuses/308201852372140032</text:p>
          </table:table-cell>
          <table:table-cell table:style-name="ce61" office:value-type="string">
            <text:p>{"urls":[{"expanded_url":"http://twittprognosis.wordpress.com/","indices":[104,126],"display_url":"twittprognosis.wordpress.com","url":"http://t.co/QcxcgSS8aX"}],"hashtags":[{"text":"noe13","indices":[127,133]},{"text":"ktn13","indices":[134,140]}],"user_mentions":[]}</text:p>
          </table:table-cell>
        </table:table-row>
        <table:table-row table:style-name="ro22">
          <table:table-cell table:style-name="ce58" office:value-type="string">
            <text:p>30794785647036416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jleichtfried @TomMayerEuropa @leoszem SPÖ-LHL-Überhang zur „roten Gefahr“ hochstilisiert und die #NRW13 zur Gegenpositionierung nützt? /2</text:p>
          </table:table-cell>
          <table:table-cell table:style-name="ce59" office:value-type="string">
            <text:p>Sat Mar 02 20:17:45 +0000 2013</text:p>
          </table:table-cell>
          <table:table-cell table:style-name="ce60" office:value-type="float" office:value="41335.84565972222">
            <text:p>3/2/2013 20:17:4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62795896">
            <text:p>862795896</text:p>
          </table:table-cell>
          <table:table-cell table:style-name="ce59" office:value-type="string">
            <text:p>jleichtfried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94566100387840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947856470364160</text:p>
          </table:table-cell>
          <table:table-cell table:style-name="ce61" office:value-type="string">
            <text:p>{"urls":[],"hashtags":[{"text":"NRW13","indices":[98,104]}],"user_mentions":[{"id":862795896,"name":"Jörg Leichtfried","indices":[0,13],"screen_name":"jleichtfried","id_str":"862795896"},{"id":547173846,"name":"Thomas Mayer","indices":[14,29],"screen_name":"TomMayerEuropa","id_str":"547173846"},{"id":89729290,"name":"Leo Szemeliker","indices":[30,38],"screen_name":"leoszem","id_str":"89729290"}]}</text:p>
          </table:table-cell>
        </table:table-row>
        <table:table-row table:style-name="ro21">
          <table:table-cell table:style-name="ce58" office:value-type="string">
            <text:p>30788424347065139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mikeemesser #ktn13 #noe13 #sbg13 #nrw13 etc ist schon lang standard...</text:p>
          </table:table-cell>
          <table:table-cell table:style-name="ce59" office:value-type="string">
            <text:p>Sat Mar 02 16:04:58 +0000 2013</text:p>
          </table:table-cell>
          <table:table-cell table:style-name="ce60" office:value-type="float" office:value="41335.67011574074">
            <text:p>3/2/2013 16:04:5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6485672">
            <text:p>6485672</text:p>
          </table:table-cell>
          <table:table-cell table:style-name="ce59" office:value-type="string">
            <text:p>mikeemesser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307883434582360067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7884243470651392</text:p>
          </table:table-cell>
          <table:table-cell table:style-name="ce61" office:value-type="string">
            <text:p>{"urls":[],"hashtags":[{"text":"ktn13","indices":[13,19]},{"text":"noe13","indices":[20,26]},{"text":"sbg13","indices":[27,33]},{"text":"nrw13","indices":[34,40]}],"user_mentions":[{"id":6485672,"name":"Michael Eisenriegler","indices":[0,12],"screen_name":"mikeemesser","id_str":"6485672"}]}</text:p>
          </table:table-cell>
        </table:table-row>
        <table:table-row table:style-name="ro20">
          <table:table-cell table:style-name="ce58" office:value-type="string">
            <text:p>307864226561679361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rudifussi Selbst im Misserfolgsfall – mindestens bis zur #NRW13 schleppen sie sich noch. ;)</text:p>
          </table:table-cell>
          <table:table-cell table:style-name="ce59" office:value-type="string">
            <text:p>Sat Mar 02 14:45:26 +0000 2013</text:p>
          </table:table-cell>
          <table:table-cell table:style-name="ce60" office:value-type="float" office:value="41335.61488425926">
            <text:p>3/2/2013 14:45:2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47111716">
            <text:p>347111716</text:p>
          </table:table-cell>
          <table:table-cell table:style-name="ce59" office:value-type="string">
            <text:p>rudifussi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81775810673459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864226561679361</text:p>
          </table:table-cell>
          <table:table-cell table:style-name="ce61" office:value-type="string">
            <text:p>{"urls":[],"hashtags":[{"text":"NRW13","indices":[59,65]}],"user_mentions":[{"id":347111716,"name":"Rudi Fußi","indices":[1,11],"screen_name":"rudifussi","id_str":"347111716"}]}</text:p>
          </table:table-cell>
        </table:table-row>
        <table:table-row table:style-name="ro25">
          <table:table-cell table:style-name="ce58" office:value-type="string">
            <text:p>307521535504179201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syriana666 @pablodiabolo Ach, sie wollten mit dem Wahltermin einfach nur uns #PIRAT|en unterstützen. Danke dafür! ;) #PPat #NRW13</text:p>
          </table:table-cell>
          <table:table-cell table:style-name="ce59" office:value-type="string">
            <text:p>Fri Mar 01 16:03:42 +0000 2013</text:p>
          </table:table-cell>
          <table:table-cell table:style-name="ce60" office:value-type="float" office:value="41334.66923611111">
            <text:p>3/1/2013 16:03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26363752">
            <text:p>126363752</text:p>
          </table:table-cell>
          <table:table-cell table:style-name="ce59" office:value-type="string">
            <text:p>syriana666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5179188522967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521535504179201</text:p>
          </table:table-cell>
          <table:table-cell table:style-name="ce61" office:value-type="string">
            <text:p>{"urls":[],"hashtags":[{"text":"PIRAT","indices":[79,85]},{"text":"PPat","indices":[119,124]},{"text":"NRW13","indices":[125,131]}],"user_mentions":[{"id":126363752,"name":"Marcus Arige","indices":[1,12],"screen_name":"syriana666","id_str":"126363752"},{"id":75235241,"name":"Paul Aigner","indices":[13,26],"screen_name":"pablodiabolo","id_str":"75235241"}]}</text:p>
          </table:table-cell>
        </table:table-row>
        <table:table-row table:style-name="ro25">
          <table:table-cell table:style-name="ce58" office:value-type="string">
            <text:p>307508970199855105</text:p>
          </table:table-cell>
          <table:table-cell table:style-name="ce59" office:value-type="string">
            <text:p>pablodiabolo</text:p>
          </table:table-cell>
          <table:table-cell table:style-name="ce59" office:value-type="string">
            <text:p>#nrw13 also eine Woche nach Bundestagswahl. Beschissen für die SPÖ, gut für ÖVP, Grüne und evtl. PiratInnen.</text:p>
          </table:table-cell>
          <table:table-cell table:style-name="ce59" office:value-type="string">
            <text:p>Fri Mar 01 15:13:46 +0000 2013</text:p>
          </table:table-cell>
          <table:table-cell table:style-name="ce60" office:value-type="float" office:value="41334.634560185186">
            <text:p>3/1/2013 15:13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5235241">
            <text:p>7523524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91836993/Portr_t_Twitter_normal.png</text:p>
          </table:table-cell>
          <table:table-cell table:style-name="ce59" office:value-type="float" office:value="729">
            <text:p>729</text:p>
          </table:table-cell>
          <table:table-cell table:style-name="ce59" office:value-type="float" office:value="830">
            <text:p>830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pablodiabolo/statuses/307508970199855105</text:p>
          </table:table-cell>
          <table:table-cell table:style-name="ce61" office:value-type="string">
            <text:p>{"urls":[],"hashtags":[{"text":"nrw13","indices":[0,6]}],"user_mentions":[]}</text:p>
          </table:table-cell>
        </table:table-row>
        <table:table-row table:style-name="ro20">
          <table:table-cell table:style-name="ce58" office:value-type="string">
            <text:p>306475598774140928</text:p>
          </table:table-cell>
          <table:table-cell table:style-name="ce59" office:value-type="string">
            <text:p>Schpeedy31</text:p>
          </table:table-cell>
          <table:table-cell table:style-name="ce59" office:value-type="string">
            <text:p>@corinnamilborn Da können wir nur hoffen, dass #Stronach nicht zuviel gewinnt bei #nrw13</text:p>
          </table:table-cell>
          <table:table-cell table:style-name="ce59" office:value-type="string">
            <text:p>Tue Feb 26 18:47:31 +0000 2013</text:p>
          </table:table-cell>
          <table:table-cell table:style-name="ce60" office:value-type="float" office:value="41331.782997685186">
            <text:p>2/26/2013 18:47:3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8251658">
            <text:p>28251658</text:p>
          </table:table-cell>
          <table:table-cell table:style-name="ce59" office:value-type="string">
            <text:p>corinnamilborn</text:p>
          </table:table-cell>
          <table:table-cell table:style-name="ce59" office:value-type="float" office:value="371652432">
            <text:p>371652432</text:p>
          </table:table-cell>
          <table:table-cell table:style-name="ce59" office:value-type="string">
            <text:p>306309515467440129</text:p>
          </table:table-cell>
          <table:table-cell table:style-name="ce61" office:value-type="string">
            <text:p>&lt;a href="http://www.nibirutech.com" rel="nofollow"&gt;TwitBird&lt;/a&gt;</text:p>
          </table:table-cell>
          <table:table-cell table:style-name="ce61" office:value-type="string">
            <text:p>http://a0.twimg.com/profile_images/2680015364/beba99d9c519bde1454f635c3ff0b308_normal.jpe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154">
            <text:p>1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chpeedy31/statuses/306475598774140928</text:p>
          </table:table-cell>
          <table:table-cell table:style-name="ce61" office:value-type="string">
            <text:p>{"urls":[],"hashtags":[{"text":"Stronach","indices":[47,56]},{"text":"nrw13","indices":[82,88]}],"user_mentions":[{"id":28251658,"name":"Corinna Milborn","indices":[0,15],"screen_name":"corinnamilborn","id_str":"28251658"}]}</text:p>
          </table:table-cell>
        </table:table-row>
        <table:table-row table:style-name="ro22">
          <table:table-cell table:style-name="ce58" office:value-type="string">
            <text:p>30626966891673600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warne davor über angebotene seite meinung kundzutun - datensammlung für direktmarketing... #stronach #briefvonfränk #ktn13 #noe13 #nrw13 (2)</text:p>
          </table:table-cell>
          <table:table-cell table:style-name="ce59" office:value-type="string">
            <text:p>Tue Feb 26 05:09:13 +0000 2013</text:p>
          </table:table-cell>
          <table:table-cell table:style-name="ce60" office:value-type="float" office:value="41331.214733796296">
            <text:p>2/26/2013 5:09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6269668916736000</text:p>
          </table:table-cell>
          <table:table-cell table:style-name="ce61" office:value-type="string">
            <text:p>{"urls":[],"hashtags":[{"text":"stronach","indices":[91,100]},{"text":"briefvonfränk","indices":[101,115]},{"text":"ktn13","indices":[116,122]},{"text":"noe13","indices":[123,129]},{"text":"nrw13","indices":[130,136]}],"user_mentions":[]}</text:p>
          </table:table-cell>
        </table:table-row>
        <table:table-row table:style-name="ro25">
          <table:table-cell table:style-name="ce58" office:value-type="string">
            <text:p>306269054480560128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finde es eine frechheit, dass #post meine privatadresse an #stronach zwecks politmarketing verkauft hat... #ktn13 #noe13 #nrw13 (1)</text:p>
          </table:table-cell>
          <table:table-cell table:style-name="ce59" office:value-type="string">
            <text:p>Tue Feb 26 05:06:47 +0000 2013</text:p>
          </table:table-cell>
          <table:table-cell table:style-name="ce60" office:value-type="float" office:value="41331.21304398148">
            <text:p>2/26/2013 5:06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6269054480560128</text:p>
          </table:table-cell>
          <table:table-cell table:style-name="ce61" office:value-type="string">
            <text:p>{"urls":[],"hashtags":[{"text":"post","indices":[30,35]},{"text":"stronach","indices":[59,68]},{"text":"ktn13","indices":[107,113]},{"text":"noe13","indices":[114,120]},{"text":"nrw13","indices":[121,127]}],"user_mentions":[]}</text:p>
          </table:table-cell>
        </table:table-row>
        <table:table-row table:style-name="ro25">
          <table:table-cell table:style-name="ce58" office:value-type="string">
            <text:p>306024062587633664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Bis #nrw13 wird Fränk viele Daten über österreicher BESITZEN! Social-Marketing nach US beispiel hat seine folgen! Rudi Rudi gib acht!</text:p>
          </table:table-cell>
          <table:table-cell table:style-name="ce59" office:value-type="string">
            <text:p>Mon Feb 25 12:53:16 +0000 2013</text:p>
          </table:table-cell>
          <table:table-cell table:style-name="ce60" office:value-type="float" office:value="41330.53699074074">
            <text:p>2/25/2013 12:53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6412458">
            <text:p>23641245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0">
            <text:p>150</text:p>
          </table:table-cell>
          <table:table-cell table:style-name="ce59" office:value-type="float" office:value="390">
            <text:p>390</text:p>
          </table:table-cell>
          <table:table-cell table:style-name="ce59"/>
          <table:table-cell table:style-name="ce59" office:value-type="string">
            <text:p>http://twitter.com/Die_Alexs/statuses/306024062587633664</text:p>
          </table:table-cell>
          <table:table-cell table:style-name="ce61" office:value-type="string">
            <text:p>{"urls":[],"hashtags":[{"text":"nrw13","indices":[4,10]}],"user_mentions":[]}</text:p>
          </table:table-cell>
        </table:table-row>
        <table:table-row table:style-name="ro24">
          <table:table-cell table:style-name="ce58" office:value-type="string">
            <text:p>30564183253099315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ist #stronach auf übernahme österreich aus... ohne koalitionen, nur er... simply sektoid... #puls4 #noe13 #ktn13 #nrw13</text:p>
          </table:table-cell>
          <table:table-cell table:style-name="ce59" office:value-type="string">
            <text:p>Sun Feb 24 11:34:26 +0000 2013</text:p>
          </table:table-cell>
          <table:table-cell table:style-name="ce60" office:value-type="float" office:value="41329.48224537037">
            <text:p>2/24/2013 11:34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5641832530993152</text:p>
          </table:table-cell>
          <table:table-cell table:style-name="ce61" office:value-type="string">
            <text:p>{"urls":[],"hashtags":[{"text":"stronach","indices":[4,13]},{"text":"puls4","indices":[92,98]},{"text":"noe13","indices":[99,105]},{"text":"ktn13","indices":[106,112]},{"text":"nrw13","indices":[113,119]}],"user_mentions":[]}</text:p>
          </table:table-cell>
        </table:table-row>
        <table:table-row table:style-name="ro20">
          <table:table-cell table:style-name="ce58" office:value-type="string">
            <text:p>305641804223635456</text:p>
          </table:table-cell>
          <table:table-cell table:style-name="ce59" office:value-type="string">
            <text:p>obernosterertom</text:p>
          </table:table-cell>
          <table:table-cell table:style-name="ce59" office:value-type="string">
            <text:p>RT “@carolineheinzle: thomas hofer bringts auf den punkt: stronach wird ein problem bekommen #nrw13”</text:p>
          </table:table-cell>
          <table:table-cell table:style-name="ce59" office:value-type="string">
            <text:p>Sun Feb 24 11:34:19 +0000 2013</text:p>
          </table:table-cell>
          <table:table-cell table:style-name="ce60" office:value-type="float" office:value="41329.48216435185">
            <text:p>2/24/2013 11:34:1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2334838">
            <text:p>82334838</text:p>
          </table:table-cell>
          <table:table-cell table:style-name="ce59" office:value-type="string">
            <text:p>carolineheinzle</text:p>
          </table:table-cell>
          <table:table-cell table:style-name="ce59" office:value-type="float" office:value="104003782">
            <text:p>104003782</text:p>
          </table:table-cell>
          <table:table-cell table:style-name="ce59" office:value-type="string">
            <text:p>305641698141294593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870427465/test_profil_grau_normal.jpg</text:p>
          </table:table-cell>
          <table:table-cell table:style-name="ce59" office:value-type="float" office:value="289">
            <text:p>289</text:p>
          </table:table-cell>
          <table:table-cell table:style-name="ce59" office:value-type="float" office:value="332">
            <text:p>33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bernosterertom/statuses/305641804223635456</text:p>
          </table:table-cell>
          <table:table-cell table:style-name="ce61" office:value-type="string">
            <text:p>{"urls":[],"hashtags":[{"text":"nrw13","indices":[93,99]}],"user_mentions":[{"id":82334838,"name":"caroline heinzle","indices":[4,20],"screen_name":"carolineheinzle","id_str":"82334838"}]}</text:p>
          </table:table-cell>
        </table:table-row>
        <table:table-row table:style-name="ro21">
          <table:table-cell table:style-name="ce58" office:value-type="string">
            <text:p>305641698141294593</text:p>
          </table:table-cell>
          <table:table-cell table:style-name="ce59" office:value-type="string">
            <text:p>carolineheinzle</text:p>
          </table:table-cell>
          <table:table-cell table:style-name="ce59" office:value-type="string">
            <text:p>thomas hofer bringts auf den punkt: stronach wird ein problem bekommen #nrw13</text:p>
          </table:table-cell>
          <table:table-cell table:style-name="ce59" office:value-type="string">
            <text:p>Sun Feb 24 11:33:54 +0000 2013</text:p>
          </table:table-cell>
          <table:table-cell table:style-name="ce60" office:value-type="float" office:value="41329.481875">
            <text:p>2/24/2013 11:33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2334838">
            <text:p>8233483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470844907/caro_2_normal.jpg</text:p>
          </table:table-cell>
          <table:table-cell table:style-name="ce59" office:value-type="float" office:value="1513">
            <text:p>1513</text:p>
          </table:table-cell>
          <table:table-cell table:style-name="ce59" office:value-type="float" office:value="272">
            <text:p>2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olineheinzle/statuses/305641698141294593</text:p>
          </table:table-cell>
          <table:table-cell table:style-name="ce61" office:value-type="string">
            <text:p>{"urls":[],"hashtags":[{"text":"nrw13","indices":[71,77]}],"user_mentions":[]}</text:p>
          </table:table-cell>
        </table:table-row>
        <table:table-row table:style-name="ro23">
          <table:table-cell table:style-name="ce58" office:value-type="string">
            <text:p>30562213298819072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PhilippStefan #ktn13 #noe13 #sbg13 #tir13 #nrw13</text:p>
          </table:table-cell>
          <table:table-cell table:style-name="ce59" office:value-type="string">
            <text:p>Sun Feb 24 10:16:09 +0000 2013</text:p>
          </table:table-cell>
          <table:table-cell table:style-name="ce60" office:value-type="float" office:value="41329.427881944444">
            <text:p>2/24/2013 10:16:0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26508012">
            <text:p>426508012</text:p>
          </table:table-cell>
          <table:table-cell table:style-name="ce59" office:value-type="string">
            <text:p>PhilippStefan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30562131421811507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5622132988190722</text:p>
          </table:table-cell>
          <table:table-cell table:style-name="ce61" office:value-type="string">
            <text:p>{"urls":[],"hashtags":[{"text":"ktn13","indices":[15,21]},{"text":"noe13","indices":[22,28]},{"text":"sbg13","indices":[29,35]},{"text":"tir13","indices":[36,42]},{"text":"nrw13","indices":[43,49]}],"user_mentions":[{"id":426508012,"name":"Stefan Philipp","indices":[0,14],"screen_name":"PhilippStefan","id_str":"426508012"}]}</text:p>
          </table:table-cell>
        </table:table-row>
        <table:table-row table:style-name="ro21">
          <table:table-cell table:style-name="ce58" office:value-type="string">
            <text:p>305621695924936704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ist schon #nrw13? weil grad da seppi bucher im bild war... #bzö #pressestunde #ktn13</text:p>
          </table:table-cell>
          <table:table-cell table:style-name="ce59" office:value-type="string">
            <text:p>Sun Feb 24 10:14:25 +0000 2013</text:p>
          </table:table-cell>
          <table:table-cell table:style-name="ce60" office:value-type="float" office:value="41329.426678240736">
            <text:p>2/24/2013 10:14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5621695924936704</text:p>
          </table:table-cell>
          <table:table-cell table:style-name="ce61" office:value-type="string">
            <text:p>{"urls":[],"hashtags":[{"text":"nrw13","indices":[10,16]},{"text":"bzö","indices":[59,63]},{"text":"pressestunde","indices":[64,77]},{"text":"ktn13","indices":[78,84]}],"user_mentions":[]}</text:p>
          </table:table-cell>
        </table:table-row>
        <table:table-row table:style-name="ro25">
          <table:table-cell table:style-name="ce58" office:value-type="string">
            <text:p>30559997731551232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RT @kleinezeitung #Stronach bleibt Spitzenkandidat: "Paierl wird Partei nie übernehmen" http://t.co/zKC8pc0xAq #noe13 #ktn13 #nrw13</text:p>
          </table:table-cell>
          <table:table-cell table:style-name="ce59" office:value-type="string">
            <text:p>Sun Feb 24 08:48:07 +0000 2013</text:p>
          </table:table-cell>
          <table:table-cell table:style-name="ce60" office:value-type="float" office:value="41329.366747685184">
            <text:p>2/24/2013 8:48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5599977315512322</text:p>
          </table:table-cell>
          <table:table-cell table:style-name="ce61" office:value-type="string">
            <text:p>{"urls":[{"expanded_url":"http://www.kleinezeitung.at/nachrichten/politik/3253320/paierl-nie-partei-uebernehmen.story","indices":[88,110],"display_url":"kleinezeitung.at/nachrichten/po\u2026","url":"http://t.co/zKC8pc0xAq"}],"hashtags":[{"text":"Stronach","indices":[18,27]},{"text":"noe13","indices":[111,117]},{"text":"ktn13","indices":[118,124]},{"text":"nrw13","indices":[125,131]}],"user_mentions":[{"id":16026138,"name":"Kleine Zeitung","indices":[3,17],"screen_name":"kleinezeitung","id_str":"16026138"}]}</text:p>
          </table:table-cell>
        </table:table-row>
        <table:table-row table:style-name="ro7">
          <table:table-cell table:style-name="ce58"/>
          <table:table-cell table:number-columns-repeated="10" table:style-name="ce59"/>
          <table:table-cell table:number-columns-repeated="7" table:style-name="ce61"/>
        </table:table-row>
      </table:table>
      <table:table table:name="Summary" table:style-name="ta3" table:print="false">
        <office:forms form:automatic-focus="false" form:apply-design-mode="false"/>
        <table:table-column table:style-name="co18" table:default-cell-style-name="ce-1"/>
        <table:table-column table:style-name="co6" table:default-cell-style-name="ce-1"/>
        <table:table-column table:style-name="co17" table:default-cell-style-name="ce-1"/>
        <table:table-column table:style-name="co19" table:number-columns-repeated="3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23" table:default-cell-style-name="ce-1"/>
        <table:table-column table:style-name="co24" table:default-cell-style-name="ce-1"/>
        <table:table-column table:style-name="co25" table:default-cell-style-name="ce-1"/>
        <table:table-column table:style-name="co26" table:default-cell-style-name="ce-1" table:visibility="collapse"/>
        <table:table-column table:style-name="co17" table:default-cell-style-name="ce15" table:number-columns-repeated="243"/>
        <table:table-row table:style-name="ro7">
          <table:table-cell/>
          <table:table-cell table:style-name="ce62" office:value-type="string">
            <text:p>Filter</text:p>
          </table:table-cell>
          <table:table-cell table:style-name="ce63" office:value-type="string">
            <text:p>Top Tweeters</text:p>
          </table:table-cell>
          <table:table-cell table:style-name="ce64" office:value-type="string">
            <text:p>No.</text:p>
          </table:table-cell>
          <table:table-cell table:style-name="ce65" office:value-type="string">
            <text:p>@'s</text:p>
          </table:table-cell>
          <table:table-cell table:style-name="ce66" office:value-type="string">
            <text:p>% RT</text:p>
          </table:table-cell>
          <table:table-cell table:style-name="ce65" office:value-type="string">
            <text:p>Twitter Activity</text:p>
          </table:table-cell>
          <table:table-cell table:number-columns-repeated="5"/>
          <table:table-cell table:style-name="ce53" office:value-type="string">
            <text:p>Date Bin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68" office:value-type="string">
            <text:p>Vilinthril</text:p>
          </table:table-cell>
          <table:table-cell table:style-name="ce69" office:value-type="float" office:value="16">
            <text:p>16</text:p>
          </table:table-cell>
          <table:table-cell table:style-name="ce70" office:value-type="float" office:value="5">
            <text:p>5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links</text:p>
          </table:table-cell>
          <table:table-cell table:style-name="ce74" office:value-type="float" office:value="127">
            <text:p>127</text:p>
          </table:table-cell>
          <table:table-cell table:number-columns-repeated="2"/>
          <table:table-cell table:style-name="ce53" table:formula="oooc:=ROUNDDOWN([.J6];0)" office:value-type="float" office:value="41329">
            <text:p>41329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karntna_bua</text:p>
          </table:table-cell>
          <table:table-cell table:style-name="ce70" office:value-type="float" office:value="12">
            <text:p>1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166666666666667">
            <text:p>17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RTs</text:p>
          </table:table-cell>
          <table:table-cell table:style-name="ce74" office:value-type="float" office:value="80">
            <text:p>80</text:p>
          </table:table-cell>
          <table:table-cell table:style-name="ce53" office:value-type="string">
            <text:p>&lt;-estimate based on occurrence of RT</text:p>
          </table:table-cell>
          <table:table-cell/>
          <table:table-cell table:style-name="ce53" table:formula="oooc:=((([.M$21]-[.M$2])/20)*(ROW()-1))+[.M$2]" office:value-type="float" office:value="41330.6">
            <text:p>41330.6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riro_news</text:p>
          </table:table-cell>
          <table:table-cell table:style-name="ce70" office:value-type="float" office:value="8">
            <text:p>8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Tweets</text:p>
          </table:table-cell>
          <table:table-cell table:style-name="ce74" table:formula="oooc:=COUNTA([Archive.A:.A])-1" office:value-type="float" office:value="255">
            <text:p>255</text:p>
          </table:table-cell>
          <table:table-cell table:number-columns-repeated="2"/>
          <table:table-cell table:style-name="ce53" table:formula="oooc:=((([.M$21]-[.M$2])/20)*(ROW()-1))+[.M$2]" office:value-type="float" office:value="41331.4">
            <text:p>41331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web20_freenet</text:p>
          </table:table-cell>
          <table:table-cell table:style-name="ce70" office:value-type="float" office:value="7">
            <text:p>7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Unique tweets</text:p>
          </table:table-cell>
          <table:table-cell table:style-name="ce74" office:value-type="float" office:value="255">
            <text:p>255</text:p>
          </table:table-cell>
          <table:table-cell table:style-name="ce53" office:value-type="string">
            <text:p>&lt;-used to monitor quality of archive</text:p>
          </table:table-cell>
          <table:table-cell/>
          <table:table-cell table:style-name="ce53" table:formula="oooc:=((([.M$21]-[.M$2])/20)*(ROW()-1))+[.M$2]" office:value-type="float" office:value="41332.2">
            <text:p>41332.2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zensurkontrolle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First Tweet in Archive</text:p>
          </table:table-cell>
          <table:table-cell table:style-name="ce76" table:formula="oooc:=MIN([Archive.E:.E])" office:value-type="float" office:value="41329.366747685184">
            <text:p>24/02/2013 08:48:07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3">
            <text:p>41333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inlechnerdan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1" office:value-type="percentage" office:value="0.2">
            <text:p>20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Last Tweet in Archive</text:p>
          </table:table-cell>
          <table:table-cell table:style-name="ce76" table:formula="oooc:=MAX([Archive.E:.E])" office:value-type="float" office:value="41345.81928240741">
            <text:p>12/03/2013 19:39:46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3.8">
            <text:p>41333.8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RichardSchmitt2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Ids</text:p>
          </table:table-cell>
          <table:table-cell table:style-name="ce74" table:formula="oooc:=COUNTA([Archive.K:.K])-1" office:value-type="float" office:value="37">
            <text:p>37</text:p>
          </table:table-cell>
          <table:table-cell table:number-columns-repeated="2"/>
          <table:table-cell table:style-name="ce53" table:formula="oooc:=((([.M$21]-[.M$2])/20)*(ROW()-1))+[.M$2]" office:value-type="float" office:value="41334.6">
            <text:p>41334.6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UndSieBewegt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@s</text:p>
          </table:table-cell>
          <table:table-cell table:style-name="ce74" office:value-type="float" office:value="36">
            <text:p>36</text:p>
          </table:table-cell>
          <table:table-cell table:number-columns-repeated="2"/>
          <table:table-cell table:style-name="ce53" table:formula="oooc:=((([.M$21]-[.M$2])/20)*(ROW()-1))+[.M$2]" office:value-type="float" office:value="41335.4">
            <text:p>41335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reasstrobl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 rate (tw/min)</text:p>
          </table:table-cell>
          <table:table-cell table:style-name="ce74" table:formula="oooc:=COUNTIF([Archive.E:.E];(&quot;&gt;&quot;&amp;([.J7]-(((1/24)/60)*10))))/10" office:value-type="float" office:value="0.1">
            <text:p>0.1</text:p>
          </table:table-cell>
          <table:table-cell table:style-name="ce53" office:value-type="string">
            <text:p>Tweets/min (from last archive 10mins)</text:p>
          </table:table-cell>
          <table:table-cell/>
          <table:table-cell table:style-name="ce53" table:formula="oooc:=((([.M$21]-[.M$2])/20)*(ROW()-1))+[.M$2]" office:value-type="float" office:value="41336.2">
            <text:p>41336.2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ipoStandardat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/>
          <table:table-cell table:style-name="ce53" table:formula="oooc:=((([.M$21]-[.M$2])/20)*(ROW()-1))+[.M$2]" office:value-type="float" office:value="41337">
            <text:p>41337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cel_matz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Average</text:p>
          </table:table-cell>
          <table:table-cell table:style-name="ce77" table:formula="oooc:=AVERAGE([.D2]:[.D:.D])" office:value-type="float" office:value="1.5838509316770186">
            <text:p>1.58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7.8">
            <text:p>41337.8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pablodiabolo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2">
            <text:p>2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Median</text:p>
          </table:table-cell>
          <table:table-cell table:style-name="ce74" table:formula="oooc:=MEDIAN([.D2]:[.D:.D])" office:value-type="float" office:value="1">
            <text:p>1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8.6">
            <text:p>41338.6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twittprognosis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3">
            <text:p>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 table:style-name="ce53"/>
          <table:table-cell table:style-name="ce53" table:formula="oooc:=((([.M$21]-[.M$2])/20)*(ROW()-1))+[.M$2]" office:value-type="float" office:value="41339.4">
            <text:p>41339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ChristophFreina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Public web views</text:p>
          </table:table-cell>
          <table:table-cell table:style-name="ce79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style-name="ce53" office:value-type="string">
            <text:p>&lt;- conversation explorer</text:p>
          </table:table-cell>
          <table:table-cell table:style-name="ce53"/>
          <table:table-cell table:style-name="ce53" table:formula="oooc:=((([.M$21]-[.M$2])/20)*(ROW()-1))+[.M$2]" office:value-type="float" office:value="41340.2">
            <text:p>41340.2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NikiScherak</text:p>
          </table:table-cell>
          <table:table-cell table:style-name="ce70" office:value-type="float" office:value="3">
            <text:p>3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79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style-name="ce53" office:value-type="string">
            <text:p>&lt;- searchable archive</text:p>
          </table:table-cell>
          <table:table-cell table:style-name="ce53"/>
          <table:table-cell table:style-name="ce53" table:formula="oooc:=((([.M$21]-[.M$2])/20)*(ROW()-1))+[.M$2]" office:value-type="float" office:value="41341">
            <text:p>41341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V3RR_</text:p>
          </table:table-cell>
          <table:table-cell table:style-name="ce70" office:value-type="float" office:value="3">
            <text:p>3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41.8">
            <text:p>41341.8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standard_at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42.6">
            <text:p>41342.6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Schwarz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/>
          <table:table-cell table:style-name="ce80" office:value-type="string">
            <text:p>Note</text:p>
          </table:table-cell>
          <table:table-cell table:style-name="ce81" office:value-type="string">
            <text:p>Grey = calculated fields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43.4">
            <text:p>41343.4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_Alexs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82" office:value-type="string">
            <text:p>Blue = Require File &gt; Published to the web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44.2">
            <text:p>41344.2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GrandHuit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ROUNDDOWN([.J7];0)" office:value-type="float" office:value="41345">
            <text:p>41345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HubertSickinger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LandauDaniel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ManuelSchweizer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tinThuer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OliverPlischek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Politinsider1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b_thaler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chriAUTjaen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desperado_joe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eminenz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bogsi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neos_eu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everinmay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weiermai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lcaldaShop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lfredHo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iBab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non_MisterX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reWeRlyFre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rminWol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BKleinlerch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BMein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BenjaminRohr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Gaern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Kotank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hiefMannio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_Saty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Presse_Po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tmarHag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Eaglepowd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FORMAT_tren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Fenstergucker03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FraternalRITUA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GNewsAustri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GerdaHillebran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ansArsenovic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araldSumm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InBettWien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InnsbRoc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effBC94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udithZingerl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arl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leiner_Baldu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rFl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JFOnlin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isiMoosman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Berndorf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Szolcsany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coWeglei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xMauM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helJungwirt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NEW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NicoleHosp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OheimatBerg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_e_z_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eterAltendorf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hilippMasch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ilot987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olitikGossip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olitspieg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RablPe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RolandBa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abineRosenau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attleitn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peedy3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uldvermutun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phanEwal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veAnoriz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vej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ynell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TheMachist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_Heik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_Q__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_aristide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_foo__ba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debz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grabh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kmal_br42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avocadosal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blackbird801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arolineheinzl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bt_chri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estlaviv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hmelar_die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hst7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asnilpfer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berghof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doruf2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ediko18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eggste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elmar_stavrog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flexi_bel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anse237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aveli57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ellin_sapinsk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pl_wilcox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igdemokrati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isabelledani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immytes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oge_jonn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oseflents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uli_wie_augus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leinezeitun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olli1337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ugelfis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adstaet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estein1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iaBIGPUNov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iabellaf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indk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iteraturjunki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iergerno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nhar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axhartbau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edu_sye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_un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helreimo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noen_onlin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obernostererto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oiram_renbar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orf_rs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araless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h10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hikoeni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medv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rupprECH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ellcom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narchokl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igiwindis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ingerraffael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iudad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mbs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msteinit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_anie_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reifi82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yriana666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testhautzendor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tometweetm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veitdeng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wernerkei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xibur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</table:table>
      <table:table table:name="Dashboard" table:style-name="ta4" table:print="false">
        <office:forms form:automatic-focus="false" form:apply-design-mode="false"/>
        <table:table-column table:style-name="co6" table:default-cell-style-name="ce-1"/>
        <table:table-column table:style-name="co28" table:default-cell-style-name="ce-1"/>
        <table:table-column table:style-name="co29" table:number-columns-repeated="2" table:default-cell-style-name="ce-1"/>
        <table:table-column table:style-name="co30" table:default-cell-style-name="ce-1"/>
        <table:table-column table:style-name="co31" table:default-cell-style-name="ce-1"/>
        <table:table-column table:style-name="co32" table:default-cell-style-name="ce-1"/>
        <table:table-column table:style-name="co26" table:default-cell-style-name="ce-1" table:visibility="collapse"/>
        <table:table-column table:style-name="co33" table:default-cell-style-name="ce-1"/>
        <table:table-column table:style-name="co34" table:default-cell-style-name="ce-1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number-columns-repeated="2" table:default-cell-style-name="ce-1" table:visibility="collapse"/>
        <table:table-column table:style-name="co26" table:number-columns-repeated="3" table:default-cell-style-name="ce-1" table:visibility="collapse"/>
        <table:table-column table:style-name="co35" table:default-cell-style-name="ce-1"/>
        <table:table-column table:style-name="co27" table:default-cell-style-name="ce15" table:number-columns-repeated="237"/>
        <table:table-row table:style-name="ro32">
          <table:table-cell/>
          <table:table-cell table:style-name="ce86" table:formula="oooc:=&quot;TAGS Archive for &quot;&amp;[Readme_Settings.B9]" table:number-columns-spanned="7" table:number-rows-spanned="1" office:value-type="string">
            <text:p>TAGS Archive for #nrw13 OR Nationalratswahl</text:p>
          </table:table-cell>
          <table:covered-table-cell table:number-columns-repeated="6"/>
          <table:table-cell table:number-columns-repeated="4"/>
          <table:table-cell table:style-name="ce87"/>
        </table:table-row>
        <table:table-row table:style-name="ro29">
          <table:table-cell table:number-columns-repeated="4"/>
          <table:table-cell table:style-name="ce88" table:number-columns-spanned="6" table:number-rows-spanned="1" office:value-type="string">
            <text:p>Twitter activity - last 3 days</text:p>
          </table:table-cell>
          <table:covered-table-cell table:number-columns-repeated="5"/>
          <table:table-cell table:style-name="ce53" office:value-type="string">
            <text:p>Frequency</text:p>
          </table:table-cell>
          <table:table-cell table:style-name="ce53" office:value-type="string">
            <text:p>Count</text:p>
          </table:table-cell>
          <table:table-cell table:style-name="ce87"/>
          <table:table-cell table:style-name="ce53" office:value-type="string">
            <text:p>Tweets</text:p>
          </table:table-cell>
          <table:table-cell table:style-name="ce53" office:value-type="string">
            <text:p>Replies</text:p>
          </table:table-cell>
          <table:table-cell/>
          <table:table-cell table:style-name="ce53" office:value-type="string">
            <text:p>Top Tweeter</text:p>
          </table:table-cell>
        </table:table-row>
        <table:table-row table:style-name="ro33">
          <table:table-cell/>
          <table:table-cell table:style-name="ce90" office:value-type="string">
            <text:p>Archive Contains</text:p>
          </table:table-cell>
          <table:table-cell table:style-name="ce90" office:value-type="string">
            <text:p>Archive Started</text:p>
          </table:table-cell>
          <table:table-cell table:style-name="ce90" office:value-type="string">
            <text:p>Last tweet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29">
            <text:p>24/02/13</text:p>
          </table:table-cell>
          <table:table-cell table:style-name="ce53" table:formula="oooc:=FREQUENCY([Archive.E:.E];[.K3:.K33])" office:value-type="float" office:value="65281">
            <text:p>65281</text:p>
          </table:table-cell>
          <table:table-cell table:style-name="ce87" table:formula="oooc:=ROUND([.$D$4];1)-3" office:value-type="float" office:value="41342.8">
            <text:p>09/03/2013 19:12:00</text:p>
          </table:table-cell>
          <table:table-cell table:style-name="ce53" table:formula="oooc:=FREQUENCY([Archive.E:.E];[.M3:.M148])" office:value-type="float" office:value="65487">
            <text:p>65487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 table:formula="oooc:=[Summary.C2]" office:value-type="string">
            <text:p>Vilinthril</text:p>
          </table:table-cell>
          <table:table-cell table:style-name="ce53" table:formula="oooc:=[Summary.D2]" office:value-type="float" office:value="16">
            <text:p>16</text:p>
          </table:table-cell>
        </table:table-row>
        <table:table-row table:style-name="ro34">
          <table:table-cell/>
          <table:table-cell table:style-name="ce92" table:formula="oooc:=[Summary.J5]&amp;&quot; Tweets&quot;" office:value-type="string">
            <text:p>255 Tweets</text:p>
          </table:table-cell>
          <table:table-cell table:style-name="ce93" table:formula="oooc:=[Summary.J6]" table:number-columns-spanned="1" table:number-rows-spanned="2" office:value-type="float" office:value="41329.366747685184">
            <text:p>24/02/2013 08:48:07</text:p>
          </table:table-cell>
          <table:table-cell table:style-name="ce93" table:formula="oooc:=[Summary.J7]" table:number-columns-spanned="1" table:number-rows-spanned="2" office:value-type="float" office:value="41345.81928240741">
            <text:p>12/03/2013 19:39:46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29.566666666666">
            <text:p>24/02/13</text:p>
          </table:table-cell>
          <table:table-cell table:style-name="ce53" office:value-type="float" office:value="6">
            <text:p>6</text:p>
          </table:table-cell>
          <table:table-cell table:style-name="ce87" table:formula="oooc:=[.M3]+(1/48)" office:value-type="float" office:value="41342.82083333334">
            <text:p>09/03/2013 19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3]" office:value-type="string">
            <text:p>karntna_bua</text:p>
          </table:table-cell>
          <table:table-cell table:style-name="ce53" table:formula="oooc:=[Summary.D3]" office:value-type="float" office:value="12">
            <text:p>12</text:p>
          </table:table-cell>
        </table:table-row>
        <table:table-row table:style-name="ro33">
          <table:table-cell/>
          <table:table-cell table:style-name="ce94" table:formula="oooc:=((([Summary.J2]&amp;&quot; Links &quot;)&amp;[Summary.J3])&amp;&quot; RTs Threads &quot;)&amp;IF(([Summary.J5]&gt;0);(((TEXT(([Summary.J8]/[Summary.J5]);&quot;#%&quot;)&amp;&quot; (n.&quot;)&amp;[Summary.J8])&amp;&quot;)&quot;);&quot;&quot;)" office:value-type="string">
            <text:p>127 Links 80 RTs Threads 15% (n.37)</text:p>
          </table:table-cell>
          <table:covered-table-cell/>
          <table:covered-table-cell/>
          <table:table-cell table:number-columns-repeated="6"/>
          <table:table-cell table:style-name="ce91" table:formula="oooc:=(((ROUNDUP([.D$4];0)-ROUNDDOWN([.C$4];0))/30)*(ROW()-3))+ROUNDDOWN([.C$4];0)" office:value-type="float" office:value="41330.13333333333">
            <text:p>25/02/13</text:p>
          </table:table-cell>
          <table:table-cell table:style-name="ce53" office:value-type="float" office:value="0">
            <text:p>0</text:p>
          </table:table-cell>
          <table:table-cell table:style-name="ce87" table:formula="oooc:=[.M4]+(1/48)" office:value-type="float" office:value="41342.841666666674">
            <text:p>09/03/2013 2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4]" office:value-type="string">
            <text:p>riro_news</text:p>
          </table:table-cell>
          <table:table-cell table:style-name="ce53" table:formula="oooc:=[Summary.D4]" office:value-type="float" office:value="8">
            <text:p>8</text:p>
          </table:table-cell>
        </table:table-row>
        <table:table-row table:style-name="ro33">
          <table:table-cell/>
          <table:table-cell table:style-name="ce73"/>
          <table:table-cell table:number-columns-repeated="2" table:style-name="ce95"/>
          <table:table-cell table:number-columns-repeated="6"/>
          <table:table-cell table:style-name="ce91" table:formula="oooc:=(((ROUNDUP([.D$4];0)-ROUNDDOWN([.C$4];0))/30)*(ROW()-3))+ROUNDDOWN([.C$4];0)" office:value-type="float" office:value="41330.7">
            <text:p>25/02/13</text:p>
          </table:table-cell>
          <table:table-cell table:style-name="ce53" office:value-type="float" office:value="1">
            <text:p>1</text:p>
          </table:table-cell>
          <table:table-cell table:style-name="ce87" table:formula="oooc:=[.M5]+(1/48)" office:value-type="float" office:value="41342.86250000001">
            <text:p>09/03/2013 2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5]" office:value-type="string">
            <text:p>web20_freenet</text:p>
          </table:table-cell>
          <table:table-cell table:style-name="ce53" table:formula="oooc:=[Summary.D5]" office:value-type="float" office:value="7">
            <text:p>7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1.26666666667">
            <text:p>26/02/13</text:p>
          </table:table-cell>
          <table:table-cell table:style-name="ce53" office:value-type="float" office:value="2">
            <text:p>2</text:p>
          </table:table-cell>
          <table:table-cell table:style-name="ce87" table:formula="oooc:=[.M6]+(1/48)" office:value-type="float" office:value="41342.883333333346">
            <text:p>09/03/2013 21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6]" office:value-type="string">
            <text:p>zensurkontrolle</text:p>
          </table:table-cell>
          <table:table-cell table:style-name="ce53" table:formula="oooc:=[Summary.D6]" office:value-type="float" office:value="6">
            <text:p>6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1.833333333336">
            <text:p>26/02/13</text:p>
          </table:table-cell>
          <table:table-cell table:style-name="ce53" office:value-type="float" office:value="1">
            <text:p>1</text:p>
          </table:table-cell>
          <table:table-cell table:style-name="ce87" table:formula="oooc:=[.M7]+(1/48)" office:value-type="float" office:value="41342.90416666668">
            <text:p>09/03/2013 2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7]" office:value-type="string">
            <text:p>steinlechnerdan</text:p>
          </table:table-cell>
          <table:table-cell table:style-name="ce53" table:formula="oooc:=[Summary.D7]" office:value-type="float" office:value="5">
            <text:p>5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4">
            <text:p>27/02/13</text:p>
          </table:table-cell>
          <table:table-cell table:style-name="ce53" office:value-type="float" office:value="0">
            <text:p>0</text:p>
          </table:table-cell>
          <table:table-cell table:style-name="ce87" table:formula="oooc:=[.M8]+(1/48)" office:value-type="float" office:value="41342.92500000002">
            <text:p>09/03/2013 2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8]" office:value-type="string">
            <text:p>RichardSchmitt2</text:p>
          </table:table-cell>
          <table:table-cell table:style-name="ce53" table:formula="oooc:=[Summary.D8]" office:value-type="float" office:value="4">
            <text:p>4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96666666667">
            <text:p>27/02/13</text:p>
          </table:table-cell>
          <table:table-cell table:style-name="ce53" office:value-type="float" office:value="0">
            <text:p>0</text:p>
          </table:table-cell>
          <table:table-cell table:style-name="ce87" table:formula="oooc:=[.M9]+(1/48)" office:value-type="float" office:value="41342.94583333335">
            <text:p>09/03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9]" office:value-type="string">
            <text:p>UndSieBewegt</text:p>
          </table:table-cell>
          <table:table-cell table:style-name="ce53" table:formula="oooc:=[Summary.D9]" office:value-type="float" office:value="4">
            <text:p>4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3.53333333333">
            <text:p>28/02/13</text:p>
          </table:table-cell>
          <table:table-cell table:style-name="ce53" office:value-type="float" office:value="0">
            <text:p>0</text:p>
          </table:table-cell>
          <table:table-cell table:style-name="ce87" table:formula="oooc:=[.M10]+(1/48)" office:value-type="float" office:value="41342.96666666669">
            <text:p>09/03/2013 2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0]" office:value-type="string">
            <text:p>andreasstrobl</text:p>
          </table:table-cell>
          <table:table-cell table:style-name="ce53" table:formula="oooc:=[Summary.D10]" office:value-type="float" office:value="4">
            <text:p>4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4.1">
            <text:p>01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1]+(1/48)" office:value-type="float" office:value="41342.987500000025">
            <text:p>09/03/2013 2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1]" office:value-type="string">
            <text:p>ipoStandardat</text:p>
          </table:table-cell>
          <table:table-cell table:style-name="ce53" table:formula="oooc:=[Summary.D11]" office:value-type="float" office:value="4">
            <text:p>4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4.666666666664">
            <text:p>01/03/13</text:p>
          </table:table-cell>
          <table:table-cell table:style-name="ce53" office:value-type="float" office:value="1">
            <text:p>1</text:p>
          </table:table-cell>
          <table:table-cell table:style-name="ce87" table:formula="oooc:=[.M12]+(1/48)" office:value-type="float" office:value="41343.00833333336">
            <text:p>10/03/2013 00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string">
            <text:p>Others</text:p>
          </table:table-cell>
          <table:table-cell table:style-name="ce53" table:formula="oooc:=COUNTA([Summary.G:.G])-COUNTA([.Q2:.Q12])" office:value-type="float" office:value="25">
            <text:p>25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.23333333333">
            <text:p>02/03/13</text:p>
          </table:table-cell>
          <table:table-cell table:style-name="ce53" office:value-type="float" office:value="1">
            <text:p>1</text:p>
          </table:table-cell>
          <table:table-cell table:style-name="ce87" table:formula="oooc:=[.M13]+(1/48)" office:value-type="float" office:value="41343.029166666696">
            <text:p>10/03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.8">
            <text:p>02/03/13</text:p>
          </table:table-cell>
          <table:table-cell table:style-name="ce53" office:value-type="float" office:value="2">
            <text:p>2</text:p>
          </table:table-cell>
          <table:table-cell table:style-name="ce87" table:formula="oooc:=[.M14]+(1/48)" office:value-type="float" office:value="41343.05000000003">
            <text:p>10/03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6.36666666667">
            <text:p>03/03/13</text:p>
          </table:table-cell>
          <table:table-cell table:style-name="ce53" office:value-type="float" office:value="1">
            <text:p>1</text:p>
          </table:table-cell>
          <table:table-cell table:style-name="ce87" table:formula="oooc:=[.M15]+(1/48)" office:value-type="float" office:value="41343.07083333337">
            <text:p>10/03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6.933333333334">
            <text:p>03/03/13</text:p>
          </table:table-cell>
          <table:table-cell table:style-name="ce53" office:value-type="float" office:value="32">
            <text:p>32</text:p>
          </table:table-cell>
          <table:table-cell table:style-name="ce87" table:formula="oooc:=[.M16]+(1/48)" office:value-type="float" office:value="41343.0916666667">
            <text:p>10/03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7.5">
            <text:p>04/03/13</text:p>
          </table:table-cell>
          <table:table-cell table:style-name="ce53" office:value-type="float" office:value="10">
            <text:p>10</text:p>
          </table:table-cell>
          <table:table-cell table:style-name="ce87" table:formula="oooc:=[.M17]+(1/48)" office:value-type="float" office:value="41343.11250000004">
            <text:p>10/03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8.066666666666">
            <text:p>05/03/13</text:p>
          </table:table-cell>
          <table:table-cell table:style-name="ce53" office:value-type="float" office:value="14">
            <text:p>14</text:p>
          </table:table-cell>
          <table:table-cell table:style-name="ce87" table:formula="oooc:=[.M18]+(1/48)" office:value-type="float" office:value="41343.133333333375">
            <text:p>10/03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8.63333333333">
            <text:p>05/03/13</text:p>
          </table:table-cell>
          <table:table-cell table:style-name="ce53" office:value-type="float" office:value="9">
            <text:p>9</text:p>
          </table:table-cell>
          <table:table-cell table:style-name="ce87" table:formula="oooc:=[.M19]+(1/48)" office:value-type="float" office:value="41343.15416666671">
            <text:p>10/03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9.2">
            <text:p>06/03/13</text:p>
          </table:table-cell>
          <table:table-cell table:style-name="ce53" office:value-type="float" office:value="12">
            <text:p>12</text:p>
          </table:table-cell>
          <table:table-cell table:style-name="ce87" table:formula="oooc:=[.M20]+(1/48)" office:value-type="float" office:value="41343.17500000005">
            <text:p>10/03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5"/>
          <table:table-cell table:style-name="ce96" office:value-type="string">
            <text:p>Key</text:p>
          </table:table-cell>
          <table:table-cell table:style-name="ce97" office:value-type="string">
            <text:p>Tweet</text:p>
          </table:table-cell>
          <table:table-cell table:style-name="ce98"/>
          <table:table-cell table:style-name="ce99" office:value-type="string">
            <text:p>Reply</text:p>
          </table:table-cell>
          <table:table-cell/>
          <table:table-cell table:style-name="ce91" table:formula="oooc:=(((ROUNDUP([.D$4];0)-ROUNDDOWN([.C$4];0))/30)*(ROW()-3))+ROUNDDOWN([.C$4];0)" office:value-type="float" office:value="41339.76666666667">
            <text:p>06/03/13</text:p>
          </table:table-cell>
          <table:table-cell table:style-name="ce53" office:value-type="float" office:value="3">
            <text:p>3</text:p>
          </table:table-cell>
          <table:table-cell table:style-name="ce87" table:formula="oooc:=[.M21]+(1/48)" office:value-type="float" office:value="41343.19583333338">
            <text:p>10/03/2013 0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40.333333333336">
            <text:p>07/03/13</text:p>
          </table:table-cell>
          <table:table-cell table:style-name="ce53" office:value-type="float" office:value="1">
            <text:p>1</text:p>
          </table:table-cell>
          <table:table-cell table:style-name="ce87" table:formula="oooc:=[.M22]+(1/48)" office:value-type="float" office:value="41343.21666666672">
            <text:p>10/03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40.9">
            <text:p>07/03/13</text:p>
          </table:table-cell>
          <table:table-cell table:style-name="ce53" office:value-type="float" office:value="3">
            <text:p>3</text:p>
          </table:table-cell>
          <table:table-cell table:style-name="ce87" table:formula="oooc:=[.M23]+(1/48)" office:value-type="float" office:value="41343.237500000054">
            <text:p>10/03/2013 0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1">
          <table:table-cell table:number-columns-repeated="5"/>
          <table:table-cell table:style-name="ce73" office:value-type="string">
            <text:p>Tweets with the most RTs from last 24hrs</text:p>
          </table:table-cell>
          <table:table-cell table:style-name="ce78" office:value-type="string">
            <text:p>RTs</text:p>
          </table:table-cell>
          <table:table-cell table:number-columns-repeated="3"/>
          <table:table-cell table:style-name="ce91" table:formula="oooc:=(((ROUNDUP([.D$4];0)-ROUNDDOWN([.C$4];0))/30)*(ROW()-3))+ROUNDDOWN([.C$4];0)" office:value-type="float" office:value="41341.46666666667">
            <text:p>08/03/13</text:p>
          </table:table-cell>
          <table:table-cell table:style-name="ce53" office:value-type="float" office:value="26">
            <text:p>26</text:p>
          </table:table-cell>
          <table:table-cell table:style-name="ce87" table:formula="oooc:=[.M24]+(1/48)" office:value-type="float" office:value="41343.25833333339">
            <text:p>10/03/2013 0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5">
          <table:table-cell table:number-columns-repeated="5"/>
          <table:table-cell table:style-name="ce100" office:value-type="string">
            <text:p>Nationalratswahl - SPÖ und ÖVP gegen Dreierkoalition im Bund:  Faymann hofft auf Mehrheit für zwei Parteien - ... http://t.co/xm6Z84yZBk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ipoStandardat/statuses/311428016720977920</text:p>
          </table:table-cell>
          <table:table-cell table:style-name="ce101" table:formula="oooc:=IF((LEN([.H26])&gt;0);HYPERLINK([.H26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2.03333333333">
            <text:p>09/03/13</text:p>
          </table:table-cell>
          <table:table-cell table:style-name="ce53" office:value-type="float" office:value="29">
            <text:p>29</text:p>
          </table:table-cell>
          <table:table-cell table:style-name="ce87" table:formula="oooc:=[.M25]+(1/48)" office:value-type="float" office:value="41343.279166666725">
            <text:p>10/03/2013 0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4">
          <table:table-cell table:number-columns-repeated="5"/>
          <table:table-cell table:style-name="ce102" office:value-type="string">
            <text:p>Nationalratswahl - SPÖ und ÖVP gegen Dreierkoalition im Bund: Faymann… http://t.co/rP3NSMdyxe #derStandardInland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riro_news/statuses/311455101099323392</text:p>
          </table:table-cell>
          <table:table-cell table:style-name="ce103" table:formula="oooc:=IF((LEN([.H27])&gt;0);HYPERLINK([.H27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2.6">
            <text:p>09/03/13</text:p>
          </table:table-cell>
          <table:table-cell table:style-name="ce53" office:value-type="float" office:value="16">
            <text:p>16</text:p>
          </table:table-cell>
          <table:table-cell table:style-name="ce87" table:formula="oooc:=[.M26]+(1/48)" office:value-type="float" office:value="41343.30000000006">
            <text:p>10/03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0" office:value-type="string">
            <text:p>2013 wird das Jahr der Hausbesuche. Schwöre. #nrw13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pablodiabolo/statuses/311469852277739520</text:p>
          </table:table-cell>
          <table:table-cell table:style-name="ce101" table:formula="oooc:=IF((LEN([.H28])&gt;0);HYPERLINK([.H28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3.166666666664">
            <text:p>10/03/13</text:p>
          </table:table-cell>
          <table:table-cell table:style-name="ce53" office:value-type="float" office:value="39">
            <text:p>39</text:p>
          </table:table-cell>
          <table:table-cell table:style-name="ce87" table:formula="oooc:=[.M27]+(1/48)" office:value-type="float" office:value="41343.3208333334">
            <text:p>10/03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2">
          <table:table-cell table:number-columns-repeated="5"/>
          <table:table-cell table:style-name="ce102" office:value-type="string">
            <text:p>.@Helge @corinnamilborn In d Fall froi ich mich schon auf d Stimmen—samt Vorzugsstimmen—aller Tweetenden bei d #NRW13! ;) #PIRAT #PPat #SCNR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Vilinthril/statuses/311527389291245568</text:p>
          </table:table-cell>
          <table:table-cell table:style-name="ce103" table:formula="oooc:=IF((LEN([.H29])&gt;0);HYPERLINK([.H29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3.73333333333">
            <text:p>10/03/13</text:p>
          </table:table-cell>
          <table:table-cell table:style-name="ce53" office:value-type="float" office:value="12">
            <text:p>12</text:p>
          </table:table-cell>
          <table:table-cell table:style-name="ce87" table:formula="oooc:=[.M28]+(1/48)" office:value-type="float" office:value="41343.34166666673">
            <text:p>10/03/2013 0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0" office:value-type="string">
            <text:p>Bei der #nrw13 nehme ich mir auch zwei Öfen mit in die Wahlkabine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Schuldvermutung/statuses/311551828422696961</text:p>
          </table:table-cell>
          <table:table-cell table:style-name="ce101" table:formula="oooc:=IF((LEN([.H30])&gt;0);HYPERLINK([.H30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4.3">
            <text:p>11/03/13</text:p>
          </table:table-cell>
          <table:table-cell table:style-name="ce53" office:value-type="float" office:value="9">
            <text:p>9</text:p>
          </table:table-cell>
          <table:table-cell table:style-name="ce87" table:formula="oooc:=[.M29]+(1/48)" office:value-type="float" office:value="41343.36250000007">
            <text:p>10/03/2013 0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2" office:value-type="string">
            <text:p>Warum schon wieder Linz?! Zum heutigen Tag. in diesem Fall nach 27 Jahren. http://t.co/nID9rc3e7F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SabineRosenauer/statuses/311562179365179393</text:p>
          </table:table-cell>
          <table:table-cell table:style-name="ce103" table:formula="oooc:=IF((LEN([.H31])&gt;0);HYPERLINK([.H31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4.86666666667">
            <text:p>11/03/13</text:p>
          </table:table-cell>
          <table:table-cell table:style-name="ce53" office:value-type="float" office:value="14">
            <text:p>14</text:p>
          </table:table-cell>
          <table:table-cell table:style-name="ce87" table:formula="oooc:=[.M30]+(1/48)" office:value-type="float" office:value="41343.383333333404">
            <text:p>10/03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2])&gt;0);HYPERLINK([.H32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45.433333333334">
            <text:p>12/03/13</text:p>
          </table:table-cell>
          <table:table-cell table:style-name="ce53" office:value-type="float" office:value="4">
            <text:p>4</text:p>
          </table:table-cell>
          <table:table-cell table:style-name="ce87" table:formula="oooc:=[.M31]+(1/48)" office:value-type="float" office:value="41343.40416666674">
            <text:p>10/03/2013 10:42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3])&gt;0);HYPERLINK([.H33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46">
            <text:p>13/03/13</text:p>
          </table:table-cell>
          <table:table-cell table:style-name="ce53" office:value-type="float" office:value="7">
            <text:p>7</text:p>
          </table:table-cell>
          <table:table-cell table:style-name="ce87" table:formula="oooc:=[.M32]+(1/48)" office:value-type="float" office:value="41343.425000000076">
            <text:p>10/03/2013 10:12:00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4])&gt;0);HYPERLINK([.H34];&quot;Tweet&quot;);&quot;&quot;)" office:value-type="string">
            <text:p/>
          </table:table-cell>
          <table:table-cell/>
          <table:table-cell table:style-name="ce104"/>
          <table:table-cell table:style-name="ce53" office:value-type="float" office:value="0">
            <text:p>0</text:p>
          </table:table-cell>
          <table:table-cell table:style-name="ce87" table:formula="oooc:=[.M33]+(1/48)" office:value-type="float" office:value="41343.44583333341">
            <text:p>10/03/2013 1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5])&gt;0);HYPERLINK([.H35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4]+(1/48)" office:value-type="float" office:value="41343.46666666675">
            <text:p>10/03/2013 11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6])&gt;0);HYPERLINK([.H36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5]+(1/48)" office:value-type="float" office:value="41343.48750000008">
            <text:p>10/03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7])&gt;0);HYPERLINK([.H37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6]+(1/48)" office:value-type="float" office:value="41343.50833333342">
            <text:p>10/03/2013 1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4"/>
          <table:table-cell table:style-name="ce91"/>
          <table:table-cell table:style-name="ce100"/>
          <table:table-cell table:style-name="ce101"/>
          <table:table-cell table:style-name="ce53" office:value-type="string" office:value="#VALUE!">
            <text:p>#VALUE!</text:p>
          </table:table-cell>
          <table:table-cell table:number-columns-repeated="2"/>
          <table:table-cell table:style-name="ce104"/>
          <table:table-cell/>
          <table:table-cell table:style-name="ce87" table:formula="oooc:=[.M37]+(1/48)" office:value-type="float" office:value="41343.529166666754">
            <text:p>10/03/2013 1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/>
          <table:table-cell table:style-name="ce105" office:value-type="string">
            <text:p>Web views</text:p>
          </table:table-cell>
          <table:table-cell table:style-name="ce106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8]+(1/48)" office:value-type="float" office:value="41343.55000000009">
            <text:p>10/03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2"/>
          <table:table-cell table:style-name="ce106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9]+(1/48)" office:value-type="float" office:value="41343.570833333426">
            <text:p>10/03/2013 1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2"/>
          <table:table-cell table:style-name="ce106"/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0]+(1/48)" office:value-type="float" office:value="41343.59166666676">
            <text:p>10/03/2013 14:1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1]+(1/48)" office:value-type="float" office:value="41343.6125000001">
            <text:p>10/03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2]+(1/48)" office:value-type="float" office:value="41343.63333333343">
            <text:p>10/03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3]+(1/48)" office:value-type="float" office:value="41343.65416666677">
            <text:p>10/03/2013 1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4]+(1/48)" office:value-type="float" office:value="41343.675000000105">
            <text:p>10/03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5]+(1/48)" office:value-type="float" office:value="41343.69583333344">
            <text:p>10/03/2013 1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6]+(1/48)" office:value-type="float" office:value="41343.716666666776">
            <text:p>10/03/2013 1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7]+(1/48)" office:value-type="float" office:value="41343.73750000011">
            <text:p>10/03/2013 17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8]+(1/48)" office:value-type="float" office:value="41343.75833333345">
            <text:p>10/03/2013 18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9]+(1/48)" office:value-type="float" office:value="41343.77916666678">
            <text:p>10/03/2013 18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0]+(1/48)" office:value-type="float" office:value="41343.80000000012">
            <text:p>10/03/2013 1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1]+(1/48)" office:value-type="float" office:value="41343.820833333455">
            <text:p>10/03/2013 19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2]+(1/48)" office:value-type="float" office:value="41343.84166666679">
            <text:p>10/03/2013 20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3]+(1/48)" office:value-type="float" office:value="41343.86250000013">
            <text:p>10/03/2013 20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4]+(1/48)" office:value-type="float" office:value="41343.88333333346">
            <text:p>10/03/2013 2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5]+(1/48)" office:value-type="float" office:value="41343.9041666668">
            <text:p>10/03/2013 2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6]+(1/48)" office:value-type="float" office:value="41343.925000000134">
            <text:p>10/03/2013 22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7]+(1/48)" office:value-type="float" office:value="41343.94583333347">
            <text:p>10/03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8]+(1/48)" office:value-type="float" office:value="41343.966666666805">
            <text:p>10/03/2013 2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9]+(1/48)" office:value-type="float" office:value="41343.98750000014">
            <text:p>10/03/2013 2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0]+(1/48)" office:value-type="float" office:value="41344.00833333348">
            <text:p>11/03/2013 0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1]+(1/48)" office:value-type="float" office:value="41344.02916666681">
            <text:p>11/03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2]+(1/48)" office:value-type="float" office:value="41344.05000000015">
            <text:p>11/03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3]+(1/48)" office:value-type="float" office:value="41344.070833333484">
            <text:p>11/03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4]+(1/48)" office:value-type="float" office:value="41344.09166666682">
            <text:p>11/03/2013 0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5]+(1/48)" office:value-type="float" office:value="41344.112500000156">
            <text:p>11/03/2013 0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6]+(1/48)" office:value-type="float" office:value="41344.13333333349">
            <text:p>11/03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7]+(1/48)" office:value-type="float" office:value="41344.15416666683">
            <text:p>11/03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8]+(1/48)" office:value-type="float" office:value="41344.17500000016">
            <text:p>11/03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9]+(1/48)" office:value-type="float" office:value="41344.1958333335">
            <text:p>11/03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0]+(1/48)" office:value-type="float" office:value="41344.216666666834">
            <text:p>11/03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1]+(1/48)" office:value-type="float" office:value="41344.23750000017">
            <text:p>11/03/2013 0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2]+(1/48)" office:value-type="float" office:value="41344.258333333506">
            <text:p>11/03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3]+(1/48)" office:value-type="float" office:value="41344.27916666684">
            <text:p>11/03/2013 06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4]+(1/48)" office:value-type="float" office:value="41344.30000000018">
            <text:p>11/03/2013 0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5]+(1/48)" office:value-type="float" office:value="41344.32083333351">
            <text:p>11/03/2013 0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6]+(1/48)" office:value-type="float" office:value="41344.34166666685">
            <text:p>11/03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7]+(1/48)" office:value-type="float" office:value="41344.362500000185">
            <text:p>11/03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8]+(1/48)" office:value-type="float" office:value="41344.38333333352">
            <text:p>11/03/2013 09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9]+(1/48)" office:value-type="float" office:value="41344.404166666856">
            <text:p>11/03/2013 0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0]+(1/48)" office:value-type="float" office:value="41344.42500000019">
            <text:p>11/03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1]+(1/48)" office:value-type="float" office:value="41344.44583333353">
            <text:p>11/03/2013 1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2]+(1/48)" office:value-type="float" office:value="41344.46666666686">
            <text:p>11/03/2013 1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3]+(1/48)" office:value-type="float" office:value="41344.4875000002">
            <text:p>11/03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4]+(1/48)" office:value-type="float" office:value="41344.508333333535">
            <text:p>11/03/2013 12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5]+(1/48)" office:value-type="float" office:value="41344.52916666687">
            <text:p>11/03/2013 12:42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6]+(1/48)" office:value-type="float" office:value="41344.55000000021">
            <text:p>11/03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7]+(1/48)" office:value-type="float" office:value="41344.57083333354">
            <text:p>11/03/2013 1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8]+(1/48)" office:value-type="float" office:value="41344.59166666688">
            <text:p>11/03/2013 1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9]+(1/48)" office:value-type="float" office:value="41344.612500000214">
            <text:p>11/03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0]+(1/48)" office:value-type="float" office:value="41344.63333333355">
            <text:p>11/03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1]+(1/48)" office:value-type="float" office:value="41344.654166666885">
            <text:p>11/03/2013 1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2]+(1/48)" office:value-type="float" office:value="41344.67500000022">
            <text:p>11/03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3]+(1/48)" office:value-type="float" office:value="41344.69583333356">
            <text:p>11/03/2013 1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4]+(1/48)" office:value-type="float" office:value="41344.71666666689">
            <text:p>11/03/2013 1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5]+(1/48)" office:value-type="float" office:value="41344.73750000023">
            <text:p>11/03/2013 17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6]+(1/48)" office:value-type="float" office:value="41344.758333333564">
            <text:p>11/03/2013 1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7]+(1/48)" office:value-type="float" office:value="41344.7791666669">
            <text:p>11/03/2013 1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8]+(1/48)" office:value-type="float" office:value="41344.800000000236">
            <text:p>11/03/2013 19:12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9]+(1/48)" office:value-type="float" office:value="41344.82083333357">
            <text:p>11/03/2013 19:42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0]+(1/48)" office:value-type="float" office:value="41344.84166666691">
            <text:p>11/03/2013 2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1]+(1/48)" office:value-type="float" office:value="41344.86250000024">
            <text:p>11/03/2013 20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2]+(1/48)" office:value-type="float" office:value="41344.88333333358">
            <text:p>11/03/2013 21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3]+(1/48)" office:value-type="float" office:value="41344.904166666915">
            <text:p>11/03/2013 21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4]+(1/48)" office:value-type="float" office:value="41344.92500000025">
            <text:p>11/03/2013 22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5]+(1/48)" office:value-type="float" office:value="41344.945833333586">
            <text:p>11/03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6]+(1/48)" office:value-type="float" office:value="41344.96666666692">
            <text:p>11/03/2013 2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7]+(1/48)" office:value-type="float" office:value="41344.98750000026">
            <text:p>11/03/2013 23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8]+(1/48)" office:value-type="float" office:value="41345.00833333359">
            <text:p>12/03/2013 0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9]+(1/48)" office:value-type="float" office:value="41345.02916666693">
            <text:p>12/03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0]+(1/48)" office:value-type="float" office:value="41345.050000000265">
            <text:p>12/03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1]+(1/48)" office:value-type="float" office:value="41345.0708333336">
            <text:p>12/03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2]+(1/48)" office:value-type="float" office:value="41345.09166666694">
            <text:p>12/03/2013 0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3]+(1/48)" office:value-type="float" office:value="41345.11250000027">
            <text:p>12/03/2013 0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4]+(1/48)" office:value-type="float" office:value="41345.13333333361">
            <text:p>12/03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5]+(1/48)" office:value-type="float" office:value="41345.154166666944">
            <text:p>12/03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6]+(1/48)" office:value-type="float" office:value="41345.17500000028">
            <text:p>12/03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7]+(1/48)" office:value-type="float" office:value="41345.195833333615">
            <text:p>12/03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8]+(1/48)" office:value-type="float" office:value="41345.21666666695">
            <text:p>12/03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9]+(1/48)" office:value-type="float" office:value="41345.23750000029">
            <text:p>12/03/2013 0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0]+(1/48)" office:value-type="float" office:value="41345.25833333362">
            <text:p>12/03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1]+(1/48)" office:value-type="float" office:value="41345.27916666696">
            <text:p>12/03/2013 0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2]+(1/48)" office:value-type="float" office:value="41345.300000000294">
            <text:p>12/03/2013 0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3]+(1/48)" office:value-type="float" office:value="41345.32083333363">
            <text:p>12/03/2013 0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4]+(1/48)" office:value-type="float" office:value="41345.341666666965">
            <text:p>12/03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5]+(1/48)" office:value-type="float" office:value="41345.3625000003">
            <text:p>12/03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6]+(1/48)" office:value-type="float" office:value="41345.38333333364">
            <text:p>12/03/2013 0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7]+(1/48)" office:value-type="float" office:value="41345.40416666697">
            <text:p>12/03/2013 0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8]+(1/48)" office:value-type="float" office:value="41345.42500000031">
            <text:p>12/03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9]+(1/48)" office:value-type="float" office:value="41345.445833333644">
            <text:p>12/03/2013 10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0]+(1/48)" office:value-type="float" office:value="41345.46666666698">
            <text:p>12/03/2013 11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1]+(1/48)" office:value-type="float" office:value="41345.487500000316">
            <text:p>12/03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2]+(1/48)" office:value-type="float" office:value="41345.50833333365">
            <text:p>12/03/2013 1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3]+(1/48)" office:value-type="float" office:value="41345.52916666699">
            <text:p>12/03/2013 12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4]+(1/48)" office:value-type="float" office:value="41345.55000000032">
            <text:p>12/03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5]+(1/48)" office:value-type="float" office:value="41345.57083333366">
            <text:p>12/03/2013 13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6]+(1/48)" office:value-type="float" office:value="41345.591666666995">
            <text:p>12/03/2013 1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7]+(1/48)" office:value-type="float" office:value="41345.61250000033">
            <text:p>12/03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8]+(1/48)" office:value-type="float" office:value="41345.633333333666">
            <text:p>12/03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9]+(1/48)" office:value-type="float" office:value="41345.654166667">
            <text:p>12/03/2013 1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0]+(1/48)" office:value-type="float" office:value="41345.67500000034">
            <text:p>12/03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1]+(1/48)" office:value-type="float" office:value="41345.69583333367">
            <text:p>12/03/2013 1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2]+(1/48)" office:value-type="float" office:value="41345.71666666701">
            <text:p>12/03/2013 1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3]+(1/48)" office:value-type="float" office:value="41345.737500000345">
            <text:p>12/03/2013 17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4]+(1/48)" office:value-type="float" office:value="41345.75833333368">
            <text:p>12/03/2013 1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5]+(1/48)" office:value-type="float" office:value="41345.77916666702">
            <text:p>12/03/2013 1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6]+(1/48)" office:value-type="float" office:value="41345.80000000035">
            <text:p>12/03/2013 19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7]+(1/48)" office:value-type="float" office:value="41345.82083333369">
            <text:p>12/03/2013 19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</table:table>
      <table:table table:name="Vertices" table:style-name="ta5" table:print="false">
        <office:forms form:automatic-focus="false" form:apply-design-mode="false"/>
        <table:table-column table:style-name="co37" table:default-cell-style-name="ce-1"/>
        <table:table-column table:style-name="co38" table:default-cell-style-name="ce-1"/>
        <table:table-column table:style-name="co26" table:number-columns-repeated="6" table:default-cell-style-name="ce-1" table:visibility="collapse"/>
        <table:table-column table:style-name="co26" table:number-columns-repeated="3" table:default-cell-style-name="ce-1" table:visibility="collapse"/>
        <table:table-column table:style-name="co39" table:default-cell-style-name="ce-1"/>
        <table:table-column table:style-name="co35" table:number-columns-repeated="4" table:default-cell-style-name="ce-1"/>
        <table:table-column table:style-name="co40" table:default-cell-style-name="ce-1"/>
        <table:table-column table:style-name="co41" table:number-columns-repeated="6" table:default-cell-style-name="ce-1"/>
        <table:table-column table:style-name="co42" table:default-cell-style-name="ce-1"/>
        <table:table-column table:style-name="co36" table:number-columns-repeated="2" table:default-cell-style-name="ce-1"/>
        <table:table-column table:style-name="co36" table:default-cell-style-name="ce15" table:number-columns-repeated="230"/>
        <table:table-row table:style-name="ro19">
          <table:table-cell table:style-name="ce107" office:value-type="string">
            <text:p>id</text:p>
          </table:table-cell>
          <table:table-cell table:style-name="ce56" office:value-type="string">
            <text:p>screen_name</text:p>
          </table:table-cell>
          <table:table-cell table:style-name="ce56" office:value-type="string">
            <text:p>degree</text:p>
          </table:table-cell>
          <table:table-cell table:style-name="ce56" office:value-type="string">
            <text:p>degree_in</text:p>
          </table:table-cell>
          <table:table-cell table:style-name="ce56" office:value-type="string">
            <text:p>degree_out</text:p>
          </table:table-cell>
          <table:table-cell table:style-name="ce56" office:value-type="string">
            <text:p>betweenness_centrality</text:p>
          </table:table-cell>
          <table:table-cell table:style-name="ce56" office:value-type="string">
            <text:p>pagerank</text:p>
          </table:table-cell>
          <table:table-cell table:style-name="ce56" office:value-type="string">
            <text:p>eigenvector_centrality</text:p>
          </table:table-cell>
          <table:table-cell table:style-name="ce56" office:value-type="string">
            <text:p>group</text:p>
          </table:table-cell>
          <table:table-cell table:style-name="ce56" office:value-type="string">
            <text:p>archive_perc</text:p>
          </table:table-cell>
          <table:table-cell table:style-name="ce56" office:value-type="string">
            <text:p>weighted_bc</text:p>
          </table:table-cell>
          <table:table-cell table:style-name="ce56" office:value-type="string">
            <text:p>name</text:p>
          </table:table-cell>
          <table:table-cell table:style-name="ce108" office:value-type="string">
            <text:p>friends_count</text:p>
          </table:table-cell>
          <table:table-cell table:style-name="ce108" office:value-type="string">
            <text:p>followers_count</text:p>
          </table:table-cell>
          <table:table-cell table:style-name="ce108" office:value-type="string">
            <text:p>statuses_count</text:p>
          </table:table-cell>
          <table:table-cell table:style-name="ce108" office:value-type="string">
            <text:p>favourites_count</text:p>
          </table:table-cell>
          <table:table-cell table:style-name="ce109" office:value-type="string">
            <text:p>description</text:p>
          </table:table-cell>
          <table:table-cell table:style-name="ce108" office:value-type="string">
            <text:p>location</text:p>
          </table:table-cell>
          <table:table-cell table:style-name="ce108" office:value-type="string">
            <text:p>url</text:p>
          </table:table-cell>
          <table:table-cell table:style-name="ce108" office:value-type="string">
            <text:p>profile_image_url</text:p>
          </table:table-cell>
          <table:table-cell table:style-name="ce108" office:value-type="string">
            <text:p>time_zone</text:p>
          </table:table-cell>
          <table:table-cell table:style-name="ce108" office:value-type="string">
            <text:p>utc_offset</text:p>
          </table:table-cell>
          <table:table-cell table:style-name="ce109" office:value-type="string">
            <text:p>created_at</text:p>
          </table:table-cell>
          <table:table-cell table:style-name="ce56" office:value-type="string">
            <text:p>protected</text:p>
          </table:table-cell>
          <table:table-cell table:style-name="ce56" office:value-type="string">
            <text:p>friend_ids</text:p>
          </table:table-cell>
          <table:table-cell table:style-name="ce56" office:value-type="string">
            <text:p>follower_ids</text:p>
          </table:table-cell>
        </table:table-row>
        <table:table-row table:style-name="ro7">
          <table:table-cell table:style-name="ce110"/>
          <table:table-cell table:number-columns-repeated="9" table:style-name="ce59"/>
          <table:table-cell table:number-columns-repeated="2" table:style-name="ce111"/>
          <table:table-cell table:number-columns-repeated="2" table:style-name="ce59"/>
          <table:table-cell table:number-columns-repeated="7" table:style-name="ce61"/>
          <table:table-cell table:style-name="ce59"/>
          <table:table-cell table:style-name="ce61"/>
          <table:table-cell table:number-columns-repeated="3" table:style-name="ce59"/>
        </table:table-row>
      </table:table>
      <table:table table:name="QuestionsFilter" table:style-name="ta6" table:print="false">
        <office:forms form:automatic-focus="false" form:apply-design-mode="false"/>
        <table:table-column table:style-name="co44" table:number-columns-repeated="2" table:default-cell-style-name="ce-1"/>
        <table:table-column table:style-name="co45" table:number-columns-repeated="2" table:default-cell-style-name="ce-1"/>
        <table:table-column table:style-name="co43" table:default-cell-style-name="ce15" table:number-columns-repeated="252"/>
        <table:table-row table:style-name="ro11">
          <table:table-cell table:style-name="ce73" office:value-type="string">
            <text:p>Combination of Qs and As</text:p>
          </table:table-cell>
          <table:table-cell table:style-name="ce73" office:value-type="string">
            <text:p>All Qs (possible_question = TRUE)</text:p>
          </table:table-cell>
          <table:table-cell table:style-name="ce73" table:number-columns-spanned="2" table:number-rows-spanned="1" office:value-type="string">
            <text:p>Tweets with replies (id_str, in_reply_to_id_str)</text:p>
          </table:table-cell>
          <table:covered-table-cell/>
        </table:table-row>
        <table:table-row table:style-name="ro12">
          <table:table-cell table:style-name="ce53" office:value-type="string">
            <text:p>"=getReplies(B2:B26,C2:D26)"</text:p>
          </table:table-cell>
          <table:table-cell table:style-name="ce53" office:value-type="string">
            <text:p>"=QUERY(Archive!A:M,"select A WHERE C contains '?' LIMIT 25",FALSE)"</text:p>
          </table:table-cell>
          <table:table-cell table:style-name="ce53" office:value-type="string">
            <text:p>"=QUERY(Archive!A:M,"select A, K WHERE K &lt;&gt; '' LIMIT 25 OFFSET 1",FALSE)"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number-rows-repeated="1056" table:style-name="ro40"/>
        <table:table-row table:style-name="ro7">
          <table:table-cell table:style-name="ce53" office:value-type="string" office:value="#VALUE!">
            <text:p>#VALUE!</text:p>
          </table:table-cell>
        </table:table-row>
      </table:table>
      <table:table table:name="TopDistributors" table:style-name="ta7" table:print="false">
        <office:forms form:automatic-focus="false" form:apply-design-mode="false"/>
        <table:table-column table:style-name="co47" table:default-cell-style-name="ce-1"/>
        <table:table-column table:style-name="co48" table:default-cell-style-name="ce-1"/>
        <table:table-column table:style-name="co49" table:number-columns-repeated="2" table:default-cell-style-name="ce-1"/>
        <table:table-column table:style-name="co11" table:default-cell-style-name="ce-1"/>
        <table:table-column table:style-name="co10" table:default-cell-style-name="ce-1"/>
        <table:table-column table:style-name="co46" table:default-cell-style-name="ce-1"/>
        <table:table-column table:style-name="co40" table:default-cell-style-name="ce-1"/>
        <table:table-column table:style-name="co14" table:default-cell-style-name="ce-1"/>
        <table:table-column table:style-name="co29" table:number-columns-repeated="2" table:default-cell-style-name="ce-1"/>
        <table:table-column table:style-name="co50" table:default-cell-style-name="ce-1"/>
        <table:table-column table:style-name="co46" table:default-cell-style-name="ce15" table:number-columns-repeated="244"/>
        <table:table-row table:style-name="ro22">
          <table:table-cell/>
          <table:table-cell table:style-name="ce112" table:number-columns-spanned="10" table:number-rows-spanned="1" office:value-type="string">
            <text:p>Top Twitter Distributors from Google Analytics Data</text:p>
          </table:table-cell>
          <table:covered-table-cell table:number-columns-repeated="9"/>
        </table:table-row>
        <table:table-row table:style-name="ro42">
          <table:table-cell/>
          <table:table-cell table:style-name="ce53" table:number-columns-spanned="10" table:number-rows-spanned="1" office:value-type="string">
            <text:p>This sheet is for users who are archiving tweets for a website domain for cross referencing with Google Analytics data to see which tweets generate the most click-through traffic. To use open Tools &gt; Script Editor and Run &gt; authenticateGoogleAnalytics and athenticate against your Google Analytics account, then select TAGS - Advanced &gt; Google Analytics Configuration to select an account profile. More information about this feature is at http://mashe.hawksey.info/2012/03/combine-twitter-and-google-analytics-data-to-find-your-top-content-distributors/</text:p>
          </table:table-cell>
          <table:covered-table-cell table:number-columns-repeated="9"/>
        </table:table-row>
        <table:table-row table:style-name="ro7">
          <table:table-cell/>
          <table:table-cell table:number-columns-repeated="2" table:style-name="ce116"/>
          <table:table-cell table:style-name="ce117"/>
          <table:table-cell table:style-name="ce115"/>
          <table:table-cell table:number-columns-repeated="4"/>
          <table:table-cell table:number-columns-repeated="2" table:style-name="ce114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4]-7" office:value-type="float" office:value="41338">
            <text:p>3/5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22"/>
          <table:table-cell table:number-columns-repeated="4" table:style-name="ce37"/>
          <table:table-cell table:number-columns-repeated="2" table:style-name="ce123"/>
          <table:table-cell table:style-name="ce124"/>
        </table:table-row>
        <table:table-row table:style-name="ro7">
          <table:table-cell table:style-name="ce118"/>
          <table:table-cell table:style-name="ce119" table:formula="oooc:=getGATwitterRef([.C4],[.D4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27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 table:style-name="ce124"/>
          <table:table-cell table:style-name="ce132"/>
          <table:table-cell table:number-columns-repeated="2" table:style-name="ce133"/>
          <table:table-cell table:number-columns-repeated="2" table:style-name="ce134"/>
          <table:table-cell table:number-columns-repeated="3" table:style-name="ce135"/>
          <table:table-cell table:style-name="ce136"/>
          <table:table-cell table:style-name="ce135"/>
          <table:table-cell table:style-name="ce100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17]-28" office:value-type="float" office:value="41317">
            <text:p>2/12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40"/>
          <table:table-cell table:style-name="ce139"/>
          <table:table-cell table:style-name="ce100"/>
        </table:table-row>
        <table:table-row table:style-name="ro7">
          <table:table-cell table:style-name="ce118"/>
          <table:table-cell table:style-name="ce119" table:formula="oooc:=getGATwitterRef([.C17],[.D17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/>
          <table:table-cell table:style-name="ce141"/>
          <table:table-cell table:number-columns-repeated="2" table:style-name="ce142"/>
          <table:table-cell table:style-name="ce143"/>
          <table:table-cell table:number-columns-repeated="4" table:style-name="ce141"/>
          <table:table-cell table:number-columns-repeated="2" table:style-name="ce142"/>
          <table:table-cell table:style-name="ce59"/>
        </table:table-row>
      </table:table>
      <table:table table:name="Edges" table:style-name="ta8" table:print="false">
        <office:forms form:automatic-focus="false" form:apply-design-mode="false"/>
        <table:table-column table:style-name="co51" table:number-columns-repeated="2" table:default-cell-style-name="ce-1"/>
        <table:table-column table:style-name="co51" table:default-cell-style-name="ce15" table:number-columns-repeated="254"/>
      </table:table>
      <table:table table:name="SNA Metrics" table:style-name="ta9" table:print="false">
        <office:forms form:automatic-focus="false" form:apply-design-mode="false"/>
        <table:table-column table:style-name="co53" table:default-cell-style-name="ce-1"/>
        <table:table-column table:style-name="co54" table:default-cell-style-name="ce-1"/>
        <table:table-column table:style-name="co26" table:default-cell-style-name="ce-1" table:visibility="collapse"/>
        <table:table-column table:style-name="co55" table:default-cell-style-name="ce-1"/>
        <table:table-column table:style-name="co56" table:default-cell-style-name="ce-1"/>
        <table:table-column table:style-name="co37" table:default-cell-style-name="ce-1"/>
        <table:table-column table:style-name="co57" table:number-columns-repeated="2" table:default-cell-style-name="ce-1"/>
        <table:table-column table:style-name="co26" table:number-columns-repeated="17" table:default-cell-style-name="ce-1" table:visibility="collapse"/>
        <table:table-column table:style-name="co26" table:number-columns-repeated="4" table:default-cell-style-name="ce-1" table:visibility="collapse"/>
        <table:table-column table:style-name="co52" table:default-cell-style-name="ce15" table:number-columns-repeated="227"/>
        <table:table-row table:style-name="ro33">
          <table:table-cell table:style-name="ce78" table:number-columns-spanned="7" table:number-rows-spanned="1" office:value-type="string">
            <text:p>SNA Metrics</text:p>
          </table:table-cell>
          <table:covered-table-cell table:number-columns-repeated="6"/>
          <table:table-cell/>
          <table:table-cell table:style-name="ce144" office:value-type="string">
            <text:p>Degree Bin</text:p>
          </table:table-cell>
          <table:table-cell table:style-name="ce144" office:value-type="string">
            <text:p>Degree Frequency</text:p>
          </table:table-cell>
          <table:table-cell table:style-name="ce145" office:value-type="string">
            <text:p>In-Degree Bin</text:p>
          </table:table-cell>
          <table:table-cell table:style-name="ce146" office:value-type="string">
            <text:p>In-Degree Frequency</text:p>
          </table:table-cell>
          <table:table-cell table:style-name="ce145" office:value-type="string">
            <text:p>Out-Degree Bin</text:p>
          </table:table-cell>
          <table:table-cell table:style-name="ce146" office:value-type="string">
            <text:p>Out-Degree Frequency</text:p>
          </table:table-cell>
          <table:table-cell table:style-name="ce145" office:value-type="string">
            <text:p>Betweenness Centrality Bin</text:p>
          </table:table-cell>
          <table:table-cell table:style-name="ce146" office:value-type="string">
            <text:p>Betweenness Centrality Frequency</text:p>
          </table:table-cell>
          <table:table-cell table:style-name="ce145" office:value-type="string">
            <text:p>Closeness Centrality Bin</text:p>
          </table:table-cell>
          <table:table-cell table:style-name="ce146" office:value-type="string">
            <text:p>Closeness Centrality Frequency</text:p>
          </table:table-cell>
          <table:table-cell table:style-name="ce145" office:value-type="string">
            <text:p>Eigenvector Centrality Bin</text:p>
          </table:table-cell>
          <table:table-cell table:style-name="ce146" office:value-type="string">
            <text:p>Eigenvector Centrality Frequency</text:p>
          </table:table-cell>
          <table:table-cell table:style-name="ce147" office:value-type="string">
            <text:p>PageRank Bin</text:p>
          </table:table-cell>
          <table:table-cell table:style-name="ce147" office:value-type="string">
            <text:p>PageRank Frequency</text:p>
          </table:table-cell>
          <table:table-cell table:style-name="ce145" office:value-type="string">
            <text:p>Clustering Coefficient Bin</text:p>
          </table:table-cell>
          <table:table-cell table:style-name="ce148" office:value-type="string">
            <text:p>Clustering Coefficient Frequency</text:p>
          </table:table-cell>
          <table:table-cell table:style-name="ce148" office:value-type="string">
            <text:p>Dynamic Filter Bin</text:p>
          </table:table-cell>
          <table:table-cell table:style-name="ce146" office:value-type="string">
            <text:p>Dynamic Filter Frequency</text:p>
          </table:table-cell>
          <table:table-cell/>
          <table:table-cell table:style-name="ce144" office:value-type="string">
            <text:p>Histogram Property</text:p>
          </table:table-cell>
          <table:table-cell table:style-name="ce144" office:value-type="string">
            <text:p>Value</text:p>
          </table:table-cell>
        </table:table-row>
        <table:table-row table:style-name="ro46">
          <table:table-cell table:style-name="ce149" table:number-columns-spanned="7" table:number-rows-spanned="1" office:value-type="string">
            <text:p>This page is generated from statistics calculated in R using igraph. To use read the information at http://mashe.hawksey.info/2012/01/tags-r/

[If not required this sheet can be deleted - Graphs and stats on right-hand-side 'borrowed' from NodeXL] </text:p>
          </table:table-cell>
          <table:covered-table-cell table:number-columns-repeated="6"/>
          <table:table-cell/>
          <table:table-cell table:style-name="ce150" table:formula="oooc:=MIN([Vertices.C:.C])" office:value-type="float" office:value="0">
            <text:p>0.00</text:p>
          </table:table-cell>
          <table:table-cell table:style-name="ce144" table:formula="oooc:=COUNTIF([Vertices.C:.C];(&quot;&gt;= &quot;&amp;[.I2]))-COUNTIF([Vertices.C:.C];(&quot;&gt;=&quot;&amp;[.I3]))" office:value-type="float" office:value="0">
            <text:p>0</text:p>
          </table:table-cell>
          <table:table-cell table:style-name="ce151" table:formula="oooc:=MIN([Vertices.D:.D])" office:value-type="float" office:value="0">
            <text:p>0.00</text:p>
          </table:table-cell>
          <table:table-cell table:style-name="ce152" table:formula="oooc:=COUNTIF([Vertices.D:.D];(&quot;&gt;= &quot;&amp;[.K2]))-COUNTIF([Vertices.D:.D];(&quot;&gt;=&quot;&amp;[.K3]))" office:value-type="float" office:value="0">
            <text:p>0</text:p>
          </table:table-cell>
          <table:table-cell table:style-name="ce151" table:formula="oooc:=MIN([Vertices.E:.E])" office:value-type="float" office:value="0">
            <text:p>0.00</text:p>
          </table:table-cell>
          <table:table-cell table:style-name="ce152" table:formula="oooc:=COUNTIF([Vertices.E:.E];(&quot;&gt;= &quot;&amp;[.M2]))-COUNTIF([Vertices.E:.E];(&quot;&gt;=&quot;&amp;[.M3]))" office:value-type="float" office:value="0">
            <text:p>0</text:p>
          </table:table-cell>
          <table:table-cell table:style-name="ce151" table:formula="oooc:=MIN([Vertices.F:.F])" office:value-type="float" office:value="0">
            <text:p>0.00</text:p>
          </table:table-cell>
          <table:table-cell table:style-name="ce152" table:formula="oooc:=COUNTIF([Vertices.F:.F];(&quot;&gt;= &quot;&amp;[.O2]))-COUNTIF([Vertices.F:.F];(&quot;&gt;=&quot;&amp;[.O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2" table:formula="oooc:=COUNTIF({};(&quot;&gt;= &quot;&amp;[.Q2]))-COUNTIF({};(&quot;&gt;=&quot;&amp;[.Q3]))" office:value-type="float" office:value="0">
            <text:p>0</text:p>
          </table:table-cell>
          <table:table-cell table:style-name="ce151" table:formula="oooc:=MIN([Vertices.H:.H])" office:value-type="float" office:value="0">
            <text:p>0.00</text:p>
          </table:table-cell>
          <table:table-cell table:style-name="ce152" table:formula="oooc:=COUNTIF([Vertices.H:.H];(&quot;&gt;= &quot;&amp;[.S2]))-COUNTIF([Vertices.H:.H];(&quot;&gt;=&quot;&amp;[.S3]))" office:value-type="float" office:value="0">
            <text:p>0</text:p>
          </table:table-cell>
          <table:table-cell table:style-name="ce151" table:formula="oooc:=MIN([Vertices.G:.G])" office:value-type="float" office:value="0">
            <text:p>0.00</text:p>
          </table:table-cell>
          <table:table-cell table:style-name="ce152" table:formula="oooc:=COUNTIF([Vertices.G:.G];(&quot;&gt;= &quot;&amp;[.U2]))-COUNTIF([Vertices.G:.G];(&quot;&gt;=&quot;&amp;[.U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3" table:formula="oooc:=COUNTIF({};(&quot;&gt;= &quot;&amp;[.W2]))-COUNTIF({};(&quot;&gt;=&quot;&amp;[.W3]))" office:value-type="float" office:value="0">
            <text:p>0</text:p>
          </table:table-cell>
          <table:table-cell table:style-name="ce154" table:formula="oooc:=MIN(INDIRECT(DYNAMICFILTERSOURCECOLUMNRANGE))" office:value-type="string" office:value="#NAME?">
            <text:p>#NAME?</text:p>
          </table:table-cell>
          <table:table-cell table:style-name="ce152" table:formula="oooc:=COUNTIF(INDIRECT(DYNAMICFILTERSOURCECOLUMNRANGE);(&quot;&gt;= &quot;&amp;[.Y2]))-COUNTIF(INDIRECT(DYNAMICFILTERSOURCECOLUMNRANGE);(&quot;&gt;=&quot;&amp;[.Y3]))" office:value-type="string" office:value="#NAME?">
            <text:p>#NAME?</text:p>
          </table:table-cell>
          <table:table-cell/>
          <table:table-cell table:style-name="ce144" office:value-type="string">
            <text:p>Bin Divisor</text:p>
          </table:table-cell>
          <table:table-cell table:style-name="ce144" table:formula="oooc:=ROWS(['SNA Metrics'.$I$2:.$I$45])-1" office:value-type="float" office:value="43">
            <text:p>43</text:p>
          </table:table-cell>
        </table:table-row>
        <table:table-row table:style-name="ro35">
          <table:table-cell table:style-name="ce155" table:number-columns-spanned="2" table:number-rows-spanned="1" office:value-type="string">
            <text:p>Degree - Top 10</text:p>
          </table:table-cell>
          <table:covered-table-cell/>
          <table:table-cell table:number-columns-repeated="4"/>
          <table:table-cell table:number-columns-repeated="2" table:style-name="ce78"/>
          <table:table-cell table:style-name="ce150" table:formula="oooc:=[.I2]+(([.$I$45]-[.$I$2])/BINDIVISOR)" office:value-type="string" office:value="#NAME?">
            <text:p>#NAME?</text:p>
          </table:table-cell>
          <table:table-cell table:style-name="ce144" table:formula="oooc:=COUNTIF([Vertices.C:.C];(&quot;&gt;= &quot;&amp;[.I3]))-COUNTIF([Vertices.C:.C];(&quot;&gt;=&quot;&amp;[.I4]))" office:value-type="float" office:value="0">
            <text:p>0</text:p>
          </table:table-cell>
          <table:table-cell table:style-name="ce156" table:formula="oooc:=[.K2]+(([.$K$45]-[.$K$2])/BINDIVISOR)" office:value-type="string" office:value="#NAME?">
            <text:p>#NAME?</text:p>
          </table:table-cell>
          <table:table-cell table:style-name="ce152" table:formula="oooc:=COUNTIF([Vertices.D:.D];(&quot;&gt;= &quot;&amp;[.K3]))-COUNTIF([Vertices.D:.D];(&quot;&gt;=&quot;&amp;[.K4]))" office:value-type="float" office:value="0">
            <text:p>0</text:p>
          </table:table-cell>
          <table:table-cell table:style-name="ce156" table:formula="oooc:=[.M2]+(([.$M$45]-[.$M$2])/BINDIVISOR)" office:value-type="string" office:value="#NAME?">
            <text:p>#NAME?</text:p>
          </table:table-cell>
          <table:table-cell table:style-name="ce152" table:formula="oooc:=COUNTIF([Vertices.E:.E];(&quot;&gt;= &quot;&amp;[.M3]))-COUNTIF([Vertices.E:.E];(&quot;&gt;=&quot;&amp;[.M4]))" office:value-type="float" office:value="0">
            <text:p>0</text:p>
          </table:table-cell>
          <table:table-cell table:style-name="ce156" table:formula="oooc:=[.O2]+(([.$O$45]-[.$O$2])/BINDIVISOR)" office:value-type="string" office:value="#NAME?">
            <text:p>#NAME?</text:p>
          </table:table-cell>
          <table:table-cell table:style-name="ce152" table:formula="oooc:=COUNTIF([Vertices.F:.F];(&quot;&gt;= &quot;&amp;[.O3]))-COUNTIF([Vertices.F:.F];(&quot;&gt;=&quot;&amp;[.O4]))" office:value-type="float" office:value="0">
            <text:p>0</text:p>
          </table:table-cell>
          <table:table-cell table:style-name="ce156" table:formula="oooc:=[.Q2]+(([.$Q$45]-[.$Q$2])/BINDIVISOR)" office:value-type="string" office:value="#NAME?">
            <text:p>#NAME?</text:p>
          </table:table-cell>
          <table:table-cell table:style-name="ce157" table:formula="oooc:=COUNTIF({};(&quot;&gt;= &quot;&amp;[.Q3]))-COUNTIF({};(&quot;&gt;=&quot;&amp;[.Q4]))" office:value-type="float" office:value="0">
            <text:p>0</text:p>
          </table:table-cell>
          <table:table-cell table:style-name="ce156" table:formula="oooc:=[.S2]+(([.$S$45]-[.$S$2])/BINDIVISOR)" office:value-type="string" office:value="#NAME?">
            <text:p>#NAME?</text:p>
          </table:table-cell>
          <table:table-cell table:style-name="ce152" table:formula="oooc:=COUNTIF([Vertices.H:.H];(&quot;&gt;= &quot;&amp;[.S3]))-COUNTIF([Vertices.H:.H];(&quot;&gt;=&quot;&amp;[.S4]))" office:value-type="float" office:value="0">
            <text:p>0</text:p>
          </table:table-cell>
          <table:table-cell table:style-name="ce156" table:formula="oooc:=[.U2]+(([.$U$45]-[.$U$2])/BINDIVISOR)" office:value-type="string" office:value="#NAME?">
            <text:p>#NAME?</text:p>
          </table:table-cell>
          <table:table-cell table:style-name="ce152" table:formula="oooc:=COUNTIF([Vertices.G:.G];(&quot;&gt;= &quot;&amp;[.U3]))-COUNTIF([Vertices.G:.G];(&quot;&gt;=&quot;&amp;[.U4]))" office:value-type="float" office:value="0">
            <text:p>0</text:p>
          </table:table-cell>
          <table:table-cell table:style-name="ce156" table:formula="oooc:=[.W2]+(([.$W$45]-[.$W$2])/BINDIVISOR)" office:value-type="string" office:value="#NAME?">
            <text:p>#NAME?</text:p>
          </table:table-cell>
          <table:table-cell table:style-name="ce158" table:formula="oooc:=COUNTIF({};(&quot;&gt;= &quot;&amp;[.W3]))-COUNTIF({};(&quot;&gt;=&quot;&amp;[.W4]))" office:value-type="float" office:value="0">
            <text:p>0</text:p>
          </table:table-cell>
          <table:table-cell table:style-name="ce159" table:formula="oooc:=[.Y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]))-COUNTIF(INDIRECT(DYNAMICFILTERSOURCECOLUMNRANGE);(&quot;&gt;=&quot;&amp;[.Y4]))" office:value-type="string" office:value="#NAME?">
            <text:p>#NAME?</text:p>
          </table:table-cell>
          <table:table-cell/>
          <table:table-cell table:style-name="ce144" office:value-type="string">
            <text:p>No Metric Message</text:p>
          </table:table-cell>
          <table:table-cell table:style-name="ce144" office:value-type="string">
            <text:p>Not Available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3]+(([.$I$45]-[.$I$2])/BINDIVISOR)" office:value-type="string" office:value="#NAME?">
            <text:p>#NAME?</text:p>
          </table:table-cell>
          <table:table-cell table:style-name="ce144" table:formula="oooc:=COUNTIF([Vertices.C:.C];(&quot;&gt;= &quot;&amp;[.I4]))-COUNTIF([Vertices.C:.C];(&quot;&gt;=&quot;&amp;[.I5]))" office:value-type="float" office:value="0">
            <text:p>0</text:p>
          </table:table-cell>
          <table:table-cell table:style-name="ce151" table:formula="oooc:=[.K3]+(([.$K$45]-[.$K$2])/BINDIVISOR)" office:value-type="string" office:value="#NAME?">
            <text:p>#NAME?</text:p>
          </table:table-cell>
          <table:table-cell table:style-name="ce152" table:formula="oooc:=COUNTIF([Vertices.D:.D];(&quot;&gt;= &quot;&amp;[.K4]))-COUNTIF([Vertices.D:.D];(&quot;&gt;=&quot;&amp;[.K5]))" office:value-type="float" office:value="0">
            <text:p>0</text:p>
          </table:table-cell>
          <table:table-cell table:style-name="ce151" table:formula="oooc:=[.M3]+(([.$M$45]-[.$M$2])/BINDIVISOR)" office:value-type="string" office:value="#NAME?">
            <text:p>#NAME?</text:p>
          </table:table-cell>
          <table:table-cell table:style-name="ce152" table:formula="oooc:=COUNTIF([Vertices.E:.E];(&quot;&gt;= &quot;&amp;[.M4]))-COUNTIF([Vertices.E:.E];(&quot;&gt;=&quot;&amp;[.M5]))" office:value-type="float" office:value="0">
            <text:p>0</text:p>
          </table:table-cell>
          <table:table-cell table:style-name="ce151" table:formula="oooc:=[.O3]+(([.$O$45]-[.$O$2])/BINDIVISOR)" office:value-type="string" office:value="#NAME?">
            <text:p>#NAME?</text:p>
          </table:table-cell>
          <table:table-cell table:style-name="ce152" table:formula="oooc:=COUNTIF([Vertices.F:.F];(&quot;&gt;= &quot;&amp;[.O4]))-COUNTIF([Vertices.F:.F];(&quot;&gt;=&quot;&amp;[.O5]))" office:value-type="float" office:value="0">
            <text:p>0</text:p>
          </table:table-cell>
          <table:table-cell table:style-name="ce151" table:formula="oooc:=[.Q3]+(([.$Q$45]-[.$Q$2])/BINDIVISOR)" office:value-type="string" office:value="#NAME?">
            <text:p>#NAME?</text:p>
          </table:table-cell>
          <table:table-cell table:style-name="ce152" table:formula="oooc:=COUNTIF({};(&quot;&gt;= &quot;&amp;[.Q4]))-COUNTIF({};(&quot;&gt;=&quot;&amp;[.Q5]))" office:value-type="float" office:value="0">
            <text:p>0</text:p>
          </table:table-cell>
          <table:table-cell table:style-name="ce151" table:formula="oooc:=[.S3]+(([.$S$45]-[.$S$2])/BINDIVISOR)" office:value-type="string" office:value="#NAME?">
            <text:p>#NAME?</text:p>
          </table:table-cell>
          <table:table-cell table:style-name="ce152" table:formula="oooc:=COUNTIF([Vertices.H:.H];(&quot;&gt;= &quot;&amp;[.S4]))-COUNTIF([Vertices.H:.H];(&quot;&gt;=&quot;&amp;[.S5]))" office:value-type="float" office:value="0">
            <text:p>0</text:p>
          </table:table-cell>
          <table:table-cell table:style-name="ce151" table:formula="oooc:=[.U3]+(([.$U$45]-[.$U$2])/BINDIVISOR)" office:value-type="string" office:value="#NAME?">
            <text:p>#NAME?</text:p>
          </table:table-cell>
          <table:table-cell table:style-name="ce152" table:formula="oooc:=COUNTIF([Vertices.G:.G];(&quot;&gt;= &quot;&amp;[.U4]))-COUNTIF([Vertices.G:.G];(&quot;&gt;=&quot;&amp;[.U5]))" office:value-type="float" office:value="0">
            <text:p>0</text:p>
          </table:table-cell>
          <table:table-cell table:style-name="ce151" table:formula="oooc:=[.W3]+(([.$W$45]-[.$W$2])/BINDIVISOR)" office:value-type="string" office:value="#NAME?">
            <text:p>#NAME?</text:p>
          </table:table-cell>
          <table:table-cell table:style-name="ce153" table:formula="oooc:=COUNTIF({};(&quot;&gt;= &quot;&amp;[.W4]))-COUNTIF({};(&quot;&gt;=&quot;&amp;[.W5]))" office:value-type="float" office:value="0">
            <text:p>0</text:p>
          </table:table-cell>
          <table:table-cell table:style-name="ce154" table:formula="oooc:=[.Y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]))-COUNTIF(INDIRECT(DYNAMICFILTERSOURCECOLUMNRANGE);(&quot;&gt;=&quot;&amp;[.Y5]))" office:value-type="string" office:value="#NAME?">
            <text:p>#NAME?</text:p>
          </table:table-cell>
          <table:table-cell/>
          <table:table-cell table:style-name="ce144" office:value-type="string">
            <text:p>Dynamic Filter Source Column Range</text:p>
          </table:table-cell>
          <table:table-cell table:style-name="ce144" office:value-type="string">
            <text:p>TableName[ColumnName]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4]+(([.$I$45]-[.$I$2])/BINDIVISOR)" office:value-type="string" office:value="#NAME?">
            <text:p>#NAME?</text:p>
          </table:table-cell>
          <table:table-cell table:style-name="ce144" table:formula="oooc:=COUNTIF([Vertices.C:.C];(&quot;&gt;= &quot;&amp;[.I5]))-COUNTIF([Vertices.C:.C];(&quot;&gt;=&quot;&amp;[.I6]))" office:value-type="float" office:value="0">
            <text:p>0</text:p>
          </table:table-cell>
          <table:table-cell table:style-name="ce156" table:formula="oooc:=[.K4]+(([.$K$45]-[.$K$2])/BINDIVISOR)" office:value-type="string" office:value="#NAME?">
            <text:p>#NAME?</text:p>
          </table:table-cell>
          <table:table-cell table:style-name="ce152" table:formula="oooc:=COUNTIF([Vertices.D:.D];(&quot;&gt;= &quot;&amp;[.K5]))-COUNTIF([Vertices.D:.D];(&quot;&gt;=&quot;&amp;[.K6]))" office:value-type="float" office:value="0">
            <text:p>0</text:p>
          </table:table-cell>
          <table:table-cell table:style-name="ce156" table:formula="oooc:=[.M4]+(([.$M$45]-[.$M$2])/BINDIVISOR)" office:value-type="string" office:value="#NAME?">
            <text:p>#NAME?</text:p>
          </table:table-cell>
          <table:table-cell table:style-name="ce152" table:formula="oooc:=COUNTIF([Vertices.E:.E];(&quot;&gt;= &quot;&amp;[.M5]))-COUNTIF([Vertices.E:.E];(&quot;&gt;=&quot;&amp;[.M6]))" office:value-type="float" office:value="0">
            <text:p>0</text:p>
          </table:table-cell>
          <table:table-cell table:style-name="ce156" table:formula="oooc:=[.O4]+(([.$O$45]-[.$O$2])/BINDIVISOR)" office:value-type="string" office:value="#NAME?">
            <text:p>#NAME?</text:p>
          </table:table-cell>
          <table:table-cell table:style-name="ce152" table:formula="oooc:=COUNTIF([Vertices.F:.F];(&quot;&gt;= &quot;&amp;[.O5]))-COUNTIF([Vertices.F:.F];(&quot;&gt;=&quot;&amp;[.O6]))" office:value-type="float" office:value="0">
            <text:p>0</text:p>
          </table:table-cell>
          <table:table-cell table:style-name="ce156" table:formula="oooc:=[.Q4]+(([.$Q$45]-[.$Q$2])/BINDIVISOR)" office:value-type="string" office:value="#NAME?">
            <text:p>#NAME?</text:p>
          </table:table-cell>
          <table:table-cell table:style-name="ce157" table:formula="oooc:=COUNTIF({};(&quot;&gt;= &quot;&amp;[.Q5]))-COUNTIF({};(&quot;&gt;=&quot;&amp;[.Q6]))" office:value-type="float" office:value="0">
            <text:p>0</text:p>
          </table:table-cell>
          <table:table-cell table:style-name="ce156" table:formula="oooc:=[.S4]+(([.$S$45]-[.$S$2])/BINDIVISOR)" office:value-type="string" office:value="#NAME?">
            <text:p>#NAME?</text:p>
          </table:table-cell>
          <table:table-cell table:style-name="ce152" table:formula="oooc:=COUNTIF([Vertices.H:.H];(&quot;&gt;= &quot;&amp;[.S5]))-COUNTIF([Vertices.H:.H];(&quot;&gt;=&quot;&amp;[.S6]))" office:value-type="float" office:value="0">
            <text:p>0</text:p>
          </table:table-cell>
          <table:table-cell table:style-name="ce156" table:formula="oooc:=[.U4]+(([.$U$45]-[.$U$2])/BINDIVISOR)" office:value-type="string" office:value="#NAME?">
            <text:p>#NAME?</text:p>
          </table:table-cell>
          <table:table-cell table:style-name="ce152" table:formula="oooc:=COUNTIF([Vertices.G:.G];(&quot;&gt;= &quot;&amp;[.U5]))-COUNTIF([Vertices.G:.G];(&quot;&gt;=&quot;&amp;[.U6]))" office:value-type="float" office:value="0">
            <text:p>0</text:p>
          </table:table-cell>
          <table:table-cell table:style-name="ce156" table:formula="oooc:=[.W4]+(([.$W$45]-[.$W$2])/BINDIVISOR)" office:value-type="string" office:value="#NAME?">
            <text:p>#NAME?</text:p>
          </table:table-cell>
          <table:table-cell table:style-name="ce158" table:formula="oooc:=COUNTIF({};(&quot;&gt;= &quot;&amp;[.W5]))-COUNTIF({};(&quot;&gt;=&quot;&amp;[.W6]))" office:value-type="float" office:value="0">
            <text:p>0</text:p>
          </table:table-cell>
          <table:table-cell table:style-name="ce159" table:formula="oooc:=[.Y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5]))-COUNTIF(INDIRECT(DYNAMICFILTERSOURCECOLUMNRANGE);(&quot;&gt;=&quot;&amp;[.Y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5]+(([.$I$45]-[.$I$2])/BINDIVISOR)" office:value-type="string" office:value="#NAME?">
            <text:p>#NAME?</text:p>
          </table:table-cell>
          <table:table-cell table:style-name="ce144" table:formula="oooc:=COUNTIF([Vertices.C:.C];(&quot;&gt;= &quot;&amp;[.I6]))-COUNTIF([Vertices.C:.C];(&quot;&gt;=&quot;&amp;[.I7]))" office:value-type="float" office:value="0">
            <text:p>0</text:p>
          </table:table-cell>
          <table:table-cell table:style-name="ce151" table:formula="oooc:=[.K5]+(([.$K$45]-[.$K$2])/BINDIVISOR)" office:value-type="string" office:value="#NAME?">
            <text:p>#NAME?</text:p>
          </table:table-cell>
          <table:table-cell table:style-name="ce152" table:formula="oooc:=COUNTIF([Vertices.D:.D];(&quot;&gt;= &quot;&amp;[.K6]))-COUNTIF([Vertices.D:.D];(&quot;&gt;=&quot;&amp;[.K7]))" office:value-type="float" office:value="0">
            <text:p>0</text:p>
          </table:table-cell>
          <table:table-cell table:style-name="ce151" table:formula="oooc:=[.M5]+(([.$M$45]-[.$M$2])/BINDIVISOR)" office:value-type="string" office:value="#NAME?">
            <text:p>#NAME?</text:p>
          </table:table-cell>
          <table:table-cell table:style-name="ce152" table:formula="oooc:=COUNTIF([Vertices.E:.E];(&quot;&gt;= &quot;&amp;[.M6]))-COUNTIF([Vertices.E:.E];(&quot;&gt;=&quot;&amp;[.M7]))" office:value-type="float" office:value="0">
            <text:p>0</text:p>
          </table:table-cell>
          <table:table-cell table:style-name="ce151" table:formula="oooc:=[.O5]+(([.$O$45]-[.$O$2])/BINDIVISOR)" office:value-type="string" office:value="#NAME?">
            <text:p>#NAME?</text:p>
          </table:table-cell>
          <table:table-cell table:style-name="ce152" table:formula="oooc:=COUNTIF([Vertices.F:.F];(&quot;&gt;= &quot;&amp;[.O6]))-COUNTIF([Vertices.F:.F];(&quot;&gt;=&quot;&amp;[.O7]))" office:value-type="float" office:value="0">
            <text:p>0</text:p>
          </table:table-cell>
          <table:table-cell table:style-name="ce151" table:formula="oooc:=[.Q5]+(([.$Q$45]-[.$Q$2])/BINDIVISOR)" office:value-type="string" office:value="#NAME?">
            <text:p>#NAME?</text:p>
          </table:table-cell>
          <table:table-cell table:style-name="ce152" table:formula="oooc:=COUNTIF({};(&quot;&gt;= &quot;&amp;[.Q6]))-COUNTIF({};(&quot;&gt;=&quot;&amp;[.Q7]))" office:value-type="float" office:value="0">
            <text:p>0</text:p>
          </table:table-cell>
          <table:table-cell table:style-name="ce151" table:formula="oooc:=[.S5]+(([.$S$45]-[.$S$2])/BINDIVISOR)" office:value-type="string" office:value="#NAME?">
            <text:p>#NAME?</text:p>
          </table:table-cell>
          <table:table-cell table:style-name="ce152" table:formula="oooc:=COUNTIF([Vertices.H:.H];(&quot;&gt;= &quot;&amp;[.S6]))-COUNTIF([Vertices.H:.H];(&quot;&gt;=&quot;&amp;[.S7]))" office:value-type="float" office:value="0">
            <text:p>0</text:p>
          </table:table-cell>
          <table:table-cell table:style-name="ce151" table:formula="oooc:=[.U5]+(([.$U$45]-[.$U$2])/BINDIVISOR)" office:value-type="string" office:value="#NAME?">
            <text:p>#NAME?</text:p>
          </table:table-cell>
          <table:table-cell table:style-name="ce152" table:formula="oooc:=COUNTIF([Vertices.G:.G];(&quot;&gt;= &quot;&amp;[.U6]))-COUNTIF([Vertices.G:.G];(&quot;&gt;=&quot;&amp;[.U7]))" office:value-type="float" office:value="0">
            <text:p>0</text:p>
          </table:table-cell>
          <table:table-cell table:style-name="ce151" table:formula="oooc:=[.W5]+(([.$W$45]-[.$W$2])/BINDIVISOR)" office:value-type="string" office:value="#NAME?">
            <text:p>#NAME?</text:p>
          </table:table-cell>
          <table:table-cell table:style-name="ce153" table:formula="oooc:=COUNTIF({};(&quot;&gt;= &quot;&amp;[.W6]))-COUNTIF({};(&quot;&gt;=&quot;&amp;[.W7]))" office:value-type="float" office:value="0">
            <text:p>0</text:p>
          </table:table-cell>
          <table:table-cell table:style-name="ce154" table:formula="oooc:=[.Y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6]))-COUNTIF(INDIRECT(DYNAMICFILTERSOURCECOLUMNRANGE);(&quot;&gt;=&quot;&amp;[.Y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6]+(([.$I$45]-[.$I$2])/BINDIVISOR)" office:value-type="string" office:value="#NAME?">
            <text:p>#NAME?</text:p>
          </table:table-cell>
          <table:table-cell table:style-name="ce144" table:formula="oooc:=COUNTIF([Vertices.C:.C];(&quot;&gt;= &quot;&amp;[.I7]))-COUNTIF([Vertices.C:.C];(&quot;&gt;=&quot;&amp;[.I8]))" office:value-type="float" office:value="0">
            <text:p>0</text:p>
          </table:table-cell>
          <table:table-cell table:style-name="ce156" table:formula="oooc:=[.K6]+(([.$K$45]-[.$K$2])/BINDIVISOR)" office:value-type="string" office:value="#NAME?">
            <text:p>#NAME?</text:p>
          </table:table-cell>
          <table:table-cell table:style-name="ce152" table:formula="oooc:=COUNTIF([Vertices.D:.D];(&quot;&gt;= &quot;&amp;[.K7]))-COUNTIF([Vertices.D:.D];(&quot;&gt;=&quot;&amp;[.K8]))" office:value-type="float" office:value="0">
            <text:p>0</text:p>
          </table:table-cell>
          <table:table-cell table:style-name="ce156" table:formula="oooc:=[.M6]+(([.$M$45]-[.$M$2])/BINDIVISOR)" office:value-type="string" office:value="#NAME?">
            <text:p>#NAME?</text:p>
          </table:table-cell>
          <table:table-cell table:style-name="ce152" table:formula="oooc:=COUNTIF([Vertices.E:.E];(&quot;&gt;= &quot;&amp;[.M7]))-COUNTIF([Vertices.E:.E];(&quot;&gt;=&quot;&amp;[.M8]))" office:value-type="float" office:value="0">
            <text:p>0</text:p>
          </table:table-cell>
          <table:table-cell table:style-name="ce156" table:formula="oooc:=[.O6]+(([.$O$45]-[.$O$2])/BINDIVISOR)" office:value-type="string" office:value="#NAME?">
            <text:p>#NAME?</text:p>
          </table:table-cell>
          <table:table-cell table:style-name="ce152" table:formula="oooc:=COUNTIF([Vertices.F:.F];(&quot;&gt;= &quot;&amp;[.O7]))-COUNTIF([Vertices.F:.F];(&quot;&gt;=&quot;&amp;[.O8]))" office:value-type="float" office:value="0">
            <text:p>0</text:p>
          </table:table-cell>
          <table:table-cell table:style-name="ce156" table:formula="oooc:=[.Q6]+(([.$Q$45]-[.$Q$2])/BINDIVISOR)" office:value-type="string" office:value="#NAME?">
            <text:p>#NAME?</text:p>
          </table:table-cell>
          <table:table-cell table:style-name="ce157" table:formula="oooc:=COUNTIF({};(&quot;&gt;= &quot;&amp;[.Q7]))-COUNTIF({};(&quot;&gt;=&quot;&amp;[.Q8]))" office:value-type="float" office:value="0">
            <text:p>0</text:p>
          </table:table-cell>
          <table:table-cell table:style-name="ce156" table:formula="oooc:=[.S6]+(([.$S$45]-[.$S$2])/BINDIVISOR)" office:value-type="string" office:value="#NAME?">
            <text:p>#NAME?</text:p>
          </table:table-cell>
          <table:table-cell table:style-name="ce152" table:formula="oooc:=COUNTIF([Vertices.H:.H];(&quot;&gt;= &quot;&amp;[.S7]))-COUNTIF([Vertices.H:.H];(&quot;&gt;=&quot;&amp;[.S8]))" office:value-type="float" office:value="0">
            <text:p>0</text:p>
          </table:table-cell>
          <table:table-cell table:style-name="ce156" table:formula="oooc:=[.U6]+(([.$U$45]-[.$U$2])/BINDIVISOR)" office:value-type="string" office:value="#NAME?">
            <text:p>#NAME?</text:p>
          </table:table-cell>
          <table:table-cell table:style-name="ce152" table:formula="oooc:=COUNTIF([Vertices.G:.G];(&quot;&gt;= &quot;&amp;[.U7]))-COUNTIF([Vertices.G:.G];(&quot;&gt;=&quot;&amp;[.U8]))" office:value-type="float" office:value="0">
            <text:p>0</text:p>
          </table:table-cell>
          <table:table-cell table:style-name="ce156" table:formula="oooc:=[.W6]+(([.$W$45]-[.$W$2])/BINDIVISOR)" office:value-type="string" office:value="#NAME?">
            <text:p>#NAME?</text:p>
          </table:table-cell>
          <table:table-cell table:style-name="ce158" table:formula="oooc:=COUNTIF({};(&quot;&gt;= &quot;&amp;[.W7]))-COUNTIF({};(&quot;&gt;=&quot;&amp;[.W8]))" office:value-type="float" office:value="0">
            <text:p>0</text:p>
          </table:table-cell>
          <table:table-cell table:style-name="ce159" table:formula="oooc:=[.Y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7]))-COUNTIF(INDIRECT(DYNAMICFILTERSOURCECOLUMNRANGE);(&quot;&gt;=&quot;&amp;[.Y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7]+(([.$I$45]-[.$I$2])/BINDIVISOR)" office:value-type="string" office:value="#NAME?">
            <text:p>#NAME?</text:p>
          </table:table-cell>
          <table:table-cell table:style-name="ce144" table:formula="oooc:=COUNTIF([Vertices.C:.C];(&quot;&gt;= &quot;&amp;[.I8]))-COUNTIF([Vertices.C:.C];(&quot;&gt;=&quot;&amp;[.I9]))" office:value-type="float" office:value="0">
            <text:p>0</text:p>
          </table:table-cell>
          <table:table-cell table:style-name="ce151" table:formula="oooc:=[.K7]+(([.$K$45]-[.$K$2])/BINDIVISOR)" office:value-type="string" office:value="#NAME?">
            <text:p>#NAME?</text:p>
          </table:table-cell>
          <table:table-cell table:style-name="ce152" table:formula="oooc:=COUNTIF([Vertices.D:.D];(&quot;&gt;= &quot;&amp;[.K8]))-COUNTIF([Vertices.D:.D];(&quot;&gt;=&quot;&amp;[.K9]))" office:value-type="float" office:value="0">
            <text:p>0</text:p>
          </table:table-cell>
          <table:table-cell table:style-name="ce151" table:formula="oooc:=[.M7]+(([.$M$45]-[.$M$2])/BINDIVISOR)" office:value-type="string" office:value="#NAME?">
            <text:p>#NAME?</text:p>
          </table:table-cell>
          <table:table-cell table:style-name="ce152" table:formula="oooc:=COUNTIF([Vertices.E:.E];(&quot;&gt;= &quot;&amp;[.M8]))-COUNTIF([Vertices.E:.E];(&quot;&gt;=&quot;&amp;[.M9]))" office:value-type="float" office:value="0">
            <text:p>0</text:p>
          </table:table-cell>
          <table:table-cell table:style-name="ce151" table:formula="oooc:=[.O7]+(([.$O$45]-[.$O$2])/BINDIVISOR)" office:value-type="string" office:value="#NAME?">
            <text:p>#NAME?</text:p>
          </table:table-cell>
          <table:table-cell table:style-name="ce152" table:formula="oooc:=COUNTIF([Vertices.F:.F];(&quot;&gt;= &quot;&amp;[.O8]))-COUNTIF([Vertices.F:.F];(&quot;&gt;=&quot;&amp;[.O9]))" office:value-type="float" office:value="0">
            <text:p>0</text:p>
          </table:table-cell>
          <table:table-cell table:style-name="ce151" table:formula="oooc:=[.Q7]+(([.$Q$45]-[.$Q$2])/BINDIVISOR)" office:value-type="string" office:value="#NAME?">
            <text:p>#NAME?</text:p>
          </table:table-cell>
          <table:table-cell table:style-name="ce152" table:formula="oooc:=COUNTIF({};(&quot;&gt;= &quot;&amp;[.Q8]))-COUNTIF({};(&quot;&gt;=&quot;&amp;[.Q9]))" office:value-type="float" office:value="0">
            <text:p>0</text:p>
          </table:table-cell>
          <table:table-cell table:style-name="ce151" table:formula="oooc:=[.S7]+(([.$S$45]-[.$S$2])/BINDIVISOR)" office:value-type="string" office:value="#NAME?">
            <text:p>#NAME?</text:p>
          </table:table-cell>
          <table:table-cell table:style-name="ce152" table:formula="oooc:=COUNTIF([Vertices.H:.H];(&quot;&gt;= &quot;&amp;[.S8]))-COUNTIF([Vertices.H:.H];(&quot;&gt;=&quot;&amp;[.S9]))" office:value-type="float" office:value="0">
            <text:p>0</text:p>
          </table:table-cell>
          <table:table-cell table:style-name="ce151" table:formula="oooc:=[.U7]+(([.$U$45]-[.$U$2])/BINDIVISOR)" office:value-type="string" office:value="#NAME?">
            <text:p>#NAME?</text:p>
          </table:table-cell>
          <table:table-cell table:style-name="ce152" table:formula="oooc:=COUNTIF([Vertices.G:.G];(&quot;&gt;= &quot;&amp;[.U8]))-COUNTIF([Vertices.G:.G];(&quot;&gt;=&quot;&amp;[.U9]))" office:value-type="float" office:value="0">
            <text:p>0</text:p>
          </table:table-cell>
          <table:table-cell table:style-name="ce151" table:formula="oooc:=[.W7]+(([.$W$45]-[.$W$2])/BINDIVISOR)" office:value-type="string" office:value="#NAME?">
            <text:p>#NAME?</text:p>
          </table:table-cell>
          <table:table-cell table:style-name="ce153" table:formula="oooc:=COUNTIF({};(&quot;&gt;= &quot;&amp;[.W8]))-COUNTIF({};(&quot;&gt;=&quot;&amp;[.W9]))" office:value-type="float" office:value="0">
            <text:p>0</text:p>
          </table:table-cell>
          <table:table-cell table:style-name="ce154" table:formula="oooc:=[.Y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8]))-COUNTIF(INDIRECT(DYNAMICFILTERSOURCECOLUMNRANGE);(&quot;&gt;=&quot;&amp;[.Y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8]+(([.$I$45]-[.$I$2])/BINDIVISOR)" office:value-type="string" office:value="#NAME?">
            <text:p>#NAME?</text:p>
          </table:table-cell>
          <table:table-cell table:style-name="ce144" table:formula="oooc:=COUNTIF([Vertices.C:.C];(&quot;&gt;= &quot;&amp;[.I9]))-COUNTIF([Vertices.C:.C];(&quot;&gt;=&quot;&amp;[.I10]))" office:value-type="float" office:value="0">
            <text:p>0</text:p>
          </table:table-cell>
          <table:table-cell table:style-name="ce156" table:formula="oooc:=[.K8]+(([.$K$45]-[.$K$2])/BINDIVISOR)" office:value-type="string" office:value="#NAME?">
            <text:p>#NAME?</text:p>
          </table:table-cell>
          <table:table-cell table:style-name="ce152" table:formula="oooc:=COUNTIF([Vertices.D:.D];(&quot;&gt;= &quot;&amp;[.K9]))-COUNTIF([Vertices.D:.D];(&quot;&gt;=&quot;&amp;[.K10]))" office:value-type="float" office:value="0">
            <text:p>0</text:p>
          </table:table-cell>
          <table:table-cell table:style-name="ce156" table:formula="oooc:=[.M8]+(([.$M$45]-[.$M$2])/BINDIVISOR)" office:value-type="string" office:value="#NAME?">
            <text:p>#NAME?</text:p>
          </table:table-cell>
          <table:table-cell table:style-name="ce152" table:formula="oooc:=COUNTIF([Vertices.E:.E];(&quot;&gt;= &quot;&amp;[.M9]))-COUNTIF([Vertices.E:.E];(&quot;&gt;=&quot;&amp;[.M10]))" office:value-type="float" office:value="0">
            <text:p>0</text:p>
          </table:table-cell>
          <table:table-cell table:style-name="ce156" table:formula="oooc:=[.O8]+(([.$O$45]-[.$O$2])/BINDIVISOR)" office:value-type="string" office:value="#NAME?">
            <text:p>#NAME?</text:p>
          </table:table-cell>
          <table:table-cell table:style-name="ce152" table:formula="oooc:=COUNTIF([Vertices.F:.F];(&quot;&gt;= &quot;&amp;[.O9]))-COUNTIF([Vertices.F:.F];(&quot;&gt;=&quot;&amp;[.O10]))" office:value-type="float" office:value="0">
            <text:p>0</text:p>
          </table:table-cell>
          <table:table-cell table:style-name="ce156" table:formula="oooc:=[.Q8]+(([.$Q$45]-[.$Q$2])/BINDIVISOR)" office:value-type="string" office:value="#NAME?">
            <text:p>#NAME?</text:p>
          </table:table-cell>
          <table:table-cell table:style-name="ce157" table:formula="oooc:=COUNTIF({};(&quot;&gt;= &quot;&amp;[.Q9]))-COUNTIF({};(&quot;&gt;=&quot;&amp;[.Q10]))" office:value-type="float" office:value="0">
            <text:p>0</text:p>
          </table:table-cell>
          <table:table-cell table:style-name="ce156" table:formula="oooc:=[.S8]+(([.$S$45]-[.$S$2])/BINDIVISOR)" office:value-type="string" office:value="#NAME?">
            <text:p>#NAME?</text:p>
          </table:table-cell>
          <table:table-cell table:style-name="ce152" table:formula="oooc:=COUNTIF([Vertices.H:.H];(&quot;&gt;= &quot;&amp;[.S9]))-COUNTIF([Vertices.H:.H];(&quot;&gt;=&quot;&amp;[.S10]))" office:value-type="float" office:value="0">
            <text:p>0</text:p>
          </table:table-cell>
          <table:table-cell table:style-name="ce156" table:formula="oooc:=[.U8]+(([.$U$45]-[.$U$2])/BINDIVISOR)" office:value-type="string" office:value="#NAME?">
            <text:p>#NAME?</text:p>
          </table:table-cell>
          <table:table-cell table:style-name="ce152" table:formula="oooc:=COUNTIF([Vertices.G:.G];(&quot;&gt;= &quot;&amp;[.U9]))-COUNTIF([Vertices.G:.G];(&quot;&gt;=&quot;&amp;[.U10]))" office:value-type="float" office:value="0">
            <text:p>0</text:p>
          </table:table-cell>
          <table:table-cell table:style-name="ce156" table:formula="oooc:=[.W8]+(([.$W$45]-[.$W$2])/BINDIVISOR)" office:value-type="string" office:value="#NAME?">
            <text:p>#NAME?</text:p>
          </table:table-cell>
          <table:table-cell table:style-name="ce158" table:formula="oooc:=COUNTIF({};(&quot;&gt;= &quot;&amp;[.W9]))-COUNTIF({};(&quot;&gt;=&quot;&amp;[.W10]))" office:value-type="float" office:value="0">
            <text:p>0</text:p>
          </table:table-cell>
          <table:table-cell table:style-name="ce159" table:formula="oooc:=[.Y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9]))-COUNTIF(INDIRECT(DYNAMICFILTERSOURCECOLUMNRANGE);(&quot;&gt;=&quot;&amp;[.Y1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9]+(([.$I$45]-[.$I$2])/BINDIVISOR)" office:value-type="string" office:value="#NAME?">
            <text:p>#NAME?</text:p>
          </table:table-cell>
          <table:table-cell table:style-name="ce144" table:formula="oooc:=COUNTIF([Vertices.C:.C];(&quot;&gt;= &quot;&amp;[.I10]))-COUNTIF([Vertices.C:.C];(&quot;&gt;=&quot;&amp;[.I11]))" office:value-type="float" office:value="0">
            <text:p>0</text:p>
          </table:table-cell>
          <table:table-cell table:style-name="ce151" table:formula="oooc:=[.K9]+(([.$K$45]-[.$K$2])/BINDIVISOR)" office:value-type="string" office:value="#NAME?">
            <text:p>#NAME?</text:p>
          </table:table-cell>
          <table:table-cell table:style-name="ce152" table:formula="oooc:=COUNTIF([Vertices.D:.D];(&quot;&gt;= &quot;&amp;[.K10]))-COUNTIF([Vertices.D:.D];(&quot;&gt;=&quot;&amp;[.K11]))" office:value-type="float" office:value="0">
            <text:p>0</text:p>
          </table:table-cell>
          <table:table-cell table:style-name="ce151" table:formula="oooc:=[.M9]+(([.$M$45]-[.$M$2])/BINDIVISOR)" office:value-type="string" office:value="#NAME?">
            <text:p>#NAME?</text:p>
          </table:table-cell>
          <table:table-cell table:style-name="ce152" table:formula="oooc:=COUNTIF([Vertices.E:.E];(&quot;&gt;= &quot;&amp;[.M10]))-COUNTIF([Vertices.E:.E];(&quot;&gt;=&quot;&amp;[.M11]))" office:value-type="float" office:value="0">
            <text:p>0</text:p>
          </table:table-cell>
          <table:table-cell table:style-name="ce151" table:formula="oooc:=[.O9]+(([.$O$45]-[.$O$2])/BINDIVISOR)" office:value-type="string" office:value="#NAME?">
            <text:p>#NAME?</text:p>
          </table:table-cell>
          <table:table-cell table:style-name="ce152" table:formula="oooc:=COUNTIF([Vertices.F:.F];(&quot;&gt;= &quot;&amp;[.O10]))-COUNTIF([Vertices.F:.F];(&quot;&gt;=&quot;&amp;[.O11]))" office:value-type="float" office:value="0">
            <text:p>0</text:p>
          </table:table-cell>
          <table:table-cell table:style-name="ce151" table:formula="oooc:=[.Q9]+(([.$Q$45]-[.$Q$2])/BINDIVISOR)" office:value-type="string" office:value="#NAME?">
            <text:p>#NAME?</text:p>
          </table:table-cell>
          <table:table-cell table:style-name="ce152" table:formula="oooc:=COUNTIF({};(&quot;&gt;= &quot;&amp;[.Q10]))-COUNTIF({};(&quot;&gt;=&quot;&amp;[.Q11]))" office:value-type="float" office:value="0">
            <text:p>0</text:p>
          </table:table-cell>
          <table:table-cell table:style-name="ce151" table:formula="oooc:=[.S9]+(([.$S$45]-[.$S$2])/BINDIVISOR)" office:value-type="string" office:value="#NAME?">
            <text:p>#NAME?</text:p>
          </table:table-cell>
          <table:table-cell table:style-name="ce152" table:formula="oooc:=COUNTIF([Vertices.H:.H];(&quot;&gt;= &quot;&amp;[.S10]))-COUNTIF([Vertices.H:.H];(&quot;&gt;=&quot;&amp;[.S11]))" office:value-type="float" office:value="0">
            <text:p>0</text:p>
          </table:table-cell>
          <table:table-cell table:style-name="ce151" table:formula="oooc:=[.U9]+(([.$U$45]-[.$U$2])/BINDIVISOR)" office:value-type="string" office:value="#NAME?">
            <text:p>#NAME?</text:p>
          </table:table-cell>
          <table:table-cell table:style-name="ce152" table:formula="oooc:=COUNTIF([Vertices.G:.G];(&quot;&gt;= &quot;&amp;[.U10]))-COUNTIF([Vertices.G:.G];(&quot;&gt;=&quot;&amp;[.U11]))" office:value-type="float" office:value="0">
            <text:p>0</text:p>
          </table:table-cell>
          <table:table-cell table:style-name="ce151" table:formula="oooc:=[.W9]+(([.$W$45]-[.$W$2])/BINDIVISOR)" office:value-type="string" office:value="#NAME?">
            <text:p>#NAME?</text:p>
          </table:table-cell>
          <table:table-cell table:style-name="ce153" table:formula="oooc:=COUNTIF({};(&quot;&gt;= &quot;&amp;[.W10]))-COUNTIF({};(&quot;&gt;=&quot;&amp;[.W11]))" office:value-type="float" office:value="0">
            <text:p>0</text:p>
          </table:table-cell>
          <table:table-cell table:style-name="ce154" table:formula="oooc:=[.Y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0]))-COUNTIF(INDIRECT(DYNAMICFILTERSOURCECOLUMNRANGE);(&quot;&gt;=&quot;&amp;[.Y1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41"/>
          <table:table-cell table:number-columns-repeated="2"/>
          <table:table-cell table:style-name="ce150" table:formula="oooc:=[.I10]+(([.$I$45]-[.$I$2])/BINDIVISOR)" office:value-type="string" office:value="#NAME?">
            <text:p>#NAME?</text:p>
          </table:table-cell>
          <table:table-cell table:style-name="ce144" table:formula="oooc:=COUNTIF([Vertices.C:.C];(&quot;&gt;= &quot;&amp;[.I11]))-COUNTIF([Vertices.C:.C];(&quot;&gt;=&quot;&amp;[.I12]))" office:value-type="float" office:value="0">
            <text:p>0</text:p>
          </table:table-cell>
          <table:table-cell table:style-name="ce156" table:formula="oooc:=[.K10]+(([.$K$45]-[.$K$2])/BINDIVISOR)" office:value-type="string" office:value="#NAME?">
            <text:p>#NAME?</text:p>
          </table:table-cell>
          <table:table-cell table:style-name="ce152" table:formula="oooc:=COUNTIF([Vertices.D:.D];(&quot;&gt;= &quot;&amp;[.K11]))-COUNTIF([Vertices.D:.D];(&quot;&gt;=&quot;&amp;[.K12]))" office:value-type="float" office:value="0">
            <text:p>0</text:p>
          </table:table-cell>
          <table:table-cell table:style-name="ce156" table:formula="oooc:=[.M10]+(([.$M$45]-[.$M$2])/BINDIVISOR)" office:value-type="string" office:value="#NAME?">
            <text:p>#NAME?</text:p>
          </table:table-cell>
          <table:table-cell table:style-name="ce152" table:formula="oooc:=COUNTIF([Vertices.E:.E];(&quot;&gt;= &quot;&amp;[.M11]))-COUNTIF([Vertices.E:.E];(&quot;&gt;=&quot;&amp;[.M12]))" office:value-type="float" office:value="0">
            <text:p>0</text:p>
          </table:table-cell>
          <table:table-cell table:style-name="ce156" table:formula="oooc:=[.O10]+(([.$O$45]-[.$O$2])/BINDIVISOR)" office:value-type="string" office:value="#NAME?">
            <text:p>#NAME?</text:p>
          </table:table-cell>
          <table:table-cell table:style-name="ce152" table:formula="oooc:=COUNTIF([Vertices.F:.F];(&quot;&gt;= &quot;&amp;[.O11]))-COUNTIF([Vertices.F:.F];(&quot;&gt;=&quot;&amp;[.O12]))" office:value-type="float" office:value="0">
            <text:p>0</text:p>
          </table:table-cell>
          <table:table-cell table:style-name="ce156" table:formula="oooc:=[.Q10]+(([.$Q$45]-[.$Q$2])/BINDIVISOR)" office:value-type="string" office:value="#NAME?">
            <text:p>#NAME?</text:p>
          </table:table-cell>
          <table:table-cell table:style-name="ce157" table:formula="oooc:=COUNTIF({};(&quot;&gt;= &quot;&amp;[.Q11]))-COUNTIF({};(&quot;&gt;=&quot;&amp;[.Q12]))" office:value-type="float" office:value="0">
            <text:p>0</text:p>
          </table:table-cell>
          <table:table-cell table:style-name="ce156" table:formula="oooc:=[.S10]+(([.$S$45]-[.$S$2])/BINDIVISOR)" office:value-type="string" office:value="#NAME?">
            <text:p>#NAME?</text:p>
          </table:table-cell>
          <table:table-cell table:style-name="ce152" table:formula="oooc:=COUNTIF([Vertices.H:.H];(&quot;&gt;= &quot;&amp;[.S11]))-COUNTIF([Vertices.H:.H];(&quot;&gt;=&quot;&amp;[.S12]))" office:value-type="float" office:value="0">
            <text:p>0</text:p>
          </table:table-cell>
          <table:table-cell table:style-name="ce156" table:formula="oooc:=[.U10]+(([.$U$45]-[.$U$2])/BINDIVISOR)" office:value-type="string" office:value="#NAME?">
            <text:p>#NAME?</text:p>
          </table:table-cell>
          <table:table-cell table:style-name="ce152" table:formula="oooc:=COUNTIF([Vertices.G:.G];(&quot;&gt;= &quot;&amp;[.U11]))-COUNTIF([Vertices.G:.G];(&quot;&gt;=&quot;&amp;[.U12]))" office:value-type="float" office:value="0">
            <text:p>0</text:p>
          </table:table-cell>
          <table:table-cell table:style-name="ce156" table:formula="oooc:=[.W10]+(([.$W$45]-[.$W$2])/BINDIVISOR)" office:value-type="string" office:value="#NAME?">
            <text:p>#NAME?</text:p>
          </table:table-cell>
          <table:table-cell table:style-name="ce158" table:formula="oooc:=COUNTIF({};(&quot;&gt;= &quot;&amp;[.W11]))-COUNTIF({};(&quot;&gt;=&quot;&amp;[.W12]))" office:value-type="float" office:value="0">
            <text:p>0</text:p>
          </table:table-cell>
          <table:table-cell table:style-name="ce159" table:formula="oooc:=[.Y1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1]))-COUNTIF(INDIRECT(DYNAMICFILTERSOURCECOLUMNRANGE);(&quot;&gt;=&quot;&amp;[.Y1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1" office:value-type="string">
            <text:p>Minimum Degree</text:p>
          </table:table-cell>
          <table:table-cell table:style-name="ce162" table:formula="oooc:=IF((COUNT([Vertices.C:.C])&gt;0);[.I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1]+(([.$I$45]-[.$I$2])/BINDIVISOR)" office:value-type="string" office:value="#NAME?">
            <text:p>#NAME?</text:p>
          </table:table-cell>
          <table:table-cell table:style-name="ce144" table:formula="oooc:=COUNTIF([Vertices.C:.C];(&quot;&gt;= &quot;&amp;[.I12]))-COUNTIF([Vertices.C:.C];(&quot;&gt;=&quot;&amp;[.I13]))" office:value-type="float" office:value="0">
            <text:p>0</text:p>
          </table:table-cell>
          <table:table-cell table:style-name="ce151" table:formula="oooc:=[.K11]+(([.$K$45]-[.$K$2])/BINDIVISOR)" office:value-type="string" office:value="#NAME?">
            <text:p>#NAME?</text:p>
          </table:table-cell>
          <table:table-cell table:style-name="ce152" table:formula="oooc:=COUNTIF([Vertices.D:.D];(&quot;&gt;= &quot;&amp;[.K12]))-COUNTIF([Vertices.D:.D];(&quot;&gt;=&quot;&amp;[.K13]))" office:value-type="float" office:value="0">
            <text:p>0</text:p>
          </table:table-cell>
          <table:table-cell table:style-name="ce151" table:formula="oooc:=[.M11]+(([.$M$45]-[.$M$2])/BINDIVISOR)" office:value-type="string" office:value="#NAME?">
            <text:p>#NAME?</text:p>
          </table:table-cell>
          <table:table-cell table:style-name="ce152" table:formula="oooc:=COUNTIF([Vertices.E:.E];(&quot;&gt;= &quot;&amp;[.M12]))-COUNTIF([Vertices.E:.E];(&quot;&gt;=&quot;&amp;[.M13]))" office:value-type="float" office:value="0">
            <text:p>0</text:p>
          </table:table-cell>
          <table:table-cell table:style-name="ce151" table:formula="oooc:=[.O11]+(([.$O$45]-[.$O$2])/BINDIVISOR)" office:value-type="string" office:value="#NAME?">
            <text:p>#NAME?</text:p>
          </table:table-cell>
          <table:table-cell table:style-name="ce152" table:formula="oooc:=COUNTIF([Vertices.F:.F];(&quot;&gt;= &quot;&amp;[.O12]))-COUNTIF([Vertices.F:.F];(&quot;&gt;=&quot;&amp;[.O13]))" office:value-type="float" office:value="0">
            <text:p>0</text:p>
          </table:table-cell>
          <table:table-cell table:style-name="ce151" table:formula="oooc:=[.Q11]+(([.$Q$45]-[.$Q$2])/BINDIVISOR)" office:value-type="string" office:value="#NAME?">
            <text:p>#NAME?</text:p>
          </table:table-cell>
          <table:table-cell table:style-name="ce152" table:formula="oooc:=COUNTIF({};(&quot;&gt;= &quot;&amp;[.Q12]))-COUNTIF({};(&quot;&gt;=&quot;&amp;[.Q13]))" office:value-type="float" office:value="0">
            <text:p>0</text:p>
          </table:table-cell>
          <table:table-cell table:style-name="ce151" table:formula="oooc:=[.S11]+(([.$S$45]-[.$S$2])/BINDIVISOR)" office:value-type="string" office:value="#NAME?">
            <text:p>#NAME?</text:p>
          </table:table-cell>
          <table:table-cell table:style-name="ce152" table:formula="oooc:=COUNTIF([Vertices.H:.H];(&quot;&gt;= &quot;&amp;[.S12]))-COUNTIF([Vertices.H:.H];(&quot;&gt;=&quot;&amp;[.S13]))" office:value-type="float" office:value="0">
            <text:p>0</text:p>
          </table:table-cell>
          <table:table-cell table:style-name="ce151" table:formula="oooc:=[.U11]+(([.$U$45]-[.$U$2])/BINDIVISOR)" office:value-type="string" office:value="#NAME?">
            <text:p>#NAME?</text:p>
          </table:table-cell>
          <table:table-cell table:style-name="ce152" table:formula="oooc:=COUNTIF([Vertices.G:.G];(&quot;&gt;= &quot;&amp;[.U12]))-COUNTIF([Vertices.G:.G];(&quot;&gt;=&quot;&amp;[.U13]))" office:value-type="float" office:value="0">
            <text:p>0</text:p>
          </table:table-cell>
          <table:table-cell table:style-name="ce151" table:formula="oooc:=[.W11]+(([.$W$45]-[.$W$2])/BINDIVISOR)" office:value-type="string" office:value="#NAME?">
            <text:p>#NAME?</text:p>
          </table:table-cell>
          <table:table-cell table:style-name="ce153" table:formula="oooc:=COUNTIF({};(&quot;&gt;= &quot;&amp;[.W12]))-COUNTIF({};(&quot;&gt;=&quot;&amp;[.W13]))" office:value-type="float" office:value="0">
            <text:p>0</text:p>
          </table:table-cell>
          <table:table-cell table:style-name="ce154" table:formula="oooc:=[.Y1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2]))-COUNTIF(INDIRECT(DYNAMICFILTERSOURCECOLUMNRANGE);(&quot;&gt;=&quot;&amp;[.Y1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4" office:value-type="string">
            <text:p>Maximum Degree</text:p>
          </table:table-cell>
          <table:table-cell table:style-name="ce165" table:formula="oooc:=IF((COUNT([Vertices.$C:.C])&gt;0);[.I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2]+(([.$I$45]-[.$I$2])/BINDIVISOR)" office:value-type="string" office:value="#NAME?">
            <text:p>#NAME?</text:p>
          </table:table-cell>
          <table:table-cell table:style-name="ce144" table:formula="oooc:=COUNTIF([Vertices.C:.C];(&quot;&gt;= &quot;&amp;[.I13]))-COUNTIF([Vertices.C:.C];(&quot;&gt;=&quot;&amp;[.I14]))" office:value-type="float" office:value="0">
            <text:p>0</text:p>
          </table:table-cell>
          <table:table-cell table:style-name="ce156" table:formula="oooc:=[.K12]+(([.$K$45]-[.$K$2])/BINDIVISOR)" office:value-type="string" office:value="#NAME?">
            <text:p>#NAME?</text:p>
          </table:table-cell>
          <table:table-cell table:style-name="ce152" table:formula="oooc:=COUNTIF([Vertices.D:.D];(&quot;&gt;= &quot;&amp;[.K13]))-COUNTIF([Vertices.D:.D];(&quot;&gt;=&quot;&amp;[.K14]))" office:value-type="float" office:value="0">
            <text:p>0</text:p>
          </table:table-cell>
          <table:table-cell table:style-name="ce156" table:formula="oooc:=[.M12]+(([.$M$45]-[.$M$2])/BINDIVISOR)" office:value-type="string" office:value="#NAME?">
            <text:p>#NAME?</text:p>
          </table:table-cell>
          <table:table-cell table:style-name="ce152" table:formula="oooc:=COUNTIF([Vertices.E:.E];(&quot;&gt;= &quot;&amp;[.M13]))-COUNTIF([Vertices.E:.E];(&quot;&gt;=&quot;&amp;[.M14]))" office:value-type="float" office:value="0">
            <text:p>0</text:p>
          </table:table-cell>
          <table:table-cell table:style-name="ce156" table:formula="oooc:=[.O12]+(([.$O$45]-[.$O$2])/BINDIVISOR)" office:value-type="string" office:value="#NAME?">
            <text:p>#NAME?</text:p>
          </table:table-cell>
          <table:table-cell table:style-name="ce152" table:formula="oooc:=COUNTIF([Vertices.F:.F];(&quot;&gt;= &quot;&amp;[.O13]))-COUNTIF([Vertices.F:.F];(&quot;&gt;=&quot;&amp;[.O14]))" office:value-type="float" office:value="0">
            <text:p>0</text:p>
          </table:table-cell>
          <table:table-cell table:style-name="ce156" table:formula="oooc:=[.Q12]+(([.$Q$45]-[.$Q$2])/BINDIVISOR)" office:value-type="string" office:value="#NAME?">
            <text:p>#NAME?</text:p>
          </table:table-cell>
          <table:table-cell table:style-name="ce157" table:formula="oooc:=COUNTIF({};(&quot;&gt;= &quot;&amp;[.Q13]))-COUNTIF({};(&quot;&gt;=&quot;&amp;[.Q14]))" office:value-type="float" office:value="0">
            <text:p>0</text:p>
          </table:table-cell>
          <table:table-cell table:style-name="ce156" table:formula="oooc:=[.S12]+(([.$S$45]-[.$S$2])/BINDIVISOR)" office:value-type="string" office:value="#NAME?">
            <text:p>#NAME?</text:p>
          </table:table-cell>
          <table:table-cell table:style-name="ce152" table:formula="oooc:=COUNTIF([Vertices.H:.H];(&quot;&gt;= &quot;&amp;[.S13]))-COUNTIF([Vertices.H:.H];(&quot;&gt;=&quot;&amp;[.S14]))" office:value-type="float" office:value="0">
            <text:p>0</text:p>
          </table:table-cell>
          <table:table-cell table:style-name="ce156" table:formula="oooc:=[.U12]+(([.$U$45]-[.$U$2])/BINDIVISOR)" office:value-type="string" office:value="#NAME?">
            <text:p>#NAME?</text:p>
          </table:table-cell>
          <table:table-cell table:style-name="ce152" table:formula="oooc:=COUNTIF([Vertices.G:.G];(&quot;&gt;= &quot;&amp;[.U13]))-COUNTIF([Vertices.G:.G];(&quot;&gt;=&quot;&amp;[.U14]))" office:value-type="float" office:value="0">
            <text:p>0</text:p>
          </table:table-cell>
          <table:table-cell table:style-name="ce156" table:formula="oooc:=[.W12]+(([.$W$45]-[.$W$2])/BINDIVISOR)" office:value-type="string" office:value="#NAME?">
            <text:p>#NAME?</text:p>
          </table:table-cell>
          <table:table-cell table:style-name="ce158" table:formula="oooc:=COUNTIF({};(&quot;&gt;= &quot;&amp;[.W13]))-COUNTIF({};(&quot;&gt;=&quot;&amp;[.W14]))" office:value-type="float" office:value="0">
            <text:p>0</text:p>
          </table:table-cell>
          <table:table-cell table:style-name="ce159" table:formula="oooc:=[.Y1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3]))-COUNTIF(INDIRECT(DYNAMICFILTERSOURCECOLUMNRANGE);(&quot;&gt;=&quot;&amp;[.Y14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Degree</text:p>
          </table:table-cell>
          <table:table-cell table:style-name="ce166" table:formula="oooc:=IFERROR(AVERAGE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3]+(([.$I$45]-[.$I$2])/BINDIVISOR)" office:value-type="string" office:value="#NAME?">
            <text:p>#NAME?</text:p>
          </table:table-cell>
          <table:table-cell table:style-name="ce144" table:formula="oooc:=COUNTIF([Vertices.C:.C];(&quot;&gt;= &quot;&amp;[.I14]))-COUNTIF([Vertices.C:.C];(&quot;&gt;=&quot;&amp;[.I15]))" office:value-type="float" office:value="0">
            <text:p>0</text:p>
          </table:table-cell>
          <table:table-cell table:style-name="ce151" table:formula="oooc:=[.K13]+(([.$K$45]-[.$K$2])/BINDIVISOR)" office:value-type="string" office:value="#NAME?">
            <text:p>#NAME?</text:p>
          </table:table-cell>
          <table:table-cell table:style-name="ce152" table:formula="oooc:=COUNTIF([Vertices.D:.D];(&quot;&gt;= &quot;&amp;[.K14]))-COUNTIF([Vertices.D:.D];(&quot;&gt;=&quot;&amp;[.K15]))" office:value-type="float" office:value="0">
            <text:p>0</text:p>
          </table:table-cell>
          <table:table-cell table:style-name="ce151" table:formula="oooc:=[.M13]+(([.$M$45]-[.$M$2])/BINDIVISOR)" office:value-type="string" office:value="#NAME?">
            <text:p>#NAME?</text:p>
          </table:table-cell>
          <table:table-cell table:style-name="ce152" table:formula="oooc:=COUNTIF([Vertices.E:.E];(&quot;&gt;= &quot;&amp;[.M14]))-COUNTIF([Vertices.E:.E];(&quot;&gt;=&quot;&amp;[.M15]))" office:value-type="float" office:value="0">
            <text:p>0</text:p>
          </table:table-cell>
          <table:table-cell table:style-name="ce151" table:formula="oooc:=[.O13]+(([.$O$45]-[.$O$2])/BINDIVISOR)" office:value-type="string" office:value="#NAME?">
            <text:p>#NAME?</text:p>
          </table:table-cell>
          <table:table-cell table:style-name="ce152" table:formula="oooc:=COUNTIF([Vertices.F:.F];(&quot;&gt;= &quot;&amp;[.O14]))-COUNTIF([Vertices.F:.F];(&quot;&gt;=&quot;&amp;[.O15]))" office:value-type="float" office:value="0">
            <text:p>0</text:p>
          </table:table-cell>
          <table:table-cell table:style-name="ce151" table:formula="oooc:=[.Q13]+(([.$Q$45]-[.$Q$2])/BINDIVISOR)" office:value-type="string" office:value="#NAME?">
            <text:p>#NAME?</text:p>
          </table:table-cell>
          <table:table-cell table:style-name="ce152" table:formula="oooc:=COUNTIF({};(&quot;&gt;= &quot;&amp;[.Q14]))-COUNTIF({};(&quot;&gt;=&quot;&amp;[.Q15]))" office:value-type="float" office:value="0">
            <text:p>0</text:p>
          </table:table-cell>
          <table:table-cell table:style-name="ce151" table:formula="oooc:=[.S13]+(([.$S$45]-[.$S$2])/BINDIVISOR)" office:value-type="string" office:value="#NAME?">
            <text:p>#NAME?</text:p>
          </table:table-cell>
          <table:table-cell table:style-name="ce152" table:formula="oooc:=COUNTIF([Vertices.H:.H];(&quot;&gt;= &quot;&amp;[.S14]))-COUNTIF([Vertices.H:.H];(&quot;&gt;=&quot;&amp;[.S15]))" office:value-type="float" office:value="0">
            <text:p>0</text:p>
          </table:table-cell>
          <table:table-cell table:style-name="ce151" table:formula="oooc:=[.U13]+(([.$U$45]-[.$U$2])/BINDIVISOR)" office:value-type="string" office:value="#NAME?">
            <text:p>#NAME?</text:p>
          </table:table-cell>
          <table:table-cell table:style-name="ce152" table:formula="oooc:=COUNTIF([Vertices.G:.G];(&quot;&gt;= &quot;&amp;[.U14]))-COUNTIF([Vertices.G:.G];(&quot;&gt;=&quot;&amp;[.U15]))" office:value-type="float" office:value="0">
            <text:p>0</text:p>
          </table:table-cell>
          <table:table-cell table:style-name="ce151" table:formula="oooc:=[.W13]+(([.$W$45]-[.$W$2])/BINDIVISOR)" office:value-type="string" office:value="#NAME?">
            <text:p>#NAME?</text:p>
          </table:table-cell>
          <table:table-cell table:style-name="ce153" table:formula="oooc:=COUNTIF({};(&quot;&gt;= &quot;&amp;[.W14]))-COUNTIF({};(&quot;&gt;=&quot;&amp;[.W15]))" office:value-type="float" office:value="0">
            <text:p>0</text:p>
          </table:table-cell>
          <table:table-cell table:style-name="ce154" table:formula="oooc:=[.Y1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4]))-COUNTIF(INDIRECT(DYNAMICFILTERSOURCECOLUMNRANGE);(&quot;&gt;=&quot;&amp;[.Y15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Degree</text:p>
          </table:table-cell>
          <table:table-cell table:style-name="ce166" table:formula="oooc:=IFERROR(MEDIAN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4]+(([.$I$45]-[.$I$2])/BINDIVISOR)" office:value-type="string" office:value="#NAME?">
            <text:p>#NAME?</text:p>
          </table:table-cell>
          <table:table-cell table:style-name="ce144" table:formula="oooc:=COUNTIF([Vertices.C:.C];(&quot;&gt;= &quot;&amp;[.I15]))-COUNTIF([Vertices.C:.C];(&quot;&gt;=&quot;&amp;[.I16]))" office:value-type="float" office:value="0">
            <text:p>0</text:p>
          </table:table-cell>
          <table:table-cell table:style-name="ce156" table:formula="oooc:=[.K14]+(([.$K$45]-[.$K$2])/BINDIVISOR)" office:value-type="string" office:value="#NAME?">
            <text:p>#NAME?</text:p>
          </table:table-cell>
          <table:table-cell table:style-name="ce152" table:formula="oooc:=COUNTIF([Vertices.D:.D];(&quot;&gt;= &quot;&amp;[.K15]))-COUNTIF([Vertices.D:.D];(&quot;&gt;=&quot;&amp;[.K16]))" office:value-type="float" office:value="0">
            <text:p>0</text:p>
          </table:table-cell>
          <table:table-cell table:style-name="ce156" table:formula="oooc:=[.M14]+(([.$M$45]-[.$M$2])/BINDIVISOR)" office:value-type="string" office:value="#NAME?">
            <text:p>#NAME?</text:p>
          </table:table-cell>
          <table:table-cell table:style-name="ce152" table:formula="oooc:=COUNTIF([Vertices.E:.E];(&quot;&gt;= &quot;&amp;[.M15]))-COUNTIF([Vertices.E:.E];(&quot;&gt;=&quot;&amp;[.M16]))" office:value-type="float" office:value="0">
            <text:p>0</text:p>
          </table:table-cell>
          <table:table-cell table:style-name="ce156" table:formula="oooc:=[.O14]+(([.$O$45]-[.$O$2])/BINDIVISOR)" office:value-type="string" office:value="#NAME?">
            <text:p>#NAME?</text:p>
          </table:table-cell>
          <table:table-cell table:style-name="ce152" table:formula="oooc:=COUNTIF([Vertices.F:.F];(&quot;&gt;= &quot;&amp;[.O15]))-COUNTIF([Vertices.F:.F];(&quot;&gt;=&quot;&amp;[.O16]))" office:value-type="float" office:value="0">
            <text:p>0</text:p>
          </table:table-cell>
          <table:table-cell table:style-name="ce156" table:formula="oooc:=[.Q14]+(([.$Q$45]-[.$Q$2])/BINDIVISOR)" office:value-type="string" office:value="#NAME?">
            <text:p>#NAME?</text:p>
          </table:table-cell>
          <table:table-cell table:style-name="ce157" table:formula="oooc:=COUNTIF({};(&quot;&gt;= &quot;&amp;[.Q15]))-COUNTIF({};(&quot;&gt;=&quot;&amp;[.Q16]))" office:value-type="float" office:value="0">
            <text:p>0</text:p>
          </table:table-cell>
          <table:table-cell table:style-name="ce156" table:formula="oooc:=[.S14]+(([.$S$45]-[.$S$2])/BINDIVISOR)" office:value-type="string" office:value="#NAME?">
            <text:p>#NAME?</text:p>
          </table:table-cell>
          <table:table-cell table:style-name="ce152" table:formula="oooc:=COUNTIF([Vertices.H:.H];(&quot;&gt;= &quot;&amp;[.S15]))-COUNTIF([Vertices.H:.H];(&quot;&gt;=&quot;&amp;[.S16]))" office:value-type="float" office:value="0">
            <text:p>0</text:p>
          </table:table-cell>
          <table:table-cell table:style-name="ce156" table:formula="oooc:=[.U14]+(([.$U$45]-[.$U$2])/BINDIVISOR)" office:value-type="string" office:value="#NAME?">
            <text:p>#NAME?</text:p>
          </table:table-cell>
          <table:table-cell table:style-name="ce152" table:formula="oooc:=COUNTIF([Vertices.G:.G];(&quot;&gt;= &quot;&amp;[.U15]))-COUNTIF([Vertices.G:.G];(&quot;&gt;=&quot;&amp;[.U16]))" office:value-type="float" office:value="0">
            <text:p>0</text:p>
          </table:table-cell>
          <table:table-cell table:style-name="ce156" table:formula="oooc:=[.W14]+(([.$W$45]-[.$W$2])/BINDIVISOR)" office:value-type="string" office:value="#NAME?">
            <text:p>#NAME?</text:p>
          </table:table-cell>
          <table:table-cell table:style-name="ce158" table:formula="oooc:=COUNTIF({};(&quot;&gt;= &quot;&amp;[.W15]))-COUNTIF({};(&quot;&gt;=&quot;&amp;[.W16]))" office:value-type="float" office:value="0">
            <text:p>0</text:p>
          </table:table-cell>
          <table:table-cell table:style-name="ce159" table:formula="oooc:=[.Y1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5]))-COUNTIF(INDIRECT(DYNAMICFILTERSOURCECOLUMNRANGE);(&quot;&gt;=&quot;&amp;[.Y16]))" office:value-type="string" office:value="#NAME?">
            <text:p>#NAME?</text:p>
          </table:table-cell>
        </table:table-row>
        <table:table-row table:style-name="ro29">
          <table:table-cell table:style-name="ce155" table:number-columns-spanned="2" table:number-rows-spanned="1" office:value-type="string">
            <text:p>Degree In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15]+(([.$I$45]-[.$I$2])/BINDIVISOR)" office:value-type="string" office:value="#NAME?">
            <text:p>#NAME?</text:p>
          </table:table-cell>
          <table:table-cell table:style-name="ce144" table:formula="oooc:=COUNTIF([Vertices.C:.C];(&quot;&gt;= &quot;&amp;[.I16]))-COUNTIF([Vertices.C:.C];(&quot;&gt;=&quot;&amp;[.I17]))" office:value-type="float" office:value="0">
            <text:p>0</text:p>
          </table:table-cell>
          <table:table-cell table:style-name="ce151" table:formula="oooc:=[.K15]+(([.$K$45]-[.$K$2])/BINDIVISOR)" office:value-type="string" office:value="#NAME?">
            <text:p>#NAME?</text:p>
          </table:table-cell>
          <table:table-cell table:style-name="ce152" table:formula="oooc:=COUNTIF([Vertices.D:.D];(&quot;&gt;= &quot;&amp;[.K16]))-COUNTIF([Vertices.D:.D];(&quot;&gt;=&quot;&amp;[.K17]))" office:value-type="float" office:value="0">
            <text:p>0</text:p>
          </table:table-cell>
          <table:table-cell table:style-name="ce151" table:formula="oooc:=[.M15]+(([.$M$45]-[.$M$2])/BINDIVISOR)" office:value-type="string" office:value="#NAME?">
            <text:p>#NAME?</text:p>
          </table:table-cell>
          <table:table-cell table:style-name="ce152" table:formula="oooc:=COUNTIF([Vertices.E:.E];(&quot;&gt;= &quot;&amp;[.M16]))-COUNTIF([Vertices.E:.E];(&quot;&gt;=&quot;&amp;[.M17]))" office:value-type="float" office:value="0">
            <text:p>0</text:p>
          </table:table-cell>
          <table:table-cell table:style-name="ce151" table:formula="oooc:=[.O15]+(([.$O$45]-[.$O$2])/BINDIVISOR)" office:value-type="string" office:value="#NAME?">
            <text:p>#NAME?</text:p>
          </table:table-cell>
          <table:table-cell table:style-name="ce152" table:formula="oooc:=COUNTIF([Vertices.F:.F];(&quot;&gt;= &quot;&amp;[.O16]))-COUNTIF([Vertices.F:.F];(&quot;&gt;=&quot;&amp;[.O17]))" office:value-type="float" office:value="0">
            <text:p>0</text:p>
          </table:table-cell>
          <table:table-cell table:style-name="ce151" table:formula="oooc:=[.Q15]+(([.$Q$45]-[.$Q$2])/BINDIVISOR)" office:value-type="string" office:value="#NAME?">
            <text:p>#NAME?</text:p>
          </table:table-cell>
          <table:table-cell table:style-name="ce152" table:formula="oooc:=COUNTIF({};(&quot;&gt;= &quot;&amp;[.Q16]))-COUNTIF({};(&quot;&gt;=&quot;&amp;[.Q17]))" office:value-type="float" office:value="0">
            <text:p>0</text:p>
          </table:table-cell>
          <table:table-cell table:style-name="ce151" table:formula="oooc:=[.S15]+(([.$S$45]-[.$S$2])/BINDIVISOR)" office:value-type="string" office:value="#NAME?">
            <text:p>#NAME?</text:p>
          </table:table-cell>
          <table:table-cell table:style-name="ce152" table:formula="oooc:=COUNTIF([Vertices.H:.H];(&quot;&gt;= &quot;&amp;[.S16]))-COUNTIF([Vertices.H:.H];(&quot;&gt;=&quot;&amp;[.S17]))" office:value-type="float" office:value="0">
            <text:p>0</text:p>
          </table:table-cell>
          <table:table-cell table:style-name="ce151" table:formula="oooc:=[.U15]+(([.$U$45]-[.$U$2])/BINDIVISOR)" office:value-type="string" office:value="#NAME?">
            <text:p>#NAME?</text:p>
          </table:table-cell>
          <table:table-cell table:style-name="ce152" table:formula="oooc:=COUNTIF([Vertices.G:.G];(&quot;&gt;= &quot;&amp;[.U16]))-COUNTIF([Vertices.G:.G];(&quot;&gt;=&quot;&amp;[.U17]))" office:value-type="float" office:value="0">
            <text:p>0</text:p>
          </table:table-cell>
          <table:table-cell table:style-name="ce151" table:formula="oooc:=[.W15]+(([.$W$45]-[.$W$2])/BINDIVISOR)" office:value-type="string" office:value="#NAME?">
            <text:p>#NAME?</text:p>
          </table:table-cell>
          <table:table-cell table:style-name="ce153" table:formula="oooc:=COUNTIF({};(&quot;&gt;= &quot;&amp;[.W16]))-COUNTIF({};(&quot;&gt;=&quot;&amp;[.W17]))" office:value-type="float" office:value="0">
            <text:p>0</text:p>
          </table:table-cell>
          <table:table-cell table:style-name="ce154" table:formula="oooc:=[.Y1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6]))-COUNTIF(INDIRECT(DYNAMICFILTERSOURCECOLUMNRANGE);(&quot;&gt;=&quot;&amp;[.Y1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6]+(([.$I$45]-[.$I$2])/BINDIVISOR)" office:value-type="string" office:value="#NAME?">
            <text:p>#NAME?</text:p>
          </table:table-cell>
          <table:table-cell table:style-name="ce144" table:formula="oooc:=COUNTIF([Vertices.C:.C];(&quot;&gt;= &quot;&amp;[.I17]))-COUNTIF([Vertices.C:.C];(&quot;&gt;=&quot;&amp;[.I18]))" office:value-type="float" office:value="0">
            <text:p>0</text:p>
          </table:table-cell>
          <table:table-cell table:style-name="ce156" table:formula="oooc:=[.K16]+(([.$K$45]-[.$K$2])/BINDIVISOR)" office:value-type="string" office:value="#NAME?">
            <text:p>#NAME?</text:p>
          </table:table-cell>
          <table:table-cell table:style-name="ce152" table:formula="oooc:=COUNTIF([Vertices.D:.D];(&quot;&gt;= &quot;&amp;[.K17]))-COUNTIF([Vertices.D:.D];(&quot;&gt;=&quot;&amp;[.K18]))" office:value-type="float" office:value="0">
            <text:p>0</text:p>
          </table:table-cell>
          <table:table-cell table:style-name="ce156" table:formula="oooc:=[.M16]+(([.$M$45]-[.$M$2])/BINDIVISOR)" office:value-type="string" office:value="#NAME?">
            <text:p>#NAME?</text:p>
          </table:table-cell>
          <table:table-cell table:style-name="ce152" table:formula="oooc:=COUNTIF([Vertices.E:.E];(&quot;&gt;= &quot;&amp;[.M17]))-COUNTIF([Vertices.E:.E];(&quot;&gt;=&quot;&amp;[.M18]))" office:value-type="float" office:value="0">
            <text:p>0</text:p>
          </table:table-cell>
          <table:table-cell table:style-name="ce156" table:formula="oooc:=[.O16]+(([.$O$45]-[.$O$2])/BINDIVISOR)" office:value-type="string" office:value="#NAME?">
            <text:p>#NAME?</text:p>
          </table:table-cell>
          <table:table-cell table:style-name="ce152" table:formula="oooc:=COUNTIF([Vertices.F:.F];(&quot;&gt;= &quot;&amp;[.O17]))-COUNTIF([Vertices.F:.F];(&quot;&gt;=&quot;&amp;[.O18]))" office:value-type="float" office:value="0">
            <text:p>0</text:p>
          </table:table-cell>
          <table:table-cell table:style-name="ce156" table:formula="oooc:=[.Q16]+(([.$Q$45]-[.$Q$2])/BINDIVISOR)" office:value-type="string" office:value="#NAME?">
            <text:p>#NAME?</text:p>
          </table:table-cell>
          <table:table-cell table:style-name="ce157" table:formula="oooc:=COUNTIF({};(&quot;&gt;= &quot;&amp;[.Q17]))-COUNTIF({};(&quot;&gt;=&quot;&amp;[.Q18]))" office:value-type="float" office:value="0">
            <text:p>0</text:p>
          </table:table-cell>
          <table:table-cell table:style-name="ce156" table:formula="oooc:=[.S16]+(([.$S$45]-[.$S$2])/BINDIVISOR)" office:value-type="string" office:value="#NAME?">
            <text:p>#NAME?</text:p>
          </table:table-cell>
          <table:table-cell table:style-name="ce152" table:formula="oooc:=COUNTIF([Vertices.H:.H];(&quot;&gt;= &quot;&amp;[.S17]))-COUNTIF([Vertices.H:.H];(&quot;&gt;=&quot;&amp;[.S18]))" office:value-type="float" office:value="0">
            <text:p>0</text:p>
          </table:table-cell>
          <table:table-cell table:style-name="ce156" table:formula="oooc:=[.U16]+(([.$U$45]-[.$U$2])/BINDIVISOR)" office:value-type="string" office:value="#NAME?">
            <text:p>#NAME?</text:p>
          </table:table-cell>
          <table:table-cell table:style-name="ce152" table:formula="oooc:=COUNTIF([Vertices.G:.G];(&quot;&gt;= &quot;&amp;[.U17]))-COUNTIF([Vertices.G:.G];(&quot;&gt;=&quot;&amp;[.U18]))" office:value-type="float" office:value="0">
            <text:p>0</text:p>
          </table:table-cell>
          <table:table-cell table:style-name="ce156" table:formula="oooc:=[.W16]+(([.$W$45]-[.$W$2])/BINDIVISOR)" office:value-type="string" office:value="#NAME?">
            <text:p>#NAME?</text:p>
          </table:table-cell>
          <table:table-cell table:style-name="ce158" table:formula="oooc:=COUNTIF({};(&quot;&gt;= &quot;&amp;[.W17]))-COUNTIF({};(&quot;&gt;=&quot;&amp;[.W18]))" office:value-type="float" office:value="0">
            <text:p>0</text:p>
          </table:table-cell>
          <table:table-cell table:style-name="ce159" table:formula="oooc:=[.Y1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7]))-COUNTIF(INDIRECT(DYNAMICFILTERSOURCECOLUMNRANGE);(&quot;&gt;=&quot;&amp;[.Y1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7]+(([.$I$45]-[.$I$2])/BINDIVISOR)" office:value-type="string" office:value="#NAME?">
            <text:p>#NAME?</text:p>
          </table:table-cell>
          <table:table-cell table:style-name="ce144" table:formula="oooc:=COUNTIF([Vertices.C:.C];(&quot;&gt;= &quot;&amp;[.I18]))-COUNTIF([Vertices.C:.C];(&quot;&gt;=&quot;&amp;[.I19]))" office:value-type="float" office:value="0">
            <text:p>0</text:p>
          </table:table-cell>
          <table:table-cell table:style-name="ce151" table:formula="oooc:=[.K17]+(([.$K$45]-[.$K$2])/BINDIVISOR)" office:value-type="string" office:value="#NAME?">
            <text:p>#NAME?</text:p>
          </table:table-cell>
          <table:table-cell table:style-name="ce152" table:formula="oooc:=COUNTIF([Vertices.D:.D];(&quot;&gt;= &quot;&amp;[.K18]))-COUNTIF([Vertices.D:.D];(&quot;&gt;=&quot;&amp;[.K19]))" office:value-type="float" office:value="0">
            <text:p>0</text:p>
          </table:table-cell>
          <table:table-cell table:style-name="ce151" table:formula="oooc:=[.M17]+(([.$M$45]-[.$M$2])/BINDIVISOR)" office:value-type="string" office:value="#NAME?">
            <text:p>#NAME?</text:p>
          </table:table-cell>
          <table:table-cell table:style-name="ce152" table:formula="oooc:=COUNTIF([Vertices.E:.E];(&quot;&gt;= &quot;&amp;[.M18]))-COUNTIF([Vertices.E:.E];(&quot;&gt;=&quot;&amp;[.M19]))" office:value-type="float" office:value="0">
            <text:p>0</text:p>
          </table:table-cell>
          <table:table-cell table:style-name="ce151" table:formula="oooc:=[.O17]+(([.$O$45]-[.$O$2])/BINDIVISOR)" office:value-type="string" office:value="#NAME?">
            <text:p>#NAME?</text:p>
          </table:table-cell>
          <table:table-cell table:style-name="ce152" table:formula="oooc:=COUNTIF([Vertices.F:.F];(&quot;&gt;= &quot;&amp;[.O18]))-COUNTIF([Vertices.F:.F];(&quot;&gt;=&quot;&amp;[.O19]))" office:value-type="float" office:value="0">
            <text:p>0</text:p>
          </table:table-cell>
          <table:table-cell table:style-name="ce151" table:formula="oooc:=[.Q17]+(([.$Q$45]-[.$Q$2])/BINDIVISOR)" office:value-type="string" office:value="#NAME?">
            <text:p>#NAME?</text:p>
          </table:table-cell>
          <table:table-cell table:style-name="ce152" table:formula="oooc:=COUNTIF({};(&quot;&gt;= &quot;&amp;[.Q18]))-COUNTIF({};(&quot;&gt;=&quot;&amp;[.Q19]))" office:value-type="float" office:value="0">
            <text:p>0</text:p>
          </table:table-cell>
          <table:table-cell table:style-name="ce151" table:formula="oooc:=[.S17]+(([.$S$45]-[.$S$2])/BINDIVISOR)" office:value-type="string" office:value="#NAME?">
            <text:p>#NAME?</text:p>
          </table:table-cell>
          <table:table-cell table:style-name="ce152" table:formula="oooc:=COUNTIF([Vertices.H:.H];(&quot;&gt;= &quot;&amp;[.S18]))-COUNTIF([Vertices.H:.H];(&quot;&gt;=&quot;&amp;[.S19]))" office:value-type="float" office:value="0">
            <text:p>0</text:p>
          </table:table-cell>
          <table:table-cell table:style-name="ce151" table:formula="oooc:=[.U17]+(([.$U$45]-[.$U$2])/BINDIVISOR)" office:value-type="string" office:value="#NAME?">
            <text:p>#NAME?</text:p>
          </table:table-cell>
          <table:table-cell table:style-name="ce152" table:formula="oooc:=COUNTIF([Vertices.G:.G];(&quot;&gt;= &quot;&amp;[.U18]))-COUNTIF([Vertices.G:.G];(&quot;&gt;=&quot;&amp;[.U19]))" office:value-type="float" office:value="0">
            <text:p>0</text:p>
          </table:table-cell>
          <table:table-cell table:style-name="ce151" table:formula="oooc:=[.W17]+(([.$W$45]-[.$W$2])/BINDIVISOR)" office:value-type="string" office:value="#NAME?">
            <text:p>#NAME?</text:p>
          </table:table-cell>
          <table:table-cell table:style-name="ce153" table:formula="oooc:=COUNTIF({};(&quot;&gt;= &quot;&amp;[.W18]))-COUNTIF({};(&quot;&gt;=&quot;&amp;[.W19]))" office:value-type="float" office:value="0">
            <text:p>0</text:p>
          </table:table-cell>
          <table:table-cell table:style-name="ce154" table:formula="oooc:=[.Y1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8]))-COUNTIF(INDIRECT(DYNAMICFILTERSOURCECOLUMNRANGE);(&quot;&gt;=&quot;&amp;[.Y1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8]+(([.$I$45]-[.$I$2])/BINDIVISOR)" office:value-type="string" office:value="#NAME?">
            <text:p>#NAME?</text:p>
          </table:table-cell>
          <table:table-cell table:style-name="ce144" table:formula="oooc:=COUNTIF([Vertices.C:.C];(&quot;&gt;= &quot;&amp;[.I19]))-COUNTIF([Vertices.C:.C];(&quot;&gt;=&quot;&amp;[.I20]))" office:value-type="float" office:value="0">
            <text:p>0</text:p>
          </table:table-cell>
          <table:table-cell table:style-name="ce156" table:formula="oooc:=[.K18]+(([.$K$45]-[.$K$2])/BINDIVISOR)" office:value-type="string" office:value="#NAME?">
            <text:p>#NAME?</text:p>
          </table:table-cell>
          <table:table-cell table:style-name="ce152" table:formula="oooc:=COUNTIF([Vertices.D:.D];(&quot;&gt;= &quot;&amp;[.K19]))-COUNTIF([Vertices.D:.D];(&quot;&gt;=&quot;&amp;[.K20]))" office:value-type="float" office:value="0">
            <text:p>0</text:p>
          </table:table-cell>
          <table:table-cell table:style-name="ce156" table:formula="oooc:=[.M18]+(([.$M$45]-[.$M$2])/BINDIVISOR)" office:value-type="string" office:value="#NAME?">
            <text:p>#NAME?</text:p>
          </table:table-cell>
          <table:table-cell table:style-name="ce152" table:formula="oooc:=COUNTIF([Vertices.E:.E];(&quot;&gt;= &quot;&amp;[.M19]))-COUNTIF([Vertices.E:.E];(&quot;&gt;=&quot;&amp;[.M20]))" office:value-type="float" office:value="0">
            <text:p>0</text:p>
          </table:table-cell>
          <table:table-cell table:style-name="ce156" table:formula="oooc:=[.O18]+(([.$O$45]-[.$O$2])/BINDIVISOR)" office:value-type="string" office:value="#NAME?">
            <text:p>#NAME?</text:p>
          </table:table-cell>
          <table:table-cell table:style-name="ce152" table:formula="oooc:=COUNTIF([Vertices.F:.F];(&quot;&gt;= &quot;&amp;[.O19]))-COUNTIF([Vertices.F:.F];(&quot;&gt;=&quot;&amp;[.O20]))" office:value-type="float" office:value="0">
            <text:p>0</text:p>
          </table:table-cell>
          <table:table-cell table:style-name="ce156" table:formula="oooc:=[.Q18]+(([.$Q$45]-[.$Q$2])/BINDIVISOR)" office:value-type="string" office:value="#NAME?">
            <text:p>#NAME?</text:p>
          </table:table-cell>
          <table:table-cell table:style-name="ce157" table:formula="oooc:=COUNTIF({};(&quot;&gt;= &quot;&amp;[.Q19]))-COUNTIF({};(&quot;&gt;=&quot;&amp;[.Q20]))" office:value-type="float" office:value="0">
            <text:p>0</text:p>
          </table:table-cell>
          <table:table-cell table:style-name="ce156" table:formula="oooc:=[.S18]+(([.$S$45]-[.$S$2])/BINDIVISOR)" office:value-type="string" office:value="#NAME?">
            <text:p>#NAME?</text:p>
          </table:table-cell>
          <table:table-cell table:style-name="ce152" table:formula="oooc:=COUNTIF([Vertices.H:.H];(&quot;&gt;= &quot;&amp;[.S19]))-COUNTIF([Vertices.H:.H];(&quot;&gt;=&quot;&amp;[.S20]))" office:value-type="float" office:value="0">
            <text:p>0</text:p>
          </table:table-cell>
          <table:table-cell table:style-name="ce156" table:formula="oooc:=[.U18]+(([.$U$45]-[.$U$2])/BINDIVISOR)" office:value-type="string" office:value="#NAME?">
            <text:p>#NAME?</text:p>
          </table:table-cell>
          <table:table-cell table:style-name="ce152" table:formula="oooc:=COUNTIF([Vertices.G:.G];(&quot;&gt;= &quot;&amp;[.U19]))-COUNTIF([Vertices.G:.G];(&quot;&gt;=&quot;&amp;[.U20]))" office:value-type="float" office:value="0">
            <text:p>0</text:p>
          </table:table-cell>
          <table:table-cell table:style-name="ce156" table:formula="oooc:=[.W18]+(([.$W$45]-[.$W$2])/BINDIVISOR)" office:value-type="string" office:value="#NAME?">
            <text:p>#NAME?</text:p>
          </table:table-cell>
          <table:table-cell table:style-name="ce158" table:formula="oooc:=COUNTIF({};(&quot;&gt;= &quot;&amp;[.W19]))-COUNTIF({};(&quot;&gt;=&quot;&amp;[.W20]))" office:value-type="float" office:value="0">
            <text:p>0</text:p>
          </table:table-cell>
          <table:table-cell table:style-name="ce159" table:formula="oooc:=[.Y1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9]))-COUNTIF(INDIRECT(DYNAMICFILTERSOURCECOLUMNRANGE);(&quot;&gt;=&quot;&amp;[.Y2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9]+(([.$I$45]-[.$I$2])/BINDIVISOR)" office:value-type="string" office:value="#NAME?">
            <text:p>#NAME?</text:p>
          </table:table-cell>
          <table:table-cell table:style-name="ce144" table:formula="oooc:=COUNTIF([Vertices.C:.C];(&quot;&gt;= &quot;&amp;[.I20]))-COUNTIF([Vertices.C:.C];(&quot;&gt;=&quot;&amp;[.I21]))" office:value-type="float" office:value="0">
            <text:p>0</text:p>
          </table:table-cell>
          <table:table-cell table:style-name="ce151" table:formula="oooc:=[.K19]+(([.$K$45]-[.$K$2])/BINDIVISOR)" office:value-type="string" office:value="#NAME?">
            <text:p>#NAME?</text:p>
          </table:table-cell>
          <table:table-cell table:style-name="ce152" table:formula="oooc:=COUNTIF([Vertices.D:.D];(&quot;&gt;= &quot;&amp;[.K20]))-COUNTIF([Vertices.D:.D];(&quot;&gt;=&quot;&amp;[.K21]))" office:value-type="float" office:value="0">
            <text:p>0</text:p>
          </table:table-cell>
          <table:table-cell table:style-name="ce151" table:formula="oooc:=[.M19]+(([.$M$45]-[.$M$2])/BINDIVISOR)" office:value-type="string" office:value="#NAME?">
            <text:p>#NAME?</text:p>
          </table:table-cell>
          <table:table-cell table:style-name="ce152" table:formula="oooc:=COUNTIF([Vertices.E:.E];(&quot;&gt;= &quot;&amp;[.M20]))-COUNTIF([Vertices.E:.E];(&quot;&gt;=&quot;&amp;[.M21]))" office:value-type="float" office:value="0">
            <text:p>0</text:p>
          </table:table-cell>
          <table:table-cell table:style-name="ce151" table:formula="oooc:=[.O19]+(([.$O$45]-[.$O$2])/BINDIVISOR)" office:value-type="string" office:value="#NAME?">
            <text:p>#NAME?</text:p>
          </table:table-cell>
          <table:table-cell table:style-name="ce152" table:formula="oooc:=COUNTIF([Vertices.F:.F];(&quot;&gt;= &quot;&amp;[.O20]))-COUNTIF([Vertices.F:.F];(&quot;&gt;=&quot;&amp;[.O21]))" office:value-type="float" office:value="0">
            <text:p>0</text:p>
          </table:table-cell>
          <table:table-cell table:style-name="ce151" table:formula="oooc:=[.Q19]+(([.$Q$45]-[.$Q$2])/BINDIVISOR)" office:value-type="string" office:value="#NAME?">
            <text:p>#NAME?</text:p>
          </table:table-cell>
          <table:table-cell table:style-name="ce152" table:formula="oooc:=COUNTIF({};(&quot;&gt;= &quot;&amp;[.Q20]))-COUNTIF({};(&quot;&gt;=&quot;&amp;[.Q21]))" office:value-type="float" office:value="0">
            <text:p>0</text:p>
          </table:table-cell>
          <table:table-cell table:style-name="ce151" table:formula="oooc:=[.S19]+(([.$S$45]-[.$S$2])/BINDIVISOR)" office:value-type="string" office:value="#NAME?">
            <text:p>#NAME?</text:p>
          </table:table-cell>
          <table:table-cell table:style-name="ce152" table:formula="oooc:=COUNTIF([Vertices.H:.H];(&quot;&gt;= &quot;&amp;[.S20]))-COUNTIF([Vertices.H:.H];(&quot;&gt;=&quot;&amp;[.S21]))" office:value-type="float" office:value="0">
            <text:p>0</text:p>
          </table:table-cell>
          <table:table-cell table:style-name="ce151" table:formula="oooc:=[.U19]+(([.$U$45]-[.$U$2])/BINDIVISOR)" office:value-type="string" office:value="#NAME?">
            <text:p>#NAME?</text:p>
          </table:table-cell>
          <table:table-cell table:style-name="ce152" table:formula="oooc:=COUNTIF([Vertices.G:.G];(&quot;&gt;= &quot;&amp;[.U20]))-COUNTIF([Vertices.G:.G];(&quot;&gt;=&quot;&amp;[.U21]))" office:value-type="float" office:value="0">
            <text:p>0</text:p>
          </table:table-cell>
          <table:table-cell table:style-name="ce151" table:formula="oooc:=[.W19]+(([.$W$45]-[.$W$2])/BINDIVISOR)" office:value-type="string" office:value="#NAME?">
            <text:p>#NAME?</text:p>
          </table:table-cell>
          <table:table-cell table:style-name="ce153" table:formula="oooc:=COUNTIF({};(&quot;&gt;= &quot;&amp;[.W20]))-COUNTIF({};(&quot;&gt;=&quot;&amp;[.W21]))" office:value-type="float" office:value="0">
            <text:p>0</text:p>
          </table:table-cell>
          <table:table-cell table:style-name="ce154" table:formula="oooc:=[.Y1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0]))-COUNTIF(INDIRECT(DYNAMICFILTERSOURCECOLUMNRANGE);(&quot;&gt;=&quot;&amp;[.Y2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0]+(([.$I$45]-[.$I$2])/BINDIVISOR)" office:value-type="string" office:value="#NAME?">
            <text:p>#NAME?</text:p>
          </table:table-cell>
          <table:table-cell table:style-name="ce144" table:formula="oooc:=COUNTIF([Vertices.C:.C];(&quot;&gt;= &quot;&amp;[.I21]))-COUNTIF([Vertices.C:.C];(&quot;&gt;=&quot;&amp;[.I22]))" office:value-type="float" office:value="0">
            <text:p>0</text:p>
          </table:table-cell>
          <table:table-cell table:style-name="ce156" table:formula="oooc:=[.K20]+(([.$K$45]-[.$K$2])/BINDIVISOR)" office:value-type="string" office:value="#NAME?">
            <text:p>#NAME?</text:p>
          </table:table-cell>
          <table:table-cell table:style-name="ce152" table:formula="oooc:=COUNTIF([Vertices.D:.D];(&quot;&gt;= &quot;&amp;[.K21]))-COUNTIF([Vertices.D:.D];(&quot;&gt;=&quot;&amp;[.K22]))" office:value-type="float" office:value="0">
            <text:p>0</text:p>
          </table:table-cell>
          <table:table-cell table:style-name="ce156" table:formula="oooc:=[.M20]+(([.$M$45]-[.$M$2])/BINDIVISOR)" office:value-type="string" office:value="#NAME?">
            <text:p>#NAME?</text:p>
          </table:table-cell>
          <table:table-cell table:style-name="ce152" table:formula="oooc:=COUNTIF([Vertices.E:.E];(&quot;&gt;= &quot;&amp;[.M21]))-COUNTIF([Vertices.E:.E];(&quot;&gt;=&quot;&amp;[.M22]))" office:value-type="float" office:value="0">
            <text:p>0</text:p>
          </table:table-cell>
          <table:table-cell table:style-name="ce156" table:formula="oooc:=[.O20]+(([.$O$45]-[.$O$2])/BINDIVISOR)" office:value-type="string" office:value="#NAME?">
            <text:p>#NAME?</text:p>
          </table:table-cell>
          <table:table-cell table:style-name="ce152" table:formula="oooc:=COUNTIF([Vertices.F:.F];(&quot;&gt;= &quot;&amp;[.O21]))-COUNTIF([Vertices.F:.F];(&quot;&gt;=&quot;&amp;[.O22]))" office:value-type="float" office:value="0">
            <text:p>0</text:p>
          </table:table-cell>
          <table:table-cell table:style-name="ce156" table:formula="oooc:=[.Q20]+(([.$Q$45]-[.$Q$2])/BINDIVISOR)" office:value-type="string" office:value="#NAME?">
            <text:p>#NAME?</text:p>
          </table:table-cell>
          <table:table-cell table:style-name="ce157" table:formula="oooc:=COUNTIF({};(&quot;&gt;= &quot;&amp;[.Q21]))-COUNTIF({};(&quot;&gt;=&quot;&amp;[.Q22]))" office:value-type="float" office:value="0">
            <text:p>0</text:p>
          </table:table-cell>
          <table:table-cell table:style-name="ce156" table:formula="oooc:=[.S20]+(([.$S$45]-[.$S$2])/BINDIVISOR)" office:value-type="string" office:value="#NAME?">
            <text:p>#NAME?</text:p>
          </table:table-cell>
          <table:table-cell table:style-name="ce152" table:formula="oooc:=COUNTIF([Vertices.H:.H];(&quot;&gt;= &quot;&amp;[.S21]))-COUNTIF([Vertices.H:.H];(&quot;&gt;=&quot;&amp;[.S22]))" office:value-type="float" office:value="0">
            <text:p>0</text:p>
          </table:table-cell>
          <table:table-cell table:style-name="ce156" table:formula="oooc:=[.U20]+(([.$U$45]-[.$U$2])/BINDIVISOR)" office:value-type="string" office:value="#NAME?">
            <text:p>#NAME?</text:p>
          </table:table-cell>
          <table:table-cell table:style-name="ce152" table:formula="oooc:=COUNTIF([Vertices.G:.G];(&quot;&gt;= &quot;&amp;[.U21]))-COUNTIF([Vertices.G:.G];(&quot;&gt;=&quot;&amp;[.U22]))" office:value-type="float" office:value="0">
            <text:p>0</text:p>
          </table:table-cell>
          <table:table-cell table:style-name="ce156" table:formula="oooc:=[.W20]+(([.$W$45]-[.$W$2])/BINDIVISOR)" office:value-type="string" office:value="#NAME?">
            <text:p>#NAME?</text:p>
          </table:table-cell>
          <table:table-cell table:style-name="ce158" table:formula="oooc:=COUNTIF({};(&quot;&gt;= &quot;&amp;[.W21]))-COUNTIF({};(&quot;&gt;=&quot;&amp;[.W22]))" office:value-type="float" office:value="0">
            <text:p>0</text:p>
          </table:table-cell>
          <table:table-cell table:style-name="ce159" table:formula="oooc:=[.Y2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1]))-COUNTIF(INDIRECT(DYNAMICFILTERSOURCECOLUMNRANGE);(&quot;&gt;=&quot;&amp;[.Y2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1]+(([.$I$45]-[.$I$2])/BINDIVISOR)" office:value-type="string" office:value="#NAME?">
            <text:p>#NAME?</text:p>
          </table:table-cell>
          <table:table-cell table:style-name="ce144" table:formula="oooc:=COUNTIF([Vertices.C:.C];(&quot;&gt;= &quot;&amp;[.I22]))-COUNTIF([Vertices.C:.C];(&quot;&gt;=&quot;&amp;[.I23]))" office:value-type="float" office:value="0">
            <text:p>0</text:p>
          </table:table-cell>
          <table:table-cell table:style-name="ce151" table:formula="oooc:=[.K21]+(([.$K$45]-[.$K$2])/BINDIVISOR)" office:value-type="string" office:value="#NAME?">
            <text:p>#NAME?</text:p>
          </table:table-cell>
          <table:table-cell table:style-name="ce152" table:formula="oooc:=COUNTIF([Vertices.D:.D];(&quot;&gt;= &quot;&amp;[.K22]))-COUNTIF([Vertices.D:.D];(&quot;&gt;=&quot;&amp;[.K23]))" office:value-type="float" office:value="0">
            <text:p>0</text:p>
          </table:table-cell>
          <table:table-cell table:style-name="ce151" table:formula="oooc:=[.M21]+(([.$M$45]-[.$M$2])/BINDIVISOR)" office:value-type="string" office:value="#NAME?">
            <text:p>#NAME?</text:p>
          </table:table-cell>
          <table:table-cell table:style-name="ce152" table:formula="oooc:=COUNTIF([Vertices.E:.E];(&quot;&gt;= &quot;&amp;[.M22]))-COUNTIF([Vertices.E:.E];(&quot;&gt;=&quot;&amp;[.M23]))" office:value-type="float" office:value="0">
            <text:p>0</text:p>
          </table:table-cell>
          <table:table-cell table:style-name="ce151" table:formula="oooc:=[.O21]+(([.$O$45]-[.$O$2])/BINDIVISOR)" office:value-type="string" office:value="#NAME?">
            <text:p>#NAME?</text:p>
          </table:table-cell>
          <table:table-cell table:style-name="ce152" table:formula="oooc:=COUNTIF([Vertices.F:.F];(&quot;&gt;= &quot;&amp;[.O22]))-COUNTIF([Vertices.F:.F];(&quot;&gt;=&quot;&amp;[.O23]))" office:value-type="float" office:value="0">
            <text:p>0</text:p>
          </table:table-cell>
          <table:table-cell table:style-name="ce151" table:formula="oooc:=[.Q21]+(([.$Q$45]-[.$Q$2])/BINDIVISOR)" office:value-type="string" office:value="#NAME?">
            <text:p>#NAME?</text:p>
          </table:table-cell>
          <table:table-cell table:style-name="ce152" table:formula="oooc:=COUNTIF({};(&quot;&gt;= &quot;&amp;[.Q22]))-COUNTIF({};(&quot;&gt;=&quot;&amp;[.Q23]))" office:value-type="float" office:value="0">
            <text:p>0</text:p>
          </table:table-cell>
          <table:table-cell table:style-name="ce151" table:formula="oooc:=[.S21]+(([.$S$45]-[.$S$2])/BINDIVISOR)" office:value-type="string" office:value="#NAME?">
            <text:p>#NAME?</text:p>
          </table:table-cell>
          <table:table-cell table:style-name="ce152" table:formula="oooc:=COUNTIF([Vertices.H:.H];(&quot;&gt;= &quot;&amp;[.S22]))-COUNTIF([Vertices.H:.H];(&quot;&gt;=&quot;&amp;[.S23]))" office:value-type="float" office:value="0">
            <text:p>0</text:p>
          </table:table-cell>
          <table:table-cell table:style-name="ce151" table:formula="oooc:=[.U21]+(([.$U$45]-[.$U$2])/BINDIVISOR)" office:value-type="string" office:value="#NAME?">
            <text:p>#NAME?</text:p>
          </table:table-cell>
          <table:table-cell table:style-name="ce152" table:formula="oooc:=COUNTIF([Vertices.G:.G];(&quot;&gt;= &quot;&amp;[.U22]))-COUNTIF([Vertices.G:.G];(&quot;&gt;=&quot;&amp;[.U23]))" office:value-type="float" office:value="0">
            <text:p>0</text:p>
          </table:table-cell>
          <table:table-cell table:style-name="ce151" table:formula="oooc:=[.W21]+(([.$W$45]-[.$W$2])/BINDIVISOR)" office:value-type="string" office:value="#NAME?">
            <text:p>#NAME?</text:p>
          </table:table-cell>
          <table:table-cell table:style-name="ce153" table:formula="oooc:=COUNTIF({};(&quot;&gt;= &quot;&amp;[.W22]))-COUNTIF({};(&quot;&gt;=&quot;&amp;[.W23]))" office:value-type="float" office:value="0">
            <text:p>0</text:p>
          </table:table-cell>
          <table:table-cell table:style-name="ce154" table:formula="oooc:=[.Y2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2]))-COUNTIF(INDIRECT(DYNAMICFILTERSOURCECOLUMNRANGE);(&quot;&gt;=&quot;&amp;[.Y2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2]+(([.$I$45]-[.$I$2])/BINDIVISOR)" office:value-type="string" office:value="#NAME?">
            <text:p>#NAME?</text:p>
          </table:table-cell>
          <table:table-cell table:style-name="ce144" table:formula="oooc:=COUNTIF([Vertices.C:.C];(&quot;&gt;= &quot;&amp;[.I23]))-COUNTIF([Vertices.C:.C];(&quot;&gt;=&quot;&amp;[.I24]))" office:value-type="float" office:value="0">
            <text:p>0</text:p>
          </table:table-cell>
          <table:table-cell table:style-name="ce156" table:formula="oooc:=[.K22]+(([.$K$45]-[.$K$2])/BINDIVISOR)" office:value-type="string" office:value="#NAME?">
            <text:p>#NAME?</text:p>
          </table:table-cell>
          <table:table-cell table:style-name="ce152" table:formula="oooc:=COUNTIF([Vertices.D:.D];(&quot;&gt;= &quot;&amp;[.K23]))-COUNTIF([Vertices.D:.D];(&quot;&gt;=&quot;&amp;[.K24]))" office:value-type="float" office:value="0">
            <text:p>0</text:p>
          </table:table-cell>
          <table:table-cell table:style-name="ce156" table:formula="oooc:=[.M22]+(([.$M$45]-[.$M$2])/BINDIVISOR)" office:value-type="string" office:value="#NAME?">
            <text:p>#NAME?</text:p>
          </table:table-cell>
          <table:table-cell table:style-name="ce152" table:formula="oooc:=COUNTIF([Vertices.E:.E];(&quot;&gt;= &quot;&amp;[.M23]))-COUNTIF([Vertices.E:.E];(&quot;&gt;=&quot;&amp;[.M24]))" office:value-type="float" office:value="0">
            <text:p>0</text:p>
          </table:table-cell>
          <table:table-cell table:style-name="ce156" table:formula="oooc:=[.O22]+(([.$O$45]-[.$O$2])/BINDIVISOR)" office:value-type="string" office:value="#NAME?">
            <text:p>#NAME?</text:p>
          </table:table-cell>
          <table:table-cell table:style-name="ce152" table:formula="oooc:=COUNTIF([Vertices.F:.F];(&quot;&gt;= &quot;&amp;[.O23]))-COUNTIF([Vertices.F:.F];(&quot;&gt;=&quot;&amp;[.O24]))" office:value-type="float" office:value="0">
            <text:p>0</text:p>
          </table:table-cell>
          <table:table-cell table:style-name="ce156" table:formula="oooc:=[.Q22]+(([.$Q$45]-[.$Q$2])/BINDIVISOR)" office:value-type="string" office:value="#NAME?">
            <text:p>#NAME?</text:p>
          </table:table-cell>
          <table:table-cell table:style-name="ce157" table:formula="oooc:=COUNTIF({};(&quot;&gt;= &quot;&amp;[.Q23]))-COUNTIF({};(&quot;&gt;=&quot;&amp;[.Q24]))" office:value-type="float" office:value="0">
            <text:p>0</text:p>
          </table:table-cell>
          <table:table-cell table:style-name="ce156" table:formula="oooc:=[.S22]+(([.$S$45]-[.$S$2])/BINDIVISOR)" office:value-type="string" office:value="#NAME?">
            <text:p>#NAME?</text:p>
          </table:table-cell>
          <table:table-cell table:style-name="ce152" table:formula="oooc:=COUNTIF([Vertices.H:.H];(&quot;&gt;= &quot;&amp;[.S23]))-COUNTIF([Vertices.H:.H];(&quot;&gt;=&quot;&amp;[.S24]))" office:value-type="float" office:value="0">
            <text:p>0</text:p>
          </table:table-cell>
          <table:table-cell table:style-name="ce156" table:formula="oooc:=[.U22]+(([.$U$45]-[.$U$2])/BINDIVISOR)" office:value-type="string" office:value="#NAME?">
            <text:p>#NAME?</text:p>
          </table:table-cell>
          <table:table-cell table:style-name="ce152" table:formula="oooc:=COUNTIF([Vertices.G:.G];(&quot;&gt;= &quot;&amp;[.U23]))-COUNTIF([Vertices.G:.G];(&quot;&gt;=&quot;&amp;[.U24]))" office:value-type="float" office:value="0">
            <text:p>0</text:p>
          </table:table-cell>
          <table:table-cell table:style-name="ce156" table:formula="oooc:=[.W22]+(([.$W$45]-[.$W$2])/BINDIVISOR)" office:value-type="string" office:value="#NAME?">
            <text:p>#NAME?</text:p>
          </table:table-cell>
          <table:table-cell table:style-name="ce158" table:formula="oooc:=COUNTIF({};(&quot;&gt;= &quot;&amp;[.W23]))-COUNTIF({};(&quot;&gt;=&quot;&amp;[.W24]))" office:value-type="float" office:value="0">
            <text:p>0</text:p>
          </table:table-cell>
          <table:table-cell table:style-name="ce159" table:formula="oooc:=[.Y2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3]))-COUNTIF(INDIRECT(DYNAMICFILTERSOURCECOLUMNRANGE);(&quot;&gt;=&quot;&amp;[.Y2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23]+(([.$I$45]-[.$I$2])/BINDIVISOR)" office:value-type="string" office:value="#NAME?">
            <text:p>#NAME?</text:p>
          </table:table-cell>
          <table:table-cell table:style-name="ce144" table:formula="oooc:=COUNTIF([Vertices.C:.C];(&quot;&gt;= &quot;&amp;[.I24]))-COUNTIF([Vertices.C:.C];(&quot;&gt;=&quot;&amp;[.I25]))" office:value-type="float" office:value="0">
            <text:p>0</text:p>
          </table:table-cell>
          <table:table-cell table:style-name="ce151" table:formula="oooc:=[.K23]+(([.$K$45]-[.$K$2])/BINDIVISOR)" office:value-type="string" office:value="#NAME?">
            <text:p>#NAME?</text:p>
          </table:table-cell>
          <table:table-cell table:style-name="ce152" table:formula="oooc:=COUNTIF([Vertices.D:.D];(&quot;&gt;= &quot;&amp;[.K24]))-COUNTIF([Vertices.D:.D];(&quot;&gt;=&quot;&amp;[.K25]))" office:value-type="float" office:value="0">
            <text:p>0</text:p>
          </table:table-cell>
          <table:table-cell table:style-name="ce151" table:formula="oooc:=[.M23]+(([.$M$45]-[.$M$2])/BINDIVISOR)" office:value-type="string" office:value="#NAME?">
            <text:p>#NAME?</text:p>
          </table:table-cell>
          <table:table-cell table:style-name="ce152" table:formula="oooc:=COUNTIF([Vertices.E:.E];(&quot;&gt;= &quot;&amp;[.M24]))-COUNTIF([Vertices.E:.E];(&quot;&gt;=&quot;&amp;[.M25]))" office:value-type="float" office:value="0">
            <text:p>0</text:p>
          </table:table-cell>
          <table:table-cell table:style-name="ce151" table:formula="oooc:=[.O23]+(([.$O$45]-[.$O$2])/BINDIVISOR)" office:value-type="string" office:value="#NAME?">
            <text:p>#NAME?</text:p>
          </table:table-cell>
          <table:table-cell table:style-name="ce152" table:formula="oooc:=COUNTIF([Vertices.F:.F];(&quot;&gt;= &quot;&amp;[.O24]))-COUNTIF([Vertices.F:.F];(&quot;&gt;=&quot;&amp;[.O25]))" office:value-type="float" office:value="0">
            <text:p>0</text:p>
          </table:table-cell>
          <table:table-cell table:style-name="ce151" table:formula="oooc:=[.Q23]+(([.$Q$45]-[.$Q$2])/BINDIVISOR)" office:value-type="string" office:value="#NAME?">
            <text:p>#NAME?</text:p>
          </table:table-cell>
          <table:table-cell table:style-name="ce152" table:formula="oooc:=COUNTIF({};(&quot;&gt;= &quot;&amp;[.Q24]))-COUNTIF({};(&quot;&gt;=&quot;&amp;[.Q25]))" office:value-type="float" office:value="0">
            <text:p>0</text:p>
          </table:table-cell>
          <table:table-cell table:style-name="ce151" table:formula="oooc:=[.S23]+(([.$S$45]-[.$S$2])/BINDIVISOR)" office:value-type="string" office:value="#NAME?">
            <text:p>#NAME?</text:p>
          </table:table-cell>
          <table:table-cell table:style-name="ce152" table:formula="oooc:=COUNTIF([Vertices.H:.H];(&quot;&gt;= &quot;&amp;[.S24]))-COUNTIF([Vertices.H:.H];(&quot;&gt;=&quot;&amp;[.S25]))" office:value-type="float" office:value="0">
            <text:p>0</text:p>
          </table:table-cell>
          <table:table-cell table:style-name="ce151" table:formula="oooc:=[.U23]+(([.$U$45]-[.$U$2])/BINDIVISOR)" office:value-type="string" office:value="#NAME?">
            <text:p>#NAME?</text:p>
          </table:table-cell>
          <table:table-cell table:style-name="ce152" table:formula="oooc:=COUNTIF([Vertices.G:.G];(&quot;&gt;= &quot;&amp;[.U24]))-COUNTIF([Vertices.G:.G];(&quot;&gt;=&quot;&amp;[.U25]))" office:value-type="float" office:value="0">
            <text:p>0</text:p>
          </table:table-cell>
          <table:table-cell table:style-name="ce151" table:formula="oooc:=[.W23]+(([.$W$45]-[.$W$2])/BINDIVISOR)" office:value-type="string" office:value="#NAME?">
            <text:p>#NAME?</text:p>
          </table:table-cell>
          <table:table-cell table:style-name="ce153" table:formula="oooc:=COUNTIF({};(&quot;&gt;= &quot;&amp;[.W24]))-COUNTIF({};(&quot;&gt;=&quot;&amp;[.W25]))" office:value-type="float" office:value="0">
            <text:p>0</text:p>
          </table:table-cell>
          <table:table-cell table:style-name="ce154" table:formula="oooc:=[.Y2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4]))-COUNTIF(INDIRECT(DYNAMICFILTERSOURCECOLUMNRANGE);(&quot;&gt;=&quot;&amp;[.Y2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inimum In-Degree</text:p>
          </table:table-cell>
          <table:table-cell table:style-name="ce165" table:formula="oooc:=IF((COUNT([Vertices.D:.D])&gt;0);[.K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4]+(([.$I$45]-[.$I$2])/BINDIVISOR)" office:value-type="string" office:value="#NAME?">
            <text:p>#NAME?</text:p>
          </table:table-cell>
          <table:table-cell table:style-name="ce144" table:formula="oooc:=COUNTIF([Vertices.C:.C];(&quot;&gt;= &quot;&amp;[.I25]))-COUNTIF([Vertices.C:.C];(&quot;&gt;=&quot;&amp;[.I26]))" office:value-type="float" office:value="0">
            <text:p>0</text:p>
          </table:table-cell>
          <table:table-cell table:style-name="ce156" table:formula="oooc:=[.K24]+(([.$K$45]-[.$K$2])/BINDIVISOR)" office:value-type="string" office:value="#NAME?">
            <text:p>#NAME?</text:p>
          </table:table-cell>
          <table:table-cell table:style-name="ce152" table:formula="oooc:=COUNTIF([Vertices.D:.D];(&quot;&gt;= &quot;&amp;[.K25]))-COUNTIF([Vertices.D:.D];(&quot;&gt;=&quot;&amp;[.K26]))" office:value-type="float" office:value="0">
            <text:p>0</text:p>
          </table:table-cell>
          <table:table-cell table:style-name="ce156" table:formula="oooc:=[.M24]+(([.$M$45]-[.$M$2])/BINDIVISOR)" office:value-type="string" office:value="#NAME?">
            <text:p>#NAME?</text:p>
          </table:table-cell>
          <table:table-cell table:style-name="ce152" table:formula="oooc:=COUNTIF([Vertices.E:.E];(&quot;&gt;= &quot;&amp;[.M25]))-COUNTIF([Vertices.E:.E];(&quot;&gt;=&quot;&amp;[.M26]))" office:value-type="float" office:value="0">
            <text:p>0</text:p>
          </table:table-cell>
          <table:table-cell table:style-name="ce156" table:formula="oooc:=[.O24]+(([.$O$45]-[.$O$2])/BINDIVISOR)" office:value-type="string" office:value="#NAME?">
            <text:p>#NAME?</text:p>
          </table:table-cell>
          <table:table-cell table:style-name="ce152" table:formula="oooc:=COUNTIF([Vertices.F:.F];(&quot;&gt;= &quot;&amp;[.O25]))-COUNTIF([Vertices.F:.F];(&quot;&gt;=&quot;&amp;[.O26]))" office:value-type="float" office:value="0">
            <text:p>0</text:p>
          </table:table-cell>
          <table:table-cell table:style-name="ce156" table:formula="oooc:=[.Q24]+(([.$Q$45]-[.$Q$2])/BINDIVISOR)" office:value-type="string" office:value="#NAME?">
            <text:p>#NAME?</text:p>
          </table:table-cell>
          <table:table-cell table:style-name="ce157" table:formula="oooc:=COUNTIF({};(&quot;&gt;= &quot;&amp;[.Q25]))-COUNTIF({};(&quot;&gt;=&quot;&amp;[.Q26]))" office:value-type="float" office:value="0">
            <text:p>0</text:p>
          </table:table-cell>
          <table:table-cell table:style-name="ce156" table:formula="oooc:=[.S24]+(([.$S$45]-[.$S$2])/BINDIVISOR)" office:value-type="string" office:value="#NAME?">
            <text:p>#NAME?</text:p>
          </table:table-cell>
          <table:table-cell table:style-name="ce152" table:formula="oooc:=COUNTIF([Vertices.H:.H];(&quot;&gt;= &quot;&amp;[.S25]))-COUNTIF([Vertices.H:.H];(&quot;&gt;=&quot;&amp;[.S26]))" office:value-type="float" office:value="0">
            <text:p>0</text:p>
          </table:table-cell>
          <table:table-cell table:style-name="ce156" table:formula="oooc:=[.U24]+(([.$U$45]-[.$U$2])/BINDIVISOR)" office:value-type="string" office:value="#NAME?">
            <text:p>#NAME?</text:p>
          </table:table-cell>
          <table:table-cell table:style-name="ce152" table:formula="oooc:=COUNTIF([Vertices.G:.G];(&quot;&gt;= &quot;&amp;[.U25]))-COUNTIF([Vertices.G:.G];(&quot;&gt;=&quot;&amp;[.U26]))" office:value-type="float" office:value="0">
            <text:p>0</text:p>
          </table:table-cell>
          <table:table-cell table:style-name="ce156" table:formula="oooc:=[.W24]+(([.$W$45]-[.$W$2])/BINDIVISOR)" office:value-type="string" office:value="#NAME?">
            <text:p>#NAME?</text:p>
          </table:table-cell>
          <table:table-cell table:style-name="ce158" table:formula="oooc:=COUNTIF({};(&quot;&gt;= &quot;&amp;[.W25]))-COUNTIF({};(&quot;&gt;=&quot;&amp;[.W26]))" office:value-type="float" office:value="0">
            <text:p>0</text:p>
          </table:table-cell>
          <table:table-cell table:style-name="ce159" table:formula="oooc:=[.Y2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5]))-COUNTIF(INDIRECT(DYNAMICFILTERSOURCECOLUMNRANGE);(&quot;&gt;=&quot;&amp;[.Y2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aximum In-Degree</text:p>
          </table:table-cell>
          <table:table-cell table:style-name="ce165" table:formula="oooc:=IF((COUNT([Vertices.D:.D])&gt;0);[.K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5]+(([.$I$45]-[.$I$2])/BINDIVISOR)" office:value-type="string" office:value="#NAME?">
            <text:p>#NAME?</text:p>
          </table:table-cell>
          <table:table-cell table:style-name="ce144" table:formula="oooc:=COUNTIF([Vertices.C:.C];(&quot;&gt;= &quot;&amp;[.I26]))-COUNTIF([Vertices.C:.C];(&quot;&gt;=&quot;&amp;[.I27]))" office:value-type="float" office:value="0">
            <text:p>0</text:p>
          </table:table-cell>
          <table:table-cell table:style-name="ce151" table:formula="oooc:=[.K25]+(([.$K$45]-[.$K$2])/BINDIVISOR)" office:value-type="string" office:value="#NAME?">
            <text:p>#NAME?</text:p>
          </table:table-cell>
          <table:table-cell table:style-name="ce152" table:formula="oooc:=COUNTIF([Vertices.D:.D];(&quot;&gt;= &quot;&amp;[.K26]))-COUNTIF([Vertices.D:.D];(&quot;&gt;=&quot;&amp;[.K27]))" office:value-type="float" office:value="0">
            <text:p>0</text:p>
          </table:table-cell>
          <table:table-cell table:style-name="ce151" table:formula="oooc:=[.M25]+(([.$M$45]-[.$M$2])/BINDIVISOR)" office:value-type="string" office:value="#NAME?">
            <text:p>#NAME?</text:p>
          </table:table-cell>
          <table:table-cell table:style-name="ce152" table:formula="oooc:=COUNTIF([Vertices.E:.E];(&quot;&gt;= &quot;&amp;[.M26]))-COUNTIF([Vertices.E:.E];(&quot;&gt;=&quot;&amp;[.M27]))" office:value-type="float" office:value="0">
            <text:p>0</text:p>
          </table:table-cell>
          <table:table-cell table:style-name="ce151" table:formula="oooc:=[.O25]+(([.$O$45]-[.$O$2])/BINDIVISOR)" office:value-type="string" office:value="#NAME?">
            <text:p>#NAME?</text:p>
          </table:table-cell>
          <table:table-cell table:style-name="ce152" table:formula="oooc:=COUNTIF([Vertices.F:.F];(&quot;&gt;= &quot;&amp;[.O26]))-COUNTIF([Vertices.F:.F];(&quot;&gt;=&quot;&amp;[.O27]))" office:value-type="float" office:value="0">
            <text:p>0</text:p>
          </table:table-cell>
          <table:table-cell table:style-name="ce151" table:formula="oooc:=[.Q25]+(([.$Q$45]-[.$Q$2])/BINDIVISOR)" office:value-type="string" office:value="#NAME?">
            <text:p>#NAME?</text:p>
          </table:table-cell>
          <table:table-cell table:style-name="ce152" table:formula="oooc:=COUNTIF({};(&quot;&gt;= &quot;&amp;[.Q26]))-COUNTIF({};(&quot;&gt;=&quot;&amp;[.Q27]))" office:value-type="float" office:value="0">
            <text:p>0</text:p>
          </table:table-cell>
          <table:table-cell table:style-name="ce151" table:formula="oooc:=[.S25]+(([.$S$45]-[.$S$2])/BINDIVISOR)" office:value-type="string" office:value="#NAME?">
            <text:p>#NAME?</text:p>
          </table:table-cell>
          <table:table-cell table:style-name="ce152" table:formula="oooc:=COUNTIF([Vertices.H:.H];(&quot;&gt;= &quot;&amp;[.S26]))-COUNTIF([Vertices.H:.H];(&quot;&gt;=&quot;&amp;[.S27]))" office:value-type="float" office:value="0">
            <text:p>0</text:p>
          </table:table-cell>
          <table:table-cell table:style-name="ce151" table:formula="oooc:=[.U25]+(([.$U$45]-[.$U$2])/BINDIVISOR)" office:value-type="string" office:value="#NAME?">
            <text:p>#NAME?</text:p>
          </table:table-cell>
          <table:table-cell table:style-name="ce152" table:formula="oooc:=COUNTIF([Vertices.G:.G];(&quot;&gt;= &quot;&amp;[.U26]))-COUNTIF([Vertices.G:.G];(&quot;&gt;=&quot;&amp;[.U27]))" office:value-type="float" office:value="0">
            <text:p>0</text:p>
          </table:table-cell>
          <table:table-cell table:style-name="ce151" table:formula="oooc:=[.W25]+(([.$W$45]-[.$W$2])/BINDIVISOR)" office:value-type="string" office:value="#NAME?">
            <text:p>#NAME?</text:p>
          </table:table-cell>
          <table:table-cell table:style-name="ce153" table:formula="oooc:=COUNTIF({};(&quot;&gt;= &quot;&amp;[.W26]))-COUNTIF({};(&quot;&gt;=&quot;&amp;[.W27]))" office:value-type="float" office:value="0">
            <text:p>0</text:p>
          </table:table-cell>
          <table:table-cell table:style-name="ce154" table:formula="oooc:=[.Y2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6]))-COUNTIF(INDIRECT(DYNAMICFILTERSOURCECOLUMNRANGE);(&quot;&gt;=&quot;&amp;[.Y27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In-Degree</text:p>
          </table:table-cell>
          <table:table-cell table:style-name="ce166" table:formula="oooc:=IFERROR(AVERAGE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6]+(([.$I$45]-[.$I$2])/BINDIVISOR)" office:value-type="string" office:value="#NAME?">
            <text:p>#NAME?</text:p>
          </table:table-cell>
          <table:table-cell table:style-name="ce144" table:formula="oooc:=COUNTIF([Vertices.C:.C];(&quot;&gt;= &quot;&amp;[.I27]))-COUNTIF([Vertices.C:.C];(&quot;&gt;=&quot;&amp;[.I28]))" office:value-type="float" office:value="0">
            <text:p>0</text:p>
          </table:table-cell>
          <table:table-cell table:style-name="ce156" table:formula="oooc:=[.K26]+(([.$K$45]-[.$K$2])/BINDIVISOR)" office:value-type="string" office:value="#NAME?">
            <text:p>#NAME?</text:p>
          </table:table-cell>
          <table:table-cell table:style-name="ce152" table:formula="oooc:=COUNTIF([Vertices.D:.D];(&quot;&gt;= &quot;&amp;[.K27]))-COUNTIF([Vertices.D:.D];(&quot;&gt;=&quot;&amp;[.K28]))" office:value-type="float" office:value="0">
            <text:p>0</text:p>
          </table:table-cell>
          <table:table-cell table:style-name="ce156" table:formula="oooc:=[.M26]+(([.$M$45]-[.$M$2])/BINDIVISOR)" office:value-type="string" office:value="#NAME?">
            <text:p>#NAME?</text:p>
          </table:table-cell>
          <table:table-cell table:style-name="ce152" table:formula="oooc:=COUNTIF([Vertices.E:.E];(&quot;&gt;= &quot;&amp;[.M27]))-COUNTIF([Vertices.E:.E];(&quot;&gt;=&quot;&amp;[.M28]))" office:value-type="float" office:value="0">
            <text:p>0</text:p>
          </table:table-cell>
          <table:table-cell table:style-name="ce156" table:formula="oooc:=[.O26]+(([.$O$45]-[.$O$2])/BINDIVISOR)" office:value-type="string" office:value="#NAME?">
            <text:p>#NAME?</text:p>
          </table:table-cell>
          <table:table-cell table:style-name="ce152" table:formula="oooc:=COUNTIF([Vertices.F:.F];(&quot;&gt;= &quot;&amp;[.O27]))-COUNTIF([Vertices.F:.F];(&quot;&gt;=&quot;&amp;[.O28]))" office:value-type="float" office:value="0">
            <text:p>0</text:p>
          </table:table-cell>
          <table:table-cell table:style-name="ce156" table:formula="oooc:=[.Q26]+(([.$Q$45]-[.$Q$2])/BINDIVISOR)" office:value-type="string" office:value="#NAME?">
            <text:p>#NAME?</text:p>
          </table:table-cell>
          <table:table-cell table:style-name="ce157" table:formula="oooc:=COUNTIF({};(&quot;&gt;= &quot;&amp;[.Q27]))-COUNTIF({};(&quot;&gt;=&quot;&amp;[.Q28]))" office:value-type="float" office:value="0">
            <text:p>0</text:p>
          </table:table-cell>
          <table:table-cell table:style-name="ce156" table:formula="oooc:=[.S26]+(([.$S$45]-[.$S$2])/BINDIVISOR)" office:value-type="string" office:value="#NAME?">
            <text:p>#NAME?</text:p>
          </table:table-cell>
          <table:table-cell table:style-name="ce152" table:formula="oooc:=COUNTIF([Vertices.H:.H];(&quot;&gt;= &quot;&amp;[.S27]))-COUNTIF([Vertices.H:.H];(&quot;&gt;=&quot;&amp;[.S28]))" office:value-type="float" office:value="0">
            <text:p>0</text:p>
          </table:table-cell>
          <table:table-cell table:style-name="ce156" table:formula="oooc:=[.U26]+(([.$U$45]-[.$U$2])/BINDIVISOR)" office:value-type="string" office:value="#NAME?">
            <text:p>#NAME?</text:p>
          </table:table-cell>
          <table:table-cell table:style-name="ce152" table:formula="oooc:=COUNTIF([Vertices.G:.G];(&quot;&gt;= &quot;&amp;[.U27]))-COUNTIF([Vertices.G:.G];(&quot;&gt;=&quot;&amp;[.U28]))" office:value-type="float" office:value="0">
            <text:p>0</text:p>
          </table:table-cell>
          <table:table-cell table:style-name="ce156" table:formula="oooc:=[.W26]+(([.$W$45]-[.$W$2])/BINDIVISOR)" office:value-type="string" office:value="#NAME?">
            <text:p>#NAME?</text:p>
          </table:table-cell>
          <table:table-cell table:style-name="ce158" table:formula="oooc:=COUNTIF({};(&quot;&gt;= &quot;&amp;[.W27]))-COUNTIF({};(&quot;&gt;=&quot;&amp;[.W28]))" office:value-type="float" office:value="0">
            <text:p>0</text:p>
          </table:table-cell>
          <table:table-cell table:style-name="ce159" table:formula="oooc:=[.Y2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7]))-COUNTIF(INDIRECT(DYNAMICFILTERSOURCECOLUMNRANGE);(&quot;&gt;=&quot;&amp;[.Y28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In-Degree</text:p>
          </table:table-cell>
          <table:table-cell table:style-name="ce166" table:formula="oooc:=IFERROR(MEDIAN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7]+(([.$I$45]-[.$I$2])/BINDIVISOR)" office:value-type="string" office:value="#NAME?">
            <text:p>#NAME?</text:p>
          </table:table-cell>
          <table:table-cell table:style-name="ce144" table:formula="oooc:=COUNTIF([Vertices.C:.C];(&quot;&gt;= &quot;&amp;[.I28]))-COUNTIF([Vertices.C:.C];(&quot;&gt;=&quot;&amp;[.I29]))" office:value-type="float" office:value="0">
            <text:p>0</text:p>
          </table:table-cell>
          <table:table-cell table:style-name="ce151" table:formula="oooc:=[.K27]+(([.$K$45]-[.$K$2])/BINDIVISOR)" office:value-type="string" office:value="#NAME?">
            <text:p>#NAME?</text:p>
          </table:table-cell>
          <table:table-cell table:style-name="ce152" table:formula="oooc:=COUNTIF([Vertices.D:.D];(&quot;&gt;= &quot;&amp;[.K28]))-COUNTIF([Vertices.D:.D];(&quot;&gt;=&quot;&amp;[.K29]))" office:value-type="float" office:value="0">
            <text:p>0</text:p>
          </table:table-cell>
          <table:table-cell table:style-name="ce151" table:formula="oooc:=[.M27]+(([.$M$45]-[.$M$2])/BINDIVISOR)" office:value-type="string" office:value="#NAME?">
            <text:p>#NAME?</text:p>
          </table:table-cell>
          <table:table-cell table:style-name="ce152" table:formula="oooc:=COUNTIF([Vertices.E:.E];(&quot;&gt;= &quot;&amp;[.M28]))-COUNTIF([Vertices.E:.E];(&quot;&gt;=&quot;&amp;[.M29]))" office:value-type="float" office:value="0">
            <text:p>0</text:p>
          </table:table-cell>
          <table:table-cell table:style-name="ce151" table:formula="oooc:=[.O27]+(([.$O$45]-[.$O$2])/BINDIVISOR)" office:value-type="string" office:value="#NAME?">
            <text:p>#NAME?</text:p>
          </table:table-cell>
          <table:table-cell table:style-name="ce152" table:formula="oooc:=COUNTIF([Vertices.F:.F];(&quot;&gt;= &quot;&amp;[.O28]))-COUNTIF([Vertices.F:.F];(&quot;&gt;=&quot;&amp;[.O29]))" office:value-type="float" office:value="0">
            <text:p>0</text:p>
          </table:table-cell>
          <table:table-cell table:style-name="ce151" table:formula="oooc:=[.Q27]+(([.$Q$45]-[.$Q$2])/BINDIVISOR)" office:value-type="string" office:value="#NAME?">
            <text:p>#NAME?</text:p>
          </table:table-cell>
          <table:table-cell table:style-name="ce152" table:formula="oooc:=COUNTIF({};(&quot;&gt;= &quot;&amp;[.Q28]))-COUNTIF({};(&quot;&gt;=&quot;&amp;[.Q29]))" office:value-type="float" office:value="0">
            <text:p>0</text:p>
          </table:table-cell>
          <table:table-cell table:style-name="ce151" table:formula="oooc:=[.S27]+(([.$S$45]-[.$S$2])/BINDIVISOR)" office:value-type="string" office:value="#NAME?">
            <text:p>#NAME?</text:p>
          </table:table-cell>
          <table:table-cell table:style-name="ce152" table:formula="oooc:=COUNTIF([Vertices.H:.H];(&quot;&gt;= &quot;&amp;[.S28]))-COUNTIF([Vertices.H:.H];(&quot;&gt;=&quot;&amp;[.S29]))" office:value-type="float" office:value="0">
            <text:p>0</text:p>
          </table:table-cell>
          <table:table-cell table:style-name="ce151" table:formula="oooc:=[.U27]+(([.$U$45]-[.$U$2])/BINDIVISOR)" office:value-type="string" office:value="#NAME?">
            <text:p>#NAME?</text:p>
          </table:table-cell>
          <table:table-cell table:style-name="ce152" table:formula="oooc:=COUNTIF([Vertices.G:.G];(&quot;&gt;= &quot;&amp;[.U28]))-COUNTIF([Vertices.G:.G];(&quot;&gt;=&quot;&amp;[.U29]))" office:value-type="float" office:value="0">
            <text:p>0</text:p>
          </table:table-cell>
          <table:table-cell table:style-name="ce151" table:formula="oooc:=[.W27]+(([.$W$45]-[.$W$2])/BINDIVISOR)" office:value-type="string" office:value="#NAME?">
            <text:p>#NAME?</text:p>
          </table:table-cell>
          <table:table-cell table:style-name="ce153" table:formula="oooc:=COUNTIF({};(&quot;&gt;= &quot;&amp;[.W28]))-COUNTIF({};(&quot;&gt;=&quot;&amp;[.W29]))" office:value-type="float" office:value="0">
            <text:p>0</text:p>
          </table:table-cell>
          <table:table-cell table:style-name="ce154" table:formula="oooc:=[.Y2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8]))-COUNTIF(INDIRECT(DYNAMICFILTERSOURCECOLUMNRANGE);(&quot;&gt;=&quot;&amp;[.Y29]))" office:value-type="string" office:value="#NAME?">
            <text:p>#NAME?</text:p>
          </table:table-cell>
        </table:table-row>
        <table:table-row table:style-name="ro29">
          <table:table-cell table:style-name="ce155" table:number-columns-spanned="2" table:number-rows-spanned="1" office:value-type="string">
            <text:p>Degree Out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28]+(([.$I$45]-[.$I$2])/BINDIVISOR)" office:value-type="string" office:value="#NAME?">
            <text:p>#NAME?</text:p>
          </table:table-cell>
          <table:table-cell table:style-name="ce144" table:formula="oooc:=COUNTIF([Vertices.C:.C];(&quot;&gt;= &quot;&amp;[.I29]))-COUNTIF([Vertices.C:.C];(&quot;&gt;=&quot;&amp;[.I30]))" office:value-type="float" office:value="0">
            <text:p>0</text:p>
          </table:table-cell>
          <table:table-cell table:style-name="ce156" table:formula="oooc:=[.K28]+(([.$K$45]-[.$K$2])/BINDIVISOR)" office:value-type="string" office:value="#NAME?">
            <text:p>#NAME?</text:p>
          </table:table-cell>
          <table:table-cell table:style-name="ce152" table:formula="oooc:=COUNTIF([Vertices.D:.D];(&quot;&gt;= &quot;&amp;[.K29]))-COUNTIF([Vertices.D:.D];(&quot;&gt;=&quot;&amp;[.K30]))" office:value-type="float" office:value="0">
            <text:p>0</text:p>
          </table:table-cell>
          <table:table-cell table:style-name="ce156" table:formula="oooc:=[.M28]+(([.$M$45]-[.$M$2])/BINDIVISOR)" office:value-type="string" office:value="#NAME?">
            <text:p>#NAME?</text:p>
          </table:table-cell>
          <table:table-cell table:style-name="ce152" table:formula="oooc:=COUNTIF([Vertices.E:.E];(&quot;&gt;= &quot;&amp;[.M29]))-COUNTIF([Vertices.E:.E];(&quot;&gt;=&quot;&amp;[.M30]))" office:value-type="float" office:value="0">
            <text:p>0</text:p>
          </table:table-cell>
          <table:table-cell table:style-name="ce156" table:formula="oooc:=[.O28]+(([.$O$45]-[.$O$2])/BINDIVISOR)" office:value-type="string" office:value="#NAME?">
            <text:p>#NAME?</text:p>
          </table:table-cell>
          <table:table-cell table:style-name="ce152" table:formula="oooc:=COUNTIF([Vertices.F:.F];(&quot;&gt;= &quot;&amp;[.O29]))-COUNTIF([Vertices.F:.F];(&quot;&gt;=&quot;&amp;[.O30]))" office:value-type="float" office:value="0">
            <text:p>0</text:p>
          </table:table-cell>
          <table:table-cell table:style-name="ce156" table:formula="oooc:=[.Q28]+(([.$Q$45]-[.$Q$2])/BINDIVISOR)" office:value-type="string" office:value="#NAME?">
            <text:p>#NAME?</text:p>
          </table:table-cell>
          <table:table-cell table:style-name="ce157" table:formula="oooc:=COUNTIF({};(&quot;&gt;= &quot;&amp;[.Q29]))-COUNTIF({};(&quot;&gt;=&quot;&amp;[.Q30]))" office:value-type="float" office:value="0">
            <text:p>0</text:p>
          </table:table-cell>
          <table:table-cell table:style-name="ce156" table:formula="oooc:=[.S28]+(([.$S$45]-[.$S$2])/BINDIVISOR)" office:value-type="string" office:value="#NAME?">
            <text:p>#NAME?</text:p>
          </table:table-cell>
          <table:table-cell table:style-name="ce152" table:formula="oooc:=COUNTIF([Vertices.H:.H];(&quot;&gt;= &quot;&amp;[.S29]))-COUNTIF([Vertices.H:.H];(&quot;&gt;=&quot;&amp;[.S30]))" office:value-type="float" office:value="0">
            <text:p>0</text:p>
          </table:table-cell>
          <table:table-cell table:style-name="ce156" table:formula="oooc:=[.U28]+(([.$U$45]-[.$U$2])/BINDIVISOR)" office:value-type="string" office:value="#NAME?">
            <text:p>#NAME?</text:p>
          </table:table-cell>
          <table:table-cell table:style-name="ce152" table:formula="oooc:=COUNTIF([Vertices.G:.G];(&quot;&gt;= &quot;&amp;[.U29]))-COUNTIF([Vertices.G:.G];(&quot;&gt;=&quot;&amp;[.U30]))" office:value-type="float" office:value="0">
            <text:p>0</text:p>
          </table:table-cell>
          <table:table-cell table:style-name="ce156" table:formula="oooc:=[.W28]+(([.$W$45]-[.$W$2])/BINDIVISOR)" office:value-type="string" office:value="#NAME?">
            <text:p>#NAME?</text:p>
          </table:table-cell>
          <table:table-cell table:style-name="ce158" table:formula="oooc:=COUNTIF({};(&quot;&gt;= &quot;&amp;[.W29]))-COUNTIF({};(&quot;&gt;=&quot;&amp;[.W30]))" office:value-type="float" office:value="0">
            <text:p>0</text:p>
          </table:table-cell>
          <table:table-cell table:style-name="ce159" table:formula="oooc:=[.Y2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9]))-COUNTIF(INDIRECT(DYNAMICFILTERSOURCECOLUMNRANGE);(&quot;&gt;=&quot;&amp;[.Y3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29]+(([.$I$45]-[.$I$2])/BINDIVISOR)" office:value-type="string" office:value="#NAME?">
            <text:p>#NAME?</text:p>
          </table:table-cell>
          <table:table-cell table:style-name="ce144" table:formula="oooc:=COUNTIF([Vertices.C:.C];(&quot;&gt;= &quot;&amp;[.I30]))-COUNTIF([Vertices.C:.C];(&quot;&gt;=&quot;&amp;[.I31]))" office:value-type="float" office:value="0">
            <text:p>0</text:p>
          </table:table-cell>
          <table:table-cell table:style-name="ce151" table:formula="oooc:=[.K29]+(([.$K$45]-[.$K$2])/BINDIVISOR)" office:value-type="string" office:value="#NAME?">
            <text:p>#NAME?</text:p>
          </table:table-cell>
          <table:table-cell table:style-name="ce152" table:formula="oooc:=COUNTIF([Vertices.D:.D];(&quot;&gt;= &quot;&amp;[.K30]))-COUNTIF([Vertices.D:.D];(&quot;&gt;=&quot;&amp;[.K31]))" office:value-type="float" office:value="0">
            <text:p>0</text:p>
          </table:table-cell>
          <table:table-cell table:style-name="ce151" table:formula="oooc:=[.M29]+(([.$M$45]-[.$M$2])/BINDIVISOR)" office:value-type="string" office:value="#NAME?">
            <text:p>#NAME?</text:p>
          </table:table-cell>
          <table:table-cell table:style-name="ce152" table:formula="oooc:=COUNTIF([Vertices.E:.E];(&quot;&gt;= &quot;&amp;[.M30]))-COUNTIF([Vertices.E:.E];(&quot;&gt;=&quot;&amp;[.M31]))" office:value-type="float" office:value="0">
            <text:p>0</text:p>
          </table:table-cell>
          <table:table-cell table:style-name="ce151" table:formula="oooc:=[.O29]+(([.$O$45]-[.$O$2])/BINDIVISOR)" office:value-type="string" office:value="#NAME?">
            <text:p>#NAME?</text:p>
          </table:table-cell>
          <table:table-cell table:style-name="ce152" table:formula="oooc:=COUNTIF([Vertices.F:.F];(&quot;&gt;= &quot;&amp;[.O30]))-COUNTIF([Vertices.F:.F];(&quot;&gt;=&quot;&amp;[.O31]))" office:value-type="float" office:value="0">
            <text:p>0</text:p>
          </table:table-cell>
          <table:table-cell table:style-name="ce151" table:formula="oooc:=[.Q29]+(([.$Q$45]-[.$Q$2])/BINDIVISOR)" office:value-type="string" office:value="#NAME?">
            <text:p>#NAME?</text:p>
          </table:table-cell>
          <table:table-cell table:style-name="ce152" table:formula="oooc:=COUNTIF({};(&quot;&gt;= &quot;&amp;[.Q30]))-COUNTIF({};(&quot;&gt;=&quot;&amp;[.Q31]))" office:value-type="float" office:value="0">
            <text:p>0</text:p>
          </table:table-cell>
          <table:table-cell table:style-name="ce151" table:formula="oooc:=[.S29]+(([.$S$45]-[.$S$2])/BINDIVISOR)" office:value-type="string" office:value="#NAME?">
            <text:p>#NAME?</text:p>
          </table:table-cell>
          <table:table-cell table:style-name="ce152" table:formula="oooc:=COUNTIF([Vertices.H:.H];(&quot;&gt;= &quot;&amp;[.S30]))-COUNTIF([Vertices.H:.H];(&quot;&gt;=&quot;&amp;[.S31]))" office:value-type="float" office:value="0">
            <text:p>0</text:p>
          </table:table-cell>
          <table:table-cell table:style-name="ce151" table:formula="oooc:=[.U29]+(([.$U$45]-[.$U$2])/BINDIVISOR)" office:value-type="string" office:value="#NAME?">
            <text:p>#NAME?</text:p>
          </table:table-cell>
          <table:table-cell table:style-name="ce152" table:formula="oooc:=COUNTIF([Vertices.G:.G];(&quot;&gt;= &quot;&amp;[.U30]))-COUNTIF([Vertices.G:.G];(&quot;&gt;=&quot;&amp;[.U31]))" office:value-type="float" office:value="0">
            <text:p>0</text:p>
          </table:table-cell>
          <table:table-cell table:style-name="ce151" table:formula="oooc:=[.W29]+(([.$W$45]-[.$W$2])/BINDIVISOR)" office:value-type="string" office:value="#NAME?">
            <text:p>#NAME?</text:p>
          </table:table-cell>
          <table:table-cell table:style-name="ce153" table:formula="oooc:=COUNTIF({};(&quot;&gt;= &quot;&amp;[.W30]))-COUNTIF({};(&quot;&gt;=&quot;&amp;[.W31]))" office:value-type="float" office:value="0">
            <text:p>0</text:p>
          </table:table-cell>
          <table:table-cell table:style-name="ce154" table:formula="oooc:=[.Y2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0]))-COUNTIF(INDIRECT(DYNAMICFILTERSOURCECOLUMNRANGE);(&quot;&gt;=&quot;&amp;[.Y3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0]+(([.$I$45]-[.$I$2])/BINDIVISOR)" office:value-type="string" office:value="#NAME?">
            <text:p>#NAME?</text:p>
          </table:table-cell>
          <table:table-cell table:style-name="ce144" table:formula="oooc:=COUNTIF([Vertices.C:.C];(&quot;&gt;= &quot;&amp;[.I31]))-COUNTIF([Vertices.C:.C];(&quot;&gt;=&quot;&amp;[.I32]))" office:value-type="float" office:value="0">
            <text:p>0</text:p>
          </table:table-cell>
          <table:table-cell table:style-name="ce156" table:formula="oooc:=[.K30]+(([.$K$45]-[.$K$2])/BINDIVISOR)" office:value-type="string" office:value="#NAME?">
            <text:p>#NAME?</text:p>
          </table:table-cell>
          <table:table-cell table:style-name="ce152" table:formula="oooc:=COUNTIF([Vertices.D:.D];(&quot;&gt;= &quot;&amp;[.K31]))-COUNTIF([Vertices.D:.D];(&quot;&gt;=&quot;&amp;[.K32]))" office:value-type="float" office:value="0">
            <text:p>0</text:p>
          </table:table-cell>
          <table:table-cell table:style-name="ce156" table:formula="oooc:=[.M30]+(([.$M$45]-[.$M$2])/BINDIVISOR)" office:value-type="string" office:value="#NAME?">
            <text:p>#NAME?</text:p>
          </table:table-cell>
          <table:table-cell table:style-name="ce152" table:formula="oooc:=COUNTIF([Vertices.E:.E];(&quot;&gt;= &quot;&amp;[.M31]))-COUNTIF([Vertices.E:.E];(&quot;&gt;=&quot;&amp;[.M32]))" office:value-type="float" office:value="0">
            <text:p>0</text:p>
          </table:table-cell>
          <table:table-cell table:style-name="ce156" table:formula="oooc:=[.O30]+(([.$O$45]-[.$O$2])/BINDIVISOR)" office:value-type="string" office:value="#NAME?">
            <text:p>#NAME?</text:p>
          </table:table-cell>
          <table:table-cell table:style-name="ce152" table:formula="oooc:=COUNTIF([Vertices.F:.F];(&quot;&gt;= &quot;&amp;[.O31]))-COUNTIF([Vertices.F:.F];(&quot;&gt;=&quot;&amp;[.O32]))" office:value-type="float" office:value="0">
            <text:p>0</text:p>
          </table:table-cell>
          <table:table-cell table:style-name="ce156" table:formula="oooc:=[.Q30]+(([.$Q$45]-[.$Q$2])/BINDIVISOR)" office:value-type="string" office:value="#NAME?">
            <text:p>#NAME?</text:p>
          </table:table-cell>
          <table:table-cell table:style-name="ce157" table:formula="oooc:=COUNTIF({};(&quot;&gt;= &quot;&amp;[.Q31]))-COUNTIF({};(&quot;&gt;=&quot;&amp;[.Q32]))" office:value-type="float" office:value="0">
            <text:p>0</text:p>
          </table:table-cell>
          <table:table-cell table:style-name="ce156" table:formula="oooc:=[.S30]+(([.$S$45]-[.$S$2])/BINDIVISOR)" office:value-type="string" office:value="#NAME?">
            <text:p>#NAME?</text:p>
          </table:table-cell>
          <table:table-cell table:style-name="ce152" table:formula="oooc:=COUNTIF([Vertices.H:.H];(&quot;&gt;= &quot;&amp;[.S31]))-COUNTIF([Vertices.H:.H];(&quot;&gt;=&quot;&amp;[.S32]))" office:value-type="float" office:value="0">
            <text:p>0</text:p>
          </table:table-cell>
          <table:table-cell table:style-name="ce156" table:formula="oooc:=[.U30]+(([.$U$45]-[.$U$2])/BINDIVISOR)" office:value-type="string" office:value="#NAME?">
            <text:p>#NAME?</text:p>
          </table:table-cell>
          <table:table-cell table:style-name="ce152" table:formula="oooc:=COUNTIF([Vertices.G:.G];(&quot;&gt;= &quot;&amp;[.U31]))-COUNTIF([Vertices.G:.G];(&quot;&gt;=&quot;&amp;[.U32]))" office:value-type="float" office:value="0">
            <text:p>0</text:p>
          </table:table-cell>
          <table:table-cell table:style-name="ce156" table:formula="oooc:=[.W30]+(([.$W$45]-[.$W$2])/BINDIVISOR)" office:value-type="string" office:value="#NAME?">
            <text:p>#NAME?</text:p>
          </table:table-cell>
          <table:table-cell table:style-name="ce158" table:formula="oooc:=COUNTIF({};(&quot;&gt;= &quot;&amp;[.W31]))-COUNTIF({};(&quot;&gt;=&quot;&amp;[.W32]))" office:value-type="float" office:value="0">
            <text:p>0</text:p>
          </table:table-cell>
          <table:table-cell table:style-name="ce159" table:formula="oooc:=[.Y3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1]))-COUNTIF(INDIRECT(DYNAMICFILTERSOURCECOLUMNRANGE);(&quot;&gt;=&quot;&amp;[.Y3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1]+(([.$I$45]-[.$I$2])/BINDIVISOR)" office:value-type="string" office:value="#NAME?">
            <text:p>#NAME?</text:p>
          </table:table-cell>
          <table:table-cell table:style-name="ce144" table:formula="oooc:=COUNTIF([Vertices.C:.C];(&quot;&gt;= &quot;&amp;[.I32]))-COUNTIF([Vertices.C:.C];(&quot;&gt;=&quot;&amp;[.I33]))" office:value-type="float" office:value="0">
            <text:p>0</text:p>
          </table:table-cell>
          <table:table-cell table:style-name="ce151" table:formula="oooc:=[.K31]+(([.$K$45]-[.$K$2])/BINDIVISOR)" office:value-type="string" office:value="#NAME?">
            <text:p>#NAME?</text:p>
          </table:table-cell>
          <table:table-cell table:style-name="ce152" table:formula="oooc:=COUNTIF([Vertices.D:.D];(&quot;&gt;= &quot;&amp;[.K32]))-COUNTIF([Vertices.D:.D];(&quot;&gt;=&quot;&amp;[.K33]))" office:value-type="float" office:value="0">
            <text:p>0</text:p>
          </table:table-cell>
          <table:table-cell table:style-name="ce151" table:formula="oooc:=[.M31]+(([.$M$45]-[.$M$2])/BINDIVISOR)" office:value-type="string" office:value="#NAME?">
            <text:p>#NAME?</text:p>
          </table:table-cell>
          <table:table-cell table:style-name="ce152" table:formula="oooc:=COUNTIF([Vertices.E:.E];(&quot;&gt;= &quot;&amp;[.M32]))-COUNTIF([Vertices.E:.E];(&quot;&gt;=&quot;&amp;[.M33]))" office:value-type="float" office:value="0">
            <text:p>0</text:p>
          </table:table-cell>
          <table:table-cell table:style-name="ce151" table:formula="oooc:=[.O31]+(([.$O$45]-[.$O$2])/BINDIVISOR)" office:value-type="string" office:value="#NAME?">
            <text:p>#NAME?</text:p>
          </table:table-cell>
          <table:table-cell table:style-name="ce152" table:formula="oooc:=COUNTIF([Vertices.F:.F];(&quot;&gt;= &quot;&amp;[.O32]))-COUNTIF([Vertices.F:.F];(&quot;&gt;=&quot;&amp;[.O33]))" office:value-type="float" office:value="0">
            <text:p>0</text:p>
          </table:table-cell>
          <table:table-cell table:style-name="ce151" table:formula="oooc:=[.Q31]+(([.$Q$45]-[.$Q$2])/BINDIVISOR)" office:value-type="string" office:value="#NAME?">
            <text:p>#NAME?</text:p>
          </table:table-cell>
          <table:table-cell table:style-name="ce152" table:formula="oooc:=COUNTIF({};(&quot;&gt;= &quot;&amp;[.Q32]))-COUNTIF({};(&quot;&gt;=&quot;&amp;[.Q33]))" office:value-type="float" office:value="0">
            <text:p>0</text:p>
          </table:table-cell>
          <table:table-cell table:style-name="ce151" table:formula="oooc:=[.S31]+(([.$S$45]-[.$S$2])/BINDIVISOR)" office:value-type="string" office:value="#NAME?">
            <text:p>#NAME?</text:p>
          </table:table-cell>
          <table:table-cell table:style-name="ce152" table:formula="oooc:=COUNTIF([Vertices.H:.H];(&quot;&gt;= &quot;&amp;[.S32]))-COUNTIF([Vertices.H:.H];(&quot;&gt;=&quot;&amp;[.S33]))" office:value-type="float" office:value="0">
            <text:p>0</text:p>
          </table:table-cell>
          <table:table-cell table:style-name="ce151" table:formula="oooc:=[.U31]+(([.$U$45]-[.$U$2])/BINDIVISOR)" office:value-type="string" office:value="#NAME?">
            <text:p>#NAME?</text:p>
          </table:table-cell>
          <table:table-cell table:style-name="ce152" table:formula="oooc:=COUNTIF([Vertices.G:.G];(&quot;&gt;= &quot;&amp;[.U32]))-COUNTIF([Vertices.G:.G];(&quot;&gt;=&quot;&amp;[.U33]))" office:value-type="float" office:value="0">
            <text:p>0</text:p>
          </table:table-cell>
          <table:table-cell table:style-name="ce151" table:formula="oooc:=[.W31]+(([.$W$45]-[.$W$2])/BINDIVISOR)" office:value-type="string" office:value="#NAME?">
            <text:p>#NAME?</text:p>
          </table:table-cell>
          <table:table-cell table:style-name="ce153" table:formula="oooc:=COUNTIF({};(&quot;&gt;= &quot;&amp;[.W32]))-COUNTIF({};(&quot;&gt;=&quot;&amp;[.W33]))" office:value-type="float" office:value="0">
            <text:p>0</text:p>
          </table:table-cell>
          <table:table-cell table:style-name="ce154" table:formula="oooc:=[.Y3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2]))-COUNTIF(INDIRECT(DYNAMICFILTERSOURCECOLUMNRANGE);(&quot;&gt;=&quot;&amp;[.Y3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2]+(([.$I$45]-[.$I$2])/BINDIVISOR)" office:value-type="string" office:value="#NAME?">
            <text:p>#NAME?</text:p>
          </table:table-cell>
          <table:table-cell table:style-name="ce144" table:formula="oooc:=COUNTIF([Vertices.C:.C];(&quot;&gt;= &quot;&amp;[.I33]))-COUNTIF([Vertices.C:.C];(&quot;&gt;=&quot;&amp;[.I34]))" office:value-type="float" office:value="0">
            <text:p>0</text:p>
          </table:table-cell>
          <table:table-cell table:style-name="ce156" table:formula="oooc:=[.K32]+(([.$K$45]-[.$K$2])/BINDIVISOR)" office:value-type="string" office:value="#NAME?">
            <text:p>#NAME?</text:p>
          </table:table-cell>
          <table:table-cell table:style-name="ce152" table:formula="oooc:=COUNTIF([Vertices.D:.D];(&quot;&gt;= &quot;&amp;[.K33]))-COUNTIF([Vertices.D:.D];(&quot;&gt;=&quot;&amp;[.K34]))" office:value-type="float" office:value="0">
            <text:p>0</text:p>
          </table:table-cell>
          <table:table-cell table:style-name="ce156" table:formula="oooc:=[.M32]+(([.$M$45]-[.$M$2])/BINDIVISOR)" office:value-type="string" office:value="#NAME?">
            <text:p>#NAME?</text:p>
          </table:table-cell>
          <table:table-cell table:style-name="ce152" table:formula="oooc:=COUNTIF([Vertices.E:.E];(&quot;&gt;= &quot;&amp;[.M33]))-COUNTIF([Vertices.E:.E];(&quot;&gt;=&quot;&amp;[.M34]))" office:value-type="float" office:value="0">
            <text:p>0</text:p>
          </table:table-cell>
          <table:table-cell table:style-name="ce156" table:formula="oooc:=[.O32]+(([.$O$45]-[.$O$2])/BINDIVISOR)" office:value-type="string" office:value="#NAME?">
            <text:p>#NAME?</text:p>
          </table:table-cell>
          <table:table-cell table:style-name="ce152" table:formula="oooc:=COUNTIF([Vertices.F:.F];(&quot;&gt;= &quot;&amp;[.O33]))-COUNTIF([Vertices.F:.F];(&quot;&gt;=&quot;&amp;[.O34]))" office:value-type="float" office:value="0">
            <text:p>0</text:p>
          </table:table-cell>
          <table:table-cell table:style-name="ce156" table:formula="oooc:=[.Q32]+(([.$Q$45]-[.$Q$2])/BINDIVISOR)" office:value-type="string" office:value="#NAME?">
            <text:p>#NAME?</text:p>
          </table:table-cell>
          <table:table-cell table:style-name="ce157" table:formula="oooc:=COUNTIF({};(&quot;&gt;= &quot;&amp;[.Q33]))-COUNTIF({};(&quot;&gt;=&quot;&amp;[.Q34]))" office:value-type="float" office:value="0">
            <text:p>0</text:p>
          </table:table-cell>
          <table:table-cell table:style-name="ce156" table:formula="oooc:=[.S32]+(([.$S$45]-[.$S$2])/BINDIVISOR)" office:value-type="string" office:value="#NAME?">
            <text:p>#NAME?</text:p>
          </table:table-cell>
          <table:table-cell table:style-name="ce152" table:formula="oooc:=COUNTIF([Vertices.H:.H];(&quot;&gt;= &quot;&amp;[.S33]))-COUNTIF([Vertices.H:.H];(&quot;&gt;=&quot;&amp;[.S34]))" office:value-type="float" office:value="0">
            <text:p>0</text:p>
          </table:table-cell>
          <table:table-cell table:style-name="ce156" table:formula="oooc:=[.U32]+(([.$U$45]-[.$U$2])/BINDIVISOR)" office:value-type="string" office:value="#NAME?">
            <text:p>#NAME?</text:p>
          </table:table-cell>
          <table:table-cell table:style-name="ce152" table:formula="oooc:=COUNTIF([Vertices.G:.G];(&quot;&gt;= &quot;&amp;[.U33]))-COUNTIF([Vertices.G:.G];(&quot;&gt;=&quot;&amp;[.U34]))" office:value-type="float" office:value="0">
            <text:p>0</text:p>
          </table:table-cell>
          <table:table-cell table:style-name="ce156" table:formula="oooc:=[.W32]+(([.$W$45]-[.$W$2])/BINDIVISOR)" office:value-type="string" office:value="#NAME?">
            <text:p>#NAME?</text:p>
          </table:table-cell>
          <table:table-cell table:style-name="ce158" table:formula="oooc:=COUNTIF({};(&quot;&gt;= &quot;&amp;[.W33]))-COUNTIF({};(&quot;&gt;=&quot;&amp;[.W34]))" office:value-type="float" office:value="0">
            <text:p>0</text:p>
          </table:table-cell>
          <table:table-cell table:style-name="ce159" table:formula="oooc:=[.Y3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3]))-COUNTIF(INDIRECT(DYNAMICFILTERSOURCECOLUMNRANGE);(&quot;&gt;=&quot;&amp;[.Y3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3]+(([.$I$45]-[.$I$2])/BINDIVISOR)" office:value-type="string" office:value="#NAME?">
            <text:p>#NAME?</text:p>
          </table:table-cell>
          <table:table-cell table:style-name="ce144" table:formula="oooc:=COUNTIF([Vertices.C:.C];(&quot;&gt;= &quot;&amp;[.I34]))-COUNTIF([Vertices.C:.C];(&quot;&gt;=&quot;&amp;[.I35]))" office:value-type="float" office:value="0">
            <text:p>0</text:p>
          </table:table-cell>
          <table:table-cell table:style-name="ce151" table:formula="oooc:=[.K33]+(([.$K$45]-[.$K$2])/BINDIVISOR)" office:value-type="string" office:value="#NAME?">
            <text:p>#NAME?</text:p>
          </table:table-cell>
          <table:table-cell table:style-name="ce152" table:formula="oooc:=COUNTIF([Vertices.D:.D];(&quot;&gt;= &quot;&amp;[.K34]))-COUNTIF([Vertices.D:.D];(&quot;&gt;=&quot;&amp;[.K35]))" office:value-type="float" office:value="0">
            <text:p>0</text:p>
          </table:table-cell>
          <table:table-cell table:style-name="ce151" table:formula="oooc:=[.M33]+(([.$M$45]-[.$M$2])/BINDIVISOR)" office:value-type="string" office:value="#NAME?">
            <text:p>#NAME?</text:p>
          </table:table-cell>
          <table:table-cell table:style-name="ce152" table:formula="oooc:=COUNTIF([Vertices.E:.E];(&quot;&gt;= &quot;&amp;[.M34]))-COUNTIF([Vertices.E:.E];(&quot;&gt;=&quot;&amp;[.M35]))" office:value-type="float" office:value="0">
            <text:p>0</text:p>
          </table:table-cell>
          <table:table-cell table:style-name="ce151" table:formula="oooc:=[.O33]+(([.$O$45]-[.$O$2])/BINDIVISOR)" office:value-type="string" office:value="#NAME?">
            <text:p>#NAME?</text:p>
          </table:table-cell>
          <table:table-cell table:style-name="ce152" table:formula="oooc:=COUNTIF([Vertices.F:.F];(&quot;&gt;= &quot;&amp;[.O34]))-COUNTIF([Vertices.F:.F];(&quot;&gt;=&quot;&amp;[.O35]))" office:value-type="float" office:value="0">
            <text:p>0</text:p>
          </table:table-cell>
          <table:table-cell table:style-name="ce151" table:formula="oooc:=[.Q33]+(([.$Q$45]-[.$Q$2])/BINDIVISOR)" office:value-type="string" office:value="#NAME?">
            <text:p>#NAME?</text:p>
          </table:table-cell>
          <table:table-cell table:style-name="ce152" table:formula="oooc:=COUNTIF({};(&quot;&gt;= &quot;&amp;[.Q34]))-COUNTIF({};(&quot;&gt;=&quot;&amp;[.Q35]))" office:value-type="float" office:value="0">
            <text:p>0</text:p>
          </table:table-cell>
          <table:table-cell table:style-name="ce151" table:formula="oooc:=[.S33]+(([.$S$45]-[.$S$2])/BINDIVISOR)" office:value-type="string" office:value="#NAME?">
            <text:p>#NAME?</text:p>
          </table:table-cell>
          <table:table-cell table:style-name="ce152" table:formula="oooc:=COUNTIF([Vertices.H:.H];(&quot;&gt;= &quot;&amp;[.S34]))-COUNTIF([Vertices.H:.H];(&quot;&gt;=&quot;&amp;[.S35]))" office:value-type="float" office:value="0">
            <text:p>0</text:p>
          </table:table-cell>
          <table:table-cell table:style-name="ce151" table:formula="oooc:=[.U33]+(([.$U$45]-[.$U$2])/BINDIVISOR)" office:value-type="string" office:value="#NAME?">
            <text:p>#NAME?</text:p>
          </table:table-cell>
          <table:table-cell table:style-name="ce152" table:formula="oooc:=COUNTIF([Vertices.G:.G];(&quot;&gt;= &quot;&amp;[.U34]))-COUNTIF([Vertices.G:.G];(&quot;&gt;=&quot;&amp;[.U35]))" office:value-type="float" office:value="0">
            <text:p>0</text:p>
          </table:table-cell>
          <table:table-cell table:style-name="ce151" table:formula="oooc:=[.W33]+(([.$W$45]-[.$W$2])/BINDIVISOR)" office:value-type="string" office:value="#NAME?">
            <text:p>#NAME?</text:p>
          </table:table-cell>
          <table:table-cell table:style-name="ce153" table:formula="oooc:=COUNTIF({};(&quot;&gt;= &quot;&amp;[.W34]))-COUNTIF({};(&quot;&gt;=&quot;&amp;[.W35]))" office:value-type="float" office:value="0">
            <text:p>0</text:p>
          </table:table-cell>
          <table:table-cell table:style-name="ce154" table:formula="oooc:=[.Y3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4]))-COUNTIF(INDIRECT(DYNAMICFILTERSOURCECOLUMNRANGE);(&quot;&gt;=&quot;&amp;[.Y3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4]+(([.$I$45]-[.$I$2])/BINDIVISOR)" office:value-type="string" office:value="#NAME?">
            <text:p>#NAME?</text:p>
          </table:table-cell>
          <table:table-cell table:style-name="ce144" table:formula="oooc:=COUNTIF([Vertices.C:.C];(&quot;&gt;= &quot;&amp;[.I35]))-COUNTIF([Vertices.C:.C];(&quot;&gt;=&quot;&amp;[.I36]))" office:value-type="float" office:value="0">
            <text:p>0</text:p>
          </table:table-cell>
          <table:table-cell table:style-name="ce156" table:formula="oooc:=[.K34]+(([.$K$45]-[.$K$2])/BINDIVISOR)" office:value-type="string" office:value="#NAME?">
            <text:p>#NAME?</text:p>
          </table:table-cell>
          <table:table-cell table:style-name="ce152" table:formula="oooc:=COUNTIF([Vertices.D:.D];(&quot;&gt;= &quot;&amp;[.K35]))-COUNTIF([Vertices.D:.D];(&quot;&gt;=&quot;&amp;[.K36]))" office:value-type="float" office:value="0">
            <text:p>0</text:p>
          </table:table-cell>
          <table:table-cell table:style-name="ce156" table:formula="oooc:=[.M34]+(([.$M$45]-[.$M$2])/BINDIVISOR)" office:value-type="string" office:value="#NAME?">
            <text:p>#NAME?</text:p>
          </table:table-cell>
          <table:table-cell table:style-name="ce152" table:formula="oooc:=COUNTIF([Vertices.E:.E];(&quot;&gt;= &quot;&amp;[.M35]))-COUNTIF([Vertices.E:.E];(&quot;&gt;=&quot;&amp;[.M36]))" office:value-type="float" office:value="0">
            <text:p>0</text:p>
          </table:table-cell>
          <table:table-cell table:style-name="ce156" table:formula="oooc:=[.O34]+(([.$O$45]-[.$O$2])/BINDIVISOR)" office:value-type="string" office:value="#NAME?">
            <text:p>#NAME?</text:p>
          </table:table-cell>
          <table:table-cell table:style-name="ce152" table:formula="oooc:=COUNTIF([Vertices.F:.F];(&quot;&gt;= &quot;&amp;[.O35]))-COUNTIF([Vertices.F:.F];(&quot;&gt;=&quot;&amp;[.O36]))" office:value-type="float" office:value="0">
            <text:p>0</text:p>
          </table:table-cell>
          <table:table-cell table:style-name="ce156" table:formula="oooc:=[.Q34]+(([.$Q$45]-[.$Q$2])/BINDIVISOR)" office:value-type="string" office:value="#NAME?">
            <text:p>#NAME?</text:p>
          </table:table-cell>
          <table:table-cell table:style-name="ce157" table:formula="oooc:=COUNTIF({};(&quot;&gt;= &quot;&amp;[.Q35]))-COUNTIF({};(&quot;&gt;=&quot;&amp;[.Q36]))" office:value-type="float" office:value="0">
            <text:p>0</text:p>
          </table:table-cell>
          <table:table-cell table:style-name="ce156" table:formula="oooc:=[.S34]+(([.$S$45]-[.$S$2])/BINDIVISOR)" office:value-type="string" office:value="#NAME?">
            <text:p>#NAME?</text:p>
          </table:table-cell>
          <table:table-cell table:style-name="ce152" table:formula="oooc:=COUNTIF([Vertices.H:.H];(&quot;&gt;= &quot;&amp;[.S35]))-COUNTIF([Vertices.H:.H];(&quot;&gt;=&quot;&amp;[.S36]))" office:value-type="float" office:value="0">
            <text:p>0</text:p>
          </table:table-cell>
          <table:table-cell table:style-name="ce156" table:formula="oooc:=[.U34]+(([.$U$45]-[.$U$2])/BINDIVISOR)" office:value-type="string" office:value="#NAME?">
            <text:p>#NAME?</text:p>
          </table:table-cell>
          <table:table-cell table:style-name="ce152" table:formula="oooc:=COUNTIF([Vertices.G:.G];(&quot;&gt;= &quot;&amp;[.U35]))-COUNTIF([Vertices.G:.G];(&quot;&gt;=&quot;&amp;[.U36]))" office:value-type="float" office:value="0">
            <text:p>0</text:p>
          </table:table-cell>
          <table:table-cell table:style-name="ce156" table:formula="oooc:=[.W34]+(([.$W$45]-[.$W$2])/BINDIVISOR)" office:value-type="string" office:value="#NAME?">
            <text:p>#NAME?</text:p>
          </table:table-cell>
          <table:table-cell table:style-name="ce158" table:formula="oooc:=COUNTIF({};(&quot;&gt;= &quot;&amp;[.W35]))-COUNTIF({};(&quot;&gt;=&quot;&amp;[.W36]))" office:value-type="float" office:value="0">
            <text:p>0</text:p>
          </table:table-cell>
          <table:table-cell table:style-name="ce159" table:formula="oooc:=[.Y3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5]))-COUNTIF(INDIRECT(DYNAMICFILTERSOURCECOLUMNRANGE);(&quot;&gt;=&quot;&amp;[.Y3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5]+(([.$I$45]-[.$I$2])/BINDIVISOR)" office:value-type="string" office:value="#NAME?">
            <text:p>#NAME?</text:p>
          </table:table-cell>
          <table:table-cell table:style-name="ce144" table:formula="oooc:=COUNTIF([Vertices.C:.C];(&quot;&gt;= &quot;&amp;[.I36]))-COUNTIF([Vertices.C:.C];(&quot;&gt;=&quot;&amp;[.I37]))" office:value-type="float" office:value="0">
            <text:p>0</text:p>
          </table:table-cell>
          <table:table-cell table:style-name="ce151" table:formula="oooc:=[.K35]+(([.$K$45]-[.$K$2])/BINDIVISOR)" office:value-type="string" office:value="#NAME?">
            <text:p>#NAME?</text:p>
          </table:table-cell>
          <table:table-cell table:style-name="ce152" table:formula="oooc:=COUNTIF([Vertices.D:.D];(&quot;&gt;= &quot;&amp;[.K36]))-COUNTIF([Vertices.D:.D];(&quot;&gt;=&quot;&amp;[.K37]))" office:value-type="float" office:value="0">
            <text:p>0</text:p>
          </table:table-cell>
          <table:table-cell table:style-name="ce151" table:formula="oooc:=[.M35]+(([.$M$45]-[.$M$2])/BINDIVISOR)" office:value-type="string" office:value="#NAME?">
            <text:p>#NAME?</text:p>
          </table:table-cell>
          <table:table-cell table:style-name="ce152" table:formula="oooc:=COUNTIF([Vertices.E:.E];(&quot;&gt;= &quot;&amp;[.M36]))-COUNTIF([Vertices.E:.E];(&quot;&gt;=&quot;&amp;[.M37]))" office:value-type="float" office:value="0">
            <text:p>0</text:p>
          </table:table-cell>
          <table:table-cell table:style-name="ce151" table:formula="oooc:=[.O35]+(([.$O$45]-[.$O$2])/BINDIVISOR)" office:value-type="string" office:value="#NAME?">
            <text:p>#NAME?</text:p>
          </table:table-cell>
          <table:table-cell table:style-name="ce152" table:formula="oooc:=COUNTIF([Vertices.F:.F];(&quot;&gt;= &quot;&amp;[.O36]))-COUNTIF([Vertices.F:.F];(&quot;&gt;=&quot;&amp;[.O37]))" office:value-type="float" office:value="0">
            <text:p>0</text:p>
          </table:table-cell>
          <table:table-cell table:style-name="ce151" table:formula="oooc:=[.Q35]+(([.$Q$45]-[.$Q$2])/BINDIVISOR)" office:value-type="string" office:value="#NAME?">
            <text:p>#NAME?</text:p>
          </table:table-cell>
          <table:table-cell table:style-name="ce152" table:formula="oooc:=COUNTIF({};(&quot;&gt;= &quot;&amp;[.Q36]))-COUNTIF({};(&quot;&gt;=&quot;&amp;[.Q37]))" office:value-type="float" office:value="0">
            <text:p>0</text:p>
          </table:table-cell>
          <table:table-cell table:style-name="ce151" table:formula="oooc:=[.S35]+(([.$S$45]-[.$S$2])/BINDIVISOR)" office:value-type="string" office:value="#NAME?">
            <text:p>#NAME?</text:p>
          </table:table-cell>
          <table:table-cell table:style-name="ce152" table:formula="oooc:=COUNTIF([Vertices.H:.H];(&quot;&gt;= &quot;&amp;[.S36]))-COUNTIF([Vertices.H:.H];(&quot;&gt;=&quot;&amp;[.S37]))" office:value-type="float" office:value="0">
            <text:p>0</text:p>
          </table:table-cell>
          <table:table-cell table:style-name="ce151" table:formula="oooc:=[.U35]+(([.$U$45]-[.$U$2])/BINDIVISOR)" office:value-type="string" office:value="#NAME?">
            <text:p>#NAME?</text:p>
          </table:table-cell>
          <table:table-cell table:style-name="ce152" table:formula="oooc:=COUNTIF([Vertices.G:.G];(&quot;&gt;= &quot;&amp;[.U36]))-COUNTIF([Vertices.G:.G];(&quot;&gt;=&quot;&amp;[.U37]))" office:value-type="float" office:value="0">
            <text:p>0</text:p>
          </table:table-cell>
          <table:table-cell table:style-name="ce151" table:formula="oooc:=[.W35]+(([.$W$45]-[.$W$2])/BINDIVISOR)" office:value-type="string" office:value="#NAME?">
            <text:p>#NAME?</text:p>
          </table:table-cell>
          <table:table-cell table:style-name="ce153" table:formula="oooc:=COUNTIF({};(&quot;&gt;= &quot;&amp;[.W36]))-COUNTIF({};(&quot;&gt;=&quot;&amp;[.W37]))" office:value-type="float" office:value="0">
            <text:p>0</text:p>
          </table:table-cell>
          <table:table-cell table:style-name="ce154" table:formula="oooc:=[.Y3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6]))-COUNTIF(INDIRECT(DYNAMICFILTERSOURCECOLUMNRANGE);(&quot;&gt;=&quot;&amp;[.Y3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36]+(([.$I$45]-[.$I$2])/BINDIVISOR)" office:value-type="string" office:value="#NAME?">
            <text:p>#NAME?</text:p>
          </table:table-cell>
          <table:table-cell table:style-name="ce144" table:formula="oooc:=COUNTIF([Vertices.C:.C];(&quot;&gt;= &quot;&amp;[.I37]))-COUNTIF([Vertices.C:.C];(&quot;&gt;=&quot;&amp;[.I38]))" office:value-type="float" office:value="0">
            <text:p>0</text:p>
          </table:table-cell>
          <table:table-cell table:style-name="ce156" table:formula="oooc:=[.K36]+(([.$K$45]-[.$K$2])/BINDIVISOR)" office:value-type="string" office:value="#NAME?">
            <text:p>#NAME?</text:p>
          </table:table-cell>
          <table:table-cell table:style-name="ce152" table:formula="oooc:=COUNTIF([Vertices.D:.D];(&quot;&gt;= &quot;&amp;[.K37]))-COUNTIF([Vertices.D:.D];(&quot;&gt;=&quot;&amp;[.K38]))" office:value-type="float" office:value="0">
            <text:p>0</text:p>
          </table:table-cell>
          <table:table-cell table:style-name="ce156" table:formula="oooc:=[.M36]+(([.$M$45]-[.$M$2])/BINDIVISOR)" office:value-type="string" office:value="#NAME?">
            <text:p>#NAME?</text:p>
          </table:table-cell>
          <table:table-cell table:style-name="ce152" table:formula="oooc:=COUNTIF([Vertices.E:.E];(&quot;&gt;= &quot;&amp;[.M37]))-COUNTIF([Vertices.E:.E];(&quot;&gt;=&quot;&amp;[.M38]))" office:value-type="float" office:value="0">
            <text:p>0</text:p>
          </table:table-cell>
          <table:table-cell table:style-name="ce156" table:formula="oooc:=[.O36]+(([.$O$45]-[.$O$2])/BINDIVISOR)" office:value-type="string" office:value="#NAME?">
            <text:p>#NAME?</text:p>
          </table:table-cell>
          <table:table-cell table:style-name="ce152" table:formula="oooc:=COUNTIF([Vertices.F:.F];(&quot;&gt;= &quot;&amp;[.O37]))-COUNTIF([Vertices.F:.F];(&quot;&gt;=&quot;&amp;[.O38]))" office:value-type="float" office:value="0">
            <text:p>0</text:p>
          </table:table-cell>
          <table:table-cell table:style-name="ce156" table:formula="oooc:=[.Q36]+(([.$Q$45]-[.$Q$2])/BINDIVISOR)" office:value-type="string" office:value="#NAME?">
            <text:p>#NAME?</text:p>
          </table:table-cell>
          <table:table-cell table:style-name="ce157" table:formula="oooc:=COUNTIF({};(&quot;&gt;= &quot;&amp;[.Q37]))-COUNTIF({};(&quot;&gt;=&quot;&amp;[.Q38]))" office:value-type="float" office:value="0">
            <text:p>0</text:p>
          </table:table-cell>
          <table:table-cell table:style-name="ce156" table:formula="oooc:=[.S36]+(([.$S$45]-[.$S$2])/BINDIVISOR)" office:value-type="string" office:value="#NAME?">
            <text:p>#NAME?</text:p>
          </table:table-cell>
          <table:table-cell table:style-name="ce152" table:formula="oooc:=COUNTIF([Vertices.H:.H];(&quot;&gt;= &quot;&amp;[.S37]))-COUNTIF([Vertices.H:.H];(&quot;&gt;=&quot;&amp;[.S38]))" office:value-type="float" office:value="0">
            <text:p>0</text:p>
          </table:table-cell>
          <table:table-cell table:style-name="ce156" table:formula="oooc:=[.U36]+(([.$U$45]-[.$U$2])/BINDIVISOR)" office:value-type="string" office:value="#NAME?">
            <text:p>#NAME?</text:p>
          </table:table-cell>
          <table:table-cell table:style-name="ce152" table:formula="oooc:=COUNTIF([Vertices.G:.G];(&quot;&gt;= &quot;&amp;[.U37]))-COUNTIF([Vertices.G:.G];(&quot;&gt;=&quot;&amp;[.U38]))" office:value-type="float" office:value="0">
            <text:p>0</text:p>
          </table:table-cell>
          <table:table-cell table:style-name="ce156" table:formula="oooc:=[.W36]+(([.$W$45]-[.$W$2])/BINDIVISOR)" office:value-type="string" office:value="#NAME?">
            <text:p>#NAME?</text:p>
          </table:table-cell>
          <table:table-cell table:style-name="ce158" table:formula="oooc:=COUNTIF({};(&quot;&gt;= &quot;&amp;[.W37]))-COUNTIF({};(&quot;&gt;=&quot;&amp;[.W38]))" office:value-type="float" office:value="0">
            <text:p>0</text:p>
          </table:table-cell>
          <table:table-cell table:style-name="ce159" table:formula="oooc:=[.Y3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7]))-COUNTIF(INDIRECT(DYNAMICFILTERSOURCECOLUMNRANGE);(&quot;&gt;=&quot;&amp;[.Y3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inimum Out-Degree</text:p>
          </table:table-cell>
          <table:table-cell table:style-name="ce165" table:formula="oooc:=IF((COUNT([Vertices.E:.E])&gt;0);[.M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7]+(([.$I$45]-[.$I$2])/BINDIVISOR)" office:value-type="string" office:value="#NAME?">
            <text:p>#NAME?</text:p>
          </table:table-cell>
          <table:table-cell table:style-name="ce144" table:formula="oooc:=COUNTIF([Vertices.C:.C];(&quot;&gt;= &quot;&amp;[.I38]))-COUNTIF([Vertices.C:.C];(&quot;&gt;=&quot;&amp;[.I39]))" office:value-type="float" office:value="0">
            <text:p>0</text:p>
          </table:table-cell>
          <table:table-cell table:style-name="ce151" table:formula="oooc:=[.K37]+(([.$K$45]-[.$K$2])/BINDIVISOR)" office:value-type="string" office:value="#NAME?">
            <text:p>#NAME?</text:p>
          </table:table-cell>
          <table:table-cell table:style-name="ce152" table:formula="oooc:=COUNTIF([Vertices.D:.D];(&quot;&gt;= &quot;&amp;[.K38]))-COUNTIF([Vertices.D:.D];(&quot;&gt;=&quot;&amp;[.K39]))" office:value-type="float" office:value="0">
            <text:p>0</text:p>
          </table:table-cell>
          <table:table-cell table:style-name="ce151" table:formula="oooc:=[.M37]+(([.$M$45]-[.$M$2])/BINDIVISOR)" office:value-type="string" office:value="#NAME?">
            <text:p>#NAME?</text:p>
          </table:table-cell>
          <table:table-cell table:style-name="ce152" table:formula="oooc:=COUNTIF([Vertices.E:.E];(&quot;&gt;= &quot;&amp;[.M38]))-COUNTIF([Vertices.E:.E];(&quot;&gt;=&quot;&amp;[.M39]))" office:value-type="float" office:value="0">
            <text:p>0</text:p>
          </table:table-cell>
          <table:table-cell table:style-name="ce151" table:formula="oooc:=[.O37]+(([.$O$45]-[.$O$2])/BINDIVISOR)" office:value-type="string" office:value="#NAME?">
            <text:p>#NAME?</text:p>
          </table:table-cell>
          <table:table-cell table:style-name="ce152" table:formula="oooc:=COUNTIF([Vertices.F:.F];(&quot;&gt;= &quot;&amp;[.O38]))-COUNTIF([Vertices.F:.F];(&quot;&gt;=&quot;&amp;[.O39]))" office:value-type="float" office:value="0">
            <text:p>0</text:p>
          </table:table-cell>
          <table:table-cell table:style-name="ce151" table:formula="oooc:=[.Q37]+(([.$Q$45]-[.$Q$2])/BINDIVISOR)" office:value-type="string" office:value="#NAME?">
            <text:p>#NAME?</text:p>
          </table:table-cell>
          <table:table-cell table:style-name="ce152" table:formula="oooc:=COUNTIF({};(&quot;&gt;= &quot;&amp;[.Q38]))-COUNTIF({};(&quot;&gt;=&quot;&amp;[.Q39]))" office:value-type="float" office:value="0">
            <text:p>0</text:p>
          </table:table-cell>
          <table:table-cell table:style-name="ce151" table:formula="oooc:=[.S37]+(([.$S$45]-[.$S$2])/BINDIVISOR)" office:value-type="string" office:value="#NAME?">
            <text:p>#NAME?</text:p>
          </table:table-cell>
          <table:table-cell table:style-name="ce152" table:formula="oooc:=COUNTIF([Vertices.H:.H];(&quot;&gt;= &quot;&amp;[.S38]))-COUNTIF([Vertices.H:.H];(&quot;&gt;=&quot;&amp;[.S39]))" office:value-type="float" office:value="0">
            <text:p>0</text:p>
          </table:table-cell>
          <table:table-cell table:style-name="ce151" table:formula="oooc:=[.U37]+(([.$U$45]-[.$U$2])/BINDIVISOR)" office:value-type="string" office:value="#NAME?">
            <text:p>#NAME?</text:p>
          </table:table-cell>
          <table:table-cell table:style-name="ce152" table:formula="oooc:=COUNTIF([Vertices.G:.G];(&quot;&gt;= &quot;&amp;[.U38]))-COUNTIF([Vertices.G:.G];(&quot;&gt;=&quot;&amp;[.U39]))" office:value-type="float" office:value="0">
            <text:p>0</text:p>
          </table:table-cell>
          <table:table-cell table:style-name="ce151" table:formula="oooc:=[.W37]+(([.$W$45]-[.$W$2])/BINDIVISOR)" office:value-type="string" office:value="#NAME?">
            <text:p>#NAME?</text:p>
          </table:table-cell>
          <table:table-cell table:style-name="ce153" table:formula="oooc:=COUNTIF({};(&quot;&gt;= &quot;&amp;[.W38]))-COUNTIF({};(&quot;&gt;=&quot;&amp;[.W39]))" office:value-type="float" office:value="0">
            <text:p>0</text:p>
          </table:table-cell>
          <table:table-cell table:style-name="ce154" table:formula="oooc:=[.Y3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8]))-COUNTIF(INDIRECT(DYNAMICFILTERSOURCECOLUMNRANGE);(&quot;&gt;=&quot;&amp;[.Y3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aximum Out-Degree</text:p>
          </table:table-cell>
          <table:table-cell table:style-name="ce165" table:formula="oooc:=IF((COUNT([Vertices.E:.E])&gt;0);[.M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8]+(([.$I$45]-[.$I$2])/BINDIVISOR)" office:value-type="string" office:value="#NAME?">
            <text:p>#NAME?</text:p>
          </table:table-cell>
          <table:table-cell table:style-name="ce144" table:formula="oooc:=COUNTIF([Vertices.C:.C];(&quot;&gt;= &quot;&amp;[.I39]))-COUNTIF([Vertices.C:.C];(&quot;&gt;=&quot;&amp;[.I40]))" office:value-type="float" office:value="0">
            <text:p>0</text:p>
          </table:table-cell>
          <table:table-cell table:style-name="ce156" table:formula="oooc:=[.K38]+(([.$K$45]-[.$K$2])/BINDIVISOR)" office:value-type="string" office:value="#NAME?">
            <text:p>#NAME?</text:p>
          </table:table-cell>
          <table:table-cell table:style-name="ce152" table:formula="oooc:=COUNTIF([Vertices.D:.D];(&quot;&gt;= &quot;&amp;[.K39]))-COUNTIF([Vertices.D:.D];(&quot;&gt;=&quot;&amp;[.K40]))" office:value-type="float" office:value="0">
            <text:p>0</text:p>
          </table:table-cell>
          <table:table-cell table:style-name="ce156" table:formula="oooc:=[.M38]+(([.$M$45]-[.$M$2])/BINDIVISOR)" office:value-type="string" office:value="#NAME?">
            <text:p>#NAME?</text:p>
          </table:table-cell>
          <table:table-cell table:style-name="ce152" table:formula="oooc:=COUNTIF([Vertices.E:.E];(&quot;&gt;= &quot;&amp;[.M39]))-COUNTIF([Vertices.E:.E];(&quot;&gt;=&quot;&amp;[.M40]))" office:value-type="float" office:value="0">
            <text:p>0</text:p>
          </table:table-cell>
          <table:table-cell table:style-name="ce156" table:formula="oooc:=[.O38]+(([.$O$45]-[.$O$2])/BINDIVISOR)" office:value-type="string" office:value="#NAME?">
            <text:p>#NAME?</text:p>
          </table:table-cell>
          <table:table-cell table:style-name="ce152" table:formula="oooc:=COUNTIF([Vertices.F:.F];(&quot;&gt;= &quot;&amp;[.O39]))-COUNTIF([Vertices.F:.F];(&quot;&gt;=&quot;&amp;[.O40]))" office:value-type="float" office:value="0">
            <text:p>0</text:p>
          </table:table-cell>
          <table:table-cell table:style-name="ce156" table:formula="oooc:=[.Q38]+(([.$Q$45]-[.$Q$2])/BINDIVISOR)" office:value-type="string" office:value="#NAME?">
            <text:p>#NAME?</text:p>
          </table:table-cell>
          <table:table-cell table:style-name="ce157" table:formula="oooc:=COUNTIF({};(&quot;&gt;= &quot;&amp;[.Q39]))-COUNTIF({};(&quot;&gt;=&quot;&amp;[.Q40]))" office:value-type="float" office:value="0">
            <text:p>0</text:p>
          </table:table-cell>
          <table:table-cell table:style-name="ce156" table:formula="oooc:=[.S38]+(([.$S$45]-[.$S$2])/BINDIVISOR)" office:value-type="string" office:value="#NAME?">
            <text:p>#NAME?</text:p>
          </table:table-cell>
          <table:table-cell table:style-name="ce152" table:formula="oooc:=COUNTIF([Vertices.H:.H];(&quot;&gt;= &quot;&amp;[.S39]))-COUNTIF([Vertices.H:.H];(&quot;&gt;=&quot;&amp;[.S40]))" office:value-type="float" office:value="0">
            <text:p>0</text:p>
          </table:table-cell>
          <table:table-cell table:style-name="ce156" table:formula="oooc:=[.U38]+(([.$U$45]-[.$U$2])/BINDIVISOR)" office:value-type="string" office:value="#NAME?">
            <text:p>#NAME?</text:p>
          </table:table-cell>
          <table:table-cell table:style-name="ce152" table:formula="oooc:=COUNTIF([Vertices.G:.G];(&quot;&gt;= &quot;&amp;[.U39]))-COUNTIF([Vertices.G:.G];(&quot;&gt;=&quot;&amp;[.U40]))" office:value-type="float" office:value="0">
            <text:p>0</text:p>
          </table:table-cell>
          <table:table-cell table:style-name="ce156" table:formula="oooc:=[.W38]+(([.$W$45]-[.$W$2])/BINDIVISOR)" office:value-type="string" office:value="#NAME?">
            <text:p>#NAME?</text:p>
          </table:table-cell>
          <table:table-cell table:style-name="ce158" table:formula="oooc:=COUNTIF({};(&quot;&gt;= &quot;&amp;[.W39]))-COUNTIF({};(&quot;&gt;=&quot;&amp;[.W40]))" office:value-type="float" office:value="0">
            <text:p>0</text:p>
          </table:table-cell>
          <table:table-cell table:style-name="ce159" table:formula="oooc:=[.Y3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9]))-COUNTIF(INDIRECT(DYNAMICFILTERSOURCECOLUMNRANGE);(&quot;&gt;=&quot;&amp;[.Y40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Out-Degree</text:p>
          </table:table-cell>
          <table:table-cell table:style-name="ce166" table:formula="oooc:=IFERROR(AVERAGE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9]+(([.$I$45]-[.$I$2])/BINDIVISOR)" office:value-type="string" office:value="#NAME?">
            <text:p>#NAME?</text:p>
          </table:table-cell>
          <table:table-cell table:style-name="ce144" table:formula="oooc:=COUNTIF([Vertices.C:.C];(&quot;&gt;= &quot;&amp;[.I40]))-COUNTIF([Vertices.C:.C];(&quot;&gt;=&quot;&amp;[.I41]))" office:value-type="float" office:value="0">
            <text:p>0</text:p>
          </table:table-cell>
          <table:table-cell table:style-name="ce151" table:formula="oooc:=[.K39]+(([.$K$45]-[.$K$2])/BINDIVISOR)" office:value-type="string" office:value="#NAME?">
            <text:p>#NAME?</text:p>
          </table:table-cell>
          <table:table-cell table:style-name="ce152" table:formula="oooc:=COUNTIF([Vertices.D:.D];(&quot;&gt;= &quot;&amp;[.K40]))-COUNTIF([Vertices.D:.D];(&quot;&gt;=&quot;&amp;[.K41]))" office:value-type="float" office:value="0">
            <text:p>0</text:p>
          </table:table-cell>
          <table:table-cell table:style-name="ce151" table:formula="oooc:=[.M39]+(([.$M$45]-[.$M$2])/BINDIVISOR)" office:value-type="string" office:value="#NAME?">
            <text:p>#NAME?</text:p>
          </table:table-cell>
          <table:table-cell table:style-name="ce152" table:formula="oooc:=COUNTIF([Vertices.E:.E];(&quot;&gt;= &quot;&amp;[.M40]))-COUNTIF([Vertices.E:.E];(&quot;&gt;=&quot;&amp;[.M41]))" office:value-type="float" office:value="0">
            <text:p>0</text:p>
          </table:table-cell>
          <table:table-cell table:style-name="ce151" table:formula="oooc:=[.O39]+(([.$O$45]-[.$O$2])/BINDIVISOR)" office:value-type="string" office:value="#NAME?">
            <text:p>#NAME?</text:p>
          </table:table-cell>
          <table:table-cell table:style-name="ce152" table:formula="oooc:=COUNTIF([Vertices.F:.F];(&quot;&gt;= &quot;&amp;[.O40]))-COUNTIF([Vertices.F:.F];(&quot;&gt;=&quot;&amp;[.O41]))" office:value-type="float" office:value="0">
            <text:p>0</text:p>
          </table:table-cell>
          <table:table-cell table:style-name="ce151" table:formula="oooc:=[.Q39]+(([.$Q$45]-[.$Q$2])/BINDIVISOR)" office:value-type="string" office:value="#NAME?">
            <text:p>#NAME?</text:p>
          </table:table-cell>
          <table:table-cell table:style-name="ce152" table:formula="oooc:=COUNTIF({};(&quot;&gt;= &quot;&amp;[.Q40]))-COUNTIF({};(&quot;&gt;=&quot;&amp;[.Q41]))" office:value-type="float" office:value="0">
            <text:p>0</text:p>
          </table:table-cell>
          <table:table-cell table:style-name="ce151" table:formula="oooc:=[.S39]+(([.$S$45]-[.$S$2])/BINDIVISOR)" office:value-type="string" office:value="#NAME?">
            <text:p>#NAME?</text:p>
          </table:table-cell>
          <table:table-cell table:style-name="ce152" table:formula="oooc:=COUNTIF([Vertices.H:.H];(&quot;&gt;= &quot;&amp;[.S40]))-COUNTIF([Vertices.H:.H];(&quot;&gt;=&quot;&amp;[.S41]))" office:value-type="float" office:value="0">
            <text:p>0</text:p>
          </table:table-cell>
          <table:table-cell table:style-name="ce151" table:formula="oooc:=[.U39]+(([.$U$45]-[.$U$2])/BINDIVISOR)" office:value-type="string" office:value="#NAME?">
            <text:p>#NAME?</text:p>
          </table:table-cell>
          <table:table-cell table:style-name="ce152" table:formula="oooc:=COUNTIF([Vertices.G:.G];(&quot;&gt;= &quot;&amp;[.U40]))-COUNTIF([Vertices.G:.G];(&quot;&gt;=&quot;&amp;[.U41]))" office:value-type="float" office:value="0">
            <text:p>0</text:p>
          </table:table-cell>
          <table:table-cell table:style-name="ce151" table:formula="oooc:=[.W39]+(([.$W$45]-[.$W$2])/BINDIVISOR)" office:value-type="string" office:value="#NAME?">
            <text:p>#NAME?</text:p>
          </table:table-cell>
          <table:table-cell table:style-name="ce153" table:formula="oooc:=COUNTIF({};(&quot;&gt;= &quot;&amp;[.W40]))-COUNTIF({};(&quot;&gt;=&quot;&amp;[.W41]))" office:value-type="float" office:value="0">
            <text:p>0</text:p>
          </table:table-cell>
          <table:table-cell table:style-name="ce154" table:formula="oooc:=[.Y3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0]))-COUNTIF(INDIRECT(DYNAMICFILTERSOURCECOLUMNRANGE);(&quot;&gt;=&quot;&amp;[.Y41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Out-Degree</text:p>
          </table:table-cell>
          <table:table-cell table:style-name="ce166" table:formula="oooc:=IFERROR(MEDIAN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40]+(([.$I$45]-[.$I$2])/BINDIVISOR)" office:value-type="string" office:value="#NAME?">
            <text:p>#NAME?</text:p>
          </table:table-cell>
          <table:table-cell table:style-name="ce144" table:formula="oooc:=COUNTIF([Vertices.C:.C];(&quot;&gt;= &quot;&amp;[.I41]))-COUNTIF([Vertices.C:.C];(&quot;&gt;=&quot;&amp;[.I42]))" office:value-type="float" office:value="0">
            <text:p>0</text:p>
          </table:table-cell>
          <table:table-cell table:style-name="ce156" table:formula="oooc:=[.K40]+(([.$K$45]-[.$K$2])/BINDIVISOR)" office:value-type="string" office:value="#NAME?">
            <text:p>#NAME?</text:p>
          </table:table-cell>
          <table:table-cell table:style-name="ce152" table:formula="oooc:=COUNTIF([Vertices.D:.D];(&quot;&gt;= &quot;&amp;[.K41]))-COUNTIF([Vertices.D:.D];(&quot;&gt;=&quot;&amp;[.K42]))" office:value-type="float" office:value="0">
            <text:p>0</text:p>
          </table:table-cell>
          <table:table-cell table:style-name="ce156" table:formula="oooc:=[.M40]+(([.$M$45]-[.$M$2])/BINDIVISOR)" office:value-type="string" office:value="#NAME?">
            <text:p>#NAME?</text:p>
          </table:table-cell>
          <table:table-cell table:style-name="ce152" table:formula="oooc:=COUNTIF([Vertices.E:.E];(&quot;&gt;= &quot;&amp;[.M41]))-COUNTIF([Vertices.E:.E];(&quot;&gt;=&quot;&amp;[.M42]))" office:value-type="float" office:value="0">
            <text:p>0</text:p>
          </table:table-cell>
          <table:table-cell table:style-name="ce156" table:formula="oooc:=[.O40]+(([.$O$45]-[.$O$2])/BINDIVISOR)" office:value-type="string" office:value="#NAME?">
            <text:p>#NAME?</text:p>
          </table:table-cell>
          <table:table-cell table:style-name="ce152" table:formula="oooc:=COUNTIF([Vertices.F:.F];(&quot;&gt;= &quot;&amp;[.O41]))-COUNTIF([Vertices.F:.F];(&quot;&gt;=&quot;&amp;[.O42]))" office:value-type="float" office:value="0">
            <text:p>0</text:p>
          </table:table-cell>
          <table:table-cell table:style-name="ce156" table:formula="oooc:=[.Q40]+(([.$Q$45]-[.$Q$2])/BINDIVISOR)" office:value-type="string" office:value="#NAME?">
            <text:p>#NAME?</text:p>
          </table:table-cell>
          <table:table-cell table:style-name="ce157" table:formula="oooc:=COUNTIF({};(&quot;&gt;= &quot;&amp;[.Q41]))-COUNTIF({};(&quot;&gt;=&quot;&amp;[.Q42]))" office:value-type="float" office:value="0">
            <text:p>0</text:p>
          </table:table-cell>
          <table:table-cell table:style-name="ce156" table:formula="oooc:=[.S40]+(([.$S$45]-[.$S$2])/BINDIVISOR)" office:value-type="string" office:value="#NAME?">
            <text:p>#NAME?</text:p>
          </table:table-cell>
          <table:table-cell table:style-name="ce152" table:formula="oooc:=COUNTIF([Vertices.H:.H];(&quot;&gt;= &quot;&amp;[.S41]))-COUNTIF([Vertices.H:.H];(&quot;&gt;=&quot;&amp;[.S42]))" office:value-type="float" office:value="0">
            <text:p>0</text:p>
          </table:table-cell>
          <table:table-cell table:style-name="ce156" table:formula="oooc:=[.U40]+(([.$U$45]-[.$U$2])/BINDIVISOR)" office:value-type="string" office:value="#NAME?">
            <text:p>#NAME?</text:p>
          </table:table-cell>
          <table:table-cell table:style-name="ce152" table:formula="oooc:=COUNTIF([Vertices.G:.G];(&quot;&gt;= &quot;&amp;[.U41]))-COUNTIF([Vertices.G:.G];(&quot;&gt;=&quot;&amp;[.U42]))" office:value-type="float" office:value="0">
            <text:p>0</text:p>
          </table:table-cell>
          <table:table-cell table:style-name="ce156" table:formula="oooc:=[.W40]+(([.$W$45]-[.$W$2])/BINDIVISOR)" office:value-type="string" office:value="#NAME?">
            <text:p>#NAME?</text:p>
          </table:table-cell>
          <table:table-cell table:style-name="ce158" table:formula="oooc:=COUNTIF({};(&quot;&gt;= &quot;&amp;[.W41]))-COUNTIF({};(&quot;&gt;=&quot;&amp;[.W42]))" office:value-type="float" office:value="0">
            <text:p>0</text:p>
          </table:table-cell>
          <table:table-cell table:style-name="ce159" table:formula="oooc:=[.Y4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1]))-COUNTIF(INDIRECT(DYNAMICFILTERSOURCECOLUMNRANGE);(&quot;&gt;=&quot;&amp;[.Y42]))" office:value-type="string" office:value="#NAME?">
            <text:p>#NAME?</text:p>
          </table:table-cell>
        </table:table-row>
        <table:table-row table:style-name="ro11">
          <table:table-cell table:style-name="ce155" table:number-columns-spanned="2" table:number-rows-spanned="1" office:value-type="string">
            <text:p>Betweenness Centraility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41]+(([.$I$45]-[.$I$2])/BINDIVISOR)" office:value-type="string" office:value="#NAME?">
            <text:p>#NAME?</text:p>
          </table:table-cell>
          <table:table-cell table:style-name="ce144" table:formula="oooc:=COUNTIF([Vertices.C:.C];(&quot;&gt;= &quot;&amp;[.I42]))-COUNTIF([Vertices.C:.C];(&quot;&gt;=&quot;&amp;[.I43]))" office:value-type="float" office:value="0">
            <text:p>0</text:p>
          </table:table-cell>
          <table:table-cell table:style-name="ce151" table:formula="oooc:=[.K41]+(([.$K$45]-[.$K$2])/BINDIVISOR)" office:value-type="string" office:value="#NAME?">
            <text:p>#NAME?</text:p>
          </table:table-cell>
          <table:table-cell table:style-name="ce152" table:formula="oooc:=COUNTIF([Vertices.D:.D];(&quot;&gt;= &quot;&amp;[.K42]))-COUNTIF([Vertices.D:.D];(&quot;&gt;=&quot;&amp;[.K43]))" office:value-type="float" office:value="0">
            <text:p>0</text:p>
          </table:table-cell>
          <table:table-cell table:style-name="ce151" table:formula="oooc:=[.M41]+(([.$M$45]-[.$M$2])/BINDIVISOR)" office:value-type="string" office:value="#NAME?">
            <text:p>#NAME?</text:p>
          </table:table-cell>
          <table:table-cell table:style-name="ce152" table:formula="oooc:=COUNTIF([Vertices.E:.E];(&quot;&gt;= &quot;&amp;[.M42]))-COUNTIF([Vertices.E:.E];(&quot;&gt;=&quot;&amp;[.M43]))" office:value-type="float" office:value="0">
            <text:p>0</text:p>
          </table:table-cell>
          <table:table-cell table:style-name="ce151" table:formula="oooc:=[.O41]+(([.$O$45]-[.$O$2])/BINDIVISOR)" office:value-type="string" office:value="#NAME?">
            <text:p>#NAME?</text:p>
          </table:table-cell>
          <table:table-cell table:style-name="ce152" table:formula="oooc:=COUNTIF([Vertices.F:.F];(&quot;&gt;= &quot;&amp;[.O42]))-COUNTIF([Vertices.F:.F];(&quot;&gt;=&quot;&amp;[.O43]))" office:value-type="float" office:value="0">
            <text:p>0</text:p>
          </table:table-cell>
          <table:table-cell table:style-name="ce151" table:formula="oooc:=[.Q41]+(([.$Q$45]-[.$Q$2])/BINDIVISOR)" office:value-type="string" office:value="#NAME?">
            <text:p>#NAME?</text:p>
          </table:table-cell>
          <table:table-cell table:style-name="ce152" table:formula="oooc:=COUNTIF({};(&quot;&gt;= &quot;&amp;[.Q42]))-COUNTIF({};(&quot;&gt;=&quot;&amp;[.Q43]))" office:value-type="float" office:value="0">
            <text:p>0</text:p>
          </table:table-cell>
          <table:table-cell table:style-name="ce151" table:formula="oooc:=[.S41]+(([.$S$45]-[.$S$2])/BINDIVISOR)" office:value-type="string" office:value="#NAME?">
            <text:p>#NAME?</text:p>
          </table:table-cell>
          <table:table-cell table:style-name="ce152" table:formula="oooc:=COUNTIF([Vertices.H:.H];(&quot;&gt;= &quot;&amp;[.S42]))-COUNTIF([Vertices.H:.H];(&quot;&gt;=&quot;&amp;[.S43]))" office:value-type="float" office:value="0">
            <text:p>0</text:p>
          </table:table-cell>
          <table:table-cell table:style-name="ce151" table:formula="oooc:=[.U41]+(([.$U$45]-[.$U$2])/BINDIVISOR)" office:value-type="string" office:value="#NAME?">
            <text:p>#NAME?</text:p>
          </table:table-cell>
          <table:table-cell table:style-name="ce152" table:formula="oooc:=COUNTIF([Vertices.G:.G];(&quot;&gt;= &quot;&amp;[.U42]))-COUNTIF([Vertices.G:.G];(&quot;&gt;=&quot;&amp;[.U43]))" office:value-type="float" office:value="0">
            <text:p>0</text:p>
          </table:table-cell>
          <table:table-cell table:style-name="ce151" table:formula="oooc:=[.W41]+(([.$W$45]-[.$W$2])/BINDIVISOR)" office:value-type="string" office:value="#NAME?">
            <text:p>#NAME?</text:p>
          </table:table-cell>
          <table:table-cell table:style-name="ce153" table:formula="oooc:=COUNTIF({};(&quot;&gt;= &quot;&amp;[.W42]))-COUNTIF({};(&quot;&gt;=&quot;&amp;[.W43]))" office:value-type="float" office:value="0">
            <text:p>0</text:p>
          </table:table-cell>
          <table:table-cell table:style-name="ce154" table:formula="oooc:=[.Y4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2]))-COUNTIF(INDIRECT(DYNAMICFILTERSOURCECOLUMNRANGE);(&quot;&gt;=&quot;&amp;[.Y4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2]+(([.$I$45]-[.$I$2])/BINDIVISOR)" office:value-type="string" office:value="#NAME?">
            <text:p>#NAME?</text:p>
          </table:table-cell>
          <table:table-cell table:style-name="ce144" table:formula="oooc:=COUNTIF([Vertices.C:.C];(&quot;&gt;= &quot;&amp;[.I43]))-COUNTIF([Vertices.C:.C];(&quot;&gt;=&quot;&amp;[.I44]))" office:value-type="float" office:value="0">
            <text:p>0</text:p>
          </table:table-cell>
          <table:table-cell table:style-name="ce156" table:formula="oooc:=[.K42]+(([.$K$45]-[.$K$2])/BINDIVISOR)" office:value-type="string" office:value="#NAME?">
            <text:p>#NAME?</text:p>
          </table:table-cell>
          <table:table-cell table:style-name="ce152" table:formula="oooc:=COUNTIF([Vertices.D:.D];(&quot;&gt;= &quot;&amp;[.K43]))-COUNTIF([Vertices.D:.D];(&quot;&gt;=&quot;&amp;[.K44]))" office:value-type="float" office:value="0">
            <text:p>0</text:p>
          </table:table-cell>
          <table:table-cell table:style-name="ce156" table:formula="oooc:=[.M42]+(([.$M$45]-[.$M$2])/BINDIVISOR)" office:value-type="string" office:value="#NAME?">
            <text:p>#NAME?</text:p>
          </table:table-cell>
          <table:table-cell table:style-name="ce152" table:formula="oooc:=COUNTIF([Vertices.E:.E];(&quot;&gt;= &quot;&amp;[.M43]))-COUNTIF([Vertices.E:.E];(&quot;&gt;=&quot;&amp;[.M44]))" office:value-type="float" office:value="0">
            <text:p>0</text:p>
          </table:table-cell>
          <table:table-cell table:style-name="ce156" table:formula="oooc:=[.O42]+(([.$O$45]-[.$O$2])/BINDIVISOR)" office:value-type="string" office:value="#NAME?">
            <text:p>#NAME?</text:p>
          </table:table-cell>
          <table:table-cell table:style-name="ce152" table:formula="oooc:=COUNTIF([Vertices.F:.F];(&quot;&gt;= &quot;&amp;[.O43]))-COUNTIF([Vertices.F:.F];(&quot;&gt;=&quot;&amp;[.O44]))" office:value-type="float" office:value="0">
            <text:p>0</text:p>
          </table:table-cell>
          <table:table-cell table:style-name="ce156" table:formula="oooc:=[.Q42]+(([.$Q$45]-[.$Q$2])/BINDIVISOR)" office:value-type="string" office:value="#NAME?">
            <text:p>#NAME?</text:p>
          </table:table-cell>
          <table:table-cell table:style-name="ce157" table:formula="oooc:=COUNTIF({};(&quot;&gt;= &quot;&amp;[.Q43]))-COUNTIF({};(&quot;&gt;=&quot;&amp;[.Q44]))" office:value-type="float" office:value="0">
            <text:p>0</text:p>
          </table:table-cell>
          <table:table-cell table:style-name="ce156" table:formula="oooc:=[.S42]+(([.$S$45]-[.$S$2])/BINDIVISOR)" office:value-type="string" office:value="#NAME?">
            <text:p>#NAME?</text:p>
          </table:table-cell>
          <table:table-cell table:style-name="ce152" table:formula="oooc:=COUNTIF([Vertices.H:.H];(&quot;&gt;= &quot;&amp;[.S43]))-COUNTIF([Vertices.H:.H];(&quot;&gt;=&quot;&amp;[.S44]))" office:value-type="float" office:value="0">
            <text:p>0</text:p>
          </table:table-cell>
          <table:table-cell table:style-name="ce156" table:formula="oooc:=[.U42]+(([.$U$45]-[.$U$2])/BINDIVISOR)" office:value-type="string" office:value="#NAME?">
            <text:p>#NAME?</text:p>
          </table:table-cell>
          <table:table-cell table:style-name="ce152" table:formula="oooc:=COUNTIF([Vertices.G:.G];(&quot;&gt;= &quot;&amp;[.U43]))-COUNTIF([Vertices.G:.G];(&quot;&gt;=&quot;&amp;[.U44]))" office:value-type="float" office:value="0">
            <text:p>0</text:p>
          </table:table-cell>
          <table:table-cell table:style-name="ce156" table:formula="oooc:=[.W42]+(([.$W$45]-[.$W$2])/BINDIVISOR)" office:value-type="string" office:value="#NAME?">
            <text:p>#NAME?</text:p>
          </table:table-cell>
          <table:table-cell table:style-name="ce158" table:formula="oooc:=COUNTIF({};(&quot;&gt;= &quot;&amp;[.W43]))-COUNTIF({};(&quot;&gt;=&quot;&amp;[.W44]))" office:value-type="float" office:value="0">
            <text:p>0</text:p>
          </table:table-cell>
          <table:table-cell table:style-name="ce159" table:formula="oooc:=[.Y4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3]))-COUNTIF(INDIRECT(DYNAMICFILTERSOURCECOLUMNRANGE);(&quot;&gt;=&quot;&amp;[.Y4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3]+(([.$I$45]-[.$I$2])/BINDIVISOR)" office:value-type="string" office:value="#NAME?">
            <text:p>#NAME?</text:p>
          </table:table-cell>
          <table:table-cell table:style-name="ce144" table:formula="oooc:=COUNTIF([Vertices.C:.C];(&quot;&gt;= &quot;&amp;[.I44]))-COUNTIF([Vertices.C:.C];(&quot;&gt;=&quot;&amp;[.I45]))" office:value-type="float" office:value="0">
            <text:p>0</text:p>
          </table:table-cell>
          <table:table-cell table:style-name="ce151" table:formula="oooc:=[.K43]+(([.$K$45]-[.$K$2])/BINDIVISOR)" office:value-type="string" office:value="#NAME?">
            <text:p>#NAME?</text:p>
          </table:table-cell>
          <table:table-cell table:style-name="ce152" table:formula="oooc:=COUNTIF([Vertices.D:.D];(&quot;&gt;= &quot;&amp;[.K44]))-COUNTIF([Vertices.D:.D];(&quot;&gt;=&quot;&amp;[.K45]))" office:value-type="float" office:value="0">
            <text:p>0</text:p>
          </table:table-cell>
          <table:table-cell table:style-name="ce151" table:formula="oooc:=[.M43]+(([.$M$45]-[.$M$2])/BINDIVISOR)" office:value-type="string" office:value="#NAME?">
            <text:p>#NAME?</text:p>
          </table:table-cell>
          <table:table-cell table:style-name="ce152" table:formula="oooc:=COUNTIF([Vertices.E:.E];(&quot;&gt;= &quot;&amp;[.M44]))-COUNTIF([Vertices.E:.E];(&quot;&gt;=&quot;&amp;[.M45]))" office:value-type="float" office:value="0">
            <text:p>0</text:p>
          </table:table-cell>
          <table:table-cell table:style-name="ce151" table:formula="oooc:=[.O43]+(([.$O$45]-[.$O$2])/BINDIVISOR)" office:value-type="string" office:value="#NAME?">
            <text:p>#NAME?</text:p>
          </table:table-cell>
          <table:table-cell table:style-name="ce152" table:formula="oooc:=COUNTIF([Vertices.F:.F];(&quot;&gt;= &quot;&amp;[.O44]))-COUNTIF([Vertices.F:.F];(&quot;&gt;=&quot;&amp;[.O45]))" office:value-type="float" office:value="0">
            <text:p>0</text:p>
          </table:table-cell>
          <table:table-cell table:style-name="ce151" table:formula="oooc:=[.Q43]+(([.$Q$45]-[.$Q$2])/BINDIVISOR)" office:value-type="string" office:value="#NAME?">
            <text:p>#NAME?</text:p>
          </table:table-cell>
          <table:table-cell table:style-name="ce152" table:formula="oooc:=COUNTIF({};(&quot;&gt;= &quot;&amp;[.Q44]))-COUNTIF({};(&quot;&gt;=&quot;&amp;[.Q45]))" office:value-type="float" office:value="0">
            <text:p>0</text:p>
          </table:table-cell>
          <table:table-cell table:style-name="ce151" table:formula="oooc:=[.S43]+(([.$S$45]-[.$S$2])/BINDIVISOR)" office:value-type="string" office:value="#NAME?">
            <text:p>#NAME?</text:p>
          </table:table-cell>
          <table:table-cell table:style-name="ce152" table:formula="oooc:=COUNTIF([Vertices.H:.H];(&quot;&gt;= &quot;&amp;[.S44]))-COUNTIF([Vertices.H:.H];(&quot;&gt;=&quot;&amp;[.S45]))" office:value-type="float" office:value="0">
            <text:p>0</text:p>
          </table:table-cell>
          <table:table-cell table:style-name="ce151" table:formula="oooc:=[.U43]+(([.$U$45]-[.$U$2])/BINDIVISOR)" office:value-type="string" office:value="#NAME?">
            <text:p>#NAME?</text:p>
          </table:table-cell>
          <table:table-cell table:style-name="ce152" table:formula="oooc:=COUNTIF([Vertices.G:.G];(&quot;&gt;= &quot;&amp;[.U44]))-COUNTIF([Vertices.G:.G];(&quot;&gt;=&quot;&amp;[.U45]))" office:value-type="float" office:value="0">
            <text:p>0</text:p>
          </table:table-cell>
          <table:table-cell table:style-name="ce151" table:formula="oooc:=[.W43]+(([.$W$45]-[.$W$2])/BINDIVISOR)" office:value-type="string" office:value="#NAME?">
            <text:p>#NAME?</text:p>
          </table:table-cell>
          <table:table-cell table:style-name="ce153" table:formula="oooc:=COUNTIF({};(&quot;&gt;= &quot;&amp;[.W44]))-COUNTIF({};(&quot;&gt;=&quot;&amp;[.W45]))" office:value-type="float" office:value="0">
            <text:p>0</text:p>
          </table:table-cell>
          <table:table-cell table:style-name="ce154" table:formula="oooc:=[.Y4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4]))-COUNTIF(INDIRECT(DYNAMICFILTERSOURCECOLUMNRANGE);(&quot;&gt;=&quot;&amp;[.Y4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MAX([Vertices.C:.C])" office:value-type="float" office:value="0">
            <text:p>0.00</text:p>
          </table:table-cell>
          <table:table-cell table:style-name="ce144" table:formula="oooc:=COUNTIF([Vertices.C:.C];(&quot;&gt;= &quot;&amp;[.I45]))-COUNTIF([Vertices.C:.C];(&quot;&gt;=&quot;&amp;{}))" office:value-type="float" office:value="-1">
            <text:p>-1</text:p>
          </table:table-cell>
          <table:table-cell table:style-name="ce167" table:formula="oooc:=MAX([Vertices.D:.D])" office:value-type="float" office:value="0">
            <text:p>0.00</text:p>
          </table:table-cell>
          <table:table-cell table:style-name="ce152" table:formula="oooc:=COUNTIF([Vertices.D:.D];(&quot;&gt;= &quot;&amp;[.K45]))-COUNTIF([Vertices.D:.D];(&quot;&gt;=&quot;&amp;[.J46]))" office:value-type="float" office:value="-1">
            <text:p>-1</text:p>
          </table:table-cell>
          <table:table-cell table:style-name="ce167" table:formula="oooc:=MAX([Vertices.E:.E])" office:value-type="float" office:value="0">
            <text:p>0.00</text:p>
          </table:table-cell>
          <table:table-cell table:style-name="ce152" table:formula="oooc:=COUNTIF([Vertices.E:.E];(&quot;&gt;= &quot;&amp;[.M45]))-COUNTIF([Vertices.E:.E];(&quot;&gt;=&quot;&amp;[.L46]))" office:value-type="float" office:value="-1">
            <text:p>-1</text:p>
          </table:table-cell>
          <table:table-cell table:style-name="ce167" table:formula="oooc:=MAX([Vertices.F:.F])" office:value-type="float" office:value="0">
            <text:p>0.00</text:p>
          </table:table-cell>
          <table:table-cell table:style-name="ce152" table:formula="oooc:=COUNTIF([Vertices.F:.F];(&quot;&gt;= &quot;&amp;[.O45]))-COUNTIF([Vertices.F:.F];(&quot;&gt;=&quot;&amp;[.N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8" table:formula="oooc:=COUNTIF({};(&quot;&gt;= &quot;&amp;[.Q45]))-COUNTIF({};(&quot;&gt;=&quot;&amp;[.P46]))" office:value-type="float" office:value="-1">
            <text:p>-1</text:p>
          </table:table-cell>
          <table:table-cell table:style-name="ce167" table:formula="oooc:=MAX([Vertices.H:.H])" office:value-type="float" office:value="0">
            <text:p>0.00</text:p>
          </table:table-cell>
          <table:table-cell table:style-name="ce152" table:formula="oooc:=COUNTIF([Vertices.H:.H];(&quot;&gt;= &quot;&amp;[.S45]))-COUNTIF([Vertices.H:.H];(&quot;&gt;=&quot;&amp;[.R46]))" office:value-type="float" office:value="-1">
            <text:p>-1</text:p>
          </table:table-cell>
          <table:table-cell table:style-name="ce167" table:formula="oooc:=MAX([Vertices.G:.G])" office:value-type="float" office:value="0">
            <text:p>0.00</text:p>
          </table:table-cell>
          <table:table-cell table:style-name="ce152" table:formula="oooc:=COUNTIF([Vertices.G:.G];(&quot;&gt;= &quot;&amp;[.U45]))-COUNTIF([Vertices.G:.G];(&quot;&gt;=&quot;&amp;[.T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9" table:formula="oooc:=COUNTIF({};(&quot;&gt;= &quot;&amp;[.W45]))-COUNTIF({};(&quot;&gt;=&quot;&amp;[.V46]))" office:value-type="float" office:value="-1">
            <text:p>-1</text:p>
          </table:table-cell>
          <table:table-cell table:style-name="ce170" table:formula="oooc:=MAX(INDIRECT(DYNAMICFILTERSOURCECOLUMNRANGE))" office:value-type="string" office:value="#NAME?">
            <text:p>#NAME?</text:p>
          </table:table-cell>
          <table:table-cell table:style-name="ce168" table:formula="oooc:=COUNTIF(INDIRECT(DYNAMICFILTERSOURCECOLUMNRANGE);(&quot;&gt;= &quot;&amp;[.Y45]))-COUNTIF(INDIRECT(DYNAMICFILTERSOURCECOLUMNRANGE);(&quot;&gt;=&quot;&amp;[.X4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6"/>
          <table:table-cell table:number-columns-repeated="2" table:style-name="ce15"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number-columns-repeated="2" table:style-name="ce15"/>
          <table:table-cell table:style-name="ce41"/>
          <table:table-cell/>
          <table:table-cell table:style-name="ce41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/>
          <table:table-cell table:number-columns-repeated="2" table:style-name="ce116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inimum Betweenness Centrality</text:p>
          </table:table-cell>
          <table:table-cell table:style-name="ce166" table:formula="oooc:=IF((COUNT([Vertices.F:.F])&gt;0);[.O2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aximum Betweenness Centrality</text:p>
          </table:table-cell>
          <table:table-cell table:style-name="ce166" table:formula="oooc:=IF((COUNT([Vertices.F:.F])&gt;0);[.O45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Betweenness Centrality</text:p>
          </table:table-cell>
          <table:table-cell table:style-name="ce166" table:formula="oooc:=IFERROR(AVERAGE([Vertices.F:.F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Betweenness Centrality</text:p>
          </table:table-cell>
          <table:table-cell table:style-name="ce166" table:formula="oooc:=IFERROR(MEDIAN([Vertices.F:.F]),NOMETRICMESSAGE)" office:value-type="string" office:value="#NAME?">
            <text:p>#NAME?</text:p>
          </table:table-cell>
          <table:table-cell table:style-name="ce163"/>
        </table:table-row>
        <table:table-row table:style-name="ro11">
          <table:table-cell table:style-name="ce155" table:number-columns-spanned="2" table:number-rows-spanned="1" office:value-type="string">
            <text:p>Eigenvector Centraility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  <table:table-cell/>
          <table:table-cell table:number-columns-repeated="2" table:style-name="ce116"/>
        </table:table-row>
        <table:table-row table:style-name="ro47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inimum Eigenvector Centrality</text:p>
          </table:table-cell>
          <table:table-cell table:style-name="ce166" table:formula="oooc:=IF((COUNT([Vertices.F:.F])&gt;0);[.S2];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aximum Eigenvector Centrality</text:p>
          </table:table-cell>
          <table:table-cell table:style-name="ce166" table:formula="oooc:=IF((COUNT([Vertices.F:.F])&gt;0);[.S45];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3"/>
          <table:table-cell table:style-name="ce160"/>
          <table:table-cell table:style-name="ce171" office:value-type="string">
            <text:p>Average Eigenvector Centrality</text:p>
          </table:table-cell>
          <table:table-cell table:style-name="ce166" table:formula="oooc:=IFERROR(AVERAGE([Vertices.H:.H]),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3"/>
          <table:table-cell table:style-name="ce160"/>
          <table:table-cell table:style-name="ce171" office:value-type="string">
            <text:p>Median Eigenvector Centrality</text:p>
          </table:table-cell>
          <table:table-cell table:style-name="ce166" table:formula="oooc:=IFERROR(MEDIAN([Vertices.H:.H]),NOMETRICMESSAGE)" office:value-type="string" office:value="#NAME?">
            <text:p>#NAME?</text:p>
          </table:table-cell>
          <table:table-cell table:style-name="ce163"/>
        </table:table-row>
        <table:table-row table:style-name="ro29">
          <table:table-cell table:style-name="ce155" table:number-columns-spanned="2" table:number-rows-spanned="1" office:value-type="string">
            <text:p>Pagerank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/>
          <table:table-cell table:number-columns-repeated="2" table:style-name="ce116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inimum PageRank</text:p>
          </table:table-cell>
          <table:table-cell table:style-name="ce166" table:formula="oooc:=IF((COUNT([Vertices.G:.G])&gt;0);[.U2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aximum PageRank</text:p>
          </table:table-cell>
          <table:table-cell table:style-name="ce166" table:formula="oooc:=IF((COUNT([Vertices.G:.G])&gt;0);[.U45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PageRank</text:p>
          </table:table-cell>
          <table:table-cell table:style-name="ce166" table:formula="oooc:=IFERROR(AVERAGE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PageRank</text:p>
          </table:table-cell>
          <table:table-cell table:style-name="ce166" table:formula="oooc:=IFERROR(MEDIAN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4"/>
          <table:table-cell table:number-columns-repeated="2" table:style-name="ce41"/>
        </table:table-row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>
          <table:table-cell table:number-columns-repeated="2" table:style-name="ce116"/>
        </table:table-row>
        <table:table-row table:style-name="ro33" table:visibility="collapse">
          <table:table-cell table:style-name="ce164" office:value-type="string">
            <text:p>Minimum Clustering Coefficient</text:p>
          </table:table-cell>
          <table:table-cell table:style-name="ce166" table:formula="oooc:=IF((COUNT({})&gt;0);[.W2];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Maximum Clustering Coefficient</text:p>
          </table:table-cell>
          <table:table-cell table:style-name="ce166" table:formula="oooc:=IF((COUNT({})&gt;0);[.W45];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Average Clustering Coefficient</text:p>
          </table:table-cell>
          <table:table-cell table:style-name="ce166" table:formula="oooc:=IFERROR(AVERAGE({}),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Median Clustering Coefficient</text:p>
          </table:table-cell>
          <table:table-cell table:style-name="ce166" table:formula="oooc:=IFERROR(MEDIAN({}),NOMETRICMESSAGE)" office:value-type="string" office:value="#NAME?">
            <text:p>#NAME?</text:p>
          </table:table-cell>
          <table:table-cell table:style-name="ce163"/>
        </table:table-row>
      </table:table>
      <table:table table:name="TMP" table:style-name="ta10" table:print="false">
        <office:forms form:automatic-focus="false" form:apply-design-mode="false"/>
        <table:table-column table:style-name="co6" table:default-cell-style-name="ce-1"/>
        <table:table-column table:style-name="co58" table:default-cell-style-name="ce-1"/>
        <table:table-column table:style-name="co7" table:default-cell-style-name="ce-1"/>
        <table:table-column table:style-name="co58" table:default-cell-style-name="ce-1"/>
        <table:table-column table:style-name="co59" table:default-cell-style-name="ce-1"/>
        <table:table-column table:style-name="co10" table:default-cell-style-name="ce-1"/>
        <table:table-column table:style-name="co11" table:default-cell-style-name="ce-1"/>
        <table:table-column table:style-name="co48" table:default-cell-style-name="ce-1"/>
        <table:table-column table:style-name="co60" table:default-cell-style-name="ce-1"/>
        <table:table-column table:style-name="co12" table:default-cell-style-name="ce-1"/>
        <table:table-column table:style-name="co58" table:number-columns-repeated="2" table:default-cell-style-name="ce-1"/>
        <table:table-column table:style-name="co16" table:default-cell-style-name="ce-1"/>
        <table:table-column table:style-name="co58" table:default-cell-style-name="ce15" table:number-columns-repeated="243"/>
        <table:table-row table:style-name="ro7">
          <table:table-cell table:style-name="ce172" office:value-type="string">
            <text:p>id_str</text:p>
            <office:annotation office:display="false" draw:text-style-name="" svg:width="1.3333in" svg:height="0.7708in" svg:x="1.5417in" svg:y="0.0104in">
              <text:p><text:span text:style-name="T11">DO NOT DELETE OR MOVE THIS COLUMN</text:span></text:p>
            </office:annotation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iso_language_code</text:p>
          </table:table-cell>
          <table:table-cell table:style-name="ce56" office:value-type="string">
            <text:p>to_user_id_str</text:p>
          </table:table-cell>
          <table:table-cell table:style-name="ce56" office:value-type="string">
            <text:p>from_user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7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7">
          <table:table-cell table:style-name="ce173"/>
          <table:table-cell table:number-columns-repeated="8" table:style-name="ce59"/>
          <table:table-cell table:number-columns-repeated="4" table:style-name="ce61"/>
        </table:table-row>
      </table:table>
      <table:named-expressions>
        <table:named-expression table:name="returnID" table:base-cell-address="$Readme_Settings.$A$1" table:expression=""/>
        <table:named-expression table:name="getGATwitterRef" table:base-cell-address="$Readme_Settings.$A$1" table:expression=""/>
        <table:named-expression table:name="DYNAMICFILTERSOURCECOLUMNRANGE" table:base-cell-address="$Readme_Settings.$A$1" table:expression=""/>
        <table:named-expression table:name="BINDIVISOR" table:base-cell-address="$Readme_Settings.$A$1" table:expression=""/>
        <table:named-expression table:name="NOMETRICMESSAGE" table:base-cell-address="$Readme_Settings.$A$1" table:expression=""/>
        <table:named-expression table:name="IFERROR" table:base-cell-address="$Readme_Settings.$A$1" table:expression=""/>
        <table:named-expression table:name="BinDivisor_9" table:base-cell-address="$SNA Metrics.$A$1" table:expression="['SNA Metrics'.$AC$2]"/>
        <table:named-expression table:name="NotAvailable_9" table:base-cell-address="$SNA Metrics.$A$1" table:expression="['SNA Metrics'.$AC$2]"/>
        <table:named-expression table:name="NoMetricMessage_9" table:base-cell-address="$SNA Metrics.$A$1" table:expression="['SNA Metrics'.$AC$3]"/>
        <table:named-expression table:name="DynamicFilterSourceColumnRange_9" table:base-cell-address="$SNA Metrics.$A$1" table:expression="['SNA Metrics'.$A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number:percentage-style style:name="N179">
      <number:number number:decimal-places="0" number:min-integer-digits="1"/>
      <number:text>%</number:text>
    </number:percentage-style>
    <number:date-style style:name="N180P0" style:volatile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min-integer-digits="1" number:grouping="true" number:decimal-places="2"/>
    </number:number-style>
    <number:date-style style:name="N182P0" style:volatile="true">
      <number:day number:style="long"/>
      <number:text>/</number:text>
      <number:month number:style="long"/>
      <number:text>/</number:text>
      <number:year/>
    </number:date-style>
    <number:text-style style:name="N182">
      <number:text-content/>
      <style:map style:condition="value()&gt;=0" style:apply-style-name="N182P0"/>
    </number:text-style>
    <number:date-style style:name="N18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3">
      <number:text-content/>
      <style:map style:condition="value()&gt;=0" style:apply-style-name="N183P0"/>
    </number:text-style>
    <number:number-style style:name="N184">
      <number:number number:min-integer-digits="1" number:grouping="true" number:decimal-places="15"/>
    </number:number-style>
    <number:date-style style:name="N185P0" style:volatile="true">
      <number:month/>
      <number:text>/</number:text>
      <number:day/>
      <number:text>/</number:text>
      <number:year number:style="long"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1"/>
    </number:number-style>
    <number:number-style style:name="N187">
      <number:number number:min-integer-digits="1" number:decimal-places="3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me_Settings" style:display-name="PageStyle_Readme_Setting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tices" style:display-name="PageStyle_Verti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QuestionsFilter" style:display-name="PageStyle_QuestionsFilte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opDistributors" style:display-name="PageStyle_TopDistributor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dges" style:display-name="PageStyle_Edge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NA Metrics" style:display-name="PageStyle_SNA Metric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TMP" style:display-name="PageStyle_TMP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